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Standard" style:family="paragraph">
      <style:paragraph-properties fo:margin-left="0.000000000000000pt" fo:margin-right="0.000000000000000pt"/>
    </style:style>
    <style:style style:name="T2" style:family="text">
      <style:text-properties fo:font-family="Georgia" fo:font-size="26.000000000000000pt" fo:font-style="normal"/>
    </style:style>
    <style:style style:name="T3" style:family="text">
      <style:text-properties fo:font-family="Georgia" fo:font-size="26.000000000000000pt" fo:font-style="normal" style:text-underline-style="solid" style:text-underline-type="single"/>
    </style:style>
    <style:style style:name="T4" style:family="text">
      <style:text-properties fo:font-family="Georgia" fo:font-size="15.000000000000000pt" fo:font-style="normal"/>
    </style:style>
    <style:style style:name="P5" style:family="paragraph"/>
    <style:style style:name="T5" style:family="text">
      <style:text-properties fo:background-color="transparent" fo:color="transparent" fo:font-family="Book Antiqua" fo:font-size="14.000000000000000pt" fo:font-style="normal" fo:font-variant="normal" fo:font-weight="normal" fo:text-transform="none" style:text-line-through-style="none" style:text-line-through-type="none" style:text-underline-style="none" style:text-underline-type="none"/>
    </style:style>
    <style:style style:name="P6" style:family="paragraph">
      <style:paragraph-properties fo:padding-top="0.000000000000000pt"/>
      <style:text-properties fo:font-family="Sans Serif" fo:font-size="12.000000000000000pt"/>
    </style:style>
    <style:style style:name="gr9" style:family="graphic">
      <style:graphic-properties draw:auto-grow-height="false" draw:fill="none" draw:stroke="none" draw:textarea-vertical-align="top"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none" draw:stroke="none" fo:margin="1.000000000000000pt" style:wrap="biggest" style:wrap-dynamic-threshold="0.000000000000000pt"/>
    </style:style>
    <style:style style:name="pr1" style:family="presentation">
      <style:graphic-properties draw:fill="none" draw:stroke="none" fo:margin="0.000000000000000pt" style:wrap="biggest" style:wrap-dynamic-threshold="0.000000000000000pt"/>
    </style:style>
    <style:style style:name="pr2" style:family="presentation">
      <style:graphic-properties draw:fill="none" draw:stroke="none" fo:margin="1.000000000000000pt" style:protect="position size" style:wrap="biggest"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2" draw:style-name="dp2" presentation:presentation-page-layout-name="pl2">
        <draw:layer-set>
          <draw:layer draw:name=""/>
        </draw:layer-set>
        <draw:frame draw:style-name="gr9" xml:id="shape-37" draw:id="shape-37" draw:layer="" svg:width="612.00000000000pt" svg:height="181.07928064843pt" svg:x="34.00000000000pt" svg:y="25.50000000000pt" presentation:class="title">
          <draw:text-box>
            <text:p text:style-name="P3"><text:span text:style-name="T1">Mendler-style</text:span></text:p>
            <text:p text:style-name="P3"><text:span text:style-name="T1">Recursion Schemes for</text:span></text:p>
            <text:p text:style-name="P3"><text:span text:style-name="T1">Mixed-Variant Datatypes</text:span></text:p>
          </draw:text-box>
        </draw:frame>
        <draw:frame draw:style-name="gr9" xml:id="shape-38" draw:id="shape-38" draw:layer="" svg:width="588.26979472141pt" svg:height="72.94244162381pt" svg:x="55.17106549365pt" svg:y="261.34682197997pt" presentation:class="outline">
          <draw:text-box>
            <text:p text:style-name="P4"><text:span text:style-name="T2">Ki Yung Ahn<text:tab/></text:span><text:span text:style-name="T3">Tim Sheard</text:span><text:span text:style-name="T2"><text:tab/>Marcelo P. Fiore</text:span></text:p>
            <text:p text:style-name="P4"/>
            <text:p text:style-name="P4"><text:span text:style-name="T4">kya@cs.pdx.edu<text:tab/><text:tab/>sheard@cs.pdx.edu<text:tab/><text:tab/>Marcelo.Fiore@cl.cam.ac.uk</text:span></text:p>
          </draw:text-box>
        </draw:frame>
        <draw:frame draw:style-name="gr9" xml:id="shape-39" draw:id="shape-39" draw:layer="" svg:width="99.70674486804pt" svg:height="20.39141414141pt" svg:x="539.74584555230pt" svg:y="483.47385141740pt">
          <draw:text-box>
            <text:p text:style-name="P5"><text:span text:style-name="T5">TYPES 2013</text:span></text:p>
          </draw:text-box>
        </draw:frame>
        <presentation:notes>
          <draw:frame presentation:style-name="pr1" xml:id="shape-40" draw:id="shape-40" draw:layer="" svg:width="489.57000000000pt" svg:height="356.37000000000pt" svg:x="62.22000000000pt" svg:y="374.46000000000pt" presentation:class="notes">
            <draw:text-box>
              <text:p text:style-name="P6"/>
            </draw:text-box>
          </draw:frame>
          <draw:page-thumbnail draw:style-name="gr10" xml:id="shape-41" draw:id="shape-41" draw:layer="" svg:width="396.28000000000pt" svg:height="296.96000000000pt" svg:x="108.00000000000pt" svg:y="60.18000000000pt" presentation:class="page" draw:page-number="1"/>
        </presentation:notes>
      </draw:page>
      <draw:page draw:name="page2" draw:id="page2" xml:id="page2" draw:master-page-name="Default2" draw:style-name="dp3" presentation:presentation-page-layout-name="pl2">
        <draw:layer-set>
          <draw:layer draw:name=""/>
        </draw:layer-set>
        <draw:frame draw:style-name="gr11" xml:id="shape-42" draw:id="shape-42" draw:layer="" svg:width="544.00000000000pt" svg:height="311.10000000000pt" svg:x="68.00000000000pt" svg:y="122.40000000000pt" presentation:class="outline" presentation:placeholder="true" draw:text-style-name="P4">
          <draw:text-box/>
        </draw:frame>
        <draw:frame draw:style-name="gr9" xml:id="shape-43" draw:id="shape-43" draw:layer="" svg:width="612.00000000000pt" svg:height="81.60000000000pt" svg:x="34.00000000000pt" svg:y="26.15778755295pt" presentation:class="title">
          <draw:text-box>
            <text:p text:style-name="P3">Mendler style</text:p>
          </draw:text-box>
        </draw:frame>
        <presentation:notes>
          <draw:frame presentation:style-name="pr2" xml:id="shape-44" draw:id="shape-44" draw:layer="" svg:width="489.57000000000pt" svg:height="356.37000000000pt" svg:x="62.22000000000pt" svg:y="374.46000000000pt" presentation:class="notes">
            <draw:text-box>
              <text:p text:style-name="P5"/>
            </draw:text-box>
          </draw:frame>
          <draw:page-thumbnail draw:style-name="gr10" xml:id="shape-45" draw:id="shape-45" draw:layer="" svg:width="396.28000000000pt" svg:height="296.96000000000pt" svg:x="108.00000000000pt" svg:y="60.18000000000pt" presentation:class="page" draw:page-number="2"/>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 style:display-name="Contents 1" style:family="paragraph">
      <style:paragraph-properties fo:background-color="transparent" fo:keep-together="auto" fo:margin-left="0.000000000000000pt" style:font-independent-line-spacing="false"/>
      <style:text-properties fo:background-color="transparent" fo:color="transparent"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2" style:display-name="Contents 2" style:family="paragraph">
      <style:paragraph-properties fo:background-color="transparent" fo:keep-together="auto" fo:margin-left="7.937021624000001pt" style:font-independent-line-spacing="false"/>
      <style:text-properties fo:background-color="transparent" fo:color="transparent"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background-color="transparent" fo:keep-together="auto" fo:margin-left="24.094529930000000pt" style:font-independent-line-spacing="false"/>
      <style:text-properties fo:background-color="transparent" fo:color="transparent"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background-color="transparent" fo:keep-together="auto" fo:margin-left="72.000124732000003pt" style:font-independent-line-spacing="false"/>
      <style:text-properties fo:background-color="transparent" fo:color="transparent" fo:font-family="DejaVu Sans" fo:font-size="9.000000000000000pt" fo:font-style="normal" fo:font-variant="normal" fo:font-weight="normal" fo:text-transform="none" style:text-line-through-style="none" style:text-line-through-type="none" style:text-underline-style="none" style:text-underline-type="none"/>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Comic Sans MS"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Standard" style:display-name="Standard" style:family="paragraph">
      <style:paragraph-properties fo:background-color="transparent" fo:line-height="100%" fo:margin="0.000000000000000pt" fo:text-align="start" fo:text-indent="0.000000000000000pt" style:font-independent-line-spacing="false"/>
      <style:text-properties fo:background-color="transparent" fo:color="#000000" fo:country="US" fo:font-family="Gentium Basic" fo:font-size="20.000000000000000pt"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nonzero"/>
    </style:style>
    <style:style style:name="gr2" style:family="graphic">
      <style:graphic-properties draw:fill="none" draw:stroke="none" fo:margin="0.000000000000000pt" style:wrap="biggest" style:wrap-dynamic-threshold="0.000000000000000pt"/>
    </style:style>
    <style:style style:name="gr3" style:family="graphic">
      <style:graphic-properties draw:fill="solid" draw:fill-color="#dcdcdc" draw:stroke="none" fo:margin="0.000000000000000pt" style:wrap="biggest" style:wrap-dynamic-threshold="0.000000000000000pt" svg:fill-rule="evenodd"/>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7"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8" style:family="graphic">
      <style:graphic-properties draw:fill="solid" draw:fill-color="#dcdcdc" draw:stroke="solid" draw:stroke-linejoin="miter" fo:margin="0.000000000000000pt" style:wrap="biggest" style:wrap-dynamic-threshold="0.000000000000000pt" svg:fill-rule="nonzero" svg:stroke-color="#000000" svg:stroke-linecap="butt" svg:stroke-opacity="1" svg:stroke-width="0.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Standard" style:page-layout-name="pm1">
      <draw:layer-set>
        <draw:layer draw:name=""/>
      </draw:layer-set>
      <draw:path draw:style-name="gr1" xml:id="shape-1" draw:id="shape-1" draw:layer="" svg:width="678.51211064388pt" svg:height="79.70886944415pt" svg:x="0.00000000000pt" svg:y="430.02800000000pt" svg:viewBox="0 0 679 80" svg:d="M676.06 62.3797L671.158 62.9944L671.555 61.6116C671.555 61.6116 672.673 57.8021 666.649 57.8021C660.62 57.8021 662.183 59.8181 662.183 59.8181L658.612 58.25C658.612 58.25 656.604 58.6978 655.934 59.8181C655.264 60.9382 651.913 60.4903 651.913 60.4903L647.897 58.6978L647.675 56.0095L645.444 55.5617L643.88 35.1737L639.864 36.5174L640.754 47.2716L642.096 47.2716L642.542 55.7852L640.754 56.4563L640.086 55.1128L638.748 37.6375L634.731 38.0855L634.953 46.599L635.843 47.4946L636.289 57.8008L632.943 58.4734L622.9 57.1299L622.451 60.267L619.995 60.7148L619.549 65.1957L619.325 70.5719L615.085 72.1403L612.855 71.2445L611.068 71.2445L612.186 67.6595L613.746 65.8667L613.079 64.5233L611.516 63.1797L602.142 63.1797L600.802 39.4313L601.696 39.4313L601.247 27.1092L594.998 26.8845L595.446 39.2079L598.57 39.4313L598.347 62.5074L590.982 62.7318L588.973 39.4313L590.314 38.9834L589.867 26.6613L583.391 26.8845L583.838 39.6556L586.516 39.4313L586.74 62.7318L576.474 62.7318L575.804 53.5458L577.366 53.5458L577.366 45.0321L572.9 45.0321L572.9 53.0981L574.017 53.5458L573.571 62.9552L570.222 62.5074L570.222 56.4586L565.983 56.4586L565.983 53.5458L567.099 53.5458L567.099 44.8077L562.189 44.8077L561.741 50.6331L559.955 48.8406L559.285 19.491L558.839 48.6173L555.493 52.2024L555.046 48.8418L549.465 48.8418L549.687 52.8747L545.223 52.8747L545.223 49.962L530.046 49.962L530.046 46.1535L525.137 46.1535L525.137 51.7545L522.458 52.4256L520.671 52.6502L520.671 46.8248L515.984 46.8248L515.984 54.4429L511.967 54.2194L510.18 55.1151L504.155 55.7875L504.155 54.2194L502.815 54.2194L502.815 56.0118L497.236 56.0118L497.236 53.9949L495.896 53.9949L495.896 56.9076L488.531 57.5799L488.531 44.1363L489.87 43.912L489.424 32.4856L486.523 32.4856L485.405 33.8291L485.405 44.3587L486.075 45.2557L485.851 57.353L481.613 58.0257L481.613 45.4813L482.729 45.2579L482.505 33.6069L479.604 33.8302L479.382 45.2568L480.275 46.1524L479.604 56.9064L477.372 57.5788L477.372 58.9224L472.239 59.8181L472.015 46.3757L473.578 45.928L473.578 36.0707L469.784 36.2942L468.665 37.1908L465.766 37.1908L464.872 58.2512L461.302 58.2512L461.302 37.6399L459.742 37.6399L459.742 36.2953L458.624 36.2953L458.624 33.3824L456.614 33.3824L456.614 30.4697L453.714 30.4697L453.714 28.4538L452.373 28.4538L452.373 26.6613L450.812 26.6613L450.812 23.5239L447.241 23.5239L447.241 21.7316L436.528 21.7316L432.51 27.3324L432.51 33.3813L423.804 33.3813L423.804 31.142L403.269 31.142L403.269 33.1578L398.583 33.1578L397.022 35.1737L394.122 35.3973L393.45 37.4129L390.101 37.1896L390.101 63.4029L381.174 63.4029L381.174 58.25L379.611 58.25L379.611 52.4245L377.828 52.4245L377.828 47.4958L373.252 42.9035L373.252 40.5513L370.684 40.5513L370.684 42.7917L366.778 46.7131L366.778 52.2024L347.25 52.2024L347.25 12.322L344.571 12.322L344.571 7.61799L338.546 7.61799L338.546 2.01588C338.546 2.01588 335.645 1.34354 330.288 1.34354C324.929 1.34354 323.369 2.68823 323.369 2.68823L322.921 7.61685L317.564 7.61685L317.564 11.8732L314.663 11.8732L314.663 43.0151L313.547 43.0151L313.547 51.9768L308.859 51.9768L308.859 48.8395L306.852 48.8395L306.852 26.4357L305.065 26.4357L302.832 24.1952L297.698 24.1952L296.025 25.8762L293.236 25.8762L293.236 30.0208L286.539 30.0208L286.539 38.0866L285.201 38.0866L285.201 34.5016L275.156 34.5016L275.156 36.0695L266.003 36.0695L266.003 41.2227L264.219 41.2227L264.219 51.3045L258.861 51.3045L258.861 38.0878L254.62 38.0878L254.62 36.7441L249.265 36.7441L249.265 38.0878L245.022 38.0878L245.022 43.0162L238.774 43.0162L238.774 45.4813L235.203 45.4813L235.203 12.0988L234.084 11.6509L234.084 8.2892L233.416 3.58508L230.515 1.5692L230.07 0L226.943 0L226.943 1.56804L225.381 1.79138L224.712 14.7857L222.701 11.6497L222.701 6.49781L219.356 6.49781L219.356 11.6509L213.328 22.4038L211.987 22.6283L211.987 33.6069L201.944 33.6069L202.166 30.6942L200.159 30.4697L200.159 24.6441L196.141 24.6441L196.141 30.0208L193.464 30.0208L193.464 33.6058L187.306 33.6058L187.132 18.2337L182.364 23.8186L186.044 23.3248L186.16 33.6069L181.188 33.6069L181.188 31.3665L179.178 31.3665L179.178 24.4208L174.714 24.4208L174.714 30.9187L172.036 30.9187L172.036 33.8314L170.252 33.8314L170.252 35.9303C168.71 37.0067 164.19 40.1107 162.038 41.072C160.054 41.9641 155.833 43.98 153.636 45.0334L148.378 45.0334L148.378 43.2407L142.128 43.2407L142.128 45.0334L137.886 45.0334L137.886 50.6342C137.886 50.6342 126.95 46.8259 121.593 45.2579C116.237 43.6899 103.737 41.2251 103.737 41.2251L103.514 36.7441L97.4884 36.7441L86.9987 32.9345L76.955 32.9345L76.955 35.1749C76.955 35.1749 38.1179 27.5568 30.9761 26.4369C28.0629 25.9795 22.4029 25.2994 16.72 24.6535C15.8505 24.209 14.9903 23.768 14.1496 23.3341C6.6407 19.4576 0.558554 16.1523 0.547084 16.1445L0 17.1597C0.00573462 17.162 6.03396 20.4385 13.497 24.292C6.44228 23.5055 0.174332 22.8528 0.174332 22.8528L0.174332 79.7089L678.428 79.7089L678.512 59.9205L676.06 62.3797M185.191 22.2773L186.023 21.3068L186.031 22.1645L185.191 22.2773M45.932 31.4885L50.295 32.1517L50.1492 39.3876C48.7031 38.821 47.2623 38.2557 45.8507 37.702L45.932 31.4885M45.8333 38.9316C47.244 39.4853 48.6835 40.0493 50.123 40.6135L50.0116 46.1099C48.586 45.5732 47.1614 45.0345 45.7587 44.5027L45.8333 38.9316M45.7429 45.7274C47.1454 46.2595 48.5676 46.796 49.9876 47.3302L49.9773 47.8355C48.594 47.4201 47.1763 46.9895 45.7314 46.5486L45.7429 45.7274M45.7165 47.7458C47.1591 48.1855 48.5745 48.6138 49.9543 49.0282L49.898 51.7902L45.6682 51.3918L45.7165 47.7458M39.3224 30.0288L43.6852 30.692L43.6072 36.82C42.0956 36.225 40.647 35.6528 39.2902 35.1162L39.3224 30.0288M39.2822 36.3504C40.6401 36.8868 42.091 37.4591 43.5911 38.0497L43.52 43.6494C42.0394 43.0843 40.6069 42.534 39.2454 42.0066L39.2822 36.3504M39.2373 43.2384C40.5989 43.7647 42.0325 44.315 43.504 44.8756L43.4913 45.8621C42.0864 45.4316 40.6631 44.9919 39.2304 44.5474L39.2373 43.2384M39.2224 45.7494C40.6539 46.1927 42.0749 46.6311 43.4763 47.0607L43.4213 51.3929L39.1915 50.7299L39.2224 45.7494M32.8457 28.9684L36.9435 29.764L36.8587 34.1515C36.6453 34.0674 36.4286 33.9811 36.2233 33.8982C35.1727 33.4803 34.0075 32.9854 32.7586 32.4315L32.8457 28.9684M32.7264 33.6726C33.8229 34.1538 34.8584 34.5935 35.8 34.9689C36.135 35.1024 36.4801 35.2392 36.8345 35.3809L36.7258 41.0245C35.175 40.4154 33.7793 39.8571 32.583 39.3667L32.7264 33.6726M32.552 40.5975C33.7654 41.0914 35.1646 41.6486 36.7028 42.252L36.674 43.7543C35.2873 43.3226 33.8951 42.8874 32.5061 42.451L32.552 40.5975M32.4752 43.646C33.8664 44.0823 35.261 44.5176 36.6499 44.9503L36.5466 50.3316L32.3169 49.9333L32.4752 43.646M24.9135 27.7731L30.2007 28.7025L30.1675 31.2573C28.4943 30.4825 26.7198 29.635 24.9066 28.7508L24.9135 27.7731M24.8997 30.0253C26.7152 30.9073 28.484 31.7477 30.1527 32.5145L30.0781 38.3144C28.492 37.6328 26.7233 36.8513 24.863 36.0131L24.8997 30.0253M24.8538 37.2702C26.7233 38.1094 28.484 38.8844 30.062 39.5567L30.0344 41.6729C29.3429 41.4552 28.6536 41.2375 27.9667 41.0211C26.9148 40.6881 25.8712 40.3581 24.8366 40.0311L24.8538 37.2702M6.27481 47.5455L1.51623 47.2806L1.59309 40.6102L6.36885 42.3095L6.27481 47.5455M6.38952 41.0925L1.60685 39.39L1.67223 33.8002C3.04967 34.2481 4.67255 34.7745 6.49273 35.3616L6.38952 41.0925M6.51453 34.1608C4.67946 33.5666 3.05082 33.0394 1.68598 32.5959L1.75709 26.4713C3.09211 27.1115 4.74597 27.9036 6.61088 28.79L6.51453 34.1608M6.63266 27.5271C4.73565 26.6232 3.07261 25.8265 1.77198 25.2014L1.78003 24.4544L6.67167 25.3846L6.63266 27.5271M14.2058 48.2086L8.91848 47.8102L8.91848 43.2166L14.2058 45.0978L14.2058 48.2086M14.2058 43.874L8.91848 41.9916L8.91848 36.1456C10.5689 36.6772 12.3398 37.2472 14.2058 37.8458L14.2058 43.874M14.2058 36.6382C12.3375 36.0384 10.5643 35.4674 8.91848 34.9367L8.91848 29.885C10.593 30.678 12.3777 31.5184 14.2058 32.3748L14.2058 36.6382M14.2058 31.1064C12.3697 30.2463 10.5849 29.4037 8.91848 28.6128L8.91848 26.0476L14.2058 26.8442L14.2058 31.1064M22.4017 48.4732L16.9814 48.2086L16.955 46.0763L22.4098 48.0175L22.4017 48.4732M22.4339 46.8018L16.94 44.847L16.8644 38.6979C18.6995 39.2849 20.6033 39.893 22.5543 40.5123L22.4339 46.8018M22.5784 39.3126C20.6114 38.6874 18.6949 38.0751 16.8506 37.4856L16.8024 33.586C18.7625 34.4982 20.7329 35.4041 22.6368 36.2698L22.5784 39.3126M22.6609 35.0172C20.7386 34.1423 18.7545 33.2258 16.7865 32.3105L16.7177 26.7121L19.1926 27.1977C20.3865 27.7987 21.585 28.3974 22.7779 28.9857L22.6609 35.0172M24.8285 41.234C26.5364 41.7763 28.2717 42.3245 30.0184 42.8736L29.9357 49.2689L29.2098 49.2126L24.7886 47.6387L24.8285 41.234M50.5678 65.4776L42.9384 65.4776L42.9384 63.4918L27.1133 64.0594L26.83 57.535C26.83 57.535 36.439 58.6702 39.5471 58.9536C42.6552 59.2366 50.5678 60.3718 50.5678 60.3718L50.5678 65.4776M56.244 52.853L51.6172 52.1884L51.6688 49.5417C53.2619 50.0171 54.7942 50.4684 56.2567 50.8944L56.244 52.853M56.2647 49.6995C54.8057 49.2735 53.277 48.8222 51.6918 48.349L51.6987 47.9714C53.2493 48.5517 54.7795 49.1238 56.2647 49.6777L56.2647 49.6995M56.2727 48.4526C54.7896 47.9 53.2642 47.329 51.7228 46.751L51.8294 41.2802C53.348 41.8744 54.8503 42.4613 56.3083 43.0312L56.2727 48.4526M56.3175 41.8005C54.8608 41.2317 53.3629 40.647 51.8535 40.055L52.0131 31.8858L56.3749 33.0807L56.3175 41.8005M62.06 53.5159L57.8302 53.3836L57.8704 51.3631C59.3717 51.7948 60.7802 52.1919 62.0796 52.55L62.06 53.5159M62.1197 50.6239C60.7995 50.1357 59.3889 49.6119 57.9164 49.0653L58.0219 43.7004C59.5035 44.2782 60.9177 44.8285 62.2275 45.3396L62.1197 50.6239M62.2527 44.1146C60.936 43.6023 59.5242 43.051 58.0461 42.4739L58.227 33.3457L62.4567 34.1411L62.2527 44.1146M67.7444 54.0466L63.6461 53.6494L63.6461 52.9758C65.2336 53.4008 66.6111 53.7497 67.7444 54.0087L67.7444 54.0466M67.7639 52.7065C66.6077 52.2806 65.2082 51.766 63.6473 51.1892L63.6473 45.8922C65.2967 46.5346 66.7178 47.0872 67.8372 47.5224L67.7639 52.7065M67.8544 46.2951C66.7052 45.8484 65.2703 45.2901 63.6473 44.658L63.6473 34.1423L68.0091 35.3372L67.8544 46.2951M112.964 45.0908L114.751 45.5631L114.94 48.7751L112.87 48.2086L112.964 45.0908M106.847 55.1037L104.495 57.1817L104.495 48.3029L106.941 48.6805L106.847 55.1037M107.035 46.6971L104.118 46.3194L103.93 43.7692L107.036 43.7692L107.036 46.6971L107.035 46.6971M111.082 56.0487L108.258 56.0487L108.353 48.5862L111.176 49.1538L111.082 56.0487M111.27 47.8298L108.258 47.2634L108.541 44.2415L111.459 44.8077L111.27 47.8298M112.494 55.9532L112.588 49.8134L114.845 50.5687L115.129 55.8576L112.494 55.9532M118.421 56.2375L116.538 56.4262L116.538 51.0417L118.703 51.5139L118.421 56.2375M116.729 49.3414L116.539 45.6572L118.985 46.2238L119.08 50.0966L116.729 49.3414M122.563 51.2306L120.304 50.6642L120.587 46.4136L122.75 47.0746L122.563 51.2306M124.067 51.8914L124.162 47.5467L126.138 48.2074L126.232 52.8366L124.067 51.8914M158.869 56.9076L157.575 56.9076C157.982 56.7511 158.413 56.5855 158.869 56.4103L158.869 56.9076M172.258 62.5085L170.029 62.0609L170.251 59.1481L168.018 59.1481L168.018 56.4597L162.439 56.4597L162.439 55.0621C163.098 54.8169 163.768 54.5693 164.445 54.3231C167.766 53.1096 170.612 51.6358 172.258 50.7138L172.258 62.5085M172.258 49.3921C170.801 50.2324 167.721 51.9006 164.052 53.2385C162.515 53.7992 160.997 54.3667 159.621 54.8908L158.869 54.8908L158.869 55.1772C157.76 55.6009 156.771 55.9832 155.968 56.2964L155.968 53.9949L154.405 53.9949L154.405 53.7416C156.778 53.0681 160.762 51.8881 164.536 50.5457C168.12 49.2678 170.748 48.0981 172.259 47.3773L172.259 49.3921L172.258 49.3921M172.258 46.1006C170.91 46.7626 168.136 48.0415 164.151 49.4588C160.576 50.7311 156.792 51.8616 154.405 52.5442L154.405 49.1504C156.525 48.3077 161.125 46.3595 164.568 44.0582C168.155 41.6544 171.129 38.8097 172.258 37.679L172.258 46.1006M172.258 36.7027L171.922 36.3825C171.918 36.3896 168.383 40.1231 163.93 43.1003C160.824 45.1831 156.635 47.0021 154.405 47.9069L154.405 45.9406C156.663 44.8572 160.625 42.9668 162.505 42.1206C165.351 40.8334 171.429 36.5037 171.448 36.4933L171.307 36.2953L172.258 36.2953L172.258 36.7027M189.818 58.4215L186.083 58.3433L186.083 61.1547L184.838 61.1547L184.838 63.4977L181.183 63.4192L181.183 55.2983C181.183 55.2983 181.336 51.9399 183.282 50.3788C183.78 49.9781 184.252 49.6682 184.68 49.4233L189.818 56.6853L189.818 58.4215M189.818 54.6993L185.724 48.9119C186.378 48.6459 186.784 48.5828 186.784 48.5828L189.818 48.5056L189.818 54.6993M468.149 60.1912L468.092 48.0485L469.625 47.9921L469.795 60.1912L468.149 60.1912"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2" draw:id="shape-2" draw:layer="" svg:width="612.00000000000pt" svg:height="81.60000000000pt" svg:x="34.00000000000pt" svg:y="25.50000000000pt" presentation:class="title" presentation:placeholder="true" draw:text-style-name="P1">
        <draw:text-box/>
      </draw:frame>
      <draw:frame draw:style-name="gr2" xml:id="shape-3" draw:id="shape-3" draw:layer="" svg:width="544.00000000000pt" svg:height="311.10000000000pt" svg:x="68.00000000000pt" svg:y="122.40000000000pt" presentation:class="outline" presentation:placeholder="true" draw:text-style-name="P2">
        <draw:text-box/>
      </draw:frame>
    </style:master-page>
    <style:master-page style:name="Default2" draw:style-name="dp1" style:display-name="London" style:page-layout-name="pm1">
      <draw:layer-set>
        <draw:layer draw:name=""/>
      </draw:layer-set>
      <draw:path draw:style-name="gr3" xml:id="shape-4" draw:id="shape-4" draw:name="path4607" draw:layer="" svg:width="680.24841926468pt" svg:height="113.64068732151pt" svg:x="0.00000000000pt" svg:y="396.70200000000pt" svg:viewBox="0 0 680 114" svg:d="M579.539 62.392L582.591 62.392L582.591 85.7398L584.3 85.7398L584.3 60.1757L591.501 60.1757L591.501 64.3352C592.789 63.8796 594.443 63.7937 596.293 65.0031L596.293 64.0922L600.717 56.4413L602.915 56.4109L602.915 53.1014L606.7 53.1014L606.7 51.1585L603.436 51.1585L603.436 49.8225L604.564 49.8225C603.811 48.7904 604.746 48.0616 604.746 48.0616L605.663 48.0616C606.56 48.6425 606.279 49.43 606.059 49.8225L606.7 49.8225L606.7 47.333L603.497 47.333L603.497 45.9665L604.533 45.9665C604.017 44.9838 604.9 44.3271 604.9 44.3271L605.845 44.3271C606.639 44.8492 606.549 45.5104 606.364 45.9665L606.7 45.9665L606.67 43.4772L603.436 43.4772L603.436 42.141L604.411 42.141C603.956 41.2203 604.746 40.593 604.746 40.593L605.572 40.593C606.274 41.0847 606.194 41.7139 606.029 42.141L606.67 42.141L606.67 39.6212L603.558 39.6212L603.558 38.4067L603.313 38.4067L603.159 37.6781L603.159 36.9191L603.281 36.4331L604.107 36.4029L604.289 36.6456L604.289 37.7692L605.173 37.7996L605.204 38.2245L604.9 38.2548L604.9 38.0121L604.198 38.0121L604.137 38.2851L606.67 38.2851L606.67 35.735L603.436 35.735L603.436 34.3686L606.67 34.3686L606.67 34.035L606.609 34.035C606.609 34.035 603.511 33.9243 602.915 33.5186C602.933 32.5597 602.915 32.5472 602.915 32.5472C602.915 32.5472 603.121 32.3357 603.68 32.2434C603.735 32.2619 603.711 32.031 603.711 32.031L603.19 32.031L602.945 31.7881L602.945 27.8715L602.612 27.8715C602.612 27.8715 602.41 27.7568 602.338 27.5679L602.338 22.4974C602.338 22.4974 602.617 22.1529 602.976 22.0422C602.956 22.0225 602.976 18.5808 602.976 18.5808C603.372 17.937 605.139 17.7077 606.333 17.5485L606.333 17.2755C606.333 17.2755 605.297 17.2238 605.113 17.0021C605.093 17.0021 604.735 16.6771 604.716 16.5467C604.702 16.5207 604.716 14.1785 604.716 14.1785C604.855 13.9391 605.906 13.515 606.884 13.45L608.165 13.45L607.92 10.7782L607.92 10.7477L607.434 5.10066L607.343 5.10066L607.373 4.34164L607.312 3.79512L607.373 3.79512L607.373 3.73442L610.973 3.79512L610.973 3.85585L611.033 3.85585L610.697 7.4081L610.697 7.83315L610.666 7.83315L610.454 10.1712L610.454 10.7782L610.392 10.7782L610.15 13.45L611.432 13.45C612.405 13.515 613.489 13.9085 613.628 14.1483C613.628 14.1483 613.641 16.5207 613.628 16.5467C613.609 16.6771 613.25 17.0021 613.23 17.0021C613.048 17.2237 612.011 17.2755 612.011 17.2755L612.011 17.5485C613.202 17.7077 614.971 17.9371 615.365 18.5808C615.365 18.5808 615.385 22.0225 615.365 22.0422C615.727 22.1529 616.009 22.4974 616.009 22.4974L616.009 27.5679C615.937 27.7568 615.733 27.8715 615.733 27.8715L615.396 27.8715L615.396 31.7881L615.153 32.0006L614.636 32.0006C614.636 32.0006 614.611 32.2619 614.665 32.2434C615.219 32.3357 615.396 32.5168 615.396 32.5168C615.396 32.5168 615.408 32.5597 615.426 33.5186C614.835 33.9243 611.707 34.035 611.707 34.035L611.615 34.035L611.615 34.3686L614.909 34.3686L614.909 35.735L611.615 35.735L611.615 38.2851L612.041 38.2851C611.903 37.5359 612.375 37.0405 612.375 37.0405L613.049 37.0405C613.483 37.4148 613.558 37.8947 613.506 38.2851L615.001 38.2851L615.001 39.6212L611.615 39.6212L611.615 42.1107L613.291 42.1107C612.595 41.0489 613.415 40.2888 613.415 40.2888L614.177 40.2888C614.959 40.8896 614.701 41.7301 614.515 42.1107L614.879 42.1107L614.879 43.4772L611.615 43.4772L611.645 45.9665L614.97 45.9665L614.97 47.333L611.645 47.333L611.645 49.7923L613.169 49.7923C612.204 48.7018 613.261 47.9402 613.261 47.9402L614.208 47.9402C615.261 48.5877 614.795 49.4711 614.576 49.7923L614.909 49.7923L614.909 51.1585L611.645 51.1585L611.645 53.1014L615.396 53.1014L615.396 66.2781L615.794 69.0411L617.23 69.1321L617.23 79.5157L618.389 79.5157L619 77.1172L619.853 79.2727L619.853 64.6083L622.296 64.6083L622.296 61.5722L623.333 61.5722L623.333 41.3214L635.05 34.0045L634.989 63.2421L638.591 61.1775L638.591 85.1629L639.601 85.1629L639.601 70.8627C639.973 69.6389 640.34 68.6839 640.726 67.9481L640.726 63.5759L643.84 63.5759L643.84 56.1982L645.702 50.7637L648.051 46.9684L650.309 50.5815L652.233 56.5322L652.233 62.8474L656.627 62.8474L656.627 74.4756L657.817 74.4756L657.817 85.7398L658.335 85.7398L658.335 72.1076L662.487 72.1076L662.487 85.7398L662.882 85.7398L662.882 71.4394L665.356 71.4394L665.356 67.5534L670.086 67.5534L670.086 85.7398L672.804 85.7398L672.804 75.0829L674.816 75.0829L674.816 63.2726L680.248 63.2726L679.974 95.0607L679.974 113.641L1.04085e-13 113.641L0 63.0903L0.22184 63.0903L0.22184 73.7773L1.44255 73.7773L1.44255 60.5703L6.02022 60.5703L6.02022 58.9309L5.34882 58.9309L5.34882 50.4904L6.63054 50.4904L6.63054 49.0937L7.2409 49.0937L8.98042 46.2399L8.98042 43.5987L11.0251 37.6475L11.0251 36.5548L11.0556 37.6475L12.9477 43.5987L12.9477 46.2399L14.6872 49.1241L15.2977 49.1241L15.2977 50.4904L16.5792 50.4904L16.5792 58.9309L15.9081 58.9309L15.9081 60.0845L18.563 60.0845L18.563 71.7735L20.7907 71.7735L20.7907 71.8647L21.4317 71.8647L21.4317 64.9121L21.5843 64.9121L21.5843 59.963L27.6878 59.963L27.6878 47.4241C27.6878 45.6197 30.1854 41.2757 33.3032 41.2C36.568 41.1203 39.1246 45.7258 39.1929 47.4241C39.1976 47.5433 39.1945 62.1811 39.1929 73.4736L39.9252 73.4736L39.9252 63.2118L41.7563 63.2118L41.7563 62.3009L44.1368 62.3009L44.1368 55.8946L48.3483 55.8946L48.3483 62.3009L51.4305 62.3009L51.4305 85.7398L51.5221 85.7398L51.5221 64.4263L53.4447 61.0865L55.3063 64.305L55.3063 85.7398L55.4284 85.7398L55.4284 70.1645L55.5198 70.1645L55.5198 64.6388L60.9521 64.6388L60.8909 70.1645L61.2265 70.1645L61.2265 68.5553L66.5672 67.1282L66.5672 85.7398L67.3608 85.7398L67.3608 64.4263L68.6119 64.4263L68.6119 64.305C68.6119 64.305 71.1753 61.2041 74.7459 62.4527L74.7459 62.2099L81.9483 62.2099L81.9483 67.2194L83.5048 67.2194L86.7089 79.1514L86.7089 66.096L91.1646 57.2609L94.8877 57.2001L98.9468 65.4281L98.9468 75.4776L99.801 77.6333L99.801 85.4359L101.082 85.4359L101.082 71.1661L103.096 71.1661L104.715 60.4791L106.242 71.0753L107.644 71.1661L107.644 73.3523L107.796 73.3523L107.796 85.1629L109.84 85.1629L109.84 64.6689L112.711 64.6689L112.711 63.6063L117.684 63.6063L117.684 67.2194L119.302 67.2194L119.302 79.9407L120.583 79.9407L120.583 61.6633L121.379 61.6633L121.379 35.0368L124.642 25.4426L128.762 18.7934L132.761 25.1388L136.149 35.6136L136.149 60.965L136.486 60.965L136.486 70.3467C137.245 71.6039 137.736 72.8667 137.736 72.8667L137.736 77.0262C137.885 77.0147 138.043 77.0061 138.192 76.9958L138.192 70.2251L140.633 70.2251L140.664 68.1302L141.001 65.5192L141.306 66.9157L141.306 33.5186L144.387 33.5186L144.387 36.4331L151.651 36.4331L151.651 33.4884L154.519 33.4884L154.519 70.7108C154.567 70.7064 154.621 70.7104 154.671 70.7108L154.671 61.3901L160.104 61.3901L160.074 66.5209L162.299 67.8267L162.883 66.1568L162.759 68.0998L165.994 69.9517L165.994 77.1172L166.453 77.1172L168.588 70.134L169.838 67.5228L169.625 70.0732L170.541 70.0732L170.541 66.43L174.723 66.43C174.78 66.1231 174.832 65.8495 174.874 65.8228C175.251 65.3536 174.888 65.9325 174.662 65.2458C174.636 65.0952 174.974 62.9857 175.393 62.7868C175.604 62.7283 178.574 62.186 180.186 62.1493C180.138 62.1674 183.969 62.1493 183.969 62.1493C183.969 62.1493 189.45 62.7512 192.453 64.0316L194.252 61.2382L197.06 61.299L200.263 65.5498L200.417 69.0411C202.105 70.5282 204.385 72.6736 205.545 74.6882L206.28 74.5062L206.28 65.0335L213.448 65.0335L213.448 72.7146L215.189 72.2897L215.189 67.25L220.864 67.25L220.864 70.8627L221.66 70.6503L221.66 69.9517L223.033 70.3163L223.521 70.1947L223.521 61.4507L224.344 56.3805L224.1 56.4109L224.13 56.2591L224.375 56.2288L224.649 54.8623L224.801 53.739L224.893 54.8929L225.136 56.1681L225.381 56.1681L225.381 56.3197L225.168 56.3501L225.412 57.3823L226.207 59.7507L226.724 59.7507L228.984 51.7656L231.393 59.7507L231.882 59.7507L232.31 57.3823L232.523 56.5019L232.249 56.4717L232.219 56.2893L232.554 56.2893L232.859 54.5587L232.98 53.6176L233.103 54.5893L233.377 56.2893L233.652 56.2893L233.682 56.5019L233.408 56.4717L234.201 61.4507L234.201 64.9121L234.781 63.9403L236.458 66.8551L242.228 66.8551L242.228 66.0353L248.302 66.0353L248.302 66.8551L249.521 66.8551L249.521 63.5152L259.318 63.5152L259.318 66.8551L259.867 66.8551C259.688 65.5127 260.446 65.7015 260.446 65.7015C260.798 65.7004 260.752 66.4907 260.752 66.4907L262.034 66.4907C262.034 66.2383 262.13 65.8728 261.973 65.6406C261.64 65.1504 261.642 64.5971 262.217 64.3654C263.352 64.7196 262.49 65.7015 262.49 65.7015L262.49 66.4603L263.742 66.4907C263.69 65.5981 264.283 65.6632 264.261 65.6708C264.875 65.6195 264.718 66.6123 264.718 66.6123L264.718 67.0978L269.663 67.0978L269.663 62.9081L276.225 62.9081L276.225 67.0978L278.056 67.0978L278.056 65.0335L286.052 65.0335L286.052 67.0978L289.804 67.0978L289.804 65.2458L290.171 65.2458L290.171 61.3901L290.995 56.3197L290.75 56.3501L290.78 56.1681L291.026 56.1378L291.269 54.8014L291.452 53.6478L291.544 54.8014L291.788 56.0768L292.032 56.1073L292.032 56.2591L291.819 56.2591L292.063 57.2913L292.49 58.8397L293.62 58.8397L295.605 51.6746L297.862 59.7201L298.532 59.7201L298.959 57.2913L299.173 56.4413L298.898 56.4109L298.868 56.2288L299.203 56.2288L299.478 54.498L299.632 53.5264L299.723 54.498L300.027 56.2288L300.303 56.2288L300.333 56.4109L300.059 56.4109L300.851 61.3901L300.882 70.3467L301.981 70.6199L301.981 64.3352L308.787 68.2518L308.787 72.32L311.686 73.0488L311.686 68.3729L313.304 68.3729L313.304 64.7601L318.278 64.7601L318.278 65.9137C319.8 64.9855 322.268 64.2888 325.112 66.7337C325.102 67.1129 325.089 68.5442 325.084 69.8001L326.274 61.633L327.553 70.1645L331.553 70.1645L332.04 71.9558L332.04 66.5516L336.13 59.5379L339.822 59.5987L344.278 67.25L344.278 80.5782L346.323 80.5782L346.904 78.1797L347.85 80.548L347.85 82.066L349.039 82.3697L349.039 63.3331L356.241 63.3331L356.241 84.1912L357.92 84.5859L357.92 67.614L357.95 67.614L357.95 65.5498L363.626 65.5498L363.626 67.614L364.208 67.614L364.208 85.7398L364.453 85.7398L364.453 68.2821L368.632 69.3748L368.632 64.6083L375.651 64.6083L375.651 69.5877L375.681 69.5877L375.681 65.4583L377.451 62.4223L377.451 59.022L376.75 59.022L376.75 57.686L377.421 57.686C377.421 57.686 377.578 55.2908 380.137 54.8623C380.167 54.8574 380.429 52.9893 380.381 52.5246C380.104 52.4273 379.922 52.2002 379.922 51.9478C379.911 51.629 380.187 51.3547 380.565 51.3103L380.626 49.4886L380.687 51.3103C381.099 51.3159 381.426 51.6014 381.418 51.9478C381.413 52.2063 381.22 52.4357 380.931 52.5246C380.892 53.0552 381.055 54.7941 381.084 54.8014C383.643 55.4507 383.982 57.686 383.982 57.686L384.684 57.686L384.684 58.9611L383.952 58.9611L383.921 63.9101L384.531 63.9101L384.531 67.1282L384.989 67.1282L384.989 64.3352L388.043 64.3352L388.043 62.5135L387.338 62.5135L387.338 61.1775L388.012 61.1775C388.012 61.1775 388.17 58.7821 390.726 58.3539C390.757 58.3488 391.018 56.4806 390.97 56.016C390.693 55.919 390.513 55.6916 390.513 55.4391C390.505 55.1116 390.795 54.8337 391.185 54.8014L391.216 52.98L391.307 54.8014C391.707 54.8212 392.016 55.1025 392.009 55.4391C392.002 55.6979 391.808 55.9271 391.521 56.016C391.482 56.5467 391.644 58.286 391.674 58.2934C392.613 58.5317 393.251 58.9993 393.687 59.4773L395.058 59.4773L395.058 61.1775L395.272 61.1775L395.272 61.8149L402.111 61.8149L402.111 63.7279L404.491 63.7279L404.491 64.3352L407.634 64.3352L407.634 61.724L406.962 61.724L406.962 60.4791L407.604 60.4791C407.604 60.4791 407.764 58.2921 410.227 57.8986C410.255 57.894 410.503 56.241 410.47 55.7731C410.19 55.6861 410.008 55.4681 410.013 55.2268C410.01 54.9308 410.288 54.6813 410.654 54.6499L410.684 52.98L410.777 54.6499C411.154 54.6692 411.451 54.9221 411.45 55.2268C411.45 55.4743 411.251 55.6942 410.96 55.7731C410.926 56.2696 411.114 57.8312 411.142 57.8378C412.192 58.0916 412.833 58.6007 413.25 59.1129L413.25 59.0522L416.118 59.0522L416.118 57.7469L416.758 57.7469C416.758 57.7469 416.916 55.3515 419.476 54.9232C419.508 54.9177 419.833 52.8326 419.75 52.4942C419.449 52.4014 419.251 52.1569 419.262 51.8871C419.272 51.5709 419.56 51.3109 419.933 51.2798L419.963 49.4278L420.055 51.2493C420.452 51.2689 420.763 51.5503 420.755 51.8871C420.749 52.1458 420.554 52.3748 420.269 52.464C420.196 52.8467 420.418 54.8548 420.45 54.8623C423.008 55.5115 423.349 57.7469 423.349 57.7469L424.053 57.7469L424.053 59.022L423.319 59.022L423.319 59.7507L429.118 59.7507L429.118 67.4016C429.407 67.4369 429.724 67.486 429.82 67.5534C429.821 67.5492 429.82 68.9501 429.82 68.9501C429.82 68.9696 429.822 76.405 429.82 82.9769L432.567 82.9769L432.567 63.5458L433.574 63.5458L433.574 62.7563L434.977 62.7563L434.977 57.1395L439.19 57.1395L439.19 62.7563L439.859 62.7563L439.859 63.5458L442.271 63.5458L442.271 71.4394L446.269 71.4394L446.269 71.3788L453.074 71.3788L453.074 75.7205L456.766 75.7205L457.682 73.0791L458.783 75.7205L458.783 81.6106L459.453 81.6106L459.453 65.5498C459.453 65.5498 463.181 61.0039 467.906 65.0638C467.905 65.0937 467.906 65.2702 467.906 65.3067L469.4 65.3067L469.4 62.9992L468.975 62.665L468.975 62.1493L469.431 62.1493L469.431 61.9669L469.616 61.9669L469.585 61.8454L469.431 61.8454L469.248 61.6633L469.248 61.4811L469.738 61.2079L469.738 60.5703L469.95 60.5703C470.296 57.6721 472.033 52.0975 477.215 50.278L477.215 49.8832L477.428 49.8832L477.428 49.6101C477.428 49.6101 477.027 49.667 476.971 49.3975C476.971 49.327 476.955 49.1066 477.215 49.0027L477.367 48.9724L477.367 48.1527L477.49 48.1527L477.49 47.6973L477.641 47.6973L477.641 48.0919L477.976 48.0919L477.976 47.3634L477.792 47.3634L477.792 46.9382L478.159 46.9382L478.159 43.7807L477.762 43.4468L477.762 43.2037L478.189 43.2037L478.189 42.2324L478.587 42.627L478.587 43.1127L478.893 43.1127L478.893 41.2911L478.495 41.2911L478.495 40.9876L478.709 40.9876L478.709 40.016C478.709 40.016 479.244 39.1962 479.564 39.1962L479.564 38.8926L479.289 38.7409L479.289 38.6195L479.595 38.6195L479.595 37.86L479.808 37.86C479.808 37.86 479.617 37.7147 479.595 37.5872L479.595 37.2833C479.595 37.2833 479.683 37.1682 479.776 37.162C479.882 37.1548 479.898 37.1316 479.898 37.1316L479.898 36.9798C478.997 36.5389 479.711 35.7084 479.898 35.7957L479.929 34.2168L480.081 33.397L480.204 34.2168L480.234 35.7957C480.422 35.7084 481.138 36.5389 480.234 36.9798L480.234 37.1316C480.234 37.1316 480.25 37.1548 480.356 37.162C480.451 37.1682 480.539 37.2833 480.539 37.2833L480.539 37.5872C480.517 37.7147 480.326 37.86 480.326 37.86L480.539 37.86L480.539 38.6195L480.846 38.6195L480.846 38.7409L480.57 38.8926L480.57 39.1962C480.889 39.1962 481.425 40.016 481.425 40.016L481.425 40.9876L481.638 40.9876L481.638 41.2911L481.242 41.2911L481.242 43.1127L481.547 43.1127L481.547 42.627L481.944 42.2324L481.944 43.2037L482.372 43.2037L482.372 43.4468L481.975 43.7807L481.975 46.9382L482.342 46.9382L482.342 47.3634L482.158 47.3634L482.158 48.0919L482.494 48.0919L482.494 47.6973L482.647 47.6973L482.647 48.1527L482.769 48.1527L482.769 48.9724L482.92 49.0027C483.179 49.1066 483.165 49.327 483.165 49.3975C483.108 49.667 482.708 49.6101 482.708 49.6101L482.708 49.8832L482.92 49.8832L482.92 50.278C488.102 52.0975 489.839 57.6721 490.183 60.5703L490.396 60.5703L490.396 61.2079L490.885 61.4811L490.885 61.6633L490.702 61.8454L490.579 61.8454L490.518 61.9669L490.702 61.9669L490.702 62.1493L491.16 62.1493L491.16 62.665L490.733 62.9992L490.733 65.8531L491.833 65.8531L492.868 66.1568L493.541 66.5818L493.541 66.8248L493.39 66.8853L493.39 67.8571L493.969 68.0695L493.969 68.2212L494.273 68.2212L494.273 69.0715L498.303 70.134L498.303 60.3882L501.355 60.3882L501.355 53.982L505.594 53.982L505.594 60.3882L507.975 60.3882L507.975 64.8207L508.802 66.2175L508.802 81.5498L510.202 81.5498L510.202 81.1853L511.425 81.1853L511.425 62.9081L511.728 62.9081L511.728 60.1757L519.726 60.1757L519.726 65.0031L520.365 65.0031L520.365 67.9176L521.007 67.9176L521.007 62.2099L521.525 62.2099L521.525 58.0501L528.118 58.0501L528.118 62.4832L531.415 62.4832L531.415 65.3979L531.567 65.3979L531.567 64.9727L531.81 64.9727L531.81 64.6689L531.597 64.6689L531.597 64.3352L531.779 64.3352L531.779 64.0012L531.932 64.0012L531.901 63.8796L532.084 63.8796L532.084 63.3331L532.36 62.9385L532.36 62.2099L532.849 61.3901L532.971 61.3901C532.971 61.3901 533.021 60.9415 533.244 60.9043C533.244 60.8857 533.244 60.6006 533.244 60.6006C533.046 60.5744 532.967 60.2028 533.244 60.0845C533.245 60.0851 533.241 59.7818 533.244 59.781C532.925 59.681 532.926 59.1579 533.366 59.1435C533.806 59.1587 533.778 59.681 533.457 59.781C533.458 59.7818 533.454 60.0851 533.457 60.0845C533.734 60.2028 533.654 60.5743 533.457 60.6006C533.457 60.6006 533.457 60.8857 533.457 60.9043C533.68 60.9415 533.731 61.3901 533.731 61.3901L533.855 61.3901L534.344 62.2099L534.344 62.9385L534.618 63.3331L534.618 63.8796L534.8 63.8796L534.771 64.0012L534.924 64.0012L534.924 64.3352L535.106 64.3352L535.106 64.6689L534.893 64.6689L534.893 64.9727L535.136 64.9727L535.136 65.4281L535.411 65.4281L535.411 65.8531L535.227 65.8531L535.227 67.1586L535.472 67.5835L535.715 67.5835L535.715 67.1586L535.564 67.1586L535.564 66.8853L535.715 66.8853L535.715 66.5516L535.99 66.5516L535.99 66.8853L536.173 66.8853L536.173 66.9157L538.464 66.9157L538.464 58.6575L547.315 58.6575C547.766 37.1181 551.068 13.2953 561.993 0.151803C561.841 -0.000320606 564.283 5.64864e-09 564.283 5.64864e-09C575.86 11.6081 579.186 38.7871 579.539 62.392M603.741 41.8679L603.068 41.8679L602.945 42.2626L602.155 42.2626L602.003 41.5338L602.003 40.8053L602.155 40.2888L602.945 40.2586L603.129 40.532L603.129 41.6252L604.017 41.6554L604.047 42.0804L603.741 42.141L603.741 41.8679M614.146 43.9324C615.442 44.7279 614.393 45.9362 614.393 45.9362C614.393 45.9362 613.164 45.8364 613.14 45.8758C612.039 44.741 613.2 43.9324 613.2 43.9324L614.146 43.9324M602.976 44.2967L602.976 45.4202L603.865 45.4506L603.895 45.8758L603.589 45.9059L603.589 45.6631L602.884 45.6631L602.762 46.0578L602.003 46.0578L601.85 45.3291L601.85 44.57L601.972 44.0842L602.762 44.054L602.976 44.2967M603.19 48.1831L603.19 49.3064L604.107 49.3064L604.107 49.7618L603.803 49.7923L603.803 49.5188L603.129 49.5188L603.006 49.9139L602.217 49.9439L602.064 49.2153L602.064 48.4562L602.217 47.9402L603.006 47.9098L603.19 48.1831M531.415 67.25L531.476 67.1586L531.476 65.8531L531.415 65.8531L531.415 67.25M535.99 67.9176L536.051 67.9176L536.051 67.1586L535.99 67.1586L535.99 67.9176M236.704 85.7398L242.228 85.7398L242.228 70.6199L236.704 70.6199L236.704 85.7398M248.302 85.7398L249.521 85.7398L249.521 70.6199L248.302 70.6199L248.302 85.7398M259.318 85.7398L260.996 85.7398L261.057 78.2405L263.286 78.2405L263.286 74.6882L268.839 74.6882L268.839 85.7398L269.663 85.7398L269.663 70.6199L259.318 70.6199L259.318 85.7398M276.225 74.6275L277.658 74.6275L277.658 85.7398L278.056 85.7398L278.056 70.6199L276.225 70.6199L276.225 74.6275M286.052 77.6333L288.189 77.6333L288.189 85.7398L289.804 85.7398L289.804 70.6199L286.052 70.6199L286.052 77.6333M300.882 71.2576L301.557 71.4394C301.265 71.1893 301.082 71.0399 300.882 70.8627L300.882 71.2576M300.882 73.8687C300.899 73.9258 300.925 73.9614 300.943 74.0204L300.943 85.7398L301.981 85.7398L301.981 73.1098C301.61 72.741 301.264 72.3945 300.882 72.0165L300.882 73.8687M167.857 77.1172L168.925 77.1172L168.925 73.1396L167.857 77.1172M220.864 74.3239L220.864 85.7398L221.66 85.7398L221.66 73.5649C221.4 73.8219 221.122 74.0719 220.864 74.3239M213.448 81.307L213.448 85.7398L215.189 85.7398L215.189 79.7282C214.605 80.2633 214.021 80.8011 213.448 81.307M310.311 85.7398L311.686 85.7398L311.686 82.2482C311.236 81.8574 310.77 81.4734 310.311 81.0642L310.311 85.7398M177.927 81.6106L178.141 81.5498C178.141 81.4165 178.141 81.1622 178.141 81.1552C178.137 81.1571 178.002 81.151 177.927 81.1551L177.927 81.6106M178.141 81.1552C178.141 81.1551 178.141 81.1551 178.141 81.1551C178.141 81.1552 178.141 81.1552 178.141 81.1552M38.7046 85.7398L39.0402 85.7398L39.0402 85.7092L38.7046 85.7092L38.7046 85.7398"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5" draw:id="shape-5" draw:name="g7576" svg:y="414.72900000000pt">
        <draw:path draw:style-name="gr4" xml:id="shape-6" draw:id="shape-6" draw:name="path2836" draw:layer="" svg:width="83.02049063083pt" svg:height="86.47160540245pt" svg:x="36.26410000000pt" svg:y="415.22900000000pt" svg:viewBox="0 0 83 86" svg:d="M38.4216 0.00458415C37.2682 0.0904307 36.3745 1.06993 36.3725 2.25088C36.4805 3.40891 37.4328 4.29329 38.5723 4.29329C39.7114 4.29329 40.6639 3.40891 40.772 2.25088C40.7706 1.62845 40.5175 1.0343 40.0722 0.608979C39.6271 0.18366 39.0299 -0.0350507 38.4216 0.00458415ZM45.9551 0.15844C44.8018 0.244286 43.9082 1.2238 43.9061 2.40471C43.9061 3.65383 44.8977 4.66641 46.121 4.66641C47.3442 4.66641 48.3359 3.65383 48.3359 2.40471C48.3349 1.77658 48.0774 1.17723 47.6257 0.750899C47.1739 0.324578 46.5682 0.109875 45.9551 0.15844ZM52.9464 1.57392C51.7692 1.64494 50.8543 2.64706 50.8671 3.85096C50.8671 5.10007 51.8588 6.11263 53.0821 6.11263C54.3053 6.11263 55.2968 5.10007 55.2968 3.85096C55.3086 2.62425 54.3582 1.61285 53.1572 1.57392C53.087 1.57047 53.0167 1.57047 52.9464 1.57392ZM29.9237 1.69699C28.7702 1.78284 27.8766 2.76234 27.8744 3.94328C27.8744 5.19241 28.8662 6.20496 30.0893 6.20496C31.3125 6.20496 32.3043 5.19241 32.3043 3.94328C32.3032 3.31515 32.0458 2.71577 31.5943 2.28947C31.1423 1.86313 30.537 1.64843 29.9237 1.69699ZM23.1132 4.40486C21.9599 4.49072 21.0664 5.4702 21.0642 6.65115C21.0642 7.90026 22.0557 8.91283 23.279 8.91283C24.5023 8.91283 25.4937 7.90026 25.4937 6.65115C25.4928 6.023 25.2355 5.42363 24.7837 4.99732C24.3319 4.57102 23.7264 4.35629 23.1132 4.40486ZM59.7868 4.4664C58.6335 4.55224 57.7401 5.53175 57.7379 6.7127C57.7379 7.96181 58.7295 8.97437 59.9525 8.97437C61.1759 8.97437 62.1675 7.96181 62.1675 6.7127C62.1665 6.08454 61.9093 5.48519 61.4574 5.05887C61.0056 4.63253 60.4001 4.41785 59.7868 4.4664ZM16.785 8.55896C15.6194 8.62937 14.7089 9.61321 14.7056 10.8052C14.7056 12.0543 15.6974 13.0669 16.9206 13.0669C18.1439 13.0669 19.1353 12.0543 19.1353 10.8052C19.1338 10.1827 18.8807 9.5887 18.4357 9.16336C17.9906 8.73804 17.3934 8.51935 16.785 8.55896ZM66.1451 8.65124C64.9919 8.73708 64.0984 9.71658 64.0961 10.8975C64.2045 12.0554 65.1568 12.9399 66.2961 12.9399C67.4352 12.9399 68.3878 12.0554 68.4957 10.8975C68.4941 10.2752 68.2411 9.68096 67.7959 9.2556C67.3511 8.8303 66.7538 8.6116 66.1451 8.65124ZM11.5716 13.6978C10.4183 13.7835 9.52467 14.7633 9.52252 15.9441C9.52252 17.1931 10.5142 18.2058 11.7374 18.2058C12.9607 18.2058 13.9523 17.1931 13.9523 15.9441C13.9514 15.3158 13.6939 14.7165 13.242 14.2901C12.7905 13.8639 12.1851 13.6493 11.5716 13.6978ZM71.2382 13.7591C70.0847 13.845 69.1909 14.8246 69.1887 16.0055C69.1887 17.2547 70.1806 18.2672 71.4038 18.2672C72.6268 18.2672 73.6188 17.2547 73.6188 16.0055C73.6178 15.3774 73.3603 14.778 72.9086 14.3517C72.457 13.9254 71.8515 13.7109 71.2382 13.7591ZM7.56378 19.7901C6.96551 19.7767 6.38728 20.011 5.96133 20.4402C5.53535 20.8693 5.29807 21.4563 5.30368 22.0676C5.30368 23.3166 6.29532 24.3293 7.51857 24.3293C8.7418 24.3293 9.73347 23.3166 9.73347 22.0676C9.74473 20.8293 8.77641 19.8127 7.56378 19.7901ZM75.7582 20.2213C74.5932 20.3079 73.695 21.3056 73.7091 22.4985C73.7091 23.7471 74.7006 24.7598 75.9239 24.7598C77.1472 24.7598 78.1388 23.7471 78.1388 22.4985C78.1463 21.8647 77.8927 21.2573 77.4401 20.8241C76.9871 20.3908 76.377 20.1722 75.7582 20.2213ZM4.24897 26.8064C3.07195 26.8774 2.15686 27.8793 2.16969 29.0833C2.16969 30.3324 3.16134 31.3451 4.38459 31.3451C5.60782 31.3451 6.59947 30.3324 6.59947 29.0833C6.60633 28.4556 6.35674 27.8534 5.91071 27.4212C5.46468 26.9889 4.86251 26.7664 4.24897 26.8064ZM78.6812 26.8064C77.516 26.8928 76.6183 27.8907 76.6321 29.0833C76.7402 30.2416 77.6928 31.1259 78.832 31.1259C79.9712 31.1259 80.9236 30.2416 81.0318 29.0833C81.0385 28.4556 80.7889 27.8534 80.3431 27.4212C79.897 26.9889 79.2947 26.7664 78.6812 26.8064ZM2.56144 34.2527C1.40796 34.3387 0.514443 35.3182 0.512287 36.4991C0.512287 37.7483 1.50392 38.7611 2.72717 38.7611C3.95043 38.7611 4.94206 37.7483 4.94206 36.4991C4.94115 35.8712 4.6838 35.2716 4.23198 34.8455C3.78017 34.4189 3.17478 34.2044 2.56144 34.2527ZM80.4892 34.6838C79.336 34.7696 78.4425 35.749 78.4403 36.93C78.4403 38.1791 79.4316 39.1917 80.655 39.1917C81.8782 39.1917 82.87 38.1791 82.87 36.93C82.8691 36.302 82.6115 35.7025 82.16 35.2761C81.708 34.8499 81.1027 34.635 80.4892 34.6838ZM41.2542 38.3762C39.9591 38.4698 38.9574 39.5737 38.964 40.8995C38.9645 41.8496 39.489 42.7184 40.3201 43.1459L33.5096 80.9021C33.5102 80.8711 33.5102 80.8406 33.5096 80.8099C33.5892 79.9561 33.1882 79.1301 32.4747 78.6783C31.7611 78.2264 30.8584 78.2264 30.1449 78.6783C29.4313 79.1301 29.0303 79.9561 29.1099 80.8099C29.0991 81.8897 29.8387 82.8259 30.8745 83.0433C31.9101 83.2609 32.9517 82.6984 33.359 81.7025L32.5455 86.2562L36.5232 86.3485C39.8913 54.8913 41.0334 43.7834 41.0735 43.3919C41.1035 43.3924 41.1337 43.3924 41.1637 43.3919C41.2203 43.8579 42.8435 57.1013 46.2264 86.4716L49.9331 86.2254L49.3905 83.3021C50.0684 83.5384 50.816 83.4244 51.3971 82.9961C51.9777 82.5683 52.3195 81.8792 52.3136 81.148C52.3169 80.2657 51.816 79.4624 51.0317 79.0918C50.2478 78.7212 49.3239 78.8515 48.6673 79.4252L42.0075 43.3306C43.1016 43.0519 43.871 42.0508 43.876 40.8995C43.8792 40.2021 43.5987 39.5344 43.1019 39.0564C42.6049 38.5778 41.9357 38.3316 41.2542 38.3762ZM2.04914 41.7919C0.895688 41.8776 0.0021562 42.8573 0 44.0383C-7.10543e-14 45.2871 0.991633 46.2998 2.21488 46.2998C3.43814 46.2998 4.42978 45.2871 4.42978 44.0383C4.42885 43.41 4.17151 42.8106 3.7197 42.3842C3.2679 41.9579 2.66248 41.7433 2.04914 41.7919ZM80.64 42.4994C79.4867 42.5854 78.593 43.565 78.5908 44.7459C78.5908 45.9948 79.5827 47.0075 80.8058 47.0075C82.0291 47.0075 83.0205 45.9948 83.0205 44.7459C83.0195 44.1176 82.7623 43.5184 82.3105 43.0921C81.8588 42.6657 81.2533 42.451 80.64 42.4994ZM3.31478 49.5463C2.14945 49.6164 1.23874 50.6004 1.23551 51.7924C1.23551 53.0416 2.22717 54.0543 3.45042 54.0543C4.67365 54.0543 5.6653 53.0416 5.6653 51.7924C5.66378 51.1702 5.41055 50.5758 4.96549 50.1508C4.52045 49.7253 3.92311 49.5065 3.31478 49.5463ZM79.3443 50.0385C78.1909 50.1242 77.2974 51.1041 77.295 52.2849C77.295 53.5338 78.2868 54.5465 79.5099 54.5465C80.7332 54.5465 81.7248 53.5338 81.7248 52.2849C81.7239 51.6566 81.4665 51.0573 81.0147 50.6309C80.5632 50.2047 79.9574 49.9899 79.3443 50.0385ZM5.69544 56.7774C4.54197 56.8631 3.64844 57.8426 3.64628 59.0238C3.75437 60.1817 4.70688 61.0661 5.84607 61.0661C6.98532 61.0661 7.93784 60.1817 8.04592 59.0238C8.0444 58.4012 7.79116 57.8072 7.34613 57.3818C6.90106 56.9565 6.30375 56.7379 5.69544 56.7774ZM76.6925 57.5776C75.5392 57.6634 74.6453 58.643 74.6431 59.8236C74.6431 61.0729 75.635 62.0856 76.8582 62.0856C78.0814 62.0856 79.0732 61.0729 79.0732 59.8236C79.0722 59.1956 78.8148 58.5962 78.3628 58.1698C77.911 57.7436 77.3058 57.5289 76.6925 57.5776ZM9.70331 63.8857C8.53824 63.972 7.64043 64.9699 7.65417 66.1627C7.76222 67.3207 8.71477 68.205 9.85398 68.205C10.993 68.205 11.9457 67.3207 12.0538 66.1627C12.0606 65.535 11.8113 64.9325 11.3652 64.5005C10.9191 64.0682 10.3169 63.8454 9.70331 63.8857ZM72.4734 64.4393C71.3201 64.5254 70.4269 65.5047 70.4247 66.6856C70.4247 67.9348 71.4159 68.9474 72.6394 68.9474C73.8625 68.9474 74.8542 67.9348 74.8542 66.6856C74.8533 66.0576 74.5958 65.4582 74.1442 65.032C73.6921 64.6054 73.0869 64.3908 72.4734 64.4393ZM15.911 70.2553C15.3075 70.2327 14.7216 70.4634 14.289 70.8934C13.8563 71.3236 13.6147 71.9155 13.6208 72.5321C13.6208 73.7812 14.6126 74.7939 15.8357 74.7939C17.0589 74.7939 18.0505 73.7812 18.0505 72.5321C18.062 71.3058 17.1119 70.2942 15.911 70.2553ZM66.7782 70.6245C65.601 70.6954 64.686 71.6974 64.6991 72.9015C64.6991 74.1506 65.6905 75.1632 66.9138 75.1632C68.1369 75.1632 69.1286 74.1506 69.1286 72.9015C69.1402 71.6748 68.1899 70.6632 66.989 70.6245C66.9188 70.6212 66.8483 70.6212 66.7782 70.6245ZM22.6009 75.0862C22.0027 75.0723 21.4247 75.3067 20.9986 75.7358C20.5725 76.165 20.3351 76.7524 20.3409 77.3632C20.3409 78.6124 21.3325 79.625 22.5556 79.625C23.779 79.625 24.7706 78.6124 24.7706 77.3632C24.7817 76.125 23.8136 75.1088 22.6009 75.0862ZM59.124 75.794C57.9704 75.8798 57.0769 76.8595 57.0746 78.0402C57.183 79.1985 58.1355 80.0827 59.2747 80.0827C60.4139 80.0827 61.3665 79.1985 61.4744 78.0402C61.4728 77.4178 61.2198 76.8237 60.7746 76.3984C60.3298 75.9731 59.7322 75.7542 59.124 75.794ZM41.194 79.3941C40.0405 79.4802 39.1469 80.4595 39.1447 81.6404C39.1447 82.8895 40.1363 83.9022 41.3595 83.9022C42.5828 83.9022 43.5745 82.8895 43.5745 81.6404C43.5736 81.0125 43.3164 80.4129 42.8646 79.9867C42.4126 79.5602 41.8074 79.3456 41.194 79.3941Z" calligra:nodeTypes="ccccccccccccccccccccccccccccccccccccccccccccccccccccccccccccccccccccccccccccccccccccccccccccccccccccccccccccccccccccccccccccccccccccccccccccccccccccccccccccccccccccccccccccccccccccccccccccccccccccccc"/>
        <draw:path draw:style-name="gr5" xml:id="shape-7" draw:id="shape-7" draw:name="path2898" draw:layer="" svg:width="64.38124887383pt" svg:height="64.38124887383pt" svg:x="45.35510000000pt" svg:y="424.19600000000pt" svg:viewBox="0 0 64 64" svg:d="M64.3812 32.1906C64.3812 49.9689 49.9689 64.3812 32.1906 64.3812C14.4123 64.3812 0 49.9689 0 32.1906C0 14.4123 14.4123 0 32.1906 0C49.9689 0 64.3812 14.4123 64.3812 32.1906Z" calligra:nodeTypes="ccccc"/>
        <draw:path draw:style-name="gr6" xml:id="shape-8" draw:id="shape-8" draw:name="path2900" draw:layer="" svg:width="74.81620914364pt" svg:height="74.81620914364pt" svg:x="41.09770000000pt" svg:y="419.66000000000pt" svg:viewBox="0 0 75 75" svg:d="M74.8162 37.4082C74.8162 58.068 58.068 74.8162 37.4082 74.8162C16.7482 74.8162 0 58.068 0 37.4082C0 16.7482 16.7482 0 37.4082 0C58.068 0 74.8162 16.7482 74.8162 37.4082Z" calligra:nodeTypes="ccccc"/>
        <draw:path draw:style-name="gr7" xml:id="shape-9" draw:id="shape-9" draw:name="path2902" draw:layer="" svg:width="74.16696489730pt" svg:height="74.96127126763pt" svg:x="41.32970000000pt" svg:y="419.59500000000pt" svg:viewBox="0 0 74 75" svg:d="M24.8722 6.81625L21.496 3.92364L21.7586 8.31887L18.4948 5.61411L18.7574 9.82153L15.7187 7.26702L16.3563 11.5118L13.0927 9.5961L14.1805 13.3528L10.0541 12.2634L11.8548 15.682L7.99067 14.8929L9.94147 18.3869L5.66476 17.7855L8.21574 21.0912L4.16415 21.0912L6.79018 23.3454L2.85111 24.059L5.5522 26.2755L1.50061 27.5151L4.46428 29.8818L1.01291 31.6475L4.20164 33.2252L0.150061 35.4043L3.30132 36.0051L0 38.8976L3.67646 39.3485L0.375148 42.5041L4.42675 42.6918L0.93788 45.8851L4.98947 45.8102L1.80073 48.8151L6.26499 48.8904L3.30132 51.9707L7.35291 51.5201L4.57682 55.5771L9.00356 54.1496L6.45256 58.8079L10.7294 56.9295L9.15361 62.3766L13.3929 59.897L12.1548 65.3819L16.544 62.6395L15.7563 68.0491L19.62 64.9686L19.2827 70.6413L23.1091 66.8092L23.8218 72.3317L27.3483 68.4246L28.3612 73.9471L31.3999 69.4765L32.9379 74.6607L35.2264 69.7772L37.7026 74.9613L39.2779 69.8147L41.7914 74.623L43.2171 69.1761L46.4434 73.6839L47.1187 68.3122L50.7951 72.4065L50.9452 66.8843L54.8469 70.6413L54.5466 64.781L58.6355 68.0867L57.7728 62.7147L61.5995 65.6447L60.5489 59.9724L64.9756 62.1512L63.4 56.6291L67.9395 58.4321L65.5384 53.4735L70.3028 54.976L67.0766 50.0924L72.0659 50.5433L68.4272 46.7116L72.8912 46.4858L69.14 43.1052L73.8668 41.8656L69.6277 38.9728L74.1296 37.8085L70.0026 35.667L74.167 34.5024L69.5524 32.8871L73.6416 30.3325L68.6148 29.9195L72.4037 27.1019L68.2397 27.1019L72.3288 24.2469L67.0766 24.3972L70.4528 20.7906L65.5758 21.9929L68.8773 18.2738L64.1127 18.7245L66.2887 14.4045L61.7871 16.1701L63.5126 11.2489L59.5733 13.6159L60.6989 8.58183L56.7974 11.5118L57.0601 6.02733L53.7401 9.35194L53.1061 3.8251L49.2333 6.85334L48.4372 1.91256L45.4663 5.68454L44.8295 1.06252L42.0709 5.15329L40.6385 0.478144L38.9936 4.51578L36.9246 0L35.5452 4.51578L32.7864 0.531266L32.4151 4.78139L28.8604 1.22192L28.6483 5.68454L25.3589 2.44382Z" calligra:nodeTypes="ccccccccccccccccccccccccccccccccccccccccccccccccccccccccccccccccccccccccccccccccccccccccccccccccccccccccccccccccccccc"/>
      </draw:g>
      <draw:frame draw:style-name="gr2" xml:id="shape-10" draw:id="shape-10" draw:layer="" svg:width="612.00000000000pt" svg:height="81.60000000000pt" svg:x="34.00000000000pt" svg:y="25.50000000000pt" presentation:class="title" presentation:placeholder="true" draw:text-style-name="P1">
        <draw:text-box/>
      </draw:frame>
      <draw:frame draw:style-name="gr2" xml:id="shape-11" draw:id="shape-11" draw:layer="" svg:width="544.00000000000pt" svg:height="311.10000000000pt" svg:x="68.00000000000pt" svg:y="122.40000000000pt" presentation:class="outline" presentation:placeholder="true" draw:text-style-name="P2">
        <draw:text-box/>
      </draw:frame>
    </style:master-page>
    <style:master-page style:name="Default3" draw:style-name="dp1" style:display-name="Berlin" style:page-layout-name="pm1">
      <draw:layer-set>
        <draw:layer draw:name=""/>
      </draw:layer-set>
      <draw:path draw:style-name="gr3" xml:id="shape-12" draw:id="shape-12" draw:name="Fernsehturm" draw:layer="" svg:width="20.44015170481pt" svg:height="206.36897246477pt" svg:x="586.70200000000pt" svg:y="289.35200000000pt" svg:viewBox="0 0 20 206" svg:d="M10.1947 0.0003066L10.1947 0.013388C10.0621 0.0316411 9.93259 0.0858933 9.799 0.170588L9.799 11.4886L9.72246 12.0782L9.62038 34.0066L9.28865 36.4824L9.35249 55.359L9.18653 57.2714L9.18653 61.6728L8.70839 64.233C5.65773 64.233 8.70839 64.233 5.65773 64.233L5.65773 65.2771L6.1662 65.2771L6.1662 78.3272L5.65773 78.3272L5.43537 79.2918C2.20229 81.0762 0 84.5884 0 88.6187C0 93.4413 3.39035 97.4154 7.69153 98.6856C7.68562 99.2866 7.69749 99.6502 7.69153 100.251C6.67464 100.251 6.67464 100.251 6.67464 100.251L6.67464 101.818L7.69153 101.818L7.69153 102.338L6.67464 102.338L6.67464 103.906C7.69153 103.906 6.1662 103.906 7.69153 103.906C7.2945 137.887 5.72904 172.464 4.59324 206.369C4.57774 206.347 7.3464 206.347 10.1946 206.356C10.2134 206.356 10.2269 206.356 10.2453 206.356C13.0936 206.346 15.8621 206.346 15.8467 206.369C14.7108 172.464 13.1729 137.887 12.776 103.906C13.7928 103.906 13.7927 103.906 13.7928 103.906L13.7928 102.338L12.776 102.338L12.776 101.818L13.7928 101.818L13.7928 100.251C13.7928 100.251 13.7928 100.251 12.776 100.251C12.77 99.6502 12.7817 99.2866 12.776 98.6856C17.0771 97.4154 20.4402 93.4413 20.4402 88.6187C20.4402 84.5884 18.2378 81.0762 15.0046 79.2918L14.8097 78.3272L14.3012 78.3272L14.3012 65.2771L14.8097 65.2771L14.8097 64.233C11.7591 64.233 14.8097 64.233 11.7591 64.233L11.2535 61.6728L11.2535 57.2714L11.0876 55.359L11.1515 36.4824L10.8196 34.0066L10.7176 12.0782L10.641 11.4886L10.641 0.170588C10.5075 0.0859135 10.378 0.0316309 10.2453 0.013388L10.2453 0.0003066C10.2414 0.000478991 10.2366 2.2663e-05 10.2328 0.0003066C10.2248 -0.000606053 10.2154 0.000864334 10.2071 0.0003066C10.2031 2.2663e-05 10.1982 0.000478991 10.1945 0.0003066Z" calligra:nodeTypes="cccccccccccccccccccccccccccccccccccccccccccccccccccccccccccccc"/>
      <draw:path draw:style-name="gr3" xml:id="shape-13" draw:id="shape-13" draw:name="Nikolaikirche" draw:layer="" svg:width="58.25930829928pt" svg:height="69.36488384157pt" svg:x="458.63000000000pt" svg:y="428.84600000000pt" svg:viewBox="0 0 58 69" svg:d="M16.7851 0C16.9122 0.0255723 17.0126 0.144536 17.0126 0.281396C17.0126 0.413248 16.9226 0.525051 16.8031 0.556658L16.8031 3.71935C17.1209 3.75823 17.3662 4.03265 17.3662 4.36786C17.3662 4.69886 17.1275 4.97208 16.8149 5.01628L20.5125 41.17L24.1198 47.1588L23.3108 47.1588L23.3108 52.163L38.8794 52.163L38.8794 51.2758L39.3348 47.9848L39.7902 51.2758L39.7902 52.163L45.5494 52.163L58.2593 69.3649L0.701149 69.3649L0.856943 47.1588L0 47.1588L3.55356 41.17L7.83225 5.01628C7.49833 4.99274 7.23297 4.71451 7.23297 4.36786C7.23297 4.02325 7.49535 3.74552 7.82621 3.71935L7.82621 2.50814L6.40599 2.50814L6.40599 2.47131C6.40399 2.47131 6.40298 2.48154 6.39998 2.48358C6.33327 2.48358 6.26036 2.43142 6.22024 2.37956C6.2033 2.35807 6.18234 2.33352 6.16632 2.31204C6.14649 2.28545 6.17233 2.2568 6.17837 2.23225C6.19479 2.16271 6.2015 1.96619 6.20232 1.93859L6.17837 1.93859L6.17233 1.88948C6.24289 1.80048 6.23308 1.65534 6.26222 1.56522C6.27365 1.5284 6.28618 1.49362 6.28618 1.45517C6.28618 1.40197 6.22494 1.3045 6.22626 1.21653C6.22669 1.17971 6.25069 1.12857 6.2502 1.10647C6.24976 1.04304 6.21342 1.05532 6.21422 0.922957C6.21463 0.886131 6.21723 0.862606 6.22614 0.824758C6.16321 0.757246 6.2482 0.690761 6.29809 0.732698C6.33829 0.721446 6.34539 0.708149 6.42393 0.708149C6.49107 0.708046 6.53191 0.728606 6.57373 0.757246L6.67562 0.757246C6.68064 0.757657 6.68164 0.767478 6.68164 0.769521C6.68119 0.807368 6.67865 0.828849 6.65169 0.849309C6.65469 0.870787 6.64969 0.881017 6.62774 0.898408C6.62572 0.881017 6.62072 0.874879 6.6098 0.867719C6.6108 0.877948 6.6118 0.887155 6.6098 0.89227C6.60578 0.904542 6.58535 0.902498 6.57983 0.89227C6.57484 0.904542 6.56429 0.904542 6.55589 0.904542C6.54687 0.904542 6.54086 0.894316 6.53785 0.89227C6.53284 0.89227 6.5245 0.904542 6.51992 0.91068C6.50509 0.931138 6.50799 0.958757 6.50799 0.984329C6.51299 0.984737 6.515 0.98392 6.51992 0.984329L6.51992 0.972055C6.52037 0.957733 6.5543 0.953642 6.56191 0.961827C6.56994 0.951597 6.59786 0.961827 6.59786 0.974099C6.6039 0.963871 6.60586 0.963871 6.6098 0.955689C6.62031 0.965918 6.62343 0.965918 6.62182 0.986376C6.62683 0.986784 6.63557 0.996597 6.63975 0.996597C6.63933 1.02526 6.62552 1.02935 6.52586 1.02729C6.52388 1.05593 6.55312 1.07535 6.57377 1.08867C6.62788 1.12036 6.68075 1.1531 6.71161 1.21102C6.71222 1.21102 6.71663 1.21102 6.71763 1.22122L6.73556 1.20896C6.72503 1.19055 6.70921 1.17315 6.69358 1.15372C6.81694 1.1169 6.90225 1.09952 6.95126 1.06167C7.00066 1.02382 6.98323 0.943515 7.04115 0.896564C7.04414 0.896361 7.05015 0.896461 7.05315 0.896564C7.10096 0.896564 7.12762 0.92316 7.14905 0.951802C7.05657 1.09716 7.17822 1.12978 6.75956 1.37385C6.76006 1.33499 6.75757 1.30633 6.75355 1.28179L6.74152 1.29201C6.74655 1.31757 6.74354 1.34518 6.74152 1.3718L6.71156 1.35953L6.71156 1.3718C6.76478 1.39737 6.85749 1.45158 6.92132 1.48187C6.93693 1.4921 6.97871 1.50232 6.98725 1.4921C7.01641 1.44094 7.04337 1.4031 7.07712 1.36363C7.08314 1.36363 7.08935 1.36363 7.09516 1.37385L7.20901 1.37385L7.22104 1.55121L7.33488 1.55121L7.32285 1.37385L7.4607 1.37385L7.44868 1.55121L7.56853 1.55121L7.57453 1.37385L7.70637 1.37385L7.68242 1.66743L7.82621 1.66743L7.82621 0.572412C7.70874 0.539678 7.62247 0.427569 7.62247 0.297149C7.62247 0.140751 7.74485 0.0157525 7.89812 0.0157525C7.91727 0.0157525 7.9339 0.0157525 7.95203 0.0157525C8.07926 0.0413248 8.17976 0.160289 8.17976 0.297149C8.17976 0.429001 8.08949 0.540803 7.97002 0.572412L7.97002 1.66743L8.26365 1.67766L8.2876 1.67766L8.30566 1.69606C8.51723 1.96559 8.78422 2.14653 9.05472 2.32003C9.09729 2.23817 9.17958 2.17927 9.27641 2.17927C9.41229 2.17927 9.52811 2.29291 9.53408 2.4301L10.391 2.4301L10.5828 2.47921L10.391 2.52828L9.51612 2.52828C9.48074 2.62752 9.38576 2.69962 9.27641 2.69962C9.16703 2.69962 9.07205 2.62803 9.0367 2.52828L7.97005 2.52828L7.97005 3.73951C8.28046 3.78654 8.52134 4.05894 8.52134 4.38801C8.52134 4.70663 8.29531 4.97135 7.99999 5.03028L12.1648 41.1901L16.6533 5.0364C16.3339 4.99856 16.084 4.724 16.084 4.38801C16.084 4.0488 16.3356 3.77304 16.6592 3.73951L16.6592 0.576809C16.5417 0.544078 16.4553 0.431968 16.4553 0.301548C16.4553 0.145149 16.5778 0.0201511 16.7311 0.0201511C16.7504 0.0201511 16.7667 0.0201511 16.785 0.0201511ZM7.09516 1.57218C7.05176 1.61206 6.99705 1.63868 6.92735 1.63969C6.79175 1.64052 6.67745 1.59264 6.6517 1.58447L6.64568 1.60289C6.66301 1.6131 6.67545 1.61514 6.69358 1.62127C6.69057 1.63254 6.68455 1.63662 6.68165 1.64583L7.10109 1.65607L7.09508 1.57628ZM6.63972 1.74341C6.62339 1.76592 6.60654 1.78638 6.5798 1.81094L6.59182 1.82118C6.60314 1.81094 6.62319 1.79456 6.63381 1.78433C6.76941 1.8498 6.82297 1.91853 6.85549 1.98625C6.89138 2.06809 6.88275 2.15737 6.86753 2.24323C6.86451 2.25753 6.88016 2.2657 6.89147 2.26162C6.92273 2.25139 6.93937 2.22479 6.96945 2.21253C6.98296 2.20229 6.99659 2.19821 7.01143 2.20025C7.04599 2.25037 7.04599 2.27798 7.04139 2.34099C6.99578 2.36349 6.94229 2.36964 6.89154 2.39622C6.87492 2.40646 6.8606 2.40849 6.84366 2.41464L7.25112 2.41464C7.15052 2.3185 7.07133 2.16384 7.07133 2.16384L7.07133 1.75394L6.63989 1.74373ZM7.97007 1.75363L7.97007 2.41434L9.02474 2.41434C9.02492 2.41434 9.0244 2.40411 9.02474 2.40207C8.75264 2.2301 8.48615 2.04559 8.2397 1.75969L7.97007 1.74946ZM7.82621 1.75363L7.71239 1.75363L7.71239 2.16351C7.71239 2.16351 7.63312 2.31768 7.53259 2.41434L7.82621 2.41434ZM6.55584 1.8944L6.5378 1.8944C6.52428 2.13069 6.46055 2.18204 6.35201 2.292C6.34109 2.30324 6.342 2.3227 6.35802 2.32881C6.37917 2.33905 6.40583 2.34008 6.42997 2.34109C6.43197 2.36564 6.42798 2.39223 6.42396 2.41474L6.75954 2.41474C6.75153 2.40452 6.74862 2.39633 6.74752 2.38407C6.72847 2.30018 6.70223 2.21202 6.63968 2.15166C6.60958 2.12098 6.57021 2.09642 6.53178 2.07801C6.54702 2.01867 6.55706 1.95658 6.55574 1.8945Z" calligra:nodeTypes="ccccccccccccccccccccccccccccccccccccccccccccccccccccccccccccccccccccccccccccccccccccccccccccccccccccccccccccccccccccccccccccccccccccccccccccccccccccccccccccccccccccccccccccccc"/>
      <draw:path draw:style-name="gr3" xml:id="shape-14" draw:id="shape-14" draw:name="Marienkirche" draw:layer="" svg:width="80.53227601534pt" svg:height="70.82042115591pt" svg:x="525.88400000000pt" svg:y="440.77200000000pt" svg:viewBox="0 0 81 71" svg:d="M11.5941 0.000102713L11.5941 0.876238L12.3874 0.876238L12.3874 1.0414L11.5941 1.0414L11.5941 2.45072C11.9645 2.4918 12.2528 2.80435 12.2528 3.18665C12.2528 3.5409 12.0051 3.83866 11.6739 3.91262C11.7186 4.01532 11.7699 4.11026 11.8211 4.1729C11.9796 4.36641 12.5447 4.71861 12.5447 4.71861L12.3999 4.71861L12.3999 5.49716L12.133 5.49716L12.7318 10.8289L13.081 10.8289L13.081 12.0529L12.9064 12.3134C12.9064 12.3134 13.7574 14.7217 14.1265 15.1945C14.4953 15.6675 14.8227 15.7202 14.8227 15.7202L14.8227 15.8954L14.5604 16.0679C14.5604 16.0679 14.8421 16.9252 14.9074 17.2923C14.9729 17.659 14.9947 18.5138 14.9947 18.5138L14.9947 24.4539L15.6935 24.541L15.6935 24.9768L15.5187 24.9768L15.5187 25.4147L15.5187 25.4999L15.5187 26.8116L16.7361 26.8116L16.7361 27.9455L17.6068 27.9455L17.6068 28.2085L16.7361 29.1698L16.7361 39.4752L19.7824 39.4752L19.7824 40.6971L20.6532 40.7842L20.6532 41.5703C19.7258 41.6288 19.6863 42.1947 19.6978 42.7917L19.9573 42.967L19.9573 43.4903C19.8656 43.48 19.8201 43.5662 19.7824 43.6654L19.7824 44.0159C19.7076 44.0517 19.63 44.0804 19.6079 44.2762L19.6079 47.3175L19.6079 47.3329L19.6079 52.1015L62.1669 51.1054L62.1669 46.562L63.0153 46.562L63.2996 47.9812L63.2996 51.3881L63.8659 52.8072L63.8659 58.7674L73.6139 58.6751L80.5323 70.8204L0 70.3248L3.4181 62.3271L3.4181 47.3331L3.4181 47.3176L3.4181 44.2763C3.39618 44.0802 3.32103 44.0519 3.24592 44.016L3.24592 43.6655C3.20825 43.5668 3.16288 43.4811 3.07125 43.4903L3.07125 42.9672L3.33076 42.7918C3.34222 42.1949 3.3025 41.6291 2.37519 41.5705L2.37519 40.7842L3.24592 40.6971L3.24592 39.4753L6.28978 39.4753L6.28978 29.1699L5.42153 28.2086L5.42153 27.9456L6.28978 27.9456L6.28978 26.8117L7.50986 26.8117L7.50986 25.5L7.50986 25.4272L7.50986 24.9766L7.3352 24.9766L7.3352 24.5409L8.03128 24.4538L8.03128 18.5137C8.03128 18.5137 8.05328 17.6589 8.11861 17.2922C8.18393 16.9251 8.46791 16.0679 8.46791 16.0679L8.20592 15.8952L8.20592 15.7201C8.20592 15.7201 8.533 15.6677 8.90203 15.1945C9.27104 14.7215 10.1219 12.3133 10.1219 12.3133L9.9474 12.0528L9.9474 10.8288L10.2942 10.8288L10.8955 5.49705L10.6585 5.49705L10.6585 4.71851L10.4838 4.71851C10.4838 4.71851 11.0487 4.36631 11.2073 4.1728C11.2587 4.11015 11.3074 4.01472 11.352 3.91252C11.0213 3.83857 10.7731 3.5408 10.7731 3.18655C10.7731 2.80528 11.0605 2.49251 11.4294 2.45061L11.4294 1.0413L10.641 1.0413L10.641 0.876136L11.4294 0.876136L11.4294 0L11.5941 0ZM11.5491 17.7927C11.3321 17.917 11.1206 18.0729 10.9304 18.251C11.1568 18.329 11.3625 18.4168 11.5466 18.5138C11.7345 18.4153 11.9464 18.3253 12.178 18.2461C11.9885 18.0725 11.7756 17.9218 11.5491 17.7927ZM9.38852 17.9505C9.31049 18.0708 9.23364 18.2276 9.16894 18.4161C9.27927 18.5137 9.36939 18.6185 9.44591 18.724C9.50527 18.6871 9.57197 18.6573 9.643 18.639C9.57002 18.3828 9.48309 18.1521 9.38852 17.9504ZM13.64 17.963C13.5453 18.1645 13.4584 18.395 13.3856 18.6512C13.4564 18.6687 13.5207 18.6966 13.5801 18.7335C13.6566 18.6275 13.7491 18.5254 13.8594 18.4281C13.7948 18.2395 13.7178 18.0828 13.64 17.9625ZM12.3126 18.3784C12.0961 18.4483 11.9001 18.5282 11.7238 18.6137C11.8874 18.7113 12.0345 18.8174 12.1656 18.9292C12.2881 18.8356 12.4252 18.7599 12.5819 18.7061C12.5016 18.5901 12.4107 18.4808 12.3126 18.3784ZM10.7981 18.3784C10.7004 18.4816 10.6076 18.5889 10.5263 18.7037C10.6785 18.7562 10.8123 18.8311 10.9329 18.9216C10.9332 18.9214 10.935 18.9219 10.935 18.9216C11.0646 18.8111 11.2095 18.7055 11.3715 18.6086C11.1991 18.5254 11.0085 18.4475 10.7976 18.3784ZM9.12406 18.5585C9.0611 18.7791 9.01476 19.0339 8.99681 19.3196C8.99681 19.3199 8.99681 19.3196 8.99681 19.3196L8.99681 19.3318C9.04451 19.2174 9.09693 19.111 9.15895 19.0141C9.21087 18.9331 9.2682 18.8602 9.33615 18.7987C9.27551 18.7157 9.20695 18.6339 9.12406 18.5559ZM13.9044 18.5712C13.8213 18.6491 13.7528 18.728 13.6924 18.8115C13.7601 18.873 13.8175 18.9481 13.8695 19.029C13.9316 19.1258 13.9839 19.2323 14.0316 19.3471L14.0316 19.3345C14.0317 19.3345 14.0316 19.3347 14.0316 19.3345C14.0136 19.0488 13.9672 18.7939 13.9044 18.5738ZM11.5491 18.6986C11.3658 18.8003 11.204 18.911 11.0626 19.029C11.2799 19.2343 11.4386 19.5051 11.5516 19.8201C11.6639 19.5069 11.8234 19.2393 12.0381 19.0341C11.8957 18.9146 11.7349 18.8013 11.5491 18.6986ZM9.68045 18.7716C9.62383 18.7849 9.57304 18.8065 9.52573 18.8342C9.67282 19.0729 9.75477 19.3251 9.82262 19.5777C9.7921 19.2877 9.74368 19.0191 9.68045 18.7717ZM13.3482 18.7839C13.2848 19.0312 13.2363 19.3 13.2058 19.5901C13.2736 19.3374 13.3581 19.0853 13.5051 18.8466C13.4579 18.8188 13.4046 18.7971 13.3482 18.7839ZM12.6769 18.8517C12.532 18.896 12.4031 18.957 12.29 19.037C12.5985 19.3332 12.8115 19.672 12.961 20.0308L12.961 19.6252C12.9125 19.3411 12.8138 19.0844 12.6769 18.8517ZM10.4288 18.8517C10.2807 19.0939 10.1771 19.3575 10.1344 19.6302L10.1344 20.0333C10.2853 19.6721 10.4971 19.3326 10.8081 19.0344C10.6972 18.9563 10.5709 18.8957 10.4288 18.8517ZM9.41596 18.9164C9.36324 18.9667 9.31543 19.0251 9.27126 19.0941C9.16139 19.2659 9.07715 19.4929 8.99681 19.7299L8.99681 24.2933L9.8451 24.323L9.8451 20.1928C9.71212 19.7509 9.65574 19.31 9.41596 18.9163ZM13.6126 18.9288C13.3726 19.3222 13.3164 19.7632 13.1834 20.2054L13.1834 24.3356L14.0316 24.3058L14.0316 19.7427C13.9512 19.5055 13.8671 19.2782 13.7572 19.1069C13.7129 19.0379 13.6651 18.9788 13.6126 18.9291ZM10.9379 19.1416C10.6323 19.4305 10.4277 19.7588 10.2816 20.1154L10.2816 24.3508L11.3969 24.3508L11.3969 20.0952L11.4594 20.0952C11.3487 19.6934 11.1852 19.3687 10.9379 19.1416ZM12.1603 19.1416C11.9148 19.3686 11.7514 19.6924 11.6414 20.0925L11.6989 20.0925L11.6989 24.3482L12.8117 24.3482L12.8117 20.1102C12.6663 19.7561 12.4635 19.4288 12.1604 19.1416Z" calligra:nodeTypes="cccccccccccccccccccccccccccccccccccccccccccccccccccccccccccccccccccccccccccccccccccccccccccccccccccccccccccccccccccccccccccccccccccccccccccccccccccccccccccccccccccccccccccccccccccccccccccccccccccccccccccccccccc"/>
      <draw:path draw:style-name="gr3" xml:id="shape-15" draw:id="shape-15" draw:name="Planetarium" draw:layer="" svg:width="62.91076041754pt" svg:height="38.00516420689pt" svg:x="618.42300000000pt" svg:y="462.90400000000pt" svg:viewBox="0 0 63 38" svg:d="M14.897 5.68434e-14L14.897 0.573198L15.3211 0.573198L15.3211 1.72859C7.70808 4.83478 2.34081 12.281 2.34081 20.9718C2.34081 24.2676 3.11013 27.3859 4.48343 30.1556L0 30.1556L0 38.0052L62.6943 38.0052L62.6943 37.6154L62.6943 30.1556L62.6943 13.4111L62.9108 13.4111L62.9108 12.0082L62.6943 12.0082L62.0122 12.0082L58.3583 5.77715L56.7547 5.77715C56.4701 5.38336 56.0072 5.12603 55.4827 5.12613C54.9589 5.12613 54.4957 5.38379 54.2113 5.77715L52.6121 5.77715L48.9583 12.0082L48.1796 12.0082L48.0276 12.0082L48.0276 13.4111L48.1796 13.4111L48.1796 18.7574L44.014 18.7574C43.1924 11.0445 38.1293 4.58879 31.1907 1.74234L31.1907 0.573198L31.6144 0.573198L31.6144 0L31.1907 0L15.3211 0Z" calligra:nodeTypes="ccccccccccccccccccccccccccccccccccc"/>
      <draw:path draw:style-name="gr3" xml:id="shape-16" draw:id="shape-16" draw:name="Neptunbrunnen" draw:layer="" svg:width="40.96759492374pt" svg:height="37.42298544524pt" svg:x="552.75800000000pt" svg:y="460.03400000000pt" svg:viewBox="0 0 41 37" svg:d="M11.8247 0C12.0372 0.350275 12.1046 0.672667 12.0867 0.978066L12.2774 0.725992L13.499 2.27486L13.2627 2.37459C12.5973 1.51222 11.8088 1.24622 10.9593 1.2801C11.8996 1.5977 12.6168 2.09849 13.0035 2.86509L13.9546 2.61293C14.1068 2.8083 14.299 2.98337 14.5437 3.13386L14.5269 3.64086C14.6299 3.5503 14.6071 3.27093 14.8741 3.41921L14.9764 4.46382C15.5932 4.81553 15.9791 5.25963 16.3829 5.69407C16.3786 5.70424 16.3757 5.70933 16.3716 5.71645C16.3694 5.96669 16.4481 6.06236 16.5482 6.11275L16.3345 6.26234C16.4274 6.48682 16.4413 6.67254 16.4315 6.84696C16.2311 7.05457 16.1849 7.18667 16.2947 7.24326C16.3312 7.36446 16.3912 7.45807 16.6818 7.28192C16.701 7.57134 16.7266 7.85987 16.645 8.14926C16.4402 8.34639 16.4768 8.42431 16.4683 8.5261C16.2049 8.76973 15.9772 9.02486 15.8678 9.31854C15.2976 9.1717 14.8706 9.25747 14.4527 9.35721C13.8492 9.7136 13.1923 10.0187 12.7843 10.5652L10.7685 12.0172C10.4384 12.2554 10.8698 12.8169 11.0219 13.206C11.1763 13.6008 11.93 14.5136 12.5707 15.0762C12.7361 15.574 12.4339 15.8687 12.1465 16.1708L11.6026 16.0762C11.321 16.0273 11.2913 16.2689 11.4291 16.3006L12.1636 16.4726C12.3084 16.5061 12.1243 16.6424 11.9899 16.6413L11.2156 16.7351C11.0945 16.7758 11.0716 16.9119 11.2156 16.9624L11.8931 17.0368C12.0273 17.052 11.8995 17.1657 11.7764 17.1863L11.2156 17.3581C11.0738 17.4008 11.0606 17.5708 11.2525 17.5824C11.4443 17.5947 11.599 17.5528 11.6424 17.5824C11.6354 17.6242 11.4247 17.7156 11.5629 17.7156L11.8731 17.7156L11.2525 18.5634L11.0988 19.9986L9.85744 19.9244L7.13562 21.7145L6.66303 21.7338C6.81346 21.637 6.93905 21.5332 6.91072 21.3928C7.01852 21.3013 7.13371 21.266 7.19831 20.8803C7.14957 20.5612 6.99147 20.4213 6.80822 20.3205L6.4865 20.3703C6.40169 20.073 6.31133 19.7881 6.18187 19.5779C6.50504 19.3939 6.76804 19.1648 6.91072 18.8491C7.17497 18.4915 7.30548 18.1346 7.4374 17.7768C7.68926 17.6109 7.99392 17.4176 7.92998 17.364C7.64455 17.4077 6.98457 17.374 6.82532 17.3476C6.76551 17.4148 6.91074 17.4972 6.91074 17.4972C6.83859 17.8826 6.56382 18.2674 6.31855 18.6526C6.04409 18.9458 5.81793 18.844 5.58682 18.7994C5.57847 18.6142 5.57847 18.5161 5.50431 18.4198C5.42967 18.3242 5.26163 18.2122 5.04593 18.1234C4.83022 18.0351 4.5529 17.9899 4.2317 18.0572C3.91042 18.1244 3.76638 18.3508 3.67081 18.5531C3.57523 18.7559 3.52156 18.9558 3.60243 19.2462C3.68252 19.5332 3.98023 19.7084 4.18036 19.8584C4.08867 20.1487 3.98205 20.4342 3.9583 20.7507C3.89483 21.1894 3.92108 21.5932 3.92413 22.0059C3.49882 21.8033 3.06684 21.5531 2.60018 21.6734C2.13358 21.7937 2.19449 22.2091 2.11051 22.5158C1.42618 22.5809 0.742105 22.5279 0.0577716 22.2857C0.0120766 22.6194 -0.0657615 22.9712 0.106185 23.1779C0.00914881 23.5095 -0.0122242 23.8229 0.294089 24.0673C0.732434 24.3863 1.34013 24.3778 1.90552 24.4498C1.873 24.7901 2.43529 24.7446 2.92481 24.7461C3.00218 25.0837 3.44678 25.064 3.77323 25.1592L3.816 25.1144C4.25551 25.3621 4.47363 25.5629 4.40535 25.8762C4.38819 26.7845 4.76678 27.3868 5.05158 28.0598L6.31856 27.8381C6.38465 28.2559 6.45957 28.5948 6.35839 29.0907C6.25728 29.5866 5.87435 30.0059 5.54981 30.404C5.36823 30.001 4.93365 29.8457 4.30283 29.8802C4.15049 30.1356 3.99676 30.1366 3.84445 30.0827C3.30026 29.9116 2.7288 29.633 2.43225 30.4258C2.30446 30.6154 2.10293 30.6576 1.9141 30.7281L1.93404 31.0523C1.69416 31.3017 1.38845 31.4557 1.02017 31.5178L0.251426 31.6176C0.608776 31.8049 1.17784 31.9245 1.18809 32.2244C0.896706 32.4078 0.605274 32.5844 0.18877 33.0724C0.457063 33.7315 0.15416 34.311 0.00373236 34.9121L0.541822 34.1861L1.04291 34.6099C0.98801 34.1235 0.797641 33.6214 1.29061 33.1941L1.6237 33.2134L1.68634 32.446C2.06818 32.2372 2.36896 32.0287 2.49492 31.8198L2.93052 32.0027L3.4088 31.3155L3.54261 31.3655C4.3393 32.2748 5.10228 33.1848 5.56123 34.0946C5.22017 34.8219 5.36345 35.3625 5.60682 35.8624C2.90085 36.1124 2.14471 36.6972 1.3988 37.2839L28.3466 37.4086L28.3466 37.423L40.9676 37.4065L40.9422 35.8132L39.3278 35.8132C39.484 35.6108 39.6685 35.4717 39.4332 34.3639C39.335 33.8585 39.3595 33.2921 39.3563 32.7402C39.6013 31.5917 39.3861 30.6526 38.2203 30.1413C38.3172 29.8098 38.2297 29.6472 37.8217 29.5121C37.7755 29.3095 37.6345 29.1082 37.3861 28.9055C37.6403 28.7443 37.9374 28.6372 37.8017 28.0022C37.8806 27.5657 38.4129 27.1279 37.7647 26.6916L37.8415 26.3229C37.8922 25.5712 37.5544 25.176 36.6458 25.3088L36.4779 25.4557C35.9829 25.3256 35.5188 25.3854 35.0742 25.5505L34.8293 25.8634C34.6456 25.8634 34.5285 25.9965 34.3907 26.085C34.3547 26.1991 34.2712 26.3206 34.3366 26.4149C34.1157 26.6899 34.1495 26.935 34.0889 27.1905C34.0889 27.1905 33.6435 27.7433 33.7275 27.8029C33.8145 27.865 33.9553 27.8529 33.9553 27.8529C33.9553 27.8529 33.9353 28.0473 33.9439 28.0856C33.9511 28.1184 34.0462 28.1355 34.0462 28.1355C34.0462 28.1355 33.9326 28.1456 33.9467 28.1743C34.0961 28.4754 33.8927 28.6406 34.032 28.7754C34.1702 28.9091 34.5395 28.8426 34.6587 29.1636C34.7049 29.4102 34.6433 29.6282 34.4875 29.8256L32.3836 29.8806C31.7947 29.1377 31.309 29.5297 30.829 29.9753C30.5116 29.1113 29.9108 28.3011 29.3515 27.4843L30.2994 27.0049C30.5446 26.2512 30.7684 25.4346 30.9629 24.5332L32.9473 23.763C33.9054 23.5355 34.7555 23.2861 35.655 23.0479C36.031 22.5585 36.1135 22.1518 36.1589 21.7541C36.1944 21.0965 36.2256 20.4492 35.7462 20.9314C35.3133 21.1963 35.0969 21.0403 34.7923 21.0559C34.703 20.5646 34.8368 19.7544 33.8384 20.5459C33.3437 20.9431 32.8595 20.8449 32.4179 20.8453C32.1796 20.1475 31.8722 19.579 30.9259 20.2136C30.4916 20.7333 29.9615 20.7512 29.4198 20.7096L27.6377 18.623L27.4439 18.3015L27.2901 18.0576C27.1582 17.2138 27.2198 16.453 26.2023 15.2259C25.3999 14.5996 24.7914 13.7082 23.7597 13.3945C23.3146 13.0501 22.8918 12.5691 22.4984 11.9231C22.2852 10.913 21.7719 10.1494 20.5797 9.9419C20.2255 9.64949 19.8808 9.33789 19.6286 8.84737C19.8982 8.44741 20.0799 8.02541 19.939 7.52563C19.9193 7.3621 19.9267 7.19877 19.9589 7.03526C20.0548 6.48388 19.6855 5.97098 19.1645 5.46968C18.8917 5.20174 18.6082 4.95476 18.2337 4.88503C18.1159 5.00157 17.892 5.07687 17.5162 5.09284C17.1164 5.05214 17.0317 5.13355 16.8756 5.1875C16.8456 5.1875 16.8187 5.19866 16.793 5.20682L16.4997 4.88818L16.9667 4.73585C16.472 4.58259 16.0085 4.3993 15.6513 4.11233L15.6513 3.41961L14.3616 2.49417L14.6663 2.40564C14.6663 2.40564 15.3404 2.7266 16.1666 2.61343C15.7845 2.49274 15.7682 2.48043 15.7682 2.48043C15.1794 2.3643 15.2377 2.41121 14.649 2.05648C14.5451 1.94413 14.4397 1.83077 14.336 1.71841C14.0126 1.38482 13.7278 0.953438 13.7778 0.471581C13.5751 0.845772 13.5408 1.18303 14.1338 1.96784L13.8547 2.10086L12.4482 0.640612L12.7955 0.507606C12.3846 0.452651 12.0998 0.231415 11.8247 0.000508827ZM14.4926 11.8731C14.6442 12.5928 14.9284 13.2741 15.358 13.9126C15.3099 14.5334 15.1464 15.0923 14.8486 15.5779L14.3161 15.3947L14.2535 14.583L13.9714 14.583L13.6697 14.9573C13.1765 14.6115 12.9998 13.9135 12.8981 13.508C12.7968 13.1025 12.9385 12.85 12.8981 12.5021C13.566 12.4411 14.0445 12.1743 14.4926 11.8731ZM20.9013 12.843C20.9188 12.8583 21.3179 13.1309 21.2658 13.2197C21.3046 13.489 21.1752 13.845 21.5192 13.9568L21.4965 14.1092C21.2326 14.2526 21.1231 14.5289 21.0352 14.8242C20.7878 14.7336 20.5843 14.6089 20.5141 14.3837C20.6562 14.2258 20.8076 14.0803 20.8929 13.8488C20.9133 13.4964 20.899 13.1777 20.9012 12.843ZM22.6124 14.4835C22.6827 14.4835 22.7561 14.4977 22.8403 14.5998C22.8883 14.7056 22.9283 14.8123 22.937 14.9184C22.7782 14.9189 22.6489 14.8593 22.5498 14.744C22.4878 14.645 22.5305 14.5725 22.5413 14.4917C22.5645 14.4917 22.5892 14.4815 22.6128 14.4815ZM22.9599 15.8909C23.6297 15.9662 24.2915 16.0638 25.0153 15.9824C25.2707 16.4328 25.526 16.6277 25.7814 16.8111C25.7073 16.9821 25.698 17.1756 25.7073 17.3735C26.1617 17.5496 26.5256 17.8297 26.8404 18.1688L26.3793 18.3822L26.3709 18.7617C26.3334 19.153 26.1298 19.5425 25.9922 19.9338L24.8277 19.2191C24.4282 19.0651 24.0554 19.156 23.6833 19.2414L23.6631 18.9559C24.1318 18.8604 24.4446 18.5875 24.6055 18.1386C24.5569 17.6361 24.4988 17.3978 23.9764 17.1079C23.5222 16.9578 23.4515 17.0782 23.2532 17.1802L22.8974 17.5349C22.8974 17.5349 23.0866 16.9249 23.0852 16.6286C23.0842 16.4168 22.96 15.8916 22.96 15.8916ZM27.3215 18.7781L28.2554 19.9004C28.1757 19.8629 28.0961 19.8333 28.0161 19.8088C28.0111 19.8088 28.0067 19.8088 28.0021 19.7988C27.9804 19.7885 27.9579 19.7874 27.9364 19.7823C27.9305 19.7823 27.9234 19.7823 27.9166 19.7722C27.8978 19.7722 27.8787 19.762 27.8598 19.761C27.5916 19.7133 27.3218 19.7506 27.054 19.9298C27.0015 19.9575 26.9494 19.989 26.8974 20.0215C26.8681 19.7085 26.8572 19.3922 26.9116 19.0656C27.0289 18.8271 27.1637 18.8359 27.3215 18.7691ZM30.2911 24.2618L29.4654 26.3426L28.2354 26.415L28.2354 26.4292L27.7629 26.2686C27.6194 25.8314 27.2206 25.7445 26.8461 25.6229L26.8291 25.2017C26.5686 25.2578 26.6766 25.0753 26.6839 24.9577C26.4731 24.912 26.2923 24.8363 26.2709 24.6058C27.8803 24.5408 29.1795 24.419 30.2911 24.2625ZM23.5863 24.5305C23.5863 24.5305 24.3357 24.6489 24.4773 24.6635C24.4837 24.6635 24.4905 24.6635 24.4972 24.6635C24.5016 24.6645 24.5025 24.6635 24.5025 24.6635C24.4983 24.6639 24.4884 24.6635 24.4769 24.6635C24.3199 24.7206 24.2967 26.006 24.6135 26.0572C24.2146 25.9779 23.8134 25.9045 23.566 25.5307L23.5859 24.5305ZM4.94052 25.3063C5.82632 25.5624 6.71109 25.6421 7.59688 25.5722C6.99706 25.7795 6.39732 26.2012 5.79752 26.7334C5.35084 26.5323 5.17696 25.866 4.94052 25.3063ZM24.2895 27.5008C24.4721 27.6886 25.5159 27.6932 25.5537 27.5862C25.5514 27.6087 25.4361 28.7732 25.4767 28.6809C25.5328 28.5527 25.3542 29.1938 25.175 29.3679L24.6425 29.6396C24.2319 29.1304 24.2354 28.3326 24.2896 27.5004ZM11.4376 28.2349C11.4003 28.5845 11.1534 28.9332 10.8654 29.2827C10.6126 29.7077 10.4757 30.1113 10.6433 30.4545C10.6484 30.852 10.4907 31.217 10.0738 31.5325L9.59837 31.4409C8.97474 31.3207 9.17776 30.9706 9.09161 30.7009C9.1323 30.4369 9.18928 30.1417 9.31367 29.7147C9.83089 29.3995 10.348 28.9395 10.8654 28.2959L11.4376 28.2348ZM27.1678 30.1305L27.5209 30.3521L27.8768 30.5737C27.9762 30.8522 27.851 31.1291 27.5465 31.4077C26.5915 31.2063 26.5158 32.1848 26.4874 33.0787L26.0317 33.4001C26.0741 32.4979 26.0923 31.4311 26.1342 30.4021C26.5306 30.6363 26.9046 30.7384 27.1678 30.130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rect draw:style-name="gr3" xml:id="shape-17" draw:id="shape-17" draw:name="Horizont" draw:layer="" svg:width="679.85153322521pt" svg:height="16.63236826738pt" svg:x="0.24346800000pt" svg:y="494.85000000000pt"/>
      <draw:path draw:style-name="gr3" xml:id="shape-18" draw:id="shape-18" draw:name="Funkturm" draw:layer="" svg:width="17.54700057304pt" svg:height="117.06660026934pt" svg:x="0.24386300000pt" svg:y="392.30400000000pt" svg:viewBox="0 0 18 117" svg:d="M8.63019 0.00590299L8.63019 9.56081L8.38655 9.60865C8.38655 9.60865 8.16997 11.1481 7.99972 11.4902C7.82947 11.8318 7.59246 11.9565 7.59246 11.9565L7.59246 13.3532L5.63456 13.3532L5.63456 15.9571L5.94131 16.9067L6.4116 17.2157L6.62624 17.636L6.58707 17.636L6.57872 17.9513L4.93096 72.1775L0.0386953 72.913L0.0386953 73.1705L0.832772 73.4279L1.09683 74.2017L1.62686 74.4609L2.1568 75.2343L3.47913 75.7495L3.74494 76.5231L4.27318 76.7822L4.80317 77.5561L4.80317 78.2833C4.78664 78.3046 4.77026 78.3262 4.75708 78.3495C4.71898 78.4187 4.69901 78.4942 4.69746 78.5703L1.76489 102.288C1.74756 102.31 1.73104 102.331 1.71714 102.355C1.63215 102.494 1.62733 102.666 1.70015 102.812L0.00459607 116.496C0.00443941 116.496 0.00479451 116.496 0.00459607 116.496L0.00459607 116.496C0.00250731 116.511 0.00146292 116.528 0.00146292 116.543C-0.0110697 116.707 0.0573377 116.864 0.190664 116.963C0.336763 117.074 0.534831 117.098 0.703542 117.024C0.832157 116.969 0.928721 116.863 0.972784 116.735L8.76528 103.577L16.5577 116.665C16.5872 116.823 16.6933 116.958 16.8459 117.024C17.0141 117.097 17.2096 117.073 17.3553 116.963C17.4958 116.858 17.5659 116.688 17.5426 116.515C17.5429 116.473 17.5396 116.432 17.5289 116.391L13.5331 84.4726C13.5331 84.4298 13.5278 84.3883 13.516 84.3464L12.7952 78.581C12.7964 78.4963 12.776 78.4116 12.7321 78.335C12.7301 78.335 12.7257 78.3249 12.724 78.3239L12.7426 78.3239L12.7426 77.5502L13.2726 76.7763L13.8024 76.5172L14.0668 75.7435L15.3907 75.2286L15.9208 74.455L16.4489 74.1957L16.7147 73.4218L17.5087 73.1645L17.5087 72.9071L12.6933 72.1715L12.3678 62.4254C12.3697 62.4044 12.3697 62.3828 12.3678 62.3625L11.0283 17.9454L11.0179 17.6298L10.919 17.6298L11.1338 17.2097L11.6041 16.9009L11.8614 15.9512L11.8614 13.3473L9.95644 13.3473L9.95644 11.9506C9.95644 11.9506 9.71796 11.826 9.54736 11.4841C9.3768 11.1422 9.16054 9.60274 9.16054 9.60274L8.9203 9.5549L8.9203 0L8.63057 0ZM7.59756 18.2872L10.0122 18.2872L8.80573 19.3999ZM7.21929 18.8319L8.32007 19.8466L7.15624 20.9194L7.2193 18.8319ZM10.387 18.8319L10.4502 20.9126L9.29146 19.8432L10.3871 18.8319ZM8.80573 20.2901L10.3359 21.7015L8.81765 23.9365L7.28916 21.6897ZM7.10684 22.5932L8.19914 24.2022L7.05571 24.2022L7.10677 22.5965ZM10.5011 22.6328L10.5507 24.2104L9.43108 24.2104L10.5011 22.6362ZM7.03698 24.8479L8.19401 24.8479L6.98415 26.6263L7.03699 24.843ZM9.44305 24.8581L10.5694 24.8581L10.6206 26.5868L9.44307 24.8549ZM8.81765 25.114L10.5507 27.6661L8.81765 29.9063L7.08298 27.6677ZM6.92794 28.5428L8.12583 30.0923L6.8785 30.0923L6.92798 28.5428ZM10.6819 28.5777L10.728 30.092L9.50783 30.092ZM6.85974 30.7428L8.17015 30.7428L6.80692 32.5031L6.85978 30.7428ZM9.46351 30.7428L10.7468 30.7428L10.7975 32.4665L9.46349 30.7428ZM8.81765 30.9838L10.6972 33.4131L8.79723 35.6899L6.91597 33.4397ZM10.8523 34.2566L10.9015 35.8974L9.48225 35.8974ZM6.75407 34.2749L8.1071 35.8974L6.70468 35.8974L6.75408 34.2749ZM6.68599 36.5483L8.07986 36.5483L6.63317 38.2802L6.68601 36.5483ZM9.51124 36.5483L10.9205 36.5483L10.975 38.2984L9.51119 36.5483ZM8.79726 36.721L10.8883 39.2252L8.80575 41.9353L6.71495 39.2118ZM6.57695 40.1202L8.12248 42.1295L6.51725 42.1295L6.57689 40.117ZM11.0295 40.1304L11.089 42.1249L9.49247 42.1249L11.0295 40.1255ZM11.1079 42.7757L11.1777 45.0242L9.45161 42.779L11.1078 42.779ZM8.15661 42.7857L6.42869 45.036L6.4951 42.7908L8.15656 42.7908ZM8.80581 43.0268L11.1301 46.0471L8.81773 49.2522L6.49341 46.0324ZM6.37075 46.9938L8.18039 49.5012L6.29408 49.4899L6.37075 46.9943ZM11.2372 47.0285L11.3125 49.5191L9.44651 49.5081L11.2372 47.029ZM6.27534 50.1386L8.17022 50.1519L6.19186 52.8915L6.27531 50.1385ZM9.4721 50.157L11.3312 50.1701L11.4129 52.8486L9.47209 50.157ZM8.81773 50.3827L11.3756 53.9264L8.80235 57.4319L6.24636 53.9447ZM6.13052 54.9043L8.14464 57.6511L6.04701 57.6511L6.13046 54.9027ZM11.4761 54.9043L11.5595 57.6462L9.46187 57.6462L11.4761 54.9011ZM11.5782 58.2969L11.6685 61.3393L9.43969 58.2985L11.5783 58.2985ZM8.16509 58.2969L5.93788 61.3341L6.02824 58.3002L8.16509 58.3002ZM8.80234 58.546L11.6379 62.4103L8.80234 66.6995L5.96686 62.4103ZM11.7333 63.4661L11.8406 66.9685L9.42773 66.9524L11.7333 63.4665ZM5.87319 63.4661L8.17019 66.9385L5.76921 66.9235L5.87323 63.4658ZM5.74877 67.5727L8.21111 67.589L5.63118 71.4915L5.74877 67.5723ZM9.3988 67.5992L11.8594 67.6155L11.9751 71.4948L9.3988 67.599ZM8.8007 67.8948L11.5817 72.0995L11.1011 72.0995L11.1011 71.7226L8.78193 71.4663L6.46277 71.7226L6.46277 72.0995L6.02141 72.0995ZM6.07254 79.0721L11.4213 79.0721L8.74953 83.544ZM11.9751 80.0835L12.4626 83.9891L9.64073 83.9891ZM5.52042 80.0835L7.855 83.9857L5.03653 83.9857ZM4.9155 84.9605L7.90097 84.9605L4.1385 91.2574ZM9.59986 84.9605L12.5871 84.9605L13.376 91.2739ZM8.74953 85.4769L13.2721 93.0376L4.23222 93.0376ZM4.23052 94.0122L13.2789 94.0122L8.76487 101.633ZM13.8429 95.007L14.7375 102.148L9.62372 102.131L13.8429 95.0074ZM3.6716 95.0181L7.90097 102.124L2.79401 102.107L3.6716 95.0185ZM2.67297 103.084L7.89414 103.1L1.28938 114.249L2.67297 103.085ZM9.64247 103.106L14.8601 103.122L16.2474 114.20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19" draw:id="shape-19" draw:name="Siegessaeule" draw:layer="" svg:width="16.90463074068pt" svg:height="56.53390316327pt" svg:x="54.98590000000pt" svg:y="436.52500000000pt" svg:viewBox="0 0 17 57" svg:d="M9.7917 0.0206517C9.76137 0.222308 9.50451 0.386713 9.70123 0.625521L9.68349 0.746294C9.67936 0.746193 9.67523 0.745584 9.67058 0.745685C9.66027 0.745891 9.65007 0.745685 9.63996 0.745685C9.47916 0.77302 9.38445 0.978728 9.42834 1.20559C9.45196 1.32755 9.51106 1.43085 9.5855 1.49605L9.61334 1.59948L9.51409 3.422C9.38169 3.43818 9.25505 3.44123 9.1345 3.43213C9.09921 3.32501 9.02746 3.26761 8.94466 3.22582L8.93742 3.17317L8.91771 3.17317C8.95363 3.04157 9.11572 2.99955 9.12658 2.83071C9.17136 2.84283 9.20272 2.84586 9.17145 2.79829C9.24161 2.82564 9.28735 2.83372 9.26607 2.78715C9.33878 2.80436 9.35456 2.7973 9.32393 2.75779C9.36024 2.75779 9.42712 2.76894 9.42256 2.74162C9.45309 2.73047 9.53867 2.73147 9.49064 2.70212C9.53954 2.69201 9.56564 2.68087 9.4896 2.65961L9.48857 2.63429C9.34737 2.56952 9.18901 2.53915 8.88924 2.80315C8.88613 2.7657 8.90273 2.71711 8.87022 2.69168C8.83775 2.66638 8.8002 2.68156 8.77367 2.69168L8.74986 2.71195C8.81834 2.72813 8.79328 2.76256 8.76407 2.79698C8.67392 2.70081 8.53895 2.53509 8.45794 2.53326C8.3784 2.53326 8.2984 2.51909 8.28515 2.59096C8.25099 2.60414 8.19775 2.6183 8.28825 2.62742C8.26203 2.64868 8.24491 2.66791 8.30929 2.67398C8.28102 2.70335 8.30103 2.7165 8.38007 2.71245C8.35973 2.7489 8.39542 2.75294 8.44742 2.7479C8.42202 2.7813 8.41616 2.80557 8.50457 2.7833C8.46475 2.8562 8.5193 2.83494 8.55833 2.82179C8.55112 2.83798 8.54904 2.84204 8.54801 2.84305C8.54834 2.84305 8.54891 2.84305 8.54077 2.86026C8.53561 2.95947 8.65443 3.06677 8.6653 3.15664L8.62651 3.15664L8.62444 3.2002C8.46197 3.26193 8.42678 3.32946 8.41014 3.39843C8.38549 3.42068 8.35981 3.44193 8.357 3.47838C8.33998 3.51584 8.35184 3.5533 8.35909 3.59055C8.31511 3.60371 8.30677 3.63509 8.31009 3.67254C8.23065 3.69279 8.24322 3.7576 8.27541 3.83219C8.24477 3.86155 8.23187 3.89597 8.23734 3.93141C8.24251 3.96683 8.23321 4.0043 8.28224 4.03951C8.29152 4.14198 8.35021 4.19684 8.41487 4.24521C8.36443 4.31811 8.28601 4.30901 8.19852 4.27255C8.13352 4.2088 8.05839 4.1535 7.96858 4.10837C7.85024 3.93384 7.75695 3.67639 7.68696 3.55554C7.61691 3.43476 7.27637 3.22904 6.96581 3.25447C6.88947 3.07223 6.86939 2.89679 6.84062 2.72045C6.84114 2.63441 6.84683 2.54865 6.82422 2.4627L6.82113 2.4621L6.81183 2.41251C6.8558 2.44286 6.93615 2.49854 6.9581 2.47425C6.9809 2.44895 6.85556 2.37606 6.80504 2.32605C6.83931 2.29973 6.92444 2.36958 7.0023 2.36958L6.93362 2.33821C6.95023 2.32198 6.98097 2.31896 7.0085 2.3129C7.0085 2.3129 6.96488 2.29569 6.96229 2.29164C6.95921 2.29164 7.01192 2.26733 7.01192 2.26733L6.91806 2.2572C7.00087 2.2076 7.07834 2.15071 7.1337 2.06496L7.04385 2.05485C7.09287 2.00017 7.1504 1.94795 7.14862 1.88051C7.11828 1.89267 7.09075 1.89772 7.06495 1.90078C7.07425 1.84407 7.10251 1.78778 7.12479 1.73119C7.08951 1.76461 7.05753 1.80206 7.01591 1.82637C7.04056 1.72613 7.07111 1.62217 7.02893 1.57467L6.9827 1.65973C6.9827 1.65973 6.98579 1.60809 6.9827 1.60506C6.97547 1.59494 6.9372 1.6901 6.93783 1.70528C6.91762 1.61822 6.90358 1.528 6.83034 1.48036L6.82414 1.62855C6.75491 1.4195 6.6481 1.41908 6.51665 1.5587C6.51665 1.5587 6.51736 1.43964 6.51356 1.43661C6.51287 1.436 6.51253 1.43661 6.5115 1.43661C6.4891 1.43661 6.46425 1.62794 6.4687 1.63027L6.43609 1.68898L6.43677 1.53542L6.40479 1.66499L6.37621 1.48936C6.36529 1.58351 6.35732 1.67774 6.36466 1.76977C6.34897 1.72928 6.32991 1.6908 6.30277 1.6576L6.3021 1.85594L6.21566 1.74373C6.23399 1.82273 6.27381 1.89498 6.31221 1.96737L6.20608 1.92181C6.21836 2.04653 6.30563 2.07902 6.3687 2.14149C6.31331 2.14149 6.24815 2.1263 6.20947 2.16073C6.26684 2.17185 6.32822 2.17895 6.36798 2.20425C6.33827 2.21943 6.29774 2.21744 6.26183 2.22248C6.31045 2.24273 6.35955 2.26095 6.41491 2.26095L6.40666 2.30143C6.36767 2.3308 6.32412 2.33486 6.28287 2.35206L6.40261 2.35206L6.40983 2.38951L6.40569 2.3888C6.44573 2.50776 6.48585 2.6271 6.56833 2.75193L6.58805 3.28735C6.23901 3.28735 5.72362 3.20233 5.55189 3.16385C5.45494 3.14259 5.38655 3.12033 5.33759 3.12033C5.29954 3.12044 5.2732 3.13349 5.25528 3.17095C5.21358 3.25799 5.46003 3.36186 5.46003 3.36186C5.46003 3.3892 4.97349 3.14908 4.9056 3.26672C4.83699 3.38523 5.45393 3.62384 5.45393 3.62384C5.45393 3.62384 5.10411 3.50248 5.07228 3.61374C5.04002 3.72933 5.5002 3.8808 5.5002 3.8808C5.5002 3.8808 5.35254 3.86965 5.3689 3.98424C5.38521 4.09904 6.02472 4.18126 6.02472 4.18126C6.02472 4.18126 5.79679 4.19238 5.81657 4.30404C5.83637 4.41601 6.34586 4.36984 6.34586 4.36984C6.34586 4.36984 6.20165 4.44476 6.2465 4.53344C6.29137 4.62253 6.72611 4.50104 6.72611 4.50104C6.72611 4.50104 6.56675 4.6373 6.62063 4.70463C6.67461 4.77246 6.9547 4.61554 6.9547 4.61554C6.9547 4.61554 6.82302 4.79977 6.86628 4.84989C6.90952 4.89949 7.05476 4.81447 7.05476 4.81447C7.05476 4.81447 6.93499 4.96816 6.96829 5.02546C7.00216 5.08313 7.10709 5.01531 7.10709 5.01531C7.10709 5.01531 7.02754 5.14813 7.06488 5.18021C7.10224 5.21263 7.21116 5.12353 7.21116 5.12353C7.21116 5.12353 7.14854 5.25604 7.1867 5.28449C7.22488 5.31284 7.32687 5.22375 7.32687 5.22375C7.32687 5.22375 7.28592 5.33927 7.33617 5.36456C7.38723 5.39089 7.49195 5.26839 7.49195 5.26839C7.49195 5.26839 7.4059 5.50386 7.45582 5.53809C7.50587 5.5725 7.57017 5.47938 7.57013 5.47938C7.57013 5.47938 7.52237 5.67514 7.56187 5.70309C7.60147 5.73044 7.65235 5.66968 7.65235 5.66968C7.65235 5.66968 7.63203 5.84017 7.66164 5.86467C7.69154 5.88897 7.7222 5.85452 7.7222 5.85452C7.7222 5.85452 7.71187 5.97876 7.74602 5.99008C7.77983 6.00122 7.81813 5.9253 7.81813 5.9253L7.82226 5.95263C7.64478 6.23893 7.50201 6.59323 7.46914 6.73699C7.43634 6.88075 7.29499 7.11762 7.23989 7.33184C7.26175 7.43206 7.35572 7.46203 7.45624 7.4854C7.45418 7.53604 7.51379 7.54614 7.56236 7.56334C7.45889 8.07397 7.18726 8.47729 6.90991 8.87717C6.74245 9.14564 6.55211 9.41128 6.48745 9.69422L6.48678 9.69422L6.47046 9.77217C6.43054 9.95076 6.6213 10.0016 6.64328 9.99785C6.77986 9.97553 6.77853 10.0434 6.83308 10.0434C6.89106 10.0435 6.8952 9.94725 6.99976 10.0332L6.96643 10.1021C7.13311 10.2749 7.43279 10.2098 7.68893 10.223C7.77652 10.2958 7.84639 10.3869 7.99236 10.4025C8.03166 10.3774 8.06158 10.3357 8.1257 10.3501C8.12879 10.4237 8.07763 10.4714 8.04883 10.5295C7.85417 10.6125 7.27605 10.7901 7.34949 11.0363C7.24187 11.109 7.09229 11.1316 7.08007 11.3233L7.04993 12.9401L6.12557 12.9401L6.12557 14.0004C6.25182 14.2988 6.12576 14.6814 6.28002 14.8329C6.43431 14.9843 6.29043 15.589 6.43445 15.6653C6.57841 15.7412 6.68395 15.9057 6.5113 16.347L6.31877 28.2687L6.12555 40.1905C6.12555 40.1905 5.26967 40.9017 5.78337 40.9476C6.29709 40.9932 5.44549 41.7647 5.35407 41.7048L5.35407 44.2029L0.880312 44.2029L0.880312 44.9592L1.18851 44.9592L1.34294 45.1108L1.34294 46.0951L1.49737 46.2464L1.49737 51.2353L1.12662 51.2353L1.12662 51.5452L0.751047 51.5452L0.751047 51.8548L0.375535 51.8548L0.375535 52.1646L0 52.1646L0 56.5339L16.9046 56.5339L16.9046 52.1646L16.5287 52.1646L16.5287 51.8548L16.1535 51.8548L16.1535 51.5452L15.7778 51.5452L15.7778 51.2353L15.5363 51.2353L15.5363 46.2464L15.6908 46.0951L15.6908 45.1108L15.8447 44.9592L16.1535 44.9592L16.1535 44.2029L11.5253 44.2029L11.5253 41.7048C11.4338 41.7647 10.5823 40.9936 11.0959 40.9476C11.6097 40.902 10.7539 40.1905 10.7539 40.1905L10.5611 28.2687L10.3687 16.347C10.196 15.9057 10.3017 15.7416 10.4456 15.6653C10.5896 15.5894 10.4458 14.9843 10.6002 14.8329C10.7543 14.6814 10.6276 14.2988 10.7539 14.0004L10.7539 12.9401L9.94078 12.9401L9.94078 11.3534C9.95717 11.202 9.81889 11.1145 9.69657 11.037C9.59897 10.7055 9.32738 10.7156 9.138 10.5644L9.13285 10.1577C9.34959 10.1577 9.58378 10.2446 9.77777 10.1476C9.85937 10.1476 9.92178 10.1476 10.0383 10.1242L10.029 10.0817C10.3338 10.032 10.6052 9.86815 10.8863 9.73664C10.7912 9.38647 10.5921 9.05158 10.2407 8.73918C10.1562 8.49026 10.0568 8.24111 9.90861 7.99219C9.83724 7.7968 9.76312 7.60141 9.75421 7.40605C9.92044 7.3281 10.1169 7.26582 9.98548 7.0422C9.92616 7.0422 9.86665 7.05234 9.80727 6.99058C9.71897 6.85199 9.64705 6.69679 9.60997 6.5079C9.59119 6.36607 9.5656 6.22444 9.50856 6.08272L9.59013 5.99768C9.72095 6.04829 9.89172 6.18255 9.9562 6.07764C10.0228 5.96954 10.0891 5.8754 9.87924 5.56765C9.91464 5.53626 9.90524 5.48565 9.85069 5.41612C9.86675 5.31587 9.82386 5.21565 9.77454 5.11573C9.94682 5.23509 9.9335 5.20685 9.89765 4.98281C9.96627 5.00205 10.0571 5.10723 10.1045 5.03344C10.1537 4.95648 10.0155 4.86539 9.96502 4.7845C9.96502 4.7845 10.3815 4.93565 10.4235 4.85536C10.4657 4.77539 10.3439 4.69175 10.3439 4.69175C10.3439 4.69175 10.788 4.7201 10.812 4.60368C10.8354 4.49021 10.5777 4.50094 10.5777 4.50094C10.5777 4.50094 11.1367 4.45944 11.1583 4.35203C11.1796 4.24472 11.0589 4.23925 11.0589 4.23925C11.0589 4.23925 11.4016 4.14209 11.3875 4.02627C11.3739 3.91247 11.1709 3.97766 11.1709 3.97766C11.1709 3.97766 11.5675 3.83343 11.5446 3.70132C11.5217 3.56867 11.2658 3.68916 11.2658 3.68916C11.2658 3.68916 11.3637 3.59095 11.3277 3.52029C11.2919 3.45045 11.1355 3.51018 11.1355 3.51018C10.7523 3.60533 10.3918 3.59116 10.0343 3.56383L10.0333 3.56383C10.1542 3.51522 10.2777 3.46665 10.2741 3.23866C10.2669 3.07161 10.2573 2.90439 10.1917 2.73735C10.2039 2.60999 10.15 2.56395 10.1544 2.52568C10.1789 2.31482 9.85114 2.00159 9.74071 1.85945L9.75103 1.59909L9.81972 1.54545C9.96798 1.50493 10.0529 1.30723 10.0109 1.09018C9.98067 0.93388 9.89231 0.808553 9.78777 0.754393L9.79189 0.652855C9.98941 0.564781 9.79603 0.220487 9.79189 0ZM9.62913 0.897233C9.66832 0.963036 9.6648 1.01477 9.66853 1.06872C9.63066 1.0515 9.59539 1.02014 9.56375 0.972551C9.56785 0.930033 9.58767 0.902699 9.62904 0.897638ZM9.81755 0.999995C9.84674 1.02831 9.87079 1.06477 9.87543 1.13483C9.84127 1.15305 9.80754 1.14596 9.7734 1.1247C9.77751 1.08014 9.77751 1.0356 9.81766 0.997145ZM9.57945 1.18961C9.58255 1.18951 9.58668 1.18951 9.58976 1.18961C9.61258 1.1901 9.6367 1.19972 9.66187 1.2058C9.66084 1.25945 9.63361 1.29488 9.60814 1.33132C9.57357 1.28881 9.55316 1.24225 9.54965 1.19384C9.55893 1.19384 9.56944 1.19384 9.57955 1.19384ZM9.7706 1.26451C9.80412 1.28982 9.8419 1.30803 9.86387 1.35562C9.85354 1.39105 9.83835 1.42243 9.79176 1.43357C9.77729 1.37891 9.76101 1.32434 9.77071 1.26399ZM6.70034 1.69445C6.71604 1.69404 6.73192 1.69435 6.748 1.69445C6.80888 1.69445 6.84777 1.72179 6.87181 1.76025L6.83645 1.76025C6.87027 1.81391 6.90732 1.85945 6.94799 1.89508L6.96503 1.97404L6.94668 2.00037L6.9705 2.02871C6.91231 2.11173 6.86506 2.21763 6.77454 2.23505C6.74968 2.19352 6.72574 2.14596 6.68747 2.23505C6.67818 2.21781 6.67067 2.11872 6.60649 2.20669C6.56873 2.19656 6.53963 2.20669 6.51808 2.22997L6.42007 2.15405L6.42627 1.93711C6.41388 1.93711 6.4012 1.92697 6.38892 1.90572L6.4474 1.81357L6.46506 1.74575C6.48341 1.70428 6.56584 1.71439 6.6236 1.70528C6.64879 1.69515 6.67436 1.69515 6.70046 1.69515ZM9.73796 2.00017L10.0944 2.4374C10.1222 2.50827 10.1742 2.57943 10.1468 2.6504C10.0764 2.47374 9.92705 2.28727 9.75088 2.09765L9.73799 2.00047ZM9.79305 2.29121C9.92933 2.4128 10.054 2.53885 10.1441 2.67974C10.0969 3.00614 10.0115 3.29748 9.87808 3.5456L9.84682 3.53549L9.81081 3.52535L9.80771 3.52535L9.8005 3.52535L9.71888 3.56789L9.6345 3.60837L9.64884 3.48153C9.91552 3.14198 9.84669 2.69119 9.79309 2.28586ZM6.48399 2.34689C6.49522 2.34679 6.50441 2.35803 6.50441 2.37222C6.50441 2.38638 6.49513 2.3965 6.48399 2.3965C6.47274 2.3965 6.46355 2.38538 6.46355 2.37222C6.46355 2.35803 6.47285 2.34689 6.48399 2.34689ZM6.6901 2.35702C6.6963 2.35702 6.70104 2.37117 6.70104 2.38942C6.70104 2.40764 6.69588 2.4218 6.6901 2.4218C6.68392 2.4218 6.67853 2.40764 6.67853 2.38942C6.67853 2.37117 6.68369 2.35702 6.6901 2.35702ZM9.70594 2.37829C9.75918 2.56223 9.77094 2.73302 9.78559 2.90429C9.76444 3.09523 9.76805 3.29918 9.64615 3.43437L9.70595 2.37829ZM10.1795 2.90429C10.2084 2.90429 10.1928 3.39944 10.157 3.46907C10.1416 3.49842 9.97192 3.56018 9.92295 3.5622L9.91065 3.5622C10.0461 3.37623 10.1235 3.15828 10.1794 2.90722ZM9.14538 3.46179C9.25702 3.4719 9.37058 3.47291 9.50186 3.46179L9.50186 3.50126C9.3947 3.53569 9.28722 3.54075 9.18007 3.55695L9.17488 3.54378C9.1718 3.52354 9.16666 3.50328 9.15386 3.48303L9.14456 3.45672ZM9.44677 3.5519C9.32508 3.62273 9.25778 3.60452 9.17262 3.61563L9.17775 3.57921L9.44718 3.5519ZM9.49908 3.57111L9.50114 3.67994L9.41881 3.7184C9.28916 3.98464 9.17553 4.28226 9.00995 4.51622L9.00995 4.51622C8.91536 4.48586 8.91814 4.40649 8.94258 4.31731C9.02665 4.30718 9.11348 4.31731 9.16843 4.11242C9.19743 4.07798 9.20961 4.04964 9.19362 4.03042C9.25635 3.99294 9.22951 3.9626 9.2099 3.9322C9.23302 3.88868 9.23065 3.85528 9.22148 3.82469C9.21528 3.79938 9.23446 3.79839 9.24726 3.79029C9.22715 3.75586 9.20105 3.73055 9.16834 3.71333C9.17762 3.69817 9.18071 3.68197 9.17917 3.66476L9.49891 3.57467ZM8.44665 10.0862C8.47801 10.1073 8.48502 10.148 8.49492 10.1874C8.49492 10.1874 8.49906 10.3074 8.4939 10.3156C8.46696 10.2821 8.44655 10.2418 8.43811 10.1874C8.43293 10.157 8.43293 10.1246 8.44737 10.0862ZM8.83099 10.2043C8.83308 10.2147 8.98993 10.2336 8.99362 10.2265L9.00189 10.4503C8.96761 10.44 8.93657 10.4158 8.90594 10.3876C8.8977 10.3421 8.87158 10.3014 8.82969 10.2673C8.82453 10.2459 8.81824 10.2257 8.83073 10.2045ZM2.34285 46.2658L2.72109 46.2658L2.72109 51.0468L2.34285 51.0468ZM14.3067 46.2658L14.685 46.2658L14.685 51.0468L14.3067 51.0468ZM3.44768 46.2658L4.37768 46.2658L4.37768 51.0396L3.44768 51.0396ZM12.6503 46.2658L13.5804 46.2658L13.5804 51.0396L12.6503 51.0396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0" draw:id="shape-20" draw:name="BrandenburgerTor" draw:layer="" svg:width="56.07317528693pt" svg:height="44.05765496540pt" svg:x="261.08700000000pt" svg:y="453.04200000000pt" svg:viewBox="0 0 56 44" svg:d="M29.0218 0C28.9196 0.00991545 28.8679 0.187501 28.7616 0.242928L28.7313 0.197318C28.6063 0.331277 28.4604 0.427853 28.2956 0.49627C28.2192 0.547831 28.1088 0.566669 28.1255 0.70965C28.2072 0.731466 28.2413 0.769144 28.1612 0.851046C28.094 0.881782 28.0318 0.916487 27.9504 0.939293C27.9312 0.831213 27.9106 0.723928 27.9066 0.61099C27.8975 0.59711 27.8791 0.587194 27.8599 0.576286L27.863 0.541583C27.895 0.526709 27.9399 0.511838 27.9398 0.472176C27.9396 0.432512 27.8861 0.414666 27.8522 0.421607C27.8501 0.433505 27.8403 0.434497 27.8302 0.434497L27.8272 0.421607C27.8379 0.411692 27.8436 0.402767 27.8436 0.389877C27.8436 0.37203 27.8305 0.358147 27.8133 0.355172L27.8133 0.317493L27.8353 0.317493L27.8353 0.304604L27.8133 0.304604L27.8133 0.28279L27.7997 0.28279L27.7997 0.301629L27.7778 0.301629L27.7778 0.314519L27.7997 0.314519L27.7997 0.352197C27.7827 0.352197 27.7694 0.369053 27.7694 0.3869C27.7694 0.3988 27.7765 0.409706 27.7859 0.416649L27.7808 0.430529C27.7692 0.431322 27.7584 0.430529 27.7509 0.414666C27.6908 0.414666 27.6818 0.451352 27.6795 0.473167C27.6774 0.494979 27.7087 0.524727 27.7371 0.539599L27.7402 0.574304C27.7064 0.590168 27.6773 0.60306 27.6524 0.627847C27.6441 0.663542 27.6483 0.701222 27.6687 0.737216C27.6717 0.724324 27.6749 0.711434 27.6852 0.705487C27.7038 0.691604 27.7311 0.686646 27.7511 0.7154C27.7551 0.808608 27.7823 0.913809 27.7099 0.976972C27.6149 0.949208 27.5222 0.920453 27.4741 0.82219C27.5901 0.718972 27.469 0.676633 27.4303 0.614067C27.1849 0.414467 26.909 0.375301 26.6985 0.168364L26.6822 0.198111C26.6202 0.148535 26.5099 0.0428347 26.4793 0.064649C26.4481 0.0874547 26.5107 0.165587 26.545 0.216851C26.454 0.31204 26.578 0.337226 26.611 0.39295C26.5446 0.457402 26.629 0.505888 26.6739 0.55834C26.654 0.610893 26.6406 0.664535 26.77 0.70509C26.718 0.779455 26.7944 0.806723 26.8575 0.838551C26.8359 0.901019 26.8656 0.925806 26.9177 0.937706C26.9342 0.972411 26.9349 1.02794 26.9944 1.00415C27.0076 1.0438 27.0258 1.07552 27.085 1.05769C27.0941 1.13205 27.1372 1.14 27.2027 1.10626C27.2108 1.14989 27.2251 1.17965 27.2576 1.17072C27.2569 1.22129 27.1835 1.31261 27.2796 1.30943C27.2867 1.36199 27.2786 1.4434 27.3505 1.38975C27.3747 1.42543 27.3891 1.49199 27.4438 1.41651C27.4664 1.44331 27.4866 1.49981 27.5205 1.43041C27.5455 1.44826 27.5391 1.52858 27.6137 1.44626C27.6345 1.44626 27.6317 1.55414 27.6274 1.55842C27.6243 1.55842 27.6604 1.5485 27.6604 1.5485L27.6604 1.60502C27.5265 1.62088 27.5242 1.69922 27.5345 1.7837C27.5355 1.78459 27.5365 1.78459 27.5345 1.7837C27.3224 1.90874 27.1808 2.13599 27.1808 2.39478C27.1808 2.77525 27.4886 3.08667 27.874 3.10722L27.871 3.17166C27.7987 3.19447 27.783 3.20239 27.7807 3.23809C27.7787 3.27379 27.8111 3.28272 27.8439 3.30452L27.8629 3.37693L27.882 3.5905C27.8345 3.62421 27.844 3.65891 27.8902 3.69182L27.9119 4.28428L27.7477 4.4096C27.6922 4.47406 27.6353 4.54048 27.5722 4.5858C27.312 4.38839 27.1482 4.55704 27.0736 4.67108C26.997 4.78787 26.9775 5.34483 27.0076 5.68781C27.0948 6.2293 27.1333 6.77593 27.1693 7.32356C27.0229 7.41974 26.5709 7.65762 26.4266 7.71056L26.4295 7.59843L26.52 7.36639L26.5151 7.19287C26.423 7.12547 26.4644 7.1086 26.5013 7.09144C26.5565 6.98335 26.4853 6.87401 26.4109 6.76592L26.3315 6.71238C26.2016 6.66974 26.0577 6.54867 25.9778 6.81151C25.9661 6.757 25.898 6.72923 25.8356 6.69949C25.8282 6.7669 25.7868 6.83652 25.8792 6.89165L25.874 6.966C25.7609 7.08173 25.7854 7.15142 25.7863 7.23017C25.7895 7.33229 25.7915 7.39485 25.7948 7.4597C25.7658 7.63967 25.731 7.81884 25.7043 7.99871C25.0495 8.20673 23.903 8.33801 23.679 8.24165L23.6899 8.20397L23.6459 8.18808C23.5268 7.86385 23.4675 7.5297 23.2788 7.214C23.2599 7.11208 23.1781 7.01183 23.1143 6.90979C22.9541 6.81559 22.8098 6.62601 22.6348 6.62424C22.5493 6.62344 22.4574 6.66586 22.3525 6.78705L22.2538 6.83265C22.1535 6.79697 22.1435 6.82276 22.1167 6.84554L22.0512 6.82671L22.0512 6.87725C22.1408 6.87757 22.159 6.93378 22.1938 6.97871C22.2136 7.04018 22.2078 7.09422 22.1987 7.14677C22.1462 7.20428 22.1054 7.25477 22.111 7.27488C22.1254 7.30959 22.1266 7.34429 22.1219 7.379L22.2042 7.48033L22.2042 7.6485C22.2405 7.78573 22.2713 7.9207 22.1548 8.01142C22.1774 8.06 22.2018 8.11431 22.2341 8.18225C22.2645 8.20803 22.2683 8.24867 22.2808 8.28358C22.3356 8.35794 22.4001 8.33614 22.4644 8.30738C22.4644 8.30738 22.6881 8.37678 22.7028 8.37678C22.7173 8.37678 22.6917 8.46504 22.6917 8.46504L22.7028 8.46504L22.6946 8.57432C22.6029 8.66752 22.5241 8.76449 22.4918 8.88664C22.4235 8.98381 22.4358 9.04987 22.4397 9.11877L22.5028 9.41503C22.5537 9.48049 22.542 9.62444 22.5522 9.70319C22.6262 9.94347 22.4542 9.97712 22.3274 10.0501L22.2917 10.2475C22.3514 10.4672 22.3471 10.7273 22.3657 10.9733C22.3829 11.0716 22.3986 11.1707 22.371 11.283C22.4376 11.5242 22.6584 11.6371 22.7383 11.4644C22.8171 11.294 22.685 11.1835 22.6312 11.0802C22.5797 11.0613 22.5887 10.9969 22.5953 10.9494C22.5287 10.5927 22.5398 10.4247 22.6176 10.3543C22.6361 10.3149 22.639 10.269 22.6368 10.2208C22.7372 10.2437 22.7932 10.1037 22.8503 10.0981C22.9075 10.0884 22.9278 10.1496 22.9792 10.1377C23.0894 10.0893 23.2172 10.1952 23.3273 10.1029C23.2979 10.0535 23.2223 10.0023 23.2424 9.95623L23.4396 9.98307C23.4726 10.1244 23.5532 10.2237 23.6258 10.3301C23.6258 10.3301 23.6537 10.678 23.6372 10.693C23.5535 10.7682 23.6502 11.0998 23.6508 11.1279C23.6823 11.3133 23.6559 11.5002 23.6259 11.6856L23.6314 11.8564C23.5942 11.8932 23.5587 11.9198 23.5216 11.9447C23.5135 12.0003 23.5023 12.0527 23.4915 12.1047L21.3401 12.1047L21.3401 12.286L20.6824 12.286L20.6824 12.7318L20.2221 12.7318L20.2221 13.1773L2.14681 13.1773L3.21734 14.5226L3.21734 16.7588L2.75966 16.7588L2.75966 17.2071L0.91807 17.2071L0 17.6528L0.91807 18.1038L0.91807 18.5494L2.75966 19.8914L2.75966 22.576L1.83887 22.576L2.75966 23.9211L2.75966 44.0577L6.43465 44.0577L6.43465 42.7156L5.97699 42.2672L5.97699 23.0244L6.43465 22.576L10.57 22.576L11.0332 23.0244L11.0332 42.2672L10.57 42.7156L10.5946 44.0577L14.7082 44.0577L14.7082 42.7156L14.2451 42.2672L14.2451 23.0244L14.7082 22.576L19.7615 22.576L20.2221 23.0244L20.2221 42.2672L19.7615 42.7156L19.7615 44.0577L23.9025 44.0577L23.9025 42.7156L23.4394 42.2672L23.4394 23.0244L23.9025 22.576L32.1705 22.576L32.6309 23.0244L32.6309 42.2672L32.1705 42.7156L32.1705 44.0577L36.3088 44.0577L36.3088 42.7156L35.8511 42.2672L35.8511 23.0244L36.3088 22.576L41.3622 22.576L41.8253 23.0244L41.8253 42.2672L41.3622 42.7156L41.3622 44.0577L45.5003 44.0577L45.5003 42.7156L45.0399 42.2672L45.0399 23.0244L45.5003 22.576L49.6357 22.576L50.0989 23.0244L50.0989 42.2672L49.6357 42.7156L49.6357 44.0577L53.3133 44.0577L53.3133 23.9211L54.2315 22.576L53.3133 22.576L53.3133 19.8914L55.1522 18.5494L55.1522 18.1038L56.0732 17.6528L55.1522 17.2071L53.3133 17.2071L53.3133 16.7588L52.8531 16.7588L52.8531 14.5226L53.9019 13.1773L35.8511 13.1773L35.8511 12.7318L35.3881 12.7318L35.3881 12.286L34.5082 12.286L34.5082 12.1047L31.5758 12.1047L31.5706 9.9886C31.5706 9.9886 31.598 9.9886 31.6283 9.9886C31.6344 10.0867 31.6646 10.1812 31.7242 10.2714C31.7324 10.4613 31.7596 10.6472 31.7461 10.8426L31.686 10.9918L31.7681 11.1921C31.7502 11.2416 31.7265 11.2783 31.6969 11.3041L31.7434 11.6108C31.8021 11.637 31.8692 11.6447 31.9051 11.7203L31.8775 11.9204C31.957 12.0582 32.0801 12.0959 32.2393 12.0538C32.2425 11.9687 32.2302 11.9258 32.2506 11.7979L32.1901 11.7076L32.1951 11.5796C32.2605 11.5347 32.3135 11.4795 32.2939 11.3579C32.299 11.2716 32.2658 11.1905 32.2226 11.1096C32.1995 11.0323 32.2059 10.9547 32.2061 10.8778C32.2781 10.6438 32.3158 10.4314 32.3515 10.2211C32.4063 10.1797 32.4561 10.2083 32.505 10.2311C32.508 10.4201 32.6725 10.6634 32.4692 10.7834L32.3979 10.9811C32.4852 11.2905 32.4158 11.5953 32.321 11.8988C32.3313 11.9772 32.3283 12.0682 32.3786 12.1017L32.8858 12.1017L32.8718 12.0056L32.7404 11.8696C32.7407 11.7524 32.7435 11.6324 32.7624 11.5091C32.7359 11.1605 32.7906 10.9997 32.8416 10.8313C33.038 10.6536 33.0222 10.5971 33.0638 10.5084C33.1743 10.4371 33.1774 10.3024 33.2007 10.1805L33.398 10.0708C33.4656 10.0343 33.3043 10.2649 33.3542 10.2978C33.4052 10.3315 33.4313 10.2224 33.4801 10.2066C33.6014 10.2184 33.7009 10.263 33.7979 10.3107L33.7929 10.7347L33.6806 10.9431L33.6836 11.1138C33.412 11.3071 33.4876 11.5657 33.6206 11.5809C33.7559 11.5967 33.8384 11.5805 33.8862 11.2978L33.8565 11.1832C33.9043 11.1446 33.9283 11.0824 33.9523 11.0204C33.975 10.8139 33.9535 10.5993 34.0728 10.4093L34.0838 10.1826C33.9815 10.0873 33.9463 9.94981 33.903 9.81958C33.9303 9.7363 33.928 9.55127 33.9304 9.55008C33.9568 9.53623 33.9986 9.44111 33.9851 9.30992C34.0137 9.25639 34.0489 9.20247 33.9821 9.1258C33.9955 9.0213 33.9308 8.93046 33.8725 8.83756C33.8273 8.787 33.8162 8.70696 33.8039 8.62944L33.7793 8.43736C33.8379 8.36003 33.8811 8.28269 33.8998 8.20515C33.9485 8.19125 33.9932 8.15557 34.0286 8.06374C34.0633 8.03103 34.098 7.99137 34.133 7.93298C34.1151 7.90025 34.0785 7.89034 34.0972 7.81023C34.1053 7.68101 34.0941 7.54616 34.1384 7.42867L34.2013 7.31127C34.2587 7.2478 34.2623 7.17949 34.174 7.10305L34.1821 6.98298L34.2314 6.88383C34.2886 6.80549 34.3873 6.74383 34.3329 6.61698C34.27 6.69332 34.2069 6.70623 34.1437 6.73439C34.1024 6.68976 34.0828 6.62908 33.9793 6.63295C34.021 6.5566 34.017 6.52726 33.9905 6.52627C33.9883 6.52617 33.9872 6.52607 33.9853 6.52627C33.9606 6.52627 33.9216 6.54907 33.8755 6.57386C33.7711 6.58873 33.6568 6.57386 33.577 6.6621C33.4693 6.67997 33.3769 6.74043 33.3219 6.89969C33.1433 7.01034 33.0852 7.12834 33.0782 7.25188C32.8882 7.48845 32.9003 7.77431 32.859 8.04711L32.8234 8.24193L32.7903 8.35409L32.7684 8.40762L32.7716 8.40762L32.7684 8.41755C32.2926 8.4919 31.8226 8.46911 31.3545 8.43639C31.0237 8.29133 30.6915 8.1308 30.3679 8.02013L30.3647 8.00426L30.3699 8.00426C30.3637 7.93388 30.3731 7.87526 30.3945 7.82271C30.4241 7.78701 30.4438 7.74041 30.455 7.68667C30.4528 7.63312 30.46 7.5772 30.4767 7.52388C30.4345 7.49511 30.4045 7.44851 30.3807 7.39316C30.4074 7.30491 30.4177 7.20557 30.4163 7.09959C30.4453 7.00042 30.5362 6.91387 30.4273 6.79003C30.4055 6.73549 30.3859 6.67878 30.3369 6.63255C30.393 6.49038 30.4349 6.36088 30.2164 6.51258C30.1376 6.40599 30.0413 6.37486 29.9067 6.48583L29.8438 6.42434C29.816 6.11914 29.765 5.30012 29.7148 5.03399C29.642 4.64649 29.4134 4.29946 29.0846 4.68436C29.1536 4.86283 29.1504 5.03301 28.923 5.17537C28.915 5.17608 28.9073 5.17519 28.901 5.17537C28.8628 5.17537 28.8463 5.16546 28.8299 5.1615L28.8188 5.1615C28.8158 5.1615 28.8116 5.1615 28.8076 5.15159C28.7907 5.08813 28.7416 5.06334 28.6872 5.04479C28.6267 5.00712 28.6185 4.92878 28.5941 4.86334C28.6254 4.79294 28.654 4.72511 28.6432 4.65512C28.6763 4.64519 28.6772 4.62337 28.6763 4.59959C28.7021 4.57579 28.7236 4.54902 28.7282 4.50837L28.7856 4.50837L28.764 4.45779L28.8023 4.4449L28.7856 4.41318L28.8105 4.40325L28.8157 4.36359L28.7799 4.36359L28.8291 4.32891L28.7989 4.30808L28.8262 4.24364L28.7823 4.26444L28.7635 4.14179L28.7497 4.21417L28.6592 4.11016L28.6454 4.13199L28.596 4.07347L28.5931 4.11908L28.5602 4.11908L28.5633 4.08933L28.4483 4.11115L28.4532 4.07941L28.3574 4.10916L28.3625 4.08537L28.2583 4.14685L28.2693 4.11513L28.1376 4.18948L28.1296 4.1518L28.0722 4.23709L28.0255 4.25095L28.009 3.70123C28.0443 3.66357 28.0585 3.62392 28.0041 3.59455L28.007 3.38098L28.0235 3.31158C28.0473 3.28677 28.0815 3.2719 28.081 3.23918C28.0804 3.20547 28.0656 3.19555 27.9933 3.18068L27.9851 3.11426C28.3552 3.07857 28.6455 2.77405 28.6455 2.4045C28.6424 2.06302 28.3849 1.78826 28.1414 1.72658L28.1414 1.67304C28.1868 1.66013 28.2202 1.69781 28.2593 1.71071C28.2715 1.70079 28.3037 1.77617 28.306 1.7831C28.3081 1.79301 28.322 1.73153 28.3109 1.7246C28.2935 1.7028 28.2652 1.70079 28.2588 1.65815C28.211 1.64727 28.1642 1.64032 28.1163 1.61057C28.1184 1.5947 28.0954 1.56295 28.1328 1.56793C28.1328 1.56793 28.1287 1.52333 28.1276 1.52034C28.1255 1.52034 28.1443 1.51041 28.1443 1.51041C28.1446 1.46877 28.1298 1.4202 28.1167 1.3743C28.1248 1.35943 28.1366 1.35445 28.147 1.34751C28.1698 1.37131 28.1927 1.39212 28.2072 1.34751C28.2298 1.38121 28.2552 1.38024 28.2865 1.33761C28.3134 1.37529 28.3367 1.38518 28.3552 1.31874C28.3803 1.3386 28.4066 1.37231 28.4318 1.29199C28.4752 1.30291 28.5162 1.30784 28.5087 1.23844C28.5541 1.25134 28.5628 1.22456 28.5497 1.172C28.5974 1.16208 28.5764 1.1254 28.566 1.0917C28.5854 1.08079 28.58 1.05599 28.5797 1.03617C28.6298 1.05005 28.6229 1.02229 28.621 0.998485C28.658 1.00839 28.677 0.998485 28.676 0.952877C28.731 0.974691 28.7199 0.930071 28.7251 0.902307C28.7738 0.902307 28.7742 0.871571 28.7719 0.835874C28.7931 0.821003 28.8109 0.806127 28.7965 0.774399C28.8385 0.746635 28.8546 0.715898 28.8293 0.681193C28.8443 0.653429 28.9007 0.64748 28.8457 0.58303C28.8661 0.540393 28.9516 0.522545 28.895 0.452245C28.9425 0.407625 28.9492 0.365979 28.9225 0.326814C28.9556 0.268312 29.0465 0.191667 28.9746 0.166779C28.9431 0.154879 29.0128 0.0596912 29.0322 0.00654422C29.0289 0.00644505 29.0238 0.00644505 29.0211 0.00654422ZM27.7612 0.448377C27.7673 0.448377 27.7743 0.448377 27.7776 0.458293C27.7915 0.471183 27.7915 0.506879 27.7776 0.519768C27.7714 0.529685 27.7514 0.529685 27.7449 0.519768C27.7311 0.506879 27.7311 0.471183 27.7449 0.458293C27.7479 0.458293 27.7551 0.448377 27.7612 0.448377ZM27.8545 0.448377C27.8605 0.448377 27.8676 0.448377 27.8707 0.458293C27.8845 0.471183 27.8845 0.506879 27.8707 0.519768C27.8647 0.529685 27.8447 0.529685 27.8381 0.519768C27.8243 0.506879 27.8243 0.471183 27.8381 0.458293C27.8412 0.458293 27.8483 0.448377 27.8545 0.448377ZM27.7858 1.50238C27.792 1.55495 27.7889 1.60721 27.7807 1.65985C27.7664 1.64498 27.7492 1.63507 27.7397 1.60134L27.7365 1.56367C27.7509 1.54086 27.7494 1.50716 27.7858 1.50218ZM27.668 1.64121C27.6801 1.64102 27.6947 1.64121 27.7092 1.65212C27.7218 1.69871 27.7153 1.72352 27.6928 1.73244C27.6725 1.69375 27.6467 1.69476 27.6215 1.71855C27.609 1.75227 27.5918 1.76714 27.5695 1.77209L27.5663 1.73244C27.5952 1.68483 27.6244 1.64221 27.6678 1.64221ZM27.9557 1.89465C28.0091 1.89465 28.0591 1.91349 28.1066 1.93234C28.2961 2.00669 28.4298 2.1839 28.4298 2.39667C28.4298 2.65654 28.2332 2.86657 27.9749 2.89563L27.9717 2.87182L27.9717 2.84206L28.1171 2.83216C28.0748 2.71497 27.9988 2.63515 27.9938 2.47461C28.1348 2.48451 28.2498 2.54201 28.3664 2.59736L28.3555 2.1837C28.2617 2.24218 28.1884 2.3107 27.9912 2.31449C27.9773 2.16831 28.0481 2.05031 28.1062 1.92758L27.9555 1.94047L27.9555 1.88989ZM27.8381 1.89465C27.8385 1.9125 27.8403 1.93033 27.8412 1.95119L27.6601 1.96504C27.7519 2.09107 27.8103 2.21789 27.8026 2.34392C27.6562 2.334 27.5646 2.26458 27.4573 2.21045L27.4683 2.60548C27.5727 2.54997 27.6768 2.49117 27.8136 2.48273C27.8395 2.61184 27.7635 2.72922 27.7204 2.85099L27.8658 2.84108C27.8663 2.85795 27.8678 2.87776 27.8688 2.89165C27.6029 2.86984 27.3973 2.65517 27.3973 2.39002C27.3973 2.13461 27.5873 1.92588 27.8388 1.89098ZM27.9283 4.65382L27.9334 4.98212C27.8416 4.98212 27.7639 4.98212 27.6841 4.97222C27.6861 4.97222 27.6523 4.93057 27.6456 4.92463C27.6292 4.90776 27.7824 4.65472 27.8072 4.67108C27.8445 4.67108 27.8823 4.66114 27.9279 4.64925ZM28.0463 4.68853L28.0819 4.68853C28.0823 4.74605 28.0827 4.80135 28.0954 4.88327C28.0881 4.91696 28.0694 4.93385 28.0543 4.95565L28.0463 4.68606ZM29.1533 6.81807C29.1983 6.86667 29.1849 6.91625 29.1917 6.96482L29.2575 6.98366L29.3726 7.3546C29.306 7.31791 29.234 7.29214 29.1616 7.26635L29.0931 6.9461C29.1353 6.92823 29.1473 6.87667 29.1533 6.81797ZM27.7119 7.05823L27.7149 7.12765L27.718 7.12765C27.6874 7.18415 27.6524 7.20994 27.6166 7.22678L27.6115 7.11197L27.7129 7.05843ZM27.1746 7.40508C27.1748 7.40508 27.1745 7.41499 27.1746 7.41499C26.8945 7.61676 26.6622 7.86385 26.4567 8.13813L26.4265 7.76719C26.6739 7.65138 26.9177 7.54122 27.1746 7.40686ZM22.6857 7.87478C22.6948 7.87478 22.7153 8.05671 22.7104 8.04294C22.7001 8.01419 22.6369 8.02112 22.6228 8.05383C22.6046 8.04197 22.6024 8.01222 22.5982 7.99237C22.6155 7.94575 22.6519 7.91104 22.6857 7.87487ZM25.6976 8.03757C25.6861 8.1169 25.6761 8.19584 25.6702 8.27516L25.64 8.32573C25.0868 8.35647 24.5211 8.36341 24.0014 8.30193C24.586 8.2821 25.1513 8.19574 25.6976 8.03775ZM22.6803 8.0475L22.6833 8.11393C22.6511 8.11393 22.6462 8.09606 22.6421 8.07626C22.6472 8.04155 22.665 8.04948 22.6807 8.04651ZM30.3782 8.07724C30.6743 8.16848 30.9535 8.30351 31.2361 8.42676C30.9623 8.37718 30.6876 8.33159 30.4139 8.24273C30.4108 8.24273 30.4089 8.23281 30.4057 8.22887C30.4442 8.18818 30.4278 8.15745 30.4276 8.12483L30.3865 8.13475L30.3783 8.0812ZM22.6282 8.11195C22.6434 8.13277 22.6568 8.14169 22.7078 8.13377C22.7106 8.21805 22.7128 8.29737 22.6995 8.31789C22.661 8.305 22.6206 8.29608 22.5898 8.27822C22.6417 8.23064 22.6483 8.17124 22.6283 8.11273ZM33.8422 8.17838C33.8283 8.23192 33.8152 8.28408 33.7709 8.31978C33.7669 8.28307 33.7608 8.24639 33.7628 8.21565C33.7899 8.19782 33.8155 8.18493 33.8422 8.17799ZM23.6639 8.28506C24.3265 8.37431 24.9257 8.3982 25.6182 8.36242L25.6151 8.36242L25.6561 8.37231L25.6288 8.48695C25.5223 8.59473 25.43 8.71442 25.3629 8.86067C25.2616 8.95884 25.3057 9.03885 25.3162 9.12482C25.2785 9.2942 25.2826 9.46511 25.3113 9.63447L25.3659 9.8186C25.2391 9.76109 25.0204 9.6424 24.9056 9.56247C24.9065 9.55258 24.9096 9.55258 24.9107 9.54661C24.8966 9.04053 24.9804 8.47387 24.135 8.48457C23.987 8.47169 23.8479 8.45186 23.757 8.39928L23.6609 8.29528L23.6638 8.28536ZM30.4413 8.28506C30.7002 8.37329 30.9805 8.41428 31.2498 8.45591C31.4611 8.5303 31.7284 8.63726 31.883 8.66673C31.9219 8.67662 31.9775 8.66673 32.039 8.65682C31.9507 8.70934 31.874 8.77419 31.8254 8.84627C31.8191 8.8562 31.8444 8.87009 31.8444 8.87009L31.8061 8.96032C31.7443 9.10407 31.7054 9.2537 31.6799 9.4059L31.0139 9.82228L30.9484 9.83312C30.9535 9.6897 30.9925 9.5355 30.929 9.41424C30.9262 9.11647 30.9384 8.81346 30.9127 8.52295L30.6467 8.51303L30.6277 8.61713C30.5606 8.47506 30.5013 8.38116 30.4413 8.2809ZM32.7515 8.43716L32.7484 8.44708C32.7047 8.46591 32.6461 8.4828 32.5868 8.49767C32.5156 8.49677 32.4274 8.51154 32.3346 8.53733C32.3336 8.53772 32.3326 8.53692 32.3316 8.53733C32.2794 8.55219 32.2248 8.57102 32.1727 8.59286C32.0768 8.62656 31.9793 8.65335 31.8932 8.62459L31.3972 8.46187L31.3807 8.46187C31.8355 8.49061 32.289 8.52433 32.7508 8.44105ZM32.7326 8.47486L32.7105 8.52244C32.6945 8.51254 32.6745 8.50559 32.6502 8.50065C32.6816 8.49071 32.7095 8.48179 32.7326 8.47387ZM31.6637 9.53421C31.6486 9.6537 31.6376 9.77377 31.628 9.89458C31.628 9.89537 31.628 9.89458 31.628 9.89458L31.0498 9.90447L31.6637 9.53623ZM24.8837 9.64638C25.0666 9.76188 25.2287 9.83224 25.388 9.89458L25.3912 9.90744L24.8016 9.89458C24.8315 9.81225 24.8605 9.73015 24.8839 9.64638ZM31.502 9.98514L31.5183 12.1013L30.9703 12.1013L30.9653 11.4769L30.9653 11.3355L30.9683 10.6018L31.0312 10.6018L31.0479 10.4603L31.1628 10.4603C31.1937 10.3986 31.1902 10.3351 31.1628 10.2736L31.0479 10.2736L31.0288 10.1184L30.9657 10.1184L30.9657 9.99851L31.5027 9.98465ZM24.7632 9.99901L24.9688 10.0088L24.9494 12.1063L24.5329 12.1063C24.5319 11.937 24.4961 11.6588 24.5411 11.6342C24.6357 11.6113 24.6556 11.5488 24.615 11.4554C24.7147 11.3317 24.7966 11.2044 24.6917 11.031C24.6815 10.8555 24.6721 10.6692 24.6616 10.4733L24.7029 10.5001C24.7189 10.4257 24.6912 10.3592 24.6563 10.2945C24.6898 10.1975 24.7268 10.1005 24.7632 10.0038ZM25.0234 10.0088L25.4181 10.0191C25.4596 10.2858 25.624 10.5172 25.536 10.822C25.6517 11.0699 25.6923 11.333 25.6757 11.6066C25.7148 11.741 25.7354 11.8676 25.6565 11.9507C25.6637 12.0045 25.6791 12.06 25.6647 12.1084L24.9851 12.1084L25.0234 10.0108ZM24.2041 10.0466L24.2041 10.1641C24.1466 10.2355 24.1335 10.2882 24.1165 10.3402L24.0889 10.2896L24.2042 10.0469ZM26.1771 10.5936L26.2512 10.5936C26.3238 10.8056 26.2138 10.967 26.3171 11.1541C26.2897 11.2522 26.3171 11.352 26.3554 11.4503C26.3876 11.5643 26.4145 11.6854 26.5362 11.7117L26.5394 12.1066L26.1338 12.1066L26.0735 11.872L26.0982 11.4744C26.1227 11.3384 26.1182 11.2448 26.1171 11.1461C26.183 11.0343 26.2003 10.9011 26.1338 10.7379C26.1134 10.6832 26.1186 10.6348 26.1775 10.5936ZM26.6651 10.6235C26.7362 10.6333 26.8076 10.6135 26.8788 10.6553L26.9033 10.7354C26.8402 10.8915 26.8942 11.0578 26.9473 11.2266L26.9583 11.6721C26.9247 11.7767 26.8904 11.8812 26.9473 12.0111C26.9342 12.0597 26.904 12.0745 26.8788 12.0994L26.8924 12.1094L26.6211 12.1094L26.6243 11.7144C26.6933 11.6836 26.729 11.629 26.7586 11.5728C26.786 11.4613 26.7899 11.3567 26.7776 11.258C26.726 11.0466 26.6552 10.8369 26.6653 10.6257ZM30.4878 10.6395L30.491 10.6395L30.5815 10.6395L30.6336 10.6869L30.6527 10.7613L30.702 12.1035L30.5019 12.1035L30.4988 11.9249C30.4504 11.9253 30.4103 11.915 30.4139 11.8821L30.4442 11.45C30.5157 11.3236 30.438 11.2682 30.4139 11.1883C30.4412 11.1239 30.448 11.0381 30.4359 10.935C30.5158 10.8753 30.4793 10.7414 30.4878 10.6359ZM29.7588 10.6581C29.7766 10.7949 29.7892 10.9341 29.8577 11.0582L29.8961 11.2372C29.8595 11.4394 29.9291 11.4756 29.9509 11.5868L29.8961 11.731C29.9755 11.8201 30.0208 11.9087 30.203 11.7974L30.1919 11.8748C30.2194 11.9065 30.2233 11.9391 30.1591 11.9707L30.1701 12.1069L29.4878 12.1069L29.4907 12.0532C29.5333 11.9306 29.5439 11.8196 29.5072 11.7224C29.4916 11.4804 29.5243 11.2503 29.6141 11.0339C29.6447 10.9282 29.5627 10.8173 29.6386 10.6764L29.7591 10.6577ZM27.1857 10.6581L28.227 10.7702L28.227 10.7702L28.2322 11.9523L28.1474 12.1017L27.1498 12.1017L27.1548 12.1017C27.1205 12.0652 27.0816 12.0303 27.1248 11.9309L27.1055 11.6746L27.1467 11.197C27.2091 11.0228 27.2534 10.8451 27.185 10.658ZM29.1808 10.7136L29.1889 10.7513L29.1066 10.7752C29.0275 11.0024 29.0413 11.1625 29.3288 11.122L29.3148 11.7144C29.2756 11.8056 29.2653 11.9046 29.318 12.0212L29.2853 12.1036L28.6493 12.1036L28.5671 11.9063L28.5482 10.9108L28.6028 10.8711L28.6028 10.7751L29.1811 10.7136ZM24.2204 10.9565C24.2531 10.9557 24.2504 10.9983 24.2505 11.0367C24.2252 11.0241 24.2127 10.9921 24.2204 10.9565ZM23.8971 10.9754L23.9218 11.1487C24.003 11.3383 24.0497 11.5535 23.9356 11.8933L23.9325 12.0212C23.9049 12.0501 23.8594 12.0698 23.8146 12.0907L23.7955 11.9279L23.853 11.4635L23.8479 11.0605L23.8973 10.9754ZM24.434 11.749L24.4533 12.104L24.2644 12.104L24.2673 11.8478C24.3357 11.8221 24.3968 11.8052 24.4342 11.7486ZM24.1658 11.9921L24.1795 12.104L24.108 12.104C24.1186 12.0603 24.1186 12.0087 24.1658 11.992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1" draw:id="shape-21" draw:name="Reichstag" draw:layer="" svg:width="124.98026600311pt" svg:height="49.18293510674pt" svg:x="135.54700000000pt" svg:y="445.67000000000pt" svg:viewBox="0 0 125 49" svg:d="M11.7643 5.68434e-14L11.7643 11.6014L10.3651 11.6014C10.3193 11.3497 10.1743 11.1661 10.0018 11.1661C9.82933 11.1661 9.68424 11.3497 9.63841 11.6014L7.34638 11.6014C7.30056 11.3497 7.15545 11.1661 6.98299 11.1661C6.81049 11.1661 6.6654 11.3497 6.61954 11.6014L5.29065 11.6014L5.29065 12.3306L4.96798 12.5647L4.96798 13.32L3.57222 13.32L4.64615 14.7785L4.64615 19.414L4.16293 19.414L4.16293 20.2218L3.70585 20.2218L3.70585 20.6643L3.46468 20.6643L3.97476 21.3673L3.97476 23.3727L3.04098 23.3727L2.99287 23.2085L3.04826 23.1755L2.97245 22.8415C2.92302 22.5058 2.80833 22.142 3.11019 21.9596L3.02709 21.1906L2.95855 20.6296C2.83188 20.5101 2.5851 20.3679 2.82009 20.3152C2.98084 19.3565 2.27085 19.7384 2.18615 19.8536L2.18615 20.0142C2.01564 20.1165 1.77601 20.1852 1.7038 20.3351C1.81917 20.5114 1.96599 20.5675 2.11773 20.6027C2.01447 20.7708 1.98631 20.9711 2.04845 21.2106C2.01575 21.1727 1.78417 21.4177 1.83497 21.5113C1.8482 21.5353 1.8488 21.826 1.8488 21.826C1.6525 22.1185 1.66223 22.4706 1.64186 22.8146C1.65723 22.9387 1.57179 23.1485 1.71766 23.1619L1.68586 23.3731L1.61088 23.3731L1.61088 23.8939L1.12772 23.8939L1.61088 24.4414L1.61088 25.1704L0 25.1704L0.563837 26.1076L1.63776 26.1076L1.63776 27.6706L1.23521 27.6706L1.63776 28.478L0.966371 28.478L1.61088 30.3529L1.61088 41.7079L1.04704 42.5929L1.04704 43.4003L0.72517 43.5047L0.72517 43.973L1.04704 44.1817L1.04704 47.8281L0.72517 48.1141L0.72517 49.1041L62.4698 49.1829L62.5112 49.1829L124.255 49.1041L124.255 48.1141L123.933 47.8281L123.933 44.1817L124.255 43.973L124.255 43.5047L123.933 43.4003L123.933 42.5929L123.371 41.7079L123.371 30.3529L124.015 28.478L123.344 28.478L123.746 27.6706L123.344 27.6706L123.344 26.1076L124.417 26.1076L124.98 25.1704L123.371 25.1704L123.371 24.4414L123.853 23.8939L123.371 23.8939L123.371 23.3731L123.297 23.3731L123.263 23.1619C123.408 23.1482 123.325 22.9387 123.34 22.8146C123.32 22.4706 123.33 22.1185 123.131 21.826C123.131 21.826 123.132 21.5358 123.145 21.5113C123.196 21.418 122.965 21.1723 122.934 21.2106C122.994 20.9711 122.966 20.7708 122.863 20.6027C123.014 20.568 123.161 20.5114 123.278 20.3351C123.204 20.1852 122.965 20.1165 122.794 20.0142L122.794 19.8536C122.709 19.7384 121.998 19.3565 122.163 20.3152C122.395 20.3679 122.151 20.5101 122.021 20.6296L121.953 21.1906L121.871 21.9596C122.174 22.142 122.058 22.5058 122.007 22.8415L121.932 23.1755L121.986 23.2085L121.939 23.3727L121.008 23.3727L121.008 21.3673L121.517 20.6643L121.275 20.6643L121.275 20.2218L120.817 20.2218L120.817 19.414L120.337 19.414L120.337 14.7785L121.411 13.32L120.014 13.32L120.014 12.5647L119.689 12.3306L119.689 11.6014L118.363 11.6014C118.315 11.3497 118.17 11.1661 117.999 11.1661C117.825 11.1661 117.681 11.3497 117.636 11.6014L115.343 11.6014C115.298 11.3497 115.151 11.1661 114.981 11.1661C114.805 11.1661 114.662 11.3497 114.617 11.6014L113.217 11.6014L113.217 4.58743L113.314 4.58743L113.314 5.30171C116.009 6.22948 117.698 5.54721 119.404 6.58173L119.424 5.88561C119.467 5.86274 119.222 5.6839 119.642 5.48266C119.612 5.35176 119.395 5.28948 119.367 4.95327C119.36 4.32024 119.655 4.87966 119.994 4.43971C120.104 4.13234 119.595 3.83571 119.91 3.62821C118.838 2.90775 117.516 2.88119 116.678 2.09147C115.535 0.937516 114.835 0.838145 113.314 0.449609L113.314 1.44671L113.217 1.44671L113.217 5.68434e-14L112.895 5.68434e-14L112.895 11.6014L112.387 11.6014C112.341 11.3497 112.193 11.1661 112.024 11.1661C111.848 11.1661 111.706 11.3497 111.659 11.6014L109.417 11.6014C109.37 11.3497 109.223 11.1661 109.054 11.1661C108.879 11.1661 108.736 11.3497 108.691 11.6014L107.311 11.6014L107.311 12.2786L107.041 12.5124L107.041 13.32L105.941 13.32L106.935 14.7524L106.935 19.414L106.559 19.414L106.559 20.2218L106.157 20.2218L106.157 20.6643L105.883 21.4969L105.589 22.5454L101.424 22.5454C101.424 22.4199 101.424 22.2491 101.424 22.2491L101.21 22.0311L101.21 21.6992C101.474 21.5184 101.291 21.4265 101.156 21.3256C101.355 21.1109 101.517 20.9082 101.087 20.9106C101.172 20.7598 101.215 20.6159 101.033 20.506L100.958 20.3559L100.895 20.506C100.657 20.6497 100.736 20.7807 100.835 20.9106C100.285 20.9385 100.714 21.1759 100.749 21.3309C100.629 21.3936 100.369 21.4556 100.691 21.6992L100.691 22.0311L100.466 22.2435L100.466 22.5454L96.0762 22.5454C96.0762 22.4199 96.0762 22.2491 96.0762 22.2491L95.8626 22.0311L95.8626 21.6992C96.1262 21.5184 95.9437 21.4265 95.8089 21.3256C96.0073 21.1109 96.1707 20.9082 95.7397 20.9106C95.8258 20.7598 95.8677 20.6159 95.6857 20.506L95.611 20.3559L95.5465 20.506C95.3095 20.6497 95.389 20.7807 95.4878 20.9106C94.937 20.9385 95.367 21.1759 95.4023 21.3309C95.2813 21.3936 95.021 21.4556 95.3437 21.6992L95.3437 22.0311L95.1187 22.2435L95.1187 22.5454L92.8724 22.5454L90.7285 22.5454C90.7285 22.4199 90.7285 22.2491 90.7285 22.2491L90.515 22.0311L90.515 21.6992C90.7789 21.5184 90.5962 21.4265 90.4614 21.3256C90.6597 21.1109 90.8231 20.9082 90.392 20.9106C90.4783 20.7598 90.5201 20.6159 90.3385 20.506L90.2634 20.3559L90.1992 20.506C89.9619 20.6497 90.0415 20.7807 90.1403 20.9106C89.5895 20.9385 90.0192 21.1759 90.0546 21.3309C89.9337 21.3936 89.6734 21.4556 89.996 21.6992L89.996 22.0311L89.7711 22.2435L89.7711 22.5454L85.3809 22.5454C85.3809 22.4199 85.3809 22.2491 85.3809 22.2491L85.1677 22.0311L85.1677 21.6992C85.4311 21.5184 85.2489 21.4265 85.1139 21.3256C85.3124 21.1109 85.4758 20.9082 85.0445 20.9106C85.1308 20.7598 85.1728 20.6159 84.9909 20.506L84.916 20.3559L84.8514 20.506C84.6145 20.6497 84.694 20.7807 84.7928 20.9106C84.2421 20.9385 84.6718 21.1759 84.7072 21.3309C84.5862 21.3936 84.3258 21.4556 84.6487 21.6992L84.6487 22.0311L84.4237 22.2435L84.4237 22.5454L80.1543 22.5454C80.0542 22.2041 79.7789 21.889 80.0188 21.4969C80.0137 21.2036 80.2561 20.8146 79.7247 20.7257C79.5507 20.6086 79.4667 20.467 79.4932 20.2944L80.384 18.7882L79.3555 18.8085L79.3617 17.8144L78.8209 17.4517L79.3977 16.4102L78.7857 16.4102L78.7857 15.7593L78.3229 14.7399L78.3229 12.8808L78.7254 12.4914L77.899 12.0195L77.899 11.2878L77.6655 11.2878L77.8495 10.6084C77.6963 10.4335 77.536 10.2997 77.3576 10.2631C77.3983 10.2342 77.4251 10.1895 77.4251 10.1392C77.4251 10.0715 77.3779 10.0139 77.3119 9.99192L77.3119 9.68085L77.522 9.68085L77.522 9.56624L77.3119 9.56624L77.3119 9.45165L77.1935 9.45165L77.1935 9.56624L76.9842 9.56624L76.9842 9.68085L77.1935 9.68085L77.1935 9.99282C77.1281 10.0147 77.0812 10.0715 77.0812 10.1392C77.0812 10.1908 77.1092 10.2367 77.1521 10.2656C77.0013 10.2995 76.8381 10.4044 76.6566 10.6084L76.8041 11.2878L76.51 11.2878L76.51 12.0195L75.6086 12.4914L76.1483 12.8808L76.1483 14.7399L75.6396 15.7593L75.6396 16.1197L74.7753 16.1197C74.7753 16.1197 74.0305 13.7776 73.5344 12.8556C73.0382 11.9334 72.0745 10.6616 71.4972 10.0205C70.9202 9.37935 70.4059 8.9361 69.8141 8.51693C69.2219 8.09775 68.2292 7.57952 67.5553 7.27175C66.8813 6.96389 65.3407 6.45549 65.3407 6.45549L65.3407 6.15528L64.6768 5.63934C64.6768 5.63934 64.5902 5.42806 62.5108 5.42517C62.4969 5.42517 62.4837 5.42517 62.4693 5.42517C60.3904 5.42517 60.3038 5.63934 60.3038 5.63934L59.6397 6.15528L59.6397 6.45549C59.6397 6.45549 58.099 6.96389 57.4249 7.27175C56.7508 7.57952 55.7583 8.09775 55.1664 8.51693C54.5742 8.9361 54.0602 9.37935 53.4828 10.0205C52.9058 10.6616 51.9421 11.9334 51.446 12.8556C50.9499 13.7776 50.2051 16.1197 50.2051 16.1197L49.3405 16.1197L49.3405 15.7593L48.832 14.7399L48.832 12.8808L49.3715 12.4914L48.4704 12.0195L48.4704 11.2878L48.1762 11.2878L48.3235 10.6084C48.1421 10.4044 47.9788 10.2991 47.8281 10.2656C47.8712 10.2368 47.8992 10.1909 47.8992 10.1392C47.8992 10.0715 47.8523 10.0148 47.7868 9.99282L47.7868 9.68085L47.9962 9.68085L47.9962 9.56624L47.7868 9.56624L47.7868 9.45165L47.6687 9.45165L47.6687 9.56624L47.4581 9.56624L47.4581 9.68085L47.6687 9.68085L47.6687 9.99192C47.6024 10.0139 47.5553 10.0717 47.5553 10.1392C47.5553 10.1898 47.5818 10.2345 47.6231 10.2631C47.4445 10.3001 47.2841 10.4335 47.1308 10.6084L47.315 11.2878L47.0811 11.2878L47.0811 12.0195L46.2548 12.4914L46.6574 12.8808L46.6574 14.7399L46.1946 15.7593L46.1946 16.4102L45.5827 16.4102L46.1595 17.4517L45.6184 17.8144L45.6248 18.8085L44.5963 18.7882L45.4869 20.2944C45.5137 20.467 45.4297 20.6086 45.2557 20.7257C44.7244 20.8143 44.966 21.2036 44.9615 21.4969C45.2012 21.889 44.9261 22.2041 44.8262 22.5454L40.5564 22.5454L40.5564 22.2435L40.3318 22.0311L40.3318 21.6992C40.6542 21.4556 40.3941 21.394 40.2731 21.3309C40.3085 21.1759 40.7382 20.9385 40.1875 20.9106C40.2864 20.7807 40.366 20.6497 40.1287 20.506L40.0646 20.3559L39.9894 20.506C39.8079 20.6159 39.8497 20.7598 39.9358 20.9106C39.5046 20.9106 39.6681 21.1109 39.8665 21.3256C39.7317 21.4265 39.5491 21.5184 39.813 21.6992L39.813 22.0311L39.5993 22.2491C39.5993 22.2491 39.5993 22.4199 39.5993 22.5454L35.2093 22.5454L35.2093 22.2435L34.9843 22.0311L34.9843 21.6992C35.3068 21.4556 35.0466 21.394 34.9256 21.3309C34.9608 21.1759 35.391 20.9385 34.8402 20.9106C34.939 20.7807 35.0184 20.6497 34.7813 20.506L34.7172 20.3559L34.6421 20.506C34.4601 20.6159 34.5021 20.7598 34.5883 20.9106C34.1571 20.9106 34.3207 21.1109 34.5191 21.3256C34.384 21.4265 34.2016 21.5184 34.4653 21.6992L34.4653 22.0311L34.2518 22.2491C34.2518 22.2491 34.2518 22.4199 34.2518 22.5454L32.1081 22.5454L29.8619 22.5454L29.8619 22.2435L29.6368 22.0311L29.6368 21.6992C29.9594 21.4556 29.6992 21.394 29.5782 21.3309C29.6135 21.1759 30.0432 20.9385 29.4924 20.9106C29.5915 20.7807 29.671 20.6497 29.4339 20.506L29.3695 20.3559L29.2947 20.506C29.1127 20.6159 29.1546 20.7598 29.2407 20.9106C28.8098 20.9106 28.9728 21.1109 29.1713 21.3256C29.0369 21.4265 28.8542 21.5184 29.1177 21.6992L29.1177 22.0311L28.9042 22.2491C28.9042 22.2491 28.9042 22.4199 28.9042 22.5454L24.5141 22.5454L24.5141 22.2435L24.2892 22.0311L24.2892 21.6992C24.6118 21.4556 24.3516 21.394 24.2306 21.3309C24.2659 21.1759 24.6959 20.9385 24.1451 20.9106C24.244 20.7807 24.3234 20.6497 24.0864 20.506L24.022 20.3559L23.947 20.506C23.7652 20.6159 23.8072 20.7598 23.8934 20.9106C23.4623 20.9106 23.6255 21.1109 23.8239 21.3256C23.6893 21.4265 23.5066 21.5184 23.7703 21.6992L23.7703 22.0311L23.5567 22.2491C23.5567 22.2491 23.5567 22.4199 23.5567 22.5454L19.3907 22.5454L19.0956 21.4969L18.8249 20.6643L18.8249 20.2218L18.4227 20.2218L18.4227 19.414L18.0472 19.414L18.0472 14.7524L19.0404 13.32L17.9395 13.32L17.9395 12.5124L17.6707 12.2786L17.6707 11.6014L16.2911 11.6014C16.2452 11.3497 16.1001 11.1661 15.9277 11.1661C15.7555 11.1661 15.6102 11.3497 15.5643 11.6014L13.3213 11.6014C13.2753 11.3497 13.1302 11.1661 12.9578 11.1661C12.7854 11.1661 12.6396 11.3497 12.5936 11.6014L12.0851 11.6014L12.0851 4.60483L12.184 4.60483L12.184 5.31912C15.2163 5.1353 16.2351 6.26282 18.2737 6.59833L18.293 5.90222C18.1755 5.77998 18.0071 5.78216 17.9836 5.43211C17.9526 5.30124 17.9526 5.18863 18.1767 5.20612C18.1786 4.90991 18.1492 4.64391 18.0992 4.39783C18.2089 4.09044 18.463 3.85312 18.7788 3.6456C17.7073 2.92515 16.912 2.59131 15.5481 2.1081C14.4051 1.70315 13.7062 0.854757 12.184 0.466123L12.184 1.46333L12.0851 1.46333L12.0851 0L11.7634 0ZM113.217 1.63402L113.314 1.63402L113.314 4.40022L113.217 4.40022ZM12.0859 1.65093L12.1848 1.65093L12.1848 4.41642L12.0859 4.41642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2" draw:id="shape-22" draw:name="RotesRathaus" draw:layer="" svg:width="86.04260033294pt" svg:height="72.29691318011pt" svg:x="459.03700000000pt" svg:y="433.90200000000pt" svg:viewBox="0 0 86 72" svg:d="M42.941 0L42.941 5.69919L42.4365 5.69919L42.458 6.74997L42.6419 7.13814L41.887 11.4237L41.0753 11.4237L41.0753 12.5019L39.4735 12.5019L38.5856 11.6121L36.3678 12.057L35.9258 13.1688L36.1467 13.3902L35.9258 14.5018L36.1467 14.7234L36.1467 15.6132L36.5907 16.9464L36.3678 18.058L36.5907 18.2818L36.5907 23.3926L36.3678 23.6161L36.5907 24.0611L36.3678 24.9492L36.5907 25.3942L36.5907 33.6185L36.3678 33.8421L36.5907 34.0636L36.5907 38.0648L35.9258 38.5097L36.1467 38.9531L36.1467 43.6229L35.4817 43.6229L34.594 44.0659L34.594 45.1774L34.8168 45.4009L34.8168 50.2903L6.65357 50.2903L5.54465 50.0689L0.664965 50.0689L0.443966 50.2903L0.443966 51.1804L0.664965 51.4022L0.664965 52.5136L0.887923 52.735L0.887923 65.4058L0 65.4058L0 66.2959L0.22101 66.7409L0.22101 72.2969L43.0214 72.2969L85.8197 72.2969L85.8197 66.7409L86.0426 66.2959L86.0426 65.4058L85.1548 65.4058L85.1548 52.735L85.3777 52.5136L85.3777 51.4022L85.5989 51.1804L85.5989 50.2903L85.3777 50.0689L80.4982 50.0689L79.3891 50.2903L51.2259 50.2903L51.2259 45.4009L51.4488 45.1774L51.4488 44.0659L50.5609 43.6229L49.896 43.6229L49.896 38.9531L50.1167 38.5097L49.4518 38.0648L49.4518 34.0636L49.6731 33.8421L49.4518 33.6185L49.4518 25.3942L49.6731 24.9492L49.4518 24.0611L49.6731 23.6161L49.4518 23.3926L49.4518 18.2818L49.6731 18.058L49.4518 16.9464L49.896 15.6132L49.896 14.7234L50.1167 14.5018L49.896 13.3902L50.1167 13.1688L49.6731 12.057L47.457 11.6121L46.569 12.5019L45.0553 12.5019L45.0553 11.4237L44.2399 11.4237L43.4024 7.13814L43.5748 6.74997C43.5748 6.74997 43.5831 5.69919 43.5748 5.69919L43.1015 5.69919L43.1015 3.91517C43.3367 4.04162 44.342 4.5507 45.5698 4.74051C47.0918 4.8796 46.2274 4.70189 48.0635 5.00904C48.0635 5.00904 47.9528 4.96124 47.9363 4.4229C47.9194 3.88353 48.416 3.84572 48.439 3.44655C48.4617 3.0475 48.1161 2.62351 48.1005 2.27033C48.0804 1.81758 48.0242 1.94487 48.0242 1.94487C47.2449 1.81361 46.5739 2.11242 44.5664 0.972383C43.7733 0.422546 43.2542 0.345478 43.1015 0.335311L43.1015 0ZM6.45215 50.4297C6.49941 50.4297 6.54099 50.4549 6.56165 50.4947L6.50497 50.5944C6.48945 50.5842 6.47079 50.5832 6.45212 50.5832C6.43356 50.5832 6.41683 50.5832 6.4013 50.5944L6.34258 50.4947C6.36326 50.4549 6.40484 50.4297 6.45211 50.4297ZM7.15231 50.4297C7.19956 50.4297 7.24116 50.4549 7.26184 50.4947L7.20512 50.5944C7.18961 50.5842 7.17096 50.5832 7.1523 50.5832C7.13374 50.5832 7.11698 50.5832 7.10148 50.5944L7.04479 50.4947C7.06547 50.4549 7.10512 50.4297 7.15235 50.4297ZM7.85444 50.4297C7.90171 50.4297 7.94136 50.4549 7.96199 50.4947L7.90531 50.5944C7.88978 50.5842 7.87305 50.5832 7.85449 50.5832C7.83594 50.5832 7.81727 50.5832 7.80163 50.5944L7.74493 50.4947C7.76563 50.4549 7.80722 50.4297 7.85448 50.4297ZM8.5546 50.4297C8.60186 50.4297 8.64153 50.4549 8.66216 50.4947L8.60546 50.5944C8.58995 50.5842 8.5732 50.5832 8.55467 50.5832C8.53611 50.5832 8.51732 50.5832 8.5018 50.5944L8.4451 50.4947C8.4658 50.4549 8.50738 50.4297 8.55465 50.4297ZM9.25477 50.4297C9.30203 50.4297 9.34362 50.4549 9.36427 50.4947L9.30568 50.5944C9.29014 50.5842 9.2734 50.5832 9.25485 50.5832C9.23629 50.5832 9.21955 50.5832 9.20404 50.5944L9.14541 50.4947C9.16611 50.4549 9.20768 50.4297 9.25493 50.4297ZM9.95487 50.4297C10.0021 50.4297 10.0438 50.4549 10.0646 50.4947L10.0077 50.5944C9.99226 50.5842 9.97356 50.5832 9.95487 50.5832C9.93638 50.5832 9.91966 50.5832 9.90413 50.5944L9.84742 50.4947C9.86811 50.4549 9.90777 50.4297 9.95487 50.4297ZM10.6551 50.4297C10.7023 50.4297 10.744 50.4549 10.7646 50.4947L10.7079 50.5944C10.6927 50.5842 10.6739 50.5832 10.6551 50.5832C10.6366 50.5832 10.6197 50.5832 10.6043 50.5944L10.5475 50.4947C10.5683 50.4549 10.6079 50.4297 10.6551 50.4297ZM11.3572 50.4297C11.4044 50.4297 11.4441 50.4549 11.4649 50.4947L11.408 50.5944C11.3927 50.5842 11.3759 50.5832 11.3573 50.5832C11.3387 50.5832 11.3203 50.5832 11.3045 50.5944L11.2477 50.4947C11.2687 50.4549 11.31 50.4297 11.3573 50.4297ZM12.0575 50.4297C12.1045 50.4297 12.1462 50.4549 12.167 50.4947L12.1081 50.5944C12.0929 50.5842 12.076 50.5832 12.0575 50.5832C12.0388 50.5832 12.0202 50.5832 12.0047 50.5944L11.9481 50.4947C11.9686 50.4549 12.0103 50.4297 12.0575 50.4297ZM12.7575 50.4297C12.8048 50.4297 12.8463 50.4549 12.8669 50.4947L12.8082 50.5944C12.7929 50.5842 12.7762 50.5832 12.7574 50.5832C12.7388 50.5832 12.7223 50.5832 12.7066 50.5944L12.6482 50.4947C12.6688 50.4549 12.7103 50.4297 12.7575 50.4297ZM13.4578 50.4297C13.5051 50.4297 13.5466 50.4549 13.5672 50.4947L13.5105 50.5944C13.4951 50.5842 13.4762 50.5832 13.4578 50.5832C13.4392 50.5832 13.4226 50.5832 13.4068 50.5944L13.3502 50.4947C13.3711 50.4549 13.4105 50.4297 13.4579 50.4297ZM14.1579 50.4297C14.2052 50.4297 14.2466 50.4549 14.2674 50.4947L14.2108 50.5944C14.1952 50.5842 14.1766 50.5832 14.1579 50.5832C14.1392 50.5832 14.1226 50.5832 14.1071 50.5944L14.0504 50.4947C14.0711 50.4549 14.1108 50.4297 14.1579 50.4297ZM14.8601 50.4297C14.9073 50.4297 14.9469 50.4549 14.9675 50.4947L14.9109 50.5944C14.8953 50.5842 14.8788 50.5832 14.8601 50.5832C14.8415 50.5832 14.8231 50.5832 14.8071 50.5944L14.7506 50.4947C14.771 50.4549 14.8126 50.4297 14.8601 50.4297ZM15.5603 50.4297C15.6075 50.4297 15.6492 50.4549 15.6699 50.4947L15.6112 50.5944C15.5953 50.5842 15.5785 50.5832 15.5603 50.5832C15.5418 50.5832 15.523 50.5832 15.5074 50.5944L15.4507 50.4947C15.4713 50.4549 15.5128 50.4297 15.5603 50.4297ZM16.2603 50.4297C16.3076 50.4297 16.3492 50.4549 16.37 50.4947L16.3113 50.5944C16.2957 50.5842 16.2791 50.5832 16.2603 50.5832C16.242 50.5832 16.2251 50.5832 16.2097 50.5944L16.151 50.4947C16.1717 50.4549 16.2133 50.4297 16.2604 50.4297ZM16.9604 50.4297C17.0078 50.4297 17.0494 50.4549 17.0701 50.4947L17.0133 50.5944C16.9979 50.5842 16.9792 50.5832 16.9604 50.5832C16.9421 50.5832 16.9253 50.5832 16.9097 50.5944L16.8529 50.4947C16.8738 50.4549 16.9133 50.4297 16.9606 50.4297ZM17.6607 50.4297C17.708 50.4297 17.7496 50.4549 17.7703 50.4947L17.7136 50.5944C17.698 50.5842 17.6795 50.5832 17.6607 50.5832C17.6421 50.5832 17.6253 50.5832 17.61 50.5944L17.5533 50.4947C17.574 50.4549 17.6136 50.4297 17.6607 50.4297ZM18.3629 50.4297C18.4102 50.4297 18.4497 50.4549 18.4705 50.4947L18.4136 50.5944C18.3982 50.5842 18.3815 50.5832 18.3629 50.5832C18.3443 50.5832 18.3258 50.5832 18.3102 50.5944L18.2531 50.4947C18.2741 50.4549 18.3158 50.4297 18.3629 50.4297ZM19.0629 50.4297C19.1103 50.4297 19.1519 50.4549 19.1726 50.4947L19.1138 50.5944C19.0983 50.5842 19.0816 50.5832 19.063 50.5832C19.0445 50.5832 19.0258 50.5832 19.0103 50.5944L18.9535 50.4947C18.9742 50.4549 19.0158 50.4297 19.063 50.4297ZM19.7632 50.4297C19.8104 50.4297 19.8522 50.4549 19.8725 50.4947L19.8142 50.5944C19.7985 50.5842 19.7817 50.5832 19.7632 50.5832C19.7444 50.5832 19.7277 50.5832 19.7123 50.5944L19.654 50.4947C19.6744 50.4549 19.716 50.4297 19.7632 50.4297ZM20.4634 50.4297C20.5106 50.4297 20.5522 50.4549 20.5729 50.4947L20.5163 50.5944C20.5007 50.5842 20.4821 50.5832 20.4633 50.5832C20.4449 50.5832 20.428 50.5832 20.4128 50.5944L20.3558 50.4947C20.3766 50.4549 20.4163 50.4297 20.4634 50.4297ZM21.1636 50.4297C21.2109 50.4297 21.2523 50.4549 21.2731 50.4947L21.2165 50.5944C21.2008 50.5842 21.1823 50.5832 21.1636 50.5832C21.1449 50.5832 21.1283 50.5832 21.1127 50.5944L21.0561 50.4947C21.0768 50.4549 21.1162 50.4297 21.1636 50.4297ZM21.8657 50.4297C21.9127 50.4297 21.9527 50.4549 21.9733 50.4947L21.9164 50.5944C21.9012 50.5842 21.8842 50.5832 21.8657 50.5832C21.8472 50.5832 21.8284 50.5832 21.8128 50.5944L21.7562 50.4947C21.7769 50.4549 21.8184 50.4297 21.8657 50.4297ZM22.5658 50.4297C22.613 50.4297 22.6546 50.4549 22.6752 50.4947L22.6167 50.5944C22.6015 50.5842 22.5844 50.5832 22.5658 50.5832C22.5475 50.5832 22.5288 50.5832 22.5128 50.5944L22.4563 50.4947C22.477 50.4549 22.5186 50.4297 22.5658 50.4297ZM23.266 50.4297C23.3132 50.4297 23.3548 50.4549 23.3754 50.4947L23.317 50.5944C23.3012 50.5842 23.2848 50.5832 23.2661 50.5832C23.2473 50.5832 23.2309 50.5832 23.2151 50.5944L23.1566 50.4947C23.1772 50.4549 23.2187 50.4297 23.2661 50.4297ZM23.9661 50.4297C24.0134 50.4297 24.0549 50.4549 24.0757 50.4947L24.019 50.5944C24.0034 50.5842 23.985 50.5832 23.9661 50.5832C23.9476 50.5832 23.9308 50.5832 23.9153 50.5944L23.8588 50.4947C23.8793 50.4549 23.919 50.4297 23.9661 50.4297ZM24.6664 50.4297C24.7136 50.4297 24.7552 50.4549 24.7758 50.4947L24.7191 50.5944C24.7035 50.5842 24.6848 50.5832 24.6664 50.5832C24.6479 50.5832 24.6308 50.5832 24.6155 50.5944L24.5587 50.4947C24.5793 50.4549 24.6192 50.4297 24.6665 50.4297ZM25.3685 50.4297C25.4158 50.4297 25.4554 50.4549 25.476 50.4947L25.4194 50.5944C25.4037 50.5842 25.3871 50.5832 25.3687 50.5832C25.3499 50.5832 25.3313 50.5832 25.3157 50.5944L25.2589 50.4947C25.2797 50.4549 25.3212 50.4297 25.3685 50.4297ZM26.0688 50.4297C26.1159 50.4297 26.1575 50.4549 26.1782 50.4947L26.1193 50.5944C26.1038 50.5842 26.0871 50.5832 26.0688 50.5832C26.0501 50.5832 26.0315 50.5832 26.0158 50.5944L25.959 50.4947C25.9799 50.4549 26.0213 50.4297 26.0686 50.4297ZM26.7687 50.4297C26.8161 50.4297 26.8578 50.4549 26.8784 50.4947L26.8197 50.5944C26.8042 50.5842 26.7874 50.5832 26.7689 50.5832C26.7504 50.5832 26.7336 50.5832 26.718 50.5944L26.6594 50.4947C26.6799 50.4549 26.7218 50.4297 26.769 50.4297ZM27.4691 50.4297C27.5164 50.4297 27.5578 50.4549 27.5786 50.4947L27.5218 50.5944C27.5062 50.5842 27.4876 50.5832 27.4691 50.5832C27.4502 50.5832 27.4336 50.5832 27.4184 50.5944L27.3615 50.4947C27.3821 50.4549 27.422 50.4297 27.4691 50.4297ZM28.169 50.4297C28.2164 50.4297 28.2581 50.4549 28.2788 50.4947L28.2218 50.5944C28.2065 50.5842 28.1877 50.5832 28.169 50.5832C28.1505 50.5832 28.1339 50.5832 28.1182 50.5944L28.0615 50.4947C28.0823 50.4549 28.1221 50.4297 28.1692 50.4297ZM28.8711 50.4297C28.9184 50.4297 28.9583 50.4549 28.9788 50.4947L28.9221 50.5944C28.9068 50.5842 28.8898 50.5832 28.8712 50.5832C28.8528 50.5832 28.834 50.5832 28.8184 50.5944L28.7618 50.4947C28.7824 50.4549 28.824 50.4297 28.8712 50.4297ZM29.5715 50.4297C29.6188 50.4297 29.6602 50.4549 29.6809 50.4947L29.6223 50.5944C29.6067 50.5842 29.5901 50.5832 29.5716 50.5832C29.5527 50.5832 29.5344 50.5832 29.5187 50.5944L29.4621 50.4947C29.4827 50.4549 29.5242 50.4297 29.5715 50.4297ZM30.2715 50.4297C30.3189 50.4297 30.3604 50.4549 30.3811 50.4947L30.3225 50.5944C30.3069 50.5842 30.2902 50.5832 30.2715 50.5832C30.2529 50.5832 30.2363 50.5832 30.2208 50.5944L30.1622 50.4947C30.1827 50.4549 30.2244 50.4297 30.2715 50.4297ZM30.9717 50.4297C31.019 50.4297 31.0606 50.4549 31.0811 50.4947L31.0249 50.5944C31.0091 50.5842 30.9905 50.5832 30.9717 50.5832C30.9532 50.5832 30.9363 50.5832 30.9208 50.5944L30.8643 50.4947C30.8849 50.4549 30.9246 50.4297 30.9717 50.4297ZM31.672 50.4297C31.7192 50.4297 31.7607 50.4549 31.7814 50.4947L31.7248 50.5944C31.7093 50.5842 31.6907 50.5832 31.6719 50.5832C31.6536 50.5832 31.6366 50.5832 31.6212 50.5944L31.5645 50.4947C31.5852 50.4549 31.6248 50.4297 31.672 50.4297ZM32.3741 50.4297C32.4213 50.4297 32.4608 50.4549 32.4816 50.4947L32.4249 50.5944C32.4093 50.5842 32.3928 50.5832 32.3742 50.5832C32.3557 50.5832 32.3369 50.5832 32.3212 50.5944L32.2647 50.4947C32.2854 50.4549 32.3268 50.4297 32.3742 50.4297ZM33.0743 50.4297C33.1214 50.4297 33.1629 50.4549 33.1838 50.4947L33.125 50.5944C33.1095 50.5842 33.0928 50.5832 33.0744 50.5832C33.0558 50.5832 33.0371 50.5832 33.0214 50.5944L32.9646 50.4947C32.9855 50.4549 33.027 50.4297 33.0744 50.4297ZM33.7745 50.4297C33.8216 50.4297 33.8632 50.4549 33.8841 50.4947L33.8254 50.5944C33.8098 50.5842 33.793 50.5832 33.7745 50.5832C33.756 50.5832 33.7392 50.5832 33.7237 50.5944L33.665 50.4947C33.6857 50.4549 33.7274 50.4297 33.7746 50.4297ZM34.4745 50.4297C34.5219 50.4297 34.5635 50.4549 34.584 50.4947L34.5273 50.5944C34.5118 50.5842 34.4932 50.5832 34.4745 50.5832C34.4561 50.5832 34.4392 50.5832 34.4237 50.5944L34.367 50.4947C34.3877 50.4549 34.4275 50.4297 34.4745 50.4297ZM51.4743 50.4297C51.5215 50.4297 51.563 50.4549 51.5838 50.4947L51.527 50.5944C51.5115 50.5842 51.4929 50.5832 51.4743 50.5832C51.4557 50.5832 51.4388 50.5832 51.4233 50.5944L51.3648 50.4947C51.3856 50.4549 51.4271 50.4297 51.4743 50.4297ZM52.1745 50.4297C52.2216 50.4297 52.2631 50.4549 52.284 50.4947L52.2273 50.5944C52.2119 50.5842 52.1929 50.5832 52.1745 50.5832C52.1558 50.5832 52.139 50.5832 52.1237 50.5944L52.0668 50.4947C52.0876 50.4549 52.1273 50.4297 52.1746 50.4297ZM52.8765 50.4297C52.9237 50.4297 52.9635 50.4549 52.9841 50.4947L52.9274 50.5944C52.9119 50.5842 52.8951 50.5832 52.8767 50.5832C52.8579 50.5832 52.8393 50.5832 52.8236 50.5944L52.7669 50.4947C52.7878 50.4549 52.8296 50.4297 52.8767 50.4297ZM53.5767 50.4297C53.6241 50.4297 53.6639 50.4549 53.684 50.4947L53.6276 50.5944C53.6121 50.5842 53.5954 50.5832 53.5767 50.5832C53.5582 50.5832 53.5396 50.5832 53.5239 50.5944L53.4671 50.4947C53.4879 50.4549 53.5295 50.4297 53.5767 50.4297ZM54.277 50.4297C54.3241 50.4297 54.3658 50.4549 54.3863 50.4947L54.3277 50.5944C54.3122 50.5842 54.2956 50.5832 54.277 50.5832C54.2584 50.5832 54.2417 50.5832 54.226 50.5944L54.1676 50.4947C54.1881 50.4549 54.2296 50.4297 54.2771 50.4297ZM54.9771 50.4297C55.0244 50.4297 55.066 50.4549 55.0867 50.4947L55.0299 50.5944C55.0143 50.5842 54.9956 50.5832 54.9771 50.5832C54.9586 50.5832 54.9418 50.5832 54.9262 50.5944L54.8695 50.4947C54.89 50.4549 54.9299 50.4297 54.9771 50.4297ZM55.6773 50.4297C55.7244 50.4297 55.766 50.4549 55.7867 50.4947L55.7301 50.5944C55.7144 50.5842 55.696 50.5832 55.6772 50.5832C55.6586 50.5832 55.6421 50.5832 55.6266 50.5944L55.5695 50.4947C55.5904 50.4549 55.6298 50.4297 55.6773 50.4297ZM56.3793 50.4297C56.4263 50.4297 56.4664 50.4549 56.4869 50.4947L56.4301 50.5944C56.4147 50.5842 56.3979 50.5832 56.3793 50.5832C56.3609 50.5832 56.3421 50.5832 56.3265 50.5944L56.2699 50.4947C56.2904 50.4549 56.3321 50.4297 56.3793 50.4297ZM57.0794 50.4297C57.1268 50.4297 57.1681 50.4549 57.1891 50.4947L57.1305 50.5944C57.1148 50.5842 57.0981 50.5832 57.0795 50.5832C57.0611 50.5832 57.0423 50.5832 57.0269 50.5944L56.9701 50.4947C56.9906 50.4549 57.0324 50.4297 57.0795 50.4297ZM57.7797 50.4297C57.827 50.4297 57.8683 50.4549 57.8893 50.4947L57.8306 50.5944C57.815 50.5842 57.7984 50.5832 57.7797 50.5832C57.7611 50.5832 57.7446 50.5832 57.7291 50.5944L57.6702 50.4947C57.691 50.4549 57.7325 50.4297 57.7798 50.4297ZM58.4798 50.4297C58.5269 50.4297 58.5687 50.4549 58.5894 50.4947L58.5326 50.5944C58.5173 50.5842 58.4983 50.5832 58.4798 50.5832C58.4614 50.5832 58.4445 50.5832 58.429 50.5944L58.3721 50.4947C58.393 50.4549 58.4327 50.4297 58.4798 50.4297ZM59.18 50.4297C59.2271 50.4297 59.2689 50.4549 59.2896 50.4947L59.2328 50.5944C59.2174 50.5842 59.1985 50.5832 59.18 50.5832C59.1612 50.5832 59.1446 50.5832 59.1291 50.5944L59.0725 50.4947C59.0932 50.4549 59.1329 50.4297 59.18 50.4297ZM59.8821 50.4297C59.9293 50.4297 59.9691 50.4549 59.9896 50.4947L59.9331 50.5944C59.9176 50.5842 59.9009 50.5832 59.8821 50.5832C59.8634 50.5832 59.845 50.5832 59.8293 50.5944L59.7728 50.4947C59.7934 50.4549 59.8349 50.4297 59.8821 50.4297ZM60.5823 50.4297C60.6296 50.4297 60.6711 50.4549 60.6917 50.4947L60.6331 50.5944C60.6177 50.5842 60.6011 50.5832 60.5824 50.5832C60.564 50.5832 60.5452 50.5832 60.5295 50.5944L60.4731 50.4947C60.4937 50.4549 60.5351 50.4297 60.5824 50.4297ZM61.2826 50.4297C61.3299 50.4297 61.3714 50.4549 61.392 50.4947L61.3335 50.5944C61.3177 50.5842 61.301 50.5832 61.2826 50.5832C61.2639 50.5832 61.247 50.5832 61.2317 50.5944L61.173 50.4947C61.1936 50.4549 61.2351 50.4297 61.2826 50.4297ZM61.9828 50.4297C62.03 50.4297 62.0714 50.4549 62.0921 50.4947L62.0355 50.5944C62.02 50.5842 62.0012 50.5832 61.9828 50.5832C61.964 50.5832 61.9474 50.5832 61.9318 50.5944L61.8751 50.4947C61.8958 50.4549 61.9356 50.4297 61.9829 50.4297ZM62.6828 50.4297C62.7301 50.4297 62.7717 50.4549 62.7923 50.4947L62.7355 50.5944C62.7201 50.5842 62.7015 50.5832 62.6828 50.5832C62.6643 50.5832 62.6475 50.5832 62.6319 50.5944L62.5752 50.4947C62.5959 50.4549 62.6356 50.4297 62.6828 50.4297ZM63.3849 50.4297C63.4321 50.4297 63.4717 50.4549 63.4924 50.4947L63.4357 50.5944C63.4203 50.5842 63.4036 50.5832 63.3849 50.5832C63.3664 50.5832 63.3477 50.5832 63.332 50.5944L63.2754 50.4947C63.2959 50.4549 63.3375 50.4297 63.3849 50.4297ZM64.0852 50.4297C64.1324 50.4297 64.1739 50.4549 64.1946 50.4947L64.136 50.5944C64.1203 50.5842 64.1037 50.5832 64.0852 50.5832C64.0666 50.5832 64.0477 50.5832 64.0324 50.5944L63.9756 50.4947C63.9961 50.4549 64.0379 50.4297 64.0852 50.4297ZM64.7851 50.4297C64.8325 50.4297 64.8743 50.4549 64.8949 50.4947L64.836 50.5944C64.8204 50.5842 64.8038 50.5832 64.7851 50.5832C64.7668 50.5832 64.75 50.5832 64.7345 50.5944L64.6758 50.4947C64.6964 50.4549 64.7379 50.4297 64.7851 50.4297ZM65.4853 50.4297C65.5325 50.4297 65.5744 50.4549 65.595 50.4947L65.5381 50.5944C65.5229 50.5842 65.5042 50.5832 65.4852 50.5832C65.467 50.5832 65.4502 50.5832 65.4346 50.5944L65.3777 50.4947C65.3986 50.4549 65.438 50.4297 65.4853 50.4297ZM66.1857 50.4297C66.2329 50.4297 66.2744 50.4549 66.2952 50.4947L66.2385 50.5944C66.2229 50.5842 66.2041 50.5832 66.1857 50.5832C66.1669 50.5832 66.1504 50.5832 66.1349 50.5944L66.0781 50.4947C66.0988 50.4549 66.1384 50.4297 66.1857 50.4297ZM66.8877 50.4297C66.9351 50.4297 66.9747 50.4549 66.9952 50.4947L66.9385 50.5944C66.9231 50.5842 66.9064 50.5832 66.8878 50.5832C66.8691 50.5832 66.8507 50.5832 66.835 50.5944L66.7784 50.4947C66.799 50.4549 66.8404 50.4297 66.8877 50.4297ZM67.588 50.4297C67.6351 50.4297 67.6767 50.4549 67.6974 50.4947L67.6389 50.5944C67.6234 50.5842 67.6065 50.5832 67.588 50.5832C67.5694 50.5832 67.5509 50.5832 67.5352 50.5944L67.4783 50.4947C67.4993 50.4549 67.5409 50.4297 67.588 50.4297ZM68.2881 50.4297C68.3353 50.4297 68.3769 50.4549 68.3976 50.4947L68.3392 50.5944C68.3233 50.5842 68.3066 50.5832 68.2882 50.5832C68.2696 50.5832 68.2527 50.5832 68.2374 50.5944L68.1787 50.4947C68.1993 50.4549 68.2411 50.4297 68.2881 50.4297ZM68.9882 50.4297C69.0357 50.4297 69.0771 50.4549 69.0977 50.4947L69.041 50.5944C69.0256 50.5842 69.0068 50.5832 68.9882 50.5832C68.9696 50.5832 68.9528 50.5832 68.9373 50.5944L68.8808 50.4947C68.9015 50.4549 68.9411 50.4297 68.9882 50.4297ZM69.6883 50.4297C69.7357 50.4297 69.7772 50.4549 69.7979 50.4947L69.7413 50.5944C69.7257 50.5842 69.707 50.5832 69.6883 50.5832C69.6698 50.5832 69.6533 50.5832 69.6375 50.5944L69.5807 50.4947C69.6017 50.4549 69.6412 50.4297 69.6883 50.4297ZM70.3905 50.4297C70.4378 50.4297 70.4775 50.4549 70.4981 50.4947L70.4414 50.5944C70.4258 50.5842 70.409 50.5832 70.3906 50.5832C70.372 50.5832 70.3533 50.5832 70.3376 50.5944L70.2814 50.4947C70.3017 50.4549 70.3433 50.4297 70.3906 50.4297ZM71.0906 50.4297C71.1379 50.4297 71.1797 50.4549 71.2003 50.4947L71.1415 50.5944C71.1262 50.5842 71.1095 50.5832 71.0906 50.5832C71.0722 50.5832 71.0534 50.5832 71.0379 50.5944L70.9813 50.4947C71.0018 50.4549 71.0436 50.4297 71.0906 50.4297ZM71.7908 50.4297C71.8382 50.4297 71.8797 50.4549 71.9004 50.4947L71.8417 50.5944C71.8262 50.5842 71.8097 50.5832 71.7909 50.5832C71.7723 50.5832 71.7557 50.5832 71.7401 50.5944L71.6816 50.4947C71.7024 50.4549 71.7438 50.4297 71.791 50.4297ZM72.4912 50.4297C72.5383 50.4297 72.5799 50.4549 72.6007 50.4947L72.5439 50.5944C72.5284 50.5842 72.5098 50.5832 72.4912 50.5832C72.4725 50.5832 72.4556 50.5832 72.4403 50.5944L72.3835 50.4947C72.4042 50.4549 72.4439 50.4297 72.4912 50.4297ZM73.1913 50.4297C73.2385 50.4297 73.2799 50.4549 73.3006 50.4947L73.244 50.5944C73.2286 50.5842 73.2098 50.5832 73.1913 50.5832C73.1726 50.5832 73.1559 50.5832 73.1405 50.5944L73.0836 50.4947C73.1042 50.4549 73.144 50.4297 73.1914 50.4297ZM73.8934 50.4297C73.9404 50.4297 73.9803 50.4549 74.001 50.4947L73.9442 50.5944C73.9286 50.5842 73.9119 50.5832 73.8935 50.5832C73.8748 50.5832 73.8562 50.5832 73.8406 50.5944L73.7837 50.4947C73.8045 50.4549 73.8461 50.4297 73.8935 50.4297ZM74.5935 50.4297C74.6407 50.4297 74.6823 50.4549 74.7032 50.4947L74.6443 50.5944C74.6288 50.5842 74.6119 50.5832 74.5935 50.5832C74.5751 50.5832 74.5562 50.5832 74.5407 50.5944L74.4839 50.4947C74.5045 50.4549 74.5463 50.4297 74.5935 50.4297ZM75.2936 50.4297C75.341 50.4297 75.3824 50.4549 75.403 50.4947L75.3447 50.5944C75.3291 50.5842 75.3123 50.5832 75.2937 50.5832C75.2752 50.5832 75.2585 50.5832 75.2429 50.5944L75.1843 50.4947C75.2051 50.4549 75.2465 50.4297 75.2938 50.4297ZM75.9938 50.4297C76.0412 50.4297 76.0828 50.4549 76.1034 50.4947L76.0468 50.5944C76.0311 50.5842 76.0125 50.5832 75.9938 50.5832C75.9752 50.5832 75.9588 50.5832 75.9429 50.5944L75.8864 50.4947C75.9071 50.4549 75.9466 50.4297 75.9938 50.4297ZM76.6941 50.4297C76.7412 50.4297 76.7828 50.4549 76.8036 50.4947L76.7468 50.5944C76.7312 50.5842 76.7127 50.5832 76.694 50.5832C76.6754 50.5832 76.6589 50.5832 76.6433 50.5944L76.5865 50.4947C76.6072 50.4549 76.6467 50.4297 76.6941 50.4297ZM77.3961 50.4297C77.4434 50.4297 77.4832 50.4549 77.5037 50.4947L77.447 50.5944C77.4315 50.5842 77.4147 50.5832 77.3961 50.5832C77.3777 50.5832 77.359 50.5832 77.3433 50.5944L77.2868 50.4947C77.3073 50.4549 77.3488 50.4297 77.3961 50.4297ZM78.0963 50.4297C78.1436 50.4297 78.1853 50.4549 78.2059 50.4947L78.1473 50.5944C78.1315 50.5842 78.115 50.5832 78.0963 50.5832C78.0778 50.5832 78.059 50.5832 78.0434 50.5944L77.987 50.4947C78.0075 50.4549 78.049 50.4297 78.0963 50.4297ZM78.7966 50.4297C78.8438 50.4297 78.8852 50.4549 78.906 50.4947L78.8474 50.5944C78.8318 50.5842 78.8152 50.5832 78.7966 50.5832C78.778 50.5832 78.7612 50.5832 78.7458 50.5944L78.6872 50.4947C78.7079 50.4549 78.7495 50.4297 78.7967 50.4297ZM79.4966 50.4297C79.5439 50.4297 79.5854 50.4549 79.6062 50.4947L79.5495 50.5944C79.5341 50.5842 79.5153 50.5832 79.4966 50.5832C79.4782 50.5832 79.4612 50.5832 79.4459 50.5944L79.3891 50.4947C79.4097 50.4549 79.4495 50.4297 79.4966 50.4297ZM6.32698 50.5018C6.329 50.5018 6.33103 50.5018 6.33304 50.5018L6.38976 50.5994C6.36013 50.6188 6.34097 50.6524 6.33893 50.6899L6.22355 50.6899C6.2001 50.6524 6.19798 50.6033 6.22151 50.5627C6.24413 50.5231 6.28492 50.5026 6.32712 50.5015ZM6.57143 50.5018C6.57346 50.5018 6.57552 50.5018 6.57752 50.5018C6.6197 50.5023 6.66047 50.5233 6.68316 50.563C6.70676 50.6033 6.70464 50.6524 6.68112 50.6903L6.5677 50.6903C6.56566 50.6528 6.54446 50.6192 6.51483 50.5997L6.57153 50.5022ZM7.02714 50.5018C7.02917 50.5018 7.03121 50.5018 7.03325 50.5018L7.08992 50.5994C7.06031 50.6188 7.04114 50.6524 7.03911 50.6899L6.92371 50.6899C6.90029 50.6524 6.89815 50.6033 6.92169 50.5627C6.94431 50.5231 6.98508 50.5026 7.02729 50.5015ZM7.27357 50.5018C7.27558 50.5018 7.27762 50.5018 7.27965 50.5018C7.32184 50.5023 7.36261 50.5233 7.38527 50.563C7.40891 50.6033 7.40486 50.6524 7.38121 50.6903L7.2678 50.6903C7.26575 50.6528 7.24455 50.6192 7.21493 50.5997L7.27357 50.5022ZM7.72729 50.5018C7.72931 50.5018 7.73134 50.5018 7.73339 50.5018L7.792 50.5994C7.76239 50.6188 7.74129 50.6524 7.73916 50.6899L7.62573 50.6899C7.60228 50.6524 7.59823 50.6033 7.62165 50.5627C7.64427 50.5231 7.68505 50.5026 7.72726 50.5015ZM7.97374 50.5018C7.97577 50.5018 7.97781 50.5018 7.97982 50.5018C8.02202 50.5023 8.0628 50.5233 8.08545 50.563C8.10907 50.6033 8.10694 50.6524 8.0834 50.6903L7.96802 50.6903C7.96597 50.6528 7.94672 50.6192 7.91719 50.5997L7.9739 50.5022ZM8.42943 50.5018C8.43145 50.5018 8.43349 50.5018 8.4355 50.5018L8.49221 50.5994C8.46261 50.6188 8.44139 50.6524 8.43936 50.6899L8.32592 50.6899C8.30249 50.6524 8.30039 50.6033 8.32391 50.5627C8.34652 50.5231 8.3873 50.5026 8.42952 50.5015ZM8.67391 50.5018C8.67592 50.5018 8.67797 50.5018 8.67998 50.5018C8.72217 50.5023 8.76295 50.5233 8.78558 50.563C8.80921 50.6033 8.80709 50.6524 8.78356 50.6903L8.66816 50.6903C8.66614 50.6528 8.64685 50.6192 8.61735 50.5997L8.67406 50.5022ZM9.1296 50.5018C9.13162 50.5018 9.13366 50.5018 9.13567 50.5018L9.19238 50.5994C9.16278 50.6188 9.1436 50.6524 9.14158 50.6899L9.02618 50.6899C9.00274 50.6524 9.00061 50.6033 9.02414 50.5627C9.04676 50.5231 9.08754 50.5026 9.12977 50.5015ZM9.37407 50.5018C9.37609 50.5018 9.37813 50.5018 9.38016 50.5018C9.42232 50.5023 9.4631 50.5233 9.48578 50.563C9.50938 50.6033 9.50727 50.6524 9.48373 50.6903L9.36834 50.6903C9.36629 50.6528 9.34705 50.6192 9.3175 50.5997L9.37422 50.5022ZM9.82978 50.5018C9.83181 50.5018 9.83386 50.5018 9.83586 50.5018L9.89256 50.5994C9.86295 50.6188 9.84377 50.6524 9.84174 50.6899L9.72635 50.6899C9.70291 50.6524 9.70079 50.6033 9.72432 50.5627C9.74693 50.5231 9.78772 50.5026 9.82993 50.5015ZM10.0742 50.5018C10.0762 50.5018 10.0783 50.5018 10.0803 50.5018C10.1224 50.5023 10.1633 50.5233 10.186 50.563C10.2096 50.6033 10.2075 50.6524 10.184 50.6903L10.0705 50.6903C10.0685 50.6528 10.0473 50.6192 10.0176 50.5997L10.0743 50.5022ZM10.53 50.5018C10.532 50.5018 10.5341 50.5018 10.5361 50.5018L10.5929 50.5994C10.5632 50.6188 10.5439 50.6524 10.542 50.6899L10.4264 50.6899C10.4032 50.6524 10.4009 50.6033 10.4244 50.5627C10.4471 50.5231 10.4879 50.5026 10.5301 50.5015ZM10.7764 50.5018C10.7784 50.5018 10.7804 50.5018 10.7824 50.5018C10.8245 50.5023 10.8654 50.5233 10.8881 50.563C10.9117 50.6033 10.9077 50.6524 10.8841 50.6903L10.7706 50.6903C10.7686 50.6528 10.7474 50.6192 10.7177 50.5997L10.7765 50.5022ZM11.2301 50.5018C11.2321 50.5018 11.2342 50.5018 11.2362 50.5018L11.295 50.5994C11.2653 50.6188 11.244 50.6524 11.242 50.6899L11.1286 50.6899C11.1052 50.6524 11.1011 50.6033 11.1244 50.5627C11.147 50.5231 11.1881 50.5026 11.2301 50.5015ZM11.4765 50.5018C11.4785 50.5018 11.4804 50.5018 11.4825 50.5018C11.5248 50.5023 11.5656 50.5233 11.5882 50.563C11.6118 50.6033 11.6097 50.6524 11.5863 50.6903L11.4709 50.6903C11.4689 50.6528 11.4492 50.6192 11.4201 50.5997L11.4766 50.5022ZM11.9323 50.5018C11.9344 50.5018 11.9363 50.5018 11.9382 50.5018L11.9949 50.5994C11.9653 50.6188 11.9439 50.6524 11.9419 50.6899L11.8288 50.6899C11.8053 50.6524 11.8031 50.6033 11.8267 50.5627C11.8495 50.5231 11.8899 50.5026 11.9324 50.5015ZM12.1766 50.5018C12.1787 50.5018 12.1808 50.5018 12.1829 50.5018C12.2251 50.5023 12.2657 50.5233 12.2884 50.563C12.312 50.6033 12.3098 50.6524 12.2863 50.6903L12.171 50.6903C12.169 50.6528 12.1496 50.6192 12.1203 50.5997L12.1768 50.5022ZM12.6325 50.5018C12.6345 50.5018 12.6364 50.5018 12.6385 50.5018L12.6953 50.5994C12.6655 50.6188 12.6464 50.6524 12.6444 50.6899L12.5289 50.6899C12.5055 50.6524 12.5033 50.6033 12.527 50.5627C12.5499 50.5231 12.5903 50.5026 12.6326 50.5015ZM12.8771 50.5018C12.8791 50.5018 12.881 50.5018 12.883 50.5018C12.9251 50.5023 12.9658 50.5233 12.9885 50.563C13.0123 50.6033 13.01 50.6524 12.9865 50.6903L12.871 50.6903C12.869 50.6528 12.8499 50.6192 12.8204 50.5997L12.8773 50.5022ZM13.3326 50.5018C13.3345 50.5018 13.3366 50.5018 13.3387 50.5018L13.3955 50.5994C13.3657 50.6188 13.3465 50.6524 13.3446 50.6899L13.2291 50.6899C13.2059 50.6524 13.2038 50.6033 13.227 50.5627C13.2498 50.5231 13.2906 50.5026 13.3326 50.5015ZM13.5771 50.5018C13.5791 50.5018 13.581 50.5018 13.5831 50.5018C13.6255 50.5023 13.6662 50.5233 13.6886 50.563C13.7123 50.6033 13.7102 50.6524 13.6866 50.6903L13.5734 50.6903C13.5714 50.6528 13.55 50.6192 13.5205 50.5997L13.5772 50.5022ZM14.0328 50.5018C14.0348 50.5018 14.0367 50.5018 14.0386 50.5018L14.0956 50.5994C14.0658 50.6188 14.0467 50.6524 14.0447 50.6899L13.9294 50.6899C13.9059 50.6524 13.9037 50.6033 13.9274 50.5627C13.95 50.5231 13.9907 50.5026 14.0331 50.5015ZM14.2794 50.5018C14.2814 50.5018 14.2834 50.5018 14.2854 50.5018C14.3276 50.5023 14.3684 50.5233 14.3909 50.563C14.4145 50.6033 14.4106 50.6524 14.3869 50.6903L14.2732 50.6903C14.2712 50.6528 14.2501 50.6192 14.2205 50.5997L14.2794 50.5022ZM14.733 50.5018C14.735 50.5018 14.737 50.5018 14.7391 50.5018L14.7978 50.5994C14.7681 50.6188 14.747 50.6524 14.7448 50.6899L14.6316 50.6899C14.6079 50.6524 14.6039 50.6033 14.6275 50.5627C14.6498 50.5231 14.6907 50.5026 14.7331 50.5015ZM14.9793 50.5018C14.9815 50.5018 14.9837 50.5018 14.9857 50.5018C15.0277 50.5023 15.0684 50.5233 15.0912 50.563C15.1148 50.6033 15.1124 50.6524 15.0893 50.6903L14.9735 50.6903C14.9715 50.6528 14.9524 50.6192 14.9228 50.5997L14.9794 50.5022ZM15.4351 50.5018C15.437 50.5018 15.4391 50.5018 15.4412 50.5018L15.4979 50.5994C15.4682 50.6188 15.447 50.6524 15.445 50.6899L15.3316 50.6899C15.3082 50.6524 15.306 50.6033 15.3295 50.5627C15.3522 50.5231 15.393 50.5026 15.4352 50.5015ZM15.6794 50.5018C15.6813 50.5018 15.6835 50.5018 15.6856 50.5018C15.7278 50.5023 15.7687 50.5233 15.7912 50.563C15.815 50.6033 15.8128 50.6524 15.7891 50.6903L15.6736 50.6903C15.6717 50.6528 15.6526 50.6192 15.6229 50.5997L15.6795 50.5022ZM16.1352 50.5018C16.1374 50.5018 16.1394 50.5018 16.1412 50.5018L16.1979 50.5994C16.1684 50.6188 16.1492 50.6524 16.1473 50.6899L16.0318 50.6899C16.0084 50.6524 16.0062 50.6033 16.0299 50.5627C16.0522 50.5231 16.093 50.5026 16.1353 50.5015ZM16.3797 50.5018C16.3818 50.5018 16.3838 50.5018 16.3858 50.5018C16.4281 50.5023 16.4687 50.5233 16.4914 50.563C16.5151 50.6033 16.5129 50.6524 16.4895 50.6903L16.374 50.6903C16.3721 50.6528 16.3528 50.6192 16.3233 50.5997L16.3799 50.5022ZM16.8353 50.5018C16.8373 50.5018 16.8395 50.5018 16.8417 50.5018L16.8981 50.5994C16.8686 50.6188 16.8494 50.6524 16.8474 50.6899L16.7319 50.6899C16.7085 50.6524 16.7064 50.6033 16.73 50.5627C16.7525 50.5231 16.7933 50.5026 16.8354 50.5015ZM17.0819 50.5018C17.0838 50.5018 17.0838 50.5018 17.0859 50.5018C17.1281 50.5023 17.1686 50.5233 17.1917 50.563C17.2151 50.6033 17.2129 50.6524 17.1894 50.6903L17.0762 50.6903C17.074 50.6528 17.0528 50.6192 17.023 50.5997L17.0819 50.5022ZM17.5355 50.5018C17.5376 50.5018 17.5396 50.5018 17.5417 50.5018L17.5983 50.5994C17.5687 50.6188 17.5496 50.6524 17.5477 50.6899L17.4321 50.6899C17.4088 50.6524 17.4065 50.6033 17.43 50.5627C17.4527 50.5231 17.4935 50.5026 17.5357 50.5015ZM17.7818 50.5018C17.7838 50.5018 17.7858 50.5018 17.7878 50.5018C17.8303 50.5023 17.871 50.5233 17.8936 50.563C17.9174 50.6033 17.9132 50.6524 17.8895 50.6903L17.7763 50.6903C17.7743 50.6528 17.7529 50.6192 17.7233 50.5997L17.782 50.5022ZM18.2357 50.5018C18.2377 50.5018 18.2397 50.5018 18.2418 50.5018L18.3005 50.5994C18.271 50.6188 18.2496 50.6524 18.2477 50.6899L18.1342 50.6899C18.1107 50.6524 18.1069 50.6033 18.1303 50.5627C18.1529 50.5231 18.1936 50.5026 18.2358 50.5015ZM18.4822 50.5018C18.4841 50.5018 18.486 50.5018 18.488 50.5018C18.5305 50.5023 18.5713 50.5233 18.594 50.563C18.6174 50.6033 18.6154 50.6524 18.5918 50.6903L18.4766 50.6903C18.4746 50.6528 18.4551 50.6192 18.4257 50.5997L18.4823 50.5022ZM18.9377 50.5018C18.9399 50.5018 18.9419 50.5018 18.9439 50.5018L19.0005 50.5994C18.971 50.6188 18.9498 50.6524 18.9478 50.6899L18.8344 50.6899C18.8109 50.6524 18.8087 50.6033 18.8324 50.5627C18.8549 50.5231 18.8958 50.5026 18.938 50.5015ZM19.1822 50.5018C19.1844 50.5018 19.1864 50.5018 19.1884 50.5018C19.2305 50.5023 19.2713 50.5233 19.294 50.563C19.3177 50.6033 19.3153 50.6524 19.2919 50.6903L19.1766 50.6903C19.1746 50.6528 19.1553 50.6192 19.1258 50.5997L19.1825 50.5022ZM19.638 50.5018C19.64 50.5018 19.6421 50.5018 19.6441 50.5018L19.7008 50.5994C19.6712 50.6188 19.6522 50.6524 19.6501 50.6899L19.5344 50.6899C19.511 50.6524 19.5089 50.6033 19.5324 50.5627C19.5551 50.5231 19.5961 50.5026 19.6381 50.5015ZM19.8826 50.5018C19.8846 50.5018 19.8866 50.5018 19.8886 50.5018C19.9308 50.5023 19.9714 50.5233 19.9941 50.563C20.0178 50.6033 20.0158 50.6524 19.9922 50.6903L19.8769 50.6903C19.8748 50.6528 19.8555 50.6192 19.826 50.5997L19.8827 50.5022ZM20.3382 50.5018C20.3402 50.5018 20.3423 50.5018 20.3443 50.5018L20.4008 50.5994C20.3714 50.6188 20.3522 50.6524 20.3502 50.6899L20.2346 50.6899C20.2115 50.6524 20.2094 50.6033 20.2326 50.5627C20.2554 50.5231 20.2961 50.5026 20.3385 50.5015ZM20.5847 50.5018C20.5867 50.5018 20.5867 50.5018 20.5887 50.5018C20.6307 50.5023 20.6715 50.5233 20.6943 50.563C20.7179 50.6033 20.7159 50.6524 20.6923 50.6903L20.5788 50.6903C20.5769 50.6528 20.5555 50.6192 20.5259 50.5997L20.5847 50.5022ZM21.0386 50.5018C21.0405 50.5018 21.0425 50.5018 21.0444 50.5018L21.101 50.5994C21.0715 50.6188 21.0523 50.6524 21.0501 50.6899L20.935 50.6899C20.9116 50.6524 20.9095 50.6033 20.933 50.5627C20.9554 50.5231 20.9963 50.5026 21.0386 50.5015ZM21.2847 50.5018C21.2868 50.5018 21.2889 50.5018 21.291 50.5018C21.333 50.5023 21.3739 50.5233 21.3967 50.563C21.4201 50.6033 21.416 50.6524 21.3924 50.6903L21.2789 50.6903C21.2768 50.6528 21.2557 50.6192 21.226 50.5997L21.2847 50.5022ZM21.7386 50.5018C21.7407 50.5018 21.7426 50.5018 21.7446 50.5018L21.8033 50.5994C21.7738 50.6188 21.7525 50.6524 21.7506 50.6899L21.637 50.6899C21.6135 50.6524 21.6095 50.6033 21.6331 50.5627C21.6554 50.5231 21.6965 50.5026 21.7388 50.5015ZM21.9849 50.5018C21.987 50.5018 21.9889 50.5018 21.991 50.5018C22.0333 50.5023 22.0739 50.5233 22.0966 50.563C22.1201 50.6033 22.1181 50.6524 22.0946 50.6903L21.9792 50.6903C21.9772 50.6528 21.9579 50.6192 21.9283 50.5997L21.985 50.5022ZM22.4405 50.5018C22.4426 50.5018 22.4448 50.5018 22.4468 50.5018L22.5034 50.5994C22.4738 50.6188 22.4526 50.6524 22.4505 50.6899L22.3373 50.6899C22.3138 50.6524 22.3116 50.6033 22.3351 50.5627C22.3577 50.5231 22.3984 50.5026 22.4406 50.5015ZM22.685 50.5018C22.6871 50.5018 22.6892 50.5018 22.6912 50.5018C22.7333 50.5023 22.7741 50.5233 22.7969 50.563C22.8206 50.6033 22.8183 50.6524 22.7948 50.6903L22.6794 50.6903C22.6774 50.6528 22.6581 50.6192 22.6286 50.5997L22.6852 50.5022ZM23.1407 50.5018C23.1426 50.5018 23.1447 50.5018 23.1468 50.5018L23.2038 50.5994C23.1739 50.6188 23.1549 50.6524 23.1528 50.6899L23.0374 50.6899C23.0138 50.6524 23.0117 50.6033 23.0355 50.5627C23.058 50.5231 23.0987 50.5026 23.1408 50.5015ZM23.3854 50.5018C23.3873 50.5018 23.3895 50.5018 23.3915 50.5018C23.4336 50.5023 23.4744 50.5233 23.4969 50.563C23.5208 50.6033 23.5185 50.6524 23.495 50.6903L23.3795 50.6903C23.3774 50.6528 23.3583 50.6192 23.3287 50.5997L23.3855 50.5022ZM23.8408 50.5018C23.8429 50.5018 23.845 50.5018 23.847 50.5018L23.9039 50.5994C23.874 50.6188 23.8551 50.6524 23.8531 50.6899L23.7376 50.6899C23.714 50.6524 23.7118 50.6033 23.7357 50.5627C23.7582 50.5231 23.7991 50.5026 23.8411 50.5015ZM24.0876 50.5018C24.0894 50.5018 24.0894 50.5018 24.0914 50.5018C24.1337 50.5023 24.1743 50.5233 24.197 50.563C24.2206 50.6033 24.2184 50.6524 24.1951 50.6903L24.0816 50.6903C24.0796 50.6528 24.0584 50.6192 24.0289 50.5997L24.0876 50.5022ZM24.5413 50.5018C24.5432 50.5018 24.5452 50.5018 24.5473 50.5018L24.604 50.5994C24.5745 50.6188 24.5551 50.6524 24.553 50.6899L24.4378 50.6899C24.4143 50.6524 24.4124 50.6033 24.4357 50.5627C24.4585 50.5231 24.499 50.5026 24.5414 50.5015ZM24.7876 50.5018C24.7898 50.5018 24.7917 50.5018 24.7935 50.5018C24.8357 50.5023 24.8767 50.5233 24.8992 50.563C24.9229 50.6033 24.9188 50.6524 24.8953 50.6903L24.7819 50.6903C24.7797 50.6528 24.7585 50.6192 24.729 50.5997L24.7875 50.5022ZM25.2434 50.5018C25.2452 50.5018 25.2452 50.5018 25.2473 50.5018L25.306 50.5994C25.2765 50.6188 25.2552 50.6524 25.2532 50.6899L25.14 50.6899C25.1163 50.6524 25.1124 50.6033 25.1355 50.5627C25.1581 50.5231 25.2009 50.5026 25.2432 50.5015ZM25.4878 50.5018C25.4898 50.5018 25.4918 50.5018 25.4938 50.5018C25.5362 50.5023 25.577 50.5233 25.5995 50.563C25.623 50.6033 25.621 50.6524 25.5974 50.6903L25.482 50.6903C25.48 50.6528 25.4606 50.6192 25.4313 50.5997L25.4879 50.5022ZM25.9434 50.5018C25.9454 50.5018 25.9475 50.5018 25.9495 50.5018L26.0061 50.5994C25.9767 50.6188 25.9554 50.6524 25.9533 50.6899L25.8398 50.6899C25.8164 50.6524 25.8144 50.6033 25.8378 50.5627C25.8604 50.5231 25.9012 50.5026 25.9435 50.5015ZM26.188 50.5018C26.1901 50.5018 26.1921 50.5018 26.1941 50.5018C26.2363 50.5023 26.2769 50.5233 26.2998 50.563C26.3233 50.6033 26.3211 50.6524 26.2978 50.6903L26.1822 50.6903C26.1802 50.6528 26.161 50.6192 26.1316 50.5997L26.1882 50.5022ZM26.6437 50.5018C26.6457 50.5018 26.6477 50.5018 26.6498 50.5018L26.7061 50.5994C26.6769 50.6188 26.6575 50.6524 26.6556 50.6899L26.54 50.6899C26.5166 50.6524 26.5147 50.6033 26.5382 50.5627C26.5609 50.5231 26.6016 50.5026 26.6438 50.5015ZM26.8881 50.5018C26.8901 50.5018 26.8921 50.5018 26.8942 50.5018C26.9362 50.5023 26.9773 50.5233 26.9999 50.563C27.0237 50.6033 27.0216 50.6524 26.9977 50.6903L26.8823 50.6903C26.8803 50.6528 26.8611 50.6192 26.8314 50.5997L26.8883 50.5022ZM27.3438 50.5018C27.3459 50.5018 27.3479 50.5018 27.3501 50.5018L27.4065 50.5994C27.3771 50.6188 27.3577 50.6524 27.3558 50.6899L27.2404 50.6899C27.2171 50.6524 27.2149 50.6033 27.2383 50.5627C27.261 50.5231 27.3018 50.5026 27.344 50.5015ZM27.59 50.5018C27.5921 50.5018 27.5921 50.5018 27.5941 50.5018C27.6364 50.5023 27.6774 50.5233 27.6998 50.563C27.7237 50.6033 27.7215 50.6524 27.6977 50.6903L27.5845 50.6903C27.5827 50.6528 27.5611 50.6192 27.5316 50.5997L27.59 50.5022ZM28.0441 50.5018C28.0461 50.5018 28.048 50.5018 28.0501 50.5018L28.1066 50.5994C28.0771 50.6188 28.058 50.6524 28.0559 50.6899L27.9404 50.6899C27.9171 50.6524 27.915 50.6033 27.9384 50.5627C27.9611 50.5231 28.0018 50.5026 28.0442 50.5015ZM28.2904 50.5018C28.2924 50.5018 28.2945 50.5018 28.2964 50.5018C28.3387 50.5023 28.3794 50.5233 28.4021 50.563C28.4257 50.6033 28.4217 50.6524 28.3979 50.6903L28.2848 50.6903C28.2827 50.6528 28.2614 50.6192 28.2318 50.5997L28.2904 50.5022ZM28.7461 50.5018C28.7483 50.5018 28.7483 50.5018 28.7503 50.5018L28.8088 50.5994C28.7792 50.6188 28.758 50.6524 28.756 50.6899L28.6425 50.6899C28.6191 50.6524 28.6148 50.6033 28.6384 50.5627C28.661 50.5231 28.7039 50.5026 28.746 50.5015ZM28.9903 50.5018C28.9925 50.5018 28.9945 50.5018 28.9965 50.5018C29.0388 50.5023 29.0796 50.5233 29.1022 50.563C29.1259 50.6033 29.1237 50.6524 29.1002 50.6903L28.9849 50.6903C28.9828 50.6528 28.9636 50.6192 28.9343 50.5997L28.9906 50.5022ZM29.4462 50.5018C29.4483 50.5018 29.4503 50.5018 29.4523 50.5018L29.5092 50.5994C29.4793 50.6188 29.4583 50.6524 29.4563 50.6899L29.3427 50.6899C29.3192 50.6524 29.3172 50.6033 29.3407 50.5627C29.3633 50.5231 29.4042 50.5026 29.4462 50.5015ZM29.6907 50.5018C29.6927 50.5018 29.6947 50.5018 29.6968 50.5018C29.739 50.5023 29.7799 50.5233 29.8023 50.563C29.8259 50.6033 29.8238 50.6524 29.8004 50.6903L29.6849 50.6903C29.6831 50.6528 29.6639 50.6192 29.6342 50.5997L29.6908 50.5022ZM30.1462 50.5018C30.1483 50.5018 30.1502 50.5018 30.1523 50.5018L30.2091 50.5994C30.1796 50.6188 30.1605 50.6524 30.1585 50.6899L30.0429 50.6899C30.0195 50.6524 30.0175 50.6033 30.041 50.5627C30.0637 50.5231 30.1042 50.5026 30.1464 50.5015ZM30.3909 50.5018C30.393 50.5018 30.395 50.5018 30.397 50.5018C30.4391 50.5023 30.4798 50.5233 30.5025 50.563C30.5261 50.6033 30.524 50.6524 30.5004 50.6903L30.3851 50.6903C30.383 50.6528 30.3639 50.6192 30.3344 50.5997L30.3912 50.5022ZM30.8467 50.5018C30.8486 50.5018 30.8506 50.5018 30.8527 50.5018L30.9095 50.5994C30.8798 50.6188 30.8606 50.6524 30.8586 50.6899L30.7433 50.6899C30.7199 50.6524 30.7176 50.6033 30.7412 50.5627C30.7637 50.5231 30.8045 50.5026 30.8468 50.5015ZM31.093 50.5018C31.0951 50.5018 31.0951 50.5018 31.0971 50.5018C31.1392 50.5023 31.1799 50.5233 31.2026 50.563C31.2261 50.6033 31.2241 50.6524 31.2007 50.6903L31.0873 50.6903C31.0852 50.6528 31.0639 50.6192 31.0344 50.5997L31.0931 50.5022ZM31.5468 50.5018C31.5489 50.5018 31.5508 50.5018 31.5527 50.5018L31.6095 50.5994C31.5798 50.6188 31.5607 50.6524 31.5587 50.6899L31.4434 50.6899C31.4202 50.6524 31.4181 50.6033 31.4414 50.5627C31.4639 50.5231 31.5047 50.5026 31.5471 50.5015ZM31.7932 50.5018C31.7952 50.5018 31.7972 50.5018 31.7993 50.5018C31.8414 50.5023 31.8822 50.5233 31.9049 50.563C31.9284 50.6033 31.9245 50.6524 31.9008 50.6903L31.7872 50.6903C31.7852 50.6528 31.7641 50.6192 31.7344 50.5997L31.7933 50.5022ZM32.2488 50.5018C32.2508 50.5018 32.2508 50.5018 32.2528 50.5018L32.3117 50.5994C32.2822 50.6188 32.2608 50.6524 32.2588 50.6899L32.1454 50.6899C32.122 50.6524 32.1178 50.6033 32.1414 50.5627C32.1639 50.5231 32.2067 50.5026 32.2488 50.5015ZM32.4935 50.5018C32.4956 50.5018 32.4975 50.5018 32.4995 50.5018C32.5416 50.5023 32.5824 50.5233 32.6052 50.563C32.6287 50.6033 32.6266 50.6524 32.6031 50.6903L32.4875 50.6903C32.4856 50.6528 32.4663 50.6192 32.4368 50.5997L32.4937 50.5022ZM32.9492 50.5018C32.9512 50.5018 32.9532 50.5018 32.9553 50.5018L33.0119 50.5994C32.9822 50.6188 32.9608 50.6524 32.9589 50.6899L32.8456 50.6899C32.8222 50.6524 32.82 50.6033 32.8436 50.5627C32.8661 50.5231 32.9069 50.5026 32.9492 50.5015ZM33.1935 50.5018C33.1955 50.5018 33.1978 50.5018 33.1998 50.5018C33.2419 50.5023 33.2826 50.5233 33.3054 50.563C33.329 50.6033 33.3266 50.6524 33.3034 50.6903L33.1878 50.6903C33.1858 50.6528 33.1665 50.6192 33.1369 50.5997L33.1936 50.5022ZM33.6492 50.5018C33.6513 50.5018 33.6533 50.5018 33.6552 50.5018L33.7122 50.5994C33.6823 50.6188 33.6633 50.6524 33.6613 50.6899L33.5459 50.6899C33.5224 50.6524 33.5202 50.6033 33.5439 50.5627C33.5666 50.5231 33.6073 50.5026 33.6495 50.5015ZM33.8937 50.5018C33.8958 50.5018 33.8978 50.5018 33.8998 50.5018C33.9419 50.5023 33.9827 50.5233 34.0054 50.563C34.0291 50.6033 34.0269 50.6524 34.0033 50.6903L33.888 50.6903C33.886 50.6528 33.8667 50.6192 33.8372 50.5997L33.8938 50.5022ZM34.3494 50.5018C34.3514 50.5018 34.3535 50.5018 34.3556 50.5018L34.4122 50.5994C34.3825 50.6188 34.3634 50.6524 34.3613 50.6899L34.2459 50.6899C34.2225 50.6524 34.2204 50.6033 34.2438 50.5627C34.2668 50.5231 34.3073 50.5026 34.3495 50.5015ZM34.5958 50.5018C34.598 50.5018 34.598 50.5018 34.5999 50.5018C34.6423 50.5023 34.6829 50.5233 34.7054 50.563C34.7292 50.6033 34.7271 50.6524 34.7036 50.6903L34.5903 50.6903C34.5882 50.6528 34.5669 50.6192 34.5373 50.5997L34.5957 50.5022ZM51.3491 50.5018C51.3511 50.5018 51.3532 50.5018 51.3553 50.5018L51.4119 50.5994C51.3822 50.6188 51.3631 50.6524 51.361 50.6899L51.2457 50.6899C51.2222 50.6524 51.2201 50.6033 51.2438 50.5627C51.2662 50.5231 51.3071 50.5026 51.3492 50.5015ZM51.5935 50.5018C51.5956 50.5018 51.5976 50.5018 51.5998 50.5018C51.6419 50.5023 51.6825 50.5233 51.7053 50.563C51.7288 50.6033 51.7268 50.6524 51.7032 50.6903L51.5897 50.6903C51.5876 50.6528 51.5664 50.6192 51.5367 50.5997L51.5936 50.5022ZM52.0492 50.5018C52.0512 50.5018 52.0533 50.5018 52.0553 50.5018L52.112 50.5994C52.0824 50.6188 52.0632 50.6524 52.0612 50.6899L51.9458 50.6899C51.9225 50.6524 51.9202 50.6033 51.9437 50.5627C51.9665 50.5231 52.0071 50.5026 52.0493 50.5015ZM52.2955 50.5018C52.2976 50.5018 52.2996 50.5018 52.3017 50.5018C52.344 50.5023 52.3847 50.5233 52.4074 50.563C52.4309 50.6033 52.4268 50.6524 52.4032 50.6903L52.2898 50.6903C52.2878 50.6528 52.2667 50.6192 52.237 50.5997L52.2955 50.5022ZM52.7495 50.5018C52.7515 50.5018 52.7535 50.5018 52.7556 50.5018L52.8141 50.5994C52.7846 50.6188 52.7632 50.6524 52.7612 50.6899L52.6479 50.6899C52.6245 50.6524 52.6204 50.6033 52.6439 50.5627C52.6665 50.5231 52.7073 50.5026 52.7495 50.5015ZM52.996 50.5018C52.9978 50.5018 52.9999 50.5018 53.0018 50.5018C53.0441 50.5023 53.085 50.5233 53.1074 50.563C53.1313 50.6033 53.1291 50.6524 53.1054 50.6903L52.9901 50.6903C52.9879 50.6528 52.9687 50.6192 52.9395 50.5997L52.9962 50.5022ZM53.4514 50.5018C53.4536 50.5018 53.4557 50.5018 53.4578 50.5018L53.5143 50.5994C53.4846 50.6188 53.4635 50.6524 53.4616 50.6899L53.348 50.6899C53.3247 50.6524 53.3224 50.6033 53.346 50.5627C53.3687 50.5231 53.4094 50.5026 53.4514 50.5015ZM53.6961 50.5018C53.6981 50.5018 53.7001 50.5018 53.7021 50.5018C53.7443 50.5023 53.785 50.5233 53.8078 50.563C53.8313 50.6033 53.8293 50.6524 53.8057 50.6903L53.6903 50.6903C53.6883 50.6528 53.669 50.6192 53.6395 50.5997L53.6963 50.5022ZM54.1517 50.5018C54.1537 50.5018 54.1557 50.5018 54.1578 50.5018L54.2145 50.5994C54.1849 50.6188 54.1659 50.6524 54.1638 50.6899L54.048 50.6899C54.0247 50.6524 54.0226 50.6033 54.046 50.5627C54.0689 50.5231 54.1097 50.5026 54.1519 50.5015ZM54.3962 50.5018C54.3984 50.5018 54.4003 50.5018 54.4023 50.5018C54.4444 50.5023 54.4853 50.5233 54.5079 50.563C54.5316 50.6033 54.5294 50.6524 54.5059 50.6903L54.3904 50.6903C54.3883 50.6528 54.3692 50.6192 54.3397 50.5997L54.3963 50.5022ZM54.8519 50.5018C54.854 50.5018 54.856 50.5018 54.858 50.5018L54.9146 50.5994C54.8849 50.6188 54.8658 50.6524 54.8637 50.6899L54.7484 50.6899C54.725 50.6524 54.723 50.6033 54.7464 50.5627C54.769 50.5231 54.8096 50.5026 54.852 50.5015ZM55.0963 50.5018C55.0982 50.5018 55.1003 50.5018 55.1025 50.5018C55.1447 50.5023 55.1857 50.5233 55.2082 50.563C55.2317 50.6033 55.2296 50.6524 55.206 50.6903L55.0924 50.6903C55.0904 50.6528 55.0694 50.6192 55.0398 50.5997L55.0964 50.5022ZM55.552 50.5018C55.554 50.5018 55.5561 50.5018 55.5581 50.5018L55.6148 50.5994C55.5852 50.6188 55.566 50.6524 55.564 50.6899L55.4488 50.6899C55.4252 50.6524 55.4231 50.6033 55.4467 50.5627C55.469 50.5231 55.5099 50.5026 55.5522 50.5015ZM55.7983 50.5018C55.8004 50.5018 55.8026 50.5018 55.8047 50.5018C55.8467 50.5023 55.8874 50.5233 55.9101 50.563C55.9337 50.6033 55.9297 50.6524 55.9063 50.6903L55.7925 50.6903C55.7907 50.6528 55.7693 50.6192 55.7398 50.5997L55.7985 50.5022ZM56.2522 50.5018C56.2543 50.5018 56.2563 50.5018 56.2584 50.5018L56.317 50.5994C56.2874 50.6188 56.2662 50.6524 56.2641 50.6899L56.1508 50.6899C56.1272 50.6524 56.1232 50.6033 56.1467 50.5627C56.1692 50.5231 56.2101 50.5026 56.2523 50.5015ZM56.4987 50.5018C56.5006 50.5018 56.5027 50.5018 56.5048 50.5018C56.547 50.5023 56.5875 50.5233 56.6103 50.563C56.6339 50.6033 56.6318 50.6524 56.6084 50.6903L56.4929 50.6903C56.4909 50.6528 56.4717 50.6192 56.4421 50.5997L56.4988 50.5022ZM56.9543 50.5018C56.9564 50.5018 56.9583 50.5018 56.9606 50.5018L57.017 50.5994C56.9875 50.6188 56.9662 50.6524 56.9641 50.6899L56.8509 50.6899C56.8275 50.6524 56.8252 50.6033 56.8488 50.5627C56.8715 50.5231 56.9121 50.5026 56.9545 50.5015ZM57.1987 50.5018C57.2008 50.5018 57.2028 50.5018 57.2048 50.5018C57.2468 50.5023 57.2878 50.5233 57.3105 50.563C57.3343 50.6033 57.332 50.6524 57.3084 50.6903L57.193 50.6903C57.1911 50.6528 57.1718 50.6192 57.1422 50.5997L57.1989 50.5022ZM57.6544 50.5018C57.6563 50.5018 57.6583 50.5018 57.6605 50.5018L57.7173 50.5994C57.6877 50.6188 57.6685 50.6524 57.6664 50.6899L57.5512 50.6899C57.5276 50.6524 57.5256 50.6033 57.5491 50.5627C57.5716 50.5231 57.6123 50.5026 57.6546 50.5015ZM57.899 50.5018C57.9009 50.5018 57.9031 50.5018 57.9051 50.5018C57.9472 50.5023 57.9881 50.5233 58.0107 50.563C58.0343 50.6033 58.032 50.6524 58.0087 50.6903L57.8933 50.6903C57.8913 50.6528 57.8718 50.6192 57.8423 50.5997L57.8991 50.5022ZM58.3546 50.5018C58.3567 50.5018 58.3587 50.5018 58.3607 50.5018L58.4175 50.5994C58.3879 50.6188 58.3686 50.6524 58.3667 50.6899L58.2512 50.6899C58.2277 50.6524 58.2256 50.6033 58.2491 50.5627C58.2718 50.5231 58.3126 50.5026 58.3548 50.5015ZM58.5991 50.5018C58.6012 50.5018 58.603 50.5018 58.605 50.5018C58.6474 50.5023 58.6882 50.5233 58.7106 50.563C58.7344 50.6033 58.7321 50.6524 58.7087 50.6903L58.5956 50.6903C58.5935 50.6528 58.5721 50.6192 58.5426 50.5997L58.5993 50.5022ZM59.0548 50.5018C59.0568 50.5018 59.0588 50.5018 59.0609 50.5018L59.1177 50.5994C59.0882 50.6188 59.0687 50.6524 59.0668 50.6899L58.9513 50.6899C58.928 50.6524 58.926 50.6033 58.9493 50.5627C58.972 50.5231 59.0128 50.5026 59.0549 50.5015ZM59.3012 50.5018C59.3032 50.5018 59.3053 50.5018 59.3073 50.5018C59.3495 50.5023 59.3904 50.5233 59.413 50.563C59.4367 50.6033 59.4324 50.6524 59.4089 50.6903L59.2955 50.6903C59.2936 50.6528 59.2722 50.6192 59.2426 50.5997L59.3012 50.5022ZM59.7549 50.5018C59.7568 50.5018 59.7588 50.5018 59.7609 50.5018L59.8198 50.5994C59.7904 50.6188 59.7691 50.6524 59.767 50.6899L59.6534 50.6899C59.6301 50.6524 59.6261 50.6033 59.6494 50.5627C59.6722 50.5231 59.713 50.5026 59.7551 50.5015ZM60.0017 50.5018C60.0036 50.5018 60.0056 50.5018 60.0076 50.5018C60.0499 50.5023 60.0903 50.5233 60.1131 50.563C60.1367 50.6033 60.1346 50.6524 60.1111 50.6903L59.9959 50.6903C59.9936 50.6528 59.9745 50.6192 59.9449 50.5997L60.0018 50.5022ZM60.4571 50.5018C60.459 50.5018 60.4611 50.5018 60.4632 50.5018L60.5199 50.5994C60.4904 50.6188 60.4691 50.6524 60.467 50.6899L60.3537 50.6899C60.33 50.6524 60.3281 50.6033 60.3516 50.5627C60.3742 50.5231 60.415 50.5026 60.4572 50.5015ZM60.7018 50.5018C60.7038 50.5018 60.7058 50.5018 60.7076 50.5018C60.7499 50.5023 60.7906 50.5233 60.8132 50.563C60.837 50.6033 60.8348 50.6524 60.8112 50.6903L60.6958 50.6903C60.6938 50.6528 60.6746 50.6192 60.6451 50.5997L60.7021 50.5022ZM61.1574 50.5018C61.1594 50.5018 61.1614 50.5018 61.1633 50.5018L61.22 50.5994C61.1906 50.6188 61.1713 50.6524 61.1692 50.6899L61.0539 50.6899C61.0306 50.6524 61.0284 50.6033 61.052 50.5627C61.0746 50.5231 61.1153 50.5026 61.1576 50.5015ZM61.4019 50.5018C61.4039 50.5018 61.4058 50.5018 61.4079 50.5018C61.45 50.5023 61.4909 50.5233 61.5135 50.563C61.537 50.6033 61.535 50.6524 61.5114 50.6903L61.396 50.6903C61.394 50.6528 61.3748 50.6192 61.3451 50.5997L61.402 50.5022ZM61.8575 50.5018C61.8595 50.5018 61.8616 50.5018 61.8635 50.5018L61.9202 50.5994C61.8906 50.6188 61.8714 50.6524 61.8695 50.6899L61.7543 50.6899C61.7309 50.6524 61.7286 50.6033 61.7523 50.5627C61.7748 50.5231 61.8154 50.5026 61.8579 50.5015ZM62.1038 50.5018C62.1058 50.5018 62.1058 50.5018 62.1079 50.5018C62.1504 50.5023 62.1909 50.5233 62.2135 50.563C62.2373 50.6033 62.2352 50.6524 62.2115 50.6903L62.0981 50.6903C62.0961 50.6528 62.0749 50.6192 62.0453 50.5997L62.104 50.5022ZM62.5577 50.5018C62.5598 50.5018 62.5618 50.5018 62.5639 50.5018L62.6205 50.5994C62.591 50.6188 62.5714 50.6524 62.5695 50.6899L62.4542 50.6899C62.4307 50.6524 62.4285 50.6033 62.4523 50.5627C62.4747 50.5231 62.5156 50.5026 62.5578 50.5015ZM62.804 50.5018C62.806 50.5018 62.808 50.5018 62.8101 50.5018C62.8525 50.5023 62.8931 50.5233 62.9158 50.563C62.9395 50.6033 62.9355 50.6524 62.9117 50.6903L62.7984 50.6903C62.7963 50.6528 62.7751 50.6192 62.7456 50.5997L62.804 50.5022ZM63.2577 50.5018C63.2598 50.5018 63.2619 50.5018 63.2639 50.5018L63.3226 50.5994C63.2929 50.6188 63.2718 50.6524 63.2698 50.6899L63.1563 50.6899C63.1327 50.6524 63.1286 50.6033 63.1522 50.5627C63.1749 50.5231 63.2158 50.5026 63.2577 50.5015ZM63.5044 50.5018C63.5063 50.5018 63.5083 50.5018 63.5104 50.5018C63.5524 50.5023 63.5933 50.5233 63.6161 50.563C63.6395 50.6033 63.6375 50.6524 63.614 50.6903L63.4984 50.6903C63.4965 50.6528 63.4774 50.6192 63.4477 50.5997L63.5045 50.5022ZM63.9599 50.5018C63.9618 50.5018 63.9639 50.5018 63.966 50.5018L64.0228 50.5994C63.993 50.6188 63.9721 50.6524 63.9699 50.6899L63.8564 50.6899C63.8329 50.6524 63.8307 50.6033 63.8543 50.5627C63.877 50.5231 63.9179 50.5026 63.96 50.5015ZM64.2042 50.5018C64.2063 50.5018 64.2084 50.5018 64.2104 50.5018C64.2525 50.5023 64.2936 50.5233 64.3162 50.563C64.3399 50.6033 64.3376 50.6524 64.3143 50.6903L64.1988 50.6903C64.1969 50.6528 64.1773 50.6192 64.148 50.5997L64.2044 50.5022ZM64.6601 50.5018C64.6622 50.5018 64.6642 50.5018 64.6661 50.5018L64.7229 50.5994C64.6933 50.6188 64.674 50.6524 64.672 50.6899L64.5565 50.6899C64.5331 50.6524 64.531 50.6033 64.5546 50.5627C64.5772 50.5231 64.618 50.5026 64.6602 50.5015ZM64.9046 50.5018C64.9066 50.5018 64.9087 50.5018 64.9106 50.5018C64.953 50.5023 64.9938 50.5233 65.0163 50.563C65.0397 50.6033 65.0379 50.6524 65.0143 50.6903L64.899 50.6903C64.897 50.6528 64.8775 50.6192 64.8482 50.5997L64.9047 50.5022ZM65.3603 50.5018C65.3623 50.5018 65.3645 50.5018 65.3664 50.5018L65.4233 50.5994C65.3936 50.6188 65.3743 50.6524 65.3723 50.6899L65.257 50.6899C65.2335 50.6524 65.2313 50.6033 65.2548 50.5627C65.2772 50.5231 65.3182 50.5026 65.3605 50.5015ZM65.6067 50.5018C65.6087 50.5018 65.6087 50.5018 65.6108 50.5018C65.6531 50.5023 65.6938 50.5233 65.7164 50.563C65.7397 50.6033 65.7378 50.6524 65.7143 50.6903L65.6009 50.6903C65.5989 50.6528 65.5775 50.6192 65.548 50.5997L65.6067 50.5022ZM66.0605 50.5018C66.0625 50.5018 66.0642 50.5018 66.0665 50.5018L66.1231 50.5994C66.0935 50.6188 66.0744 50.6524 66.0724 50.6899L65.9569 50.6899C65.9336 50.6524 65.9314 50.6033 65.955 50.5627C65.9775 50.5231 66.0184 50.5026 66.0606 50.5015ZM66.3069 50.5018C66.3089 50.5018 66.311 50.5018 66.3131 50.5018C66.3552 50.5023 66.396 50.5233 66.4186 50.563C66.4422 50.6033 66.4382 50.6524 66.4143 50.6903L66.301 50.6903C66.2989 50.6528 66.2778 50.6192 66.2481 50.5997L66.3068 50.5022ZM66.7606 50.5018C66.7625 50.5018 66.7645 50.5018 66.7666 50.5018L66.8253 50.5994C66.7957 50.6188 66.7747 50.6524 66.7723 50.6899L66.6588 50.6899C66.6357 50.6524 66.6316 50.6033 66.6549 50.5627C66.6777 50.5231 66.7182 50.5026 66.7606 50.5015ZM67.0071 50.5018C67.0093 50.5018 67.0112 50.5018 67.0132 50.5018C67.0553 50.5023 67.0959 50.5233 67.1186 50.563C67.1424 50.6033 67.1404 50.6524 67.1165 50.6903L67.0013 50.6903C66.9994 50.6528 66.9801 50.6192 66.9504 50.5997L67.0073 50.5022ZM67.4627 50.5018C67.4648 50.5018 67.4668 50.5018 67.469 50.5018L67.5255 50.5994C67.4959 50.6188 67.4746 50.6524 67.4727 50.6899L67.3593 50.6899C67.3358 50.6524 67.3338 50.6033 67.3573 50.5627C67.3798 50.5231 67.4205 50.5026 67.4628 50.5015ZM67.7072 50.5018C67.7092 50.5018 67.7114 50.5018 67.7134 50.5018C67.7555 50.5023 67.7962 50.5233 67.8189 50.563C67.8425 50.6033 67.8404 50.6524 67.8168 50.6903L67.7017 50.6903C67.6995 50.6528 67.6801 50.6192 67.6505 50.5997L67.7073 50.5022ZM68.163 50.5018C68.1651 50.5018 68.167 50.5018 68.169 50.5018L68.2256 50.5994C68.196 50.6188 68.1769 50.6524 68.1749 50.6899L68.0595 50.6899C68.0361 50.6524 68.034 50.6033 68.0574 50.5627C68.0802 50.5231 68.1208 50.5026 68.1632 50.5015ZM68.4073 50.5018C68.4094 50.5018 68.4114 50.5018 68.4134 50.5018C68.4556 50.5023 68.4964 50.5233 68.5189 50.563C68.5428 50.6033 68.5406 50.6524 68.5169 50.6903L68.4016 50.6903C68.3996 50.6528 68.3804 50.6192 68.3507 50.5997L68.4075 50.5022ZM68.8631 50.5018C68.8651 50.5018 68.8673 50.5018 68.8693 50.5018L68.926 50.5994C68.8964 50.6188 68.8769 50.6524 68.8751 50.6899L68.7596 50.6899C68.7362 50.6524 68.734 50.6033 68.7575 50.5627C68.7803 50.5231 68.8211 50.5026 68.8632 50.5015ZM69.1095 50.5018C69.1115 50.5018 69.1115 50.5018 69.1136 50.5018C69.1559 50.5023 69.1967 50.5233 69.219 50.563C69.2428 50.6033 69.2408 50.6524 69.2172 50.6903L69.1038 50.6903C69.1015 50.6528 69.0805 50.6192 69.0508 50.5997L69.1095 50.5022ZM69.5631 50.5018C69.5652 50.5018 69.5674 50.5018 69.5693 50.5018L69.6262 50.5994C69.5965 50.6188 69.5773 50.6524 69.5754 50.6899L69.4599 50.6899C69.4364 50.6524 69.4343 50.6033 69.4579 50.5627C69.4803 50.5231 69.5213 50.5026 69.5633 50.5015ZM69.8097 50.5018C69.8117 50.5018 69.8136 50.5018 69.8159 50.5018C69.8581 50.5023 69.8988 50.5233 69.9215 50.563C69.9449 50.6033 69.9408 50.6524 69.9174 50.6903L69.8039 50.6903C69.8018 50.6528 69.7805 50.6192 69.7511 50.5997L69.8097 50.5022ZM70.2653 50.5018C70.2673 50.5018 70.2673 50.5018 70.2694 50.5018L70.328 50.5994C70.2985 50.6188 70.2774 50.6524 70.2752 50.6899L70.1618 50.6899C70.1381 50.6524 70.1343 50.6033 70.1578 50.5627C70.1805 50.5231 70.2231 50.5026 70.2652 50.5015ZM70.5098 50.5018C70.5118 50.5018 70.5138 50.5018 70.5158 50.5018C70.5581 50.5023 70.5989 50.5233 70.6216 50.563C70.6452 50.6033 70.6429 50.6524 70.6195 50.6903L70.5041 50.6903C70.502 50.6528 70.4829 50.6192 70.4533 50.5997L70.5101 50.5022ZM70.9656 50.5018C70.9675 50.5018 70.9695 50.5018 70.9716 50.5018L71.0284 50.5994C70.9987 50.6188 70.9776 50.6524 70.9756 50.6899L70.8619 50.6899C70.8386 50.6524 70.8366 50.6033 70.8601 50.5627C70.8829 50.5231 70.9234 50.5026 70.9657 50.5015ZM71.2102 50.5018C71.2121 50.5018 71.214 50.5018 71.2161 50.5018C71.2582 50.5023 71.299 50.5233 71.3217 50.563C71.3453 50.6033 71.3433 50.6524 71.3198 50.6903L71.2043 50.6903C71.2022 50.6528 71.1831 50.6192 71.1535 50.5997L71.2103 50.5022ZM71.6655 50.5018C71.6677 50.5018 71.6698 50.5018 71.6718 50.5018L71.7285 50.5994C71.6991 50.6188 71.6797 50.6524 71.6777 50.6899L71.5623 50.6899C71.5389 50.6524 71.5369 50.6033 71.5603 50.5627C71.5829 50.5231 71.6236 50.5026 71.6656 50.5015ZM71.9102 50.5018C71.9122 50.5018 71.9142 50.5018 71.9162 50.5018C71.9584 50.5023 71.9993 50.5233 72.0218 50.563C72.0455 50.6033 72.0433 50.6524 72.0198 50.6903L71.9045 50.6903C71.9026 50.6528 71.8832 50.6192 71.8538 50.5997L71.9104 50.5022ZM72.3661 50.5018C72.3681 50.5018 72.37 50.5018 72.372 50.5018L72.4288 50.5994C72.3988 50.6188 72.3797 50.6524 72.3777 50.6899L72.2626 50.6899C72.239 50.6524 72.2368 50.6033 72.2605 50.5627C72.2829 50.5231 72.3238 50.5026 72.3661 50.5015ZM72.6123 50.5018C72.6143 50.5018 72.6143 50.5018 72.6164 50.5018C72.6586 50.5023 72.6994 50.5233 72.722 50.563C72.7456 50.6033 72.7436 50.6524 72.72 50.6903L72.6064 50.6903C72.6044 50.6528 72.5833 50.6192 72.5536 50.5997L72.6123 50.5022ZM73.0661 50.5018C73.0682 50.5018 73.0702 50.5018 73.0721 50.5018L73.1288 50.5994C73.0991 50.6188 73.08 50.6524 73.0779 50.6899L72.9627 50.6899C72.9391 50.6524 72.937 50.6033 72.9607 50.5627C72.9834 50.5231 73.0241 50.5026 73.0664 50.5015ZM73.3125 50.5018C73.3145 50.5018 73.3166 50.5018 73.3188 50.5018C73.3608 50.5023 73.4014 50.5233 73.4242 50.563C73.4479 50.6033 73.4437 50.6524 73.4203 50.6903L73.3066 50.6903C73.3046 50.6528 73.2835 50.6192 73.254 50.5997L73.3126 50.5022ZM73.7682 50.5018C73.7702 50.5018 73.7702 50.5018 73.7724 50.5018L73.831 50.5994C73.8012 50.6188 73.7799 50.6524 73.7779 50.6899L73.6646 50.6899C73.6411 50.6524 73.6369 50.6033 73.6603 50.5627C73.6831 50.5231 73.7259 50.5026 73.7682 50.5015ZM74.0126 50.5018C74.0146 50.5018 74.0166 50.5018 74.0187 50.5018C74.061 50.5023 74.1019 50.5233 74.1242 50.563C74.148 50.6033 74.1458 50.6524 74.1222 50.6903L74.0069 50.6903C74.0049 50.6528 73.9855 50.6192 73.9563 50.5997L74.0128 50.5022ZM74.4686 50.5018C74.4706 50.5018 74.4725 50.5018 74.4746 50.5018L74.531 50.5994C74.5015 50.6188 74.4803 50.6524 74.4783 50.6899L74.3648 50.6899C74.3413 50.6524 74.3392 50.6033 74.3627 50.5627C74.3854 50.5231 74.4261 50.5026 74.4686 50.5015ZM74.7129 50.5018C74.7149 50.5018 74.7169 50.5018 74.719 50.5018C74.7612 50.5023 74.8018 50.5233 74.8245 50.563C74.8481 50.6033 74.8461 50.6524 74.8225 50.6903L74.7071 50.6903C74.7051 50.6528 74.6857 50.6192 74.6563 50.5997L74.713 50.5022ZM75.1684 50.5018C75.1705 50.5018 75.1726 50.5018 75.1747 50.5018L75.2313 50.5994C75.2017 50.6188 75.1827 50.6524 75.1807 50.6899L75.065 50.6899C75.0416 50.6524 75.0395 50.6033 75.063 50.5627C75.0857 50.5231 75.1265 50.5026 75.1686 50.5015ZM75.413 50.5018C75.415 50.5018 75.4171 50.5018 75.4191 50.5018C75.4611 50.5023 75.5022 50.5233 75.5248 50.563C75.5485 50.6033 75.5462 50.6524 75.5228 50.6903L75.4072 50.6903C75.4052 50.6528 75.3861 50.6192 75.3565 50.5997L75.4133 50.5022ZM75.8687 50.5018C75.8706 50.5018 75.8727 50.5018 75.8749 50.5018L75.9315 50.5994C75.902 50.6188 75.8828 50.6524 75.8808 50.6899L75.7652 50.6899C75.7419 50.6524 75.7396 50.6033 75.763 50.5627C75.7858 50.5231 75.8266 50.5026 75.8688 50.5015ZM76.115 50.5018C76.117 50.5018 76.117 50.5018 76.119 50.5018C76.1614 50.5023 76.2022 50.5233 76.2246 50.563C76.2484 50.6033 76.2462 50.6524 76.2225 50.6903L76.1094 50.6903C76.1073 50.6528 76.086 50.6192 76.0564 50.5997L76.115 50.5022ZM76.5688 50.5018C76.5709 50.5018 76.5728 50.5018 76.5749 50.5018L76.6316 50.5994C76.6021 50.6188 76.5828 50.6524 76.5808 50.6899L76.4655 50.6899C76.442 50.6524 76.4398 50.6033 76.4635 50.5627C76.486 50.5231 76.5267 50.5026 76.5691 50.5015ZM76.8152 50.5018C76.8172 50.5018 76.8193 50.5018 76.8213 50.5018C76.8636 50.5023 76.9043 50.5233 76.9271 50.563C76.9505 50.6033 76.9465 50.6524 76.9229 50.6903L76.8094 50.6903C76.8075 50.6528 76.7862 50.6192 76.7566 50.5997L76.8152 50.5022ZM77.2709 50.5018C77.2729 50.5018 77.2729 50.5018 77.2748 50.5018L77.3339 50.5994C77.3042 50.6188 77.283 50.6524 77.281 50.6899L77.1675 50.6899C77.1439 50.6524 77.1399 50.6033 77.1637 50.5627C77.1861 50.5231 77.2287 50.5026 77.271 50.5015ZM77.5156 50.5018C77.5176 50.5018 77.5197 50.5018 77.5216 50.5018C77.5636 50.5023 77.6044 50.5233 77.6272 50.563C77.6508 50.6033 77.6487 50.6524 77.6252 50.6903L77.5097 50.6903C77.5078 50.6528 77.4887 50.6192 77.4589 50.5997L77.5157 50.5022ZM77.971 50.5018C77.973 50.5018 77.9751 50.5018 77.9772 50.5018L78.034 50.5994C78.0044 50.6188 77.9834 50.6524 77.9812 50.6899L77.8676 50.6899C77.8444 50.6524 77.8421 50.6033 77.8655 50.5627C77.8882 50.5231 77.9289 50.5026 77.971 50.5015ZM78.2156 50.5018C78.2177 50.5018 78.2196 50.5018 78.2215 50.5018C78.2639 50.5023 78.3046 50.5233 78.3272 50.563C78.351 50.6033 78.3488 50.6524 78.3251 50.6903L78.21 50.6903C78.2079 50.6528 78.1889 50.6192 78.159 50.5997L78.2158 50.5022ZM78.6713 50.5018C78.6734 50.5018 78.6755 50.5018 78.6774 50.5018L78.7341 50.5994C78.7045 50.6188 78.6854 50.6524 78.6832 50.6899L78.5679 50.6899C78.5444 50.6524 78.5424 50.6033 78.566 50.5627C78.5885 50.5231 78.6291 50.5026 78.6714 50.5015ZM78.9159 50.5018C78.9179 50.5018 78.9199 50.5018 78.9219 50.5018C78.964 50.5023 79.0048 50.5233 79.0275 50.563C79.0511 50.6033 79.049 50.6524 79.0256 50.6903L78.9103 50.6903C78.9083 50.6528 78.8888 50.6192 78.8593 50.5997L78.916 50.5022ZM79.3716 50.5018C79.3736 50.5018 79.3756 50.5018 79.3776 50.5018L79.4343 50.5994C79.4048 50.6188 79.3853 50.6524 79.3834 50.6899L79.2683 50.6899C79.2446 50.6524 79.2427 50.6033 79.2662 50.5627C79.2888 50.5231 79.3294 50.5026 79.3718 50.5015ZM79.618 50.5018C79.6199 50.5018 79.6199 50.5018 79.6219 50.5018C79.6641 50.5023 79.7051 50.5233 79.7278 50.563C79.7511 50.6033 79.7489 50.6524 79.7256 50.6903L79.6121 50.6903C79.6101 50.6528 79.5889 50.6192 79.5592 50.5997L79.618 50.5022ZM6.22332 50.7037L6.3387 50.7037C6.34075 50.7413 6.36 50.7728 6.38953 50.7922L6.33282 50.8918C6.28871 50.8918 6.24499 50.8726 6.22134 50.8308C6.19771 50.7902 6.19985 50.7413 6.22338 50.7035ZM6.56755 50.7037L6.68097 50.7037C6.70439 50.7413 6.70651 50.7902 6.683 50.8311C6.65937 50.872 6.61565 50.8932 6.5715 50.8922L6.51481 50.7926C6.54443 50.7732 6.56563 50.7417 6.56767 50.7041ZM6.92349 50.7037L7.03888 50.7037C7.04088 50.7413 7.06017 50.7728 7.08969 50.7922L7.03299 50.8918C6.98886 50.8918 6.94517 50.8726 6.92151 50.8308C6.89787 50.7902 6.90003 50.7413 6.92354 50.7035ZM7.26771 50.7037L7.38113 50.7037C7.40457 50.7413 7.40862 50.7902 7.38518 50.8311C7.36154 50.872 7.31784 50.8932 7.27372 50.8922L7.21498 50.7926C7.2446 50.7732 7.2658 50.7417 7.26784 50.7041ZM7.6256 50.7037L7.73906 50.7037C7.74108 50.7413 7.76228 50.7728 7.79189 50.7922L7.73327 50.8918C7.68916 50.8918 7.64543 50.8726 7.62178 50.8308C7.59815 50.7902 7.60221 50.7413 7.62585 50.7035ZM7.96788 50.7037L8.08326 50.7037C8.10668 50.7413 8.10883 50.7902 8.08529 50.8311C8.06163 50.872 8.01794 50.8932 7.97382 50.8922L7.91711 50.7926C7.94675 50.7732 7.96589 50.7417 7.96796 50.7041ZM8.32576 50.7037L8.43923 50.7037C8.44124 50.7413 8.46246 50.7728 8.49206 50.7922L8.43535 50.8918C8.39123 50.8918 8.34753 50.8726 8.32387 50.8308C8.30025 50.7902 8.30236 50.7413 8.32588 50.7035ZM8.66802 50.7037L8.78342 50.7037C8.80697 50.7413 8.80898 50.7902 8.78546 50.8311C8.76183 50.872 8.71812 50.8932 8.67398 50.8922L8.61728 50.7926C8.64688 50.7732 8.66606 50.7417 8.66809 50.7041ZM9.02595 50.7037L9.14135 50.7037C9.14337 50.7413 9.16263 50.7728 9.19214 50.7922L9.13544 50.8918C9.09135 50.8918 9.04762 50.8726 9.02397 50.8308C9.00035 50.7902 9.00248 50.7413 9.02601 50.7035ZM9.36821 50.7037L9.48361 50.7037C9.50703 50.7413 9.50915 50.7902 9.48565 50.8311C9.462 50.872 9.41829 50.8932 9.37416 50.8922L9.31744 50.7926C9.34708 50.7732 9.36624 50.7417 9.36827 50.7041ZM9.72613 50.7037L9.84151 50.7037C9.84353 50.7413 9.86282 50.7728 9.89232 50.7922L9.83561 50.8918C9.79149 50.8918 9.7478 50.8726 9.72414 50.8308C9.70052 50.7902 9.70265 50.7413 9.72619 50.7035ZM10.0704 50.7037L10.1838 50.7037C10.2073 50.7413 10.2093 50.7902 10.1859 50.8311C10.1621 50.872 10.1185 50.8932 10.0743 50.8922L10.0176 50.7926C10.0473 50.7732 10.0685 50.7417 10.0705 50.7041ZM10.4262 50.7037L10.5417 50.7037C10.5437 50.7413 10.5631 50.7728 10.5926 50.7922L10.5358 50.8918C10.4917 50.8918 10.4479 50.8726 10.4242 50.8308C10.4007 50.7902 10.4029 50.7413 10.4263 50.7035ZM10.7705 50.7037L10.884 50.7037C10.9074 50.7413 10.9115 50.7902 10.888 50.8311C10.8644 50.872 10.8204 50.8932 10.7765 50.8922L10.7179 50.7926C10.7477 50.7732 10.7688 50.7417 10.7707 50.7041ZM11.1285 50.7037L11.2418 50.7037C11.2439 50.7413 11.2652 50.7728 11.2949 50.7922L11.2359 50.8918C11.1919 50.8918 11.1479 50.8726 11.1244 50.8308C11.1009 50.7902 11.1049 50.7413 11.1286 50.7035ZM11.4708 50.7037L11.5861 50.7037C11.6095 50.7413 11.6115 50.7902 11.588 50.8311C11.5644 50.872 11.5209 50.8932 11.4765 50.8922L11.42 50.7926C11.4492 50.7732 11.4688 50.7417 11.4708 50.7041ZM11.8286 50.7037L11.9417 50.7037C11.9438 50.7413 11.9651 50.7728 11.9947 50.7922L11.9381 50.8918C11.894 50.8918 11.8503 50.8726 11.8267 50.8308C11.803 50.7902 11.8051 50.7413 11.8287 50.7035ZM12.1708 50.7037L12.2861 50.7037C12.3095 50.7413 12.3117 50.7902 12.2883 50.8311C12.2647 50.872 12.221 50.8932 12.1767 50.8922L12.1202 50.7926C12.1496 50.7732 12.1689 50.7417 12.1709 50.7041ZM12.5287 50.7037L12.6441 50.7037C12.6461 50.7413 12.6654 50.7728 12.6951 50.7922L12.6382 50.8918C12.5941 50.8918 12.5507 50.8726 12.5268 50.8308C12.5031 50.7902 12.5052 50.7413 12.5288 50.7035ZM12.8709 50.7037L12.9864 50.7037C13.0098 50.7413 13.0119 50.7902 12.9883 50.8311C12.9647 50.872 12.9211 50.8932 12.8771 50.8922L12.8203 50.7926C12.85 50.7732 12.869 50.7417 12.871 50.7041ZM13.2288 50.7037L13.3444 50.7037C13.3462 50.7413 13.3654 50.7728 13.3952 50.7922L13.3384 50.8918C13.2943 50.8918 13.2506 50.8726 13.2269 50.8308C13.2034 50.7902 13.2057 50.7413 13.229 50.7035ZM13.5731 50.7037L13.6864 50.7037C13.7099 50.7413 13.7121 50.7902 13.6885 50.8311C13.6649 50.872 13.6213 50.8932 13.5772 50.8922L13.5205 50.7926C13.55 50.7732 13.5712 50.7417 13.5733 50.7041ZM13.9291 50.7037L14.0444 50.7037C14.0465 50.7413 14.0657 50.7728 14.0954 50.7922L14.0385 50.8918C13.9945 50.8918 13.9509 50.8726 13.927 50.8308C13.9035 50.7902 13.9056 50.7413 13.9291 50.7035ZM14.2732 50.7037L14.3869 50.7037C14.4103 50.7413 14.4141 50.7902 14.3909 50.8311C14.3672 50.872 14.3234 50.8932 14.2795 50.8922L14.2205 50.7926C14.2502 50.7732 14.2713 50.7417 14.2733 50.7041ZM14.6313 50.7037L14.7447 50.7037C14.7467 50.7413 14.7678 50.7728 14.7975 50.7922L14.739 50.8918C14.6949 50.8918 14.651 50.8726 14.6275 50.8308C14.6036 50.7902 14.6077 50.7413 14.6316 50.7035ZM14.9733 50.7037L15.0892 50.7037C15.1122 50.7413 15.1144 50.7902 15.0911 50.8311C15.0672 50.872 15.0234 50.8932 14.9793 50.8922L14.9226 50.7926C14.9524 50.7732 14.9713 50.7417 14.9734 50.7041ZM15.3312 50.7037L15.4448 50.7037C15.4469 50.7413 15.468 50.7728 15.4978 50.7922L15.441 50.8918C15.3969 50.8918 15.3532 50.8726 15.3293 50.8308C15.3058 50.7902 15.3081 50.7413 15.3315 50.7035ZM15.6735 50.7037L15.789 50.7037C15.8126 50.7413 15.8148 50.7902 15.791 50.8311C15.7675 50.872 15.7237 50.8932 15.6795 50.8922L15.6229 50.7926C15.6526 50.7732 15.6716 50.7417 15.6735 50.7041ZM16.0316 50.7037L16.147 50.7037C16.1489 50.7413 16.1682 50.7728 16.1977 50.7922L16.141 50.8918C16.097 50.8918 16.0531 50.8726 16.0297 50.8308C16.006 50.7902 16.0081 50.7413 16.0316 50.7035ZM16.3739 50.7037L16.4894 50.7037C16.5126 50.7413 16.5148 50.7902 16.4913 50.8311C16.4676 50.872 16.4238 50.8932 16.3797 50.8922L16.3231 50.7926C16.3528 50.7732 16.372 50.7417 16.3739 50.7041ZM16.7317 50.7037L16.8473 50.7037C16.8493 50.7413 16.8685 50.7728 16.8979 50.7922L16.8414 50.8918C16.7971 50.8918 16.7533 50.8726 16.7298 50.8308C16.7061 50.7902 16.7082 50.7413 16.7318 50.7035ZM17.0762 50.7037L17.1893 50.7037C17.2128 50.7413 17.215 50.7902 17.1915 50.8311C17.1676 50.872 17.1259 50.8932 17.0819 50.8922L17.023 50.7926C17.0528 50.7732 17.074 50.7417 17.0762 50.7041ZM17.4318 50.7037L17.5474 50.7037C17.5494 50.7413 17.5686 50.7728 17.598 50.7922L17.5415 50.8918C17.4974 50.8918 17.4536 50.8726 17.4299 50.8308C17.4063 50.7902 17.4084 50.7413 17.4319 50.7035ZM17.7762 50.7037L17.8895 50.7037C17.913 50.7413 17.9171 50.7902 17.8936 50.8311C17.87 50.872 17.8263 50.8932 17.782 50.8922L17.7235 50.7926C17.7532 50.7732 17.7744 50.7417 17.7764 50.7041ZM18.134 50.7037L18.2475 50.7037C18.2493 50.7413 18.2707 50.7728 18.3003 50.7922L18.2415 50.8918C18.1973 50.8918 18.1539 50.8726 18.1301 50.8308C18.1066 50.7902 18.1105 50.7413 18.1341 50.7035ZM18.4765 50.7037L18.5917 50.7037C18.6152 50.7413 18.6172 50.7902 18.5937 50.8311C18.5701 50.872 18.5264 50.8932 18.4822 50.8922L18.4256 50.7926C18.4551 50.7732 18.4745 50.7417 18.4765 50.7041ZM18.8343 50.7037L18.9475 50.7037C18.9495 50.7413 18.9709 50.7728 19.0004 50.7922L18.9438 50.8918C18.8996 50.8918 18.8561 50.8726 18.8324 50.8308C18.8086 50.7902 18.8108 50.7413 18.8344 50.7035ZM19.1765 50.7037L19.2918 50.7037C19.3151 50.7413 19.3174 50.7902 19.2939 50.8311C19.2702 50.872 19.2265 50.8932 19.1824 50.8922L19.1257 50.7926C19.1553 50.7732 19.1746 50.7417 19.1766 50.7041ZM19.5342 50.7037L19.6499 50.7037C19.6519 50.7413 19.671 50.7728 19.7005 50.7922L19.6438 50.8918C19.5998 50.8918 19.556 50.8726 19.5322 50.8308C19.5086 50.7902 19.5108 50.7413 19.5342 50.7035ZM19.8768 50.7037L19.9921 50.7037C20.0156 50.7413 20.0176 50.7902 19.994 50.8311C19.9702 50.872 19.9266 50.8932 19.8827 50.8922L19.8258 50.7926C19.8555 50.7732 19.8746 50.7417 19.8768 50.7041ZM20.2345 50.7037L20.35 50.7037C20.352 50.7413 20.3713 50.7728 20.4007 50.7922L20.3441 50.8918C20.2998 50.8918 20.2563 50.8726 20.2324 50.8308C20.209 50.7902 20.2113 50.7413 20.2345 50.7035ZM20.5788 50.7037L20.6922 50.7037C20.7158 50.7413 20.7178 50.7902 20.6941 50.8311C20.6706 50.872 20.6286 50.8932 20.5848 50.8922L20.5259 50.7926C20.5555 50.7732 20.5769 50.7417 20.5788 50.7041ZM20.9347 50.7037L21.0499 50.7037C21.052 50.7413 21.0713 50.7728 21.1007 50.7922L21.0441 50.8918C20.9999 50.8918 20.9563 50.8726 20.9329 50.8308C20.9091 50.7902 20.9113 50.7413 20.9348 50.7035ZM21.2788 50.7037L21.3923 50.7037C21.4158 50.7413 21.4198 50.7902 21.3965 50.8311C21.3728 50.872 21.3291 50.8932 21.285 50.8922L21.226 50.7926C21.2557 50.7732 21.2768 50.7417 21.2789 50.7041ZM21.6368 50.7037L21.7503 50.7037C21.7523 50.7413 21.7734 50.7728 21.8031 50.7922L21.7445 50.8918C21.7005 50.8918 21.6566 50.8726 21.6331 50.8308C21.6093 50.7902 21.6134 50.7413 21.637 50.7035ZM21.979 50.7037L22.0944 50.7037C22.1178 50.7413 22.1199 50.7902 22.0965 50.8311C22.0727 50.872 22.0293 50.8932 21.985 50.8922L21.9282 50.7926C21.9579 50.7732 21.9771 50.7417 21.979 50.7041ZM22.3371 50.7037L22.4503 50.7037C22.4523 50.7413 22.4737 50.7728 22.5033 50.7922L22.4467 50.8918C22.4025 50.8918 22.3587 50.8726 22.3351 50.8308C22.3115 50.7902 22.3136 50.7413 22.3373 50.7035ZM22.6793 50.7037L22.7946 50.7037C22.8181 50.7413 22.8203 50.7902 22.7966 50.8311C22.773 50.872 22.7294 50.8932 22.685 50.8922L22.6285 50.7926C22.6581 50.7732 22.6774 50.7417 22.6794 50.7041ZM23.0372 50.7037L23.1526 50.7037C23.1546 50.7413 23.1738 50.7728 23.2035 50.7922L23.1465 50.8918C23.1025 50.8918 23.0588 50.8726 23.0354 50.8308C23.0114 50.7902 23.0136 50.7413 23.0373 50.7035ZM23.3793 50.7037L23.4948 50.7037C23.5182 50.7413 23.5205 50.7902 23.4968 50.8311C23.4733 50.872 23.4295 50.8932 23.3855 50.8922L23.3286 50.7926C23.3583 50.7732 23.3773 50.7417 23.3793 50.7041ZM23.7373 50.7037L23.8528 50.7037C23.8549 50.7413 23.8739 50.7728 23.9037 50.7922L23.8469 50.8918C23.8029 50.8918 23.7591 50.8726 23.7354 50.8308C23.7116 50.7902 23.7137 50.7413 23.7373 50.7035ZM24.0816 50.7037L24.195 50.7037C24.2183 50.7413 24.2203 50.7902 24.1969 50.8311C24.1733 50.872 24.1316 50.8932 24.0877 50.8922L24.0289 50.7926C24.0585 50.7732 24.0797 50.7417 24.0817 50.7041ZM24.4376 50.7037L24.5529 50.7037C24.5549 50.7413 24.5743 50.7728 24.6037 50.7922L24.547 50.8918C24.5027 50.8918 24.4593 50.8726 24.4356 50.8308C24.412 50.7902 24.4141 50.7413 24.4377 50.7035ZM24.7818 50.7037L24.8951 50.7037C24.9186 50.7413 24.9226 50.7902 24.8991 50.8311C24.8758 50.872 24.8319 50.8932 24.7878 50.8922L24.7291 50.7926C24.7587 50.7732 24.7799 50.7417 24.782 50.7041ZM25.1398 50.7037L25.253 50.7037C25.2551 50.7413 25.2764 50.7728 25.306 50.7922L25.2472 50.8918C25.2032 50.8918 25.1593 50.8726 25.1355 50.8308C25.1123 50.7902 25.1161 50.7413 25.14 50.7035ZM25.4819 50.7037L25.5973 50.7037C25.6207 50.7413 25.6228 50.7902 25.5993 50.8311C25.5758 50.872 25.5321 50.8932 25.4879 50.8922L25.4313 50.7926C25.4606 50.7732 25.4799 50.7417 25.4819 50.7041ZM25.8397 50.7037L25.9532 50.7037C25.9552 50.7413 25.9765 50.7728 26.0058 50.7922L25.9494 50.8918C25.9054 50.8918 25.8614 50.8726 25.8378 50.8308C25.8142 50.7902 25.8163 50.7413 25.8398 50.7035ZM26.182 50.7037L26.2977 50.7037C26.3209 50.7413 26.3229 50.7902 26.2997 50.8311C26.2758 50.872 26.2321 50.8932 26.188 50.8922L26.1313 50.7926C26.161 50.7732 26.1801 50.7417 26.1821 50.7041ZM26.5398 50.7037L26.6555 50.7037C26.6574 50.7413 26.6768 50.7728 26.7059 50.7922L26.6495 50.8918C26.6053 50.8918 26.5617 50.8726 26.538 50.8308C26.5143 50.7902 26.5164 50.7413 26.5399 50.7035ZM26.8821 50.7037L26.9976 50.7037C27.0213 50.7413 27.0235 50.7902 26.9997 50.8311C26.976 50.872 26.9323 50.8932 26.8882 50.8922L26.8314 50.7926C26.8611 50.7732 26.8802 50.7417 26.8821 50.7041ZM27.2401 50.7037L27.3555 50.7037C27.3574 50.7413 27.377 50.7728 27.4062 50.7922L27.3499 50.8918C27.3056 50.8918 27.2617 50.8726 27.2381 50.8308C27.2147 50.7902 27.2168 50.7413 27.2401 50.7035ZM27.5845 50.7037L27.6977 50.7037C27.7213 50.7413 27.7234 50.7902 27.6998 50.8311C27.6763 50.872 27.6344 50.8932 27.5902 50.8922L27.5316 50.7926C27.5611 50.7732 27.5826 50.7417 27.5845 50.7041ZM27.9403 50.7037L28.0557 50.7037C28.0577 50.7413 28.077 50.7728 28.1064 50.7922L28.0498 50.8918C28.0057 50.8918 27.9618 50.8726 27.9383 50.8308C27.9147 50.7902 27.9168 50.7413 27.9403 50.7035ZM28.2846 50.7037L28.3978 50.7037C28.4214 50.7413 28.4255 50.7902 28.402 50.8311C28.3784 50.872 28.3347 50.8932 28.2905 50.8922L28.2319 50.7926C28.2614 50.7732 28.2829 50.7417 28.2849 50.7041ZM28.6425 50.7037L28.756 50.7037C28.7578 50.7413 28.7791 50.7728 28.8088 50.7922L28.7503 50.8918C28.706 50.8918 28.6623 50.8726 28.6385 50.8308C28.6148 50.7902 28.6191 50.7413 28.6426 50.7035ZM28.9848 50.7037L29.1001 50.7037C29.1235 50.7413 29.1257 50.7902 29.102 50.8311C29.0785 50.872 29.0348 50.8932 28.9905 50.8922L28.9342 50.7926C28.9636 50.7732 28.9828 50.7417 28.9849 50.7041ZM29.3426 50.7037L29.4562 50.7037C29.4582 50.7413 29.4791 50.7728 29.5091 50.7922L29.452 50.8918C29.408 50.8918 29.3645 50.8726 29.3407 50.8308C29.3171 50.7902 29.3191 50.7413 29.3427 50.7035ZM29.6848 50.7037L29.8003 50.7037C29.8237 50.7413 29.8257 50.7902 29.8022 50.8311C29.7785 50.872 29.7348 50.8932 29.6907 50.8922L29.634 50.7926C29.6639 50.7732 29.6829 50.7417 29.6848 50.7041ZM30.0428 50.7037L30.1583 50.7037C30.1603 50.7413 30.1795 50.7728 30.209 50.7922L30.1521 50.8918C30.108 50.8918 30.0645 50.8726 30.0408 50.8308C30.0172 50.7902 30.0193 50.7413 30.0428 50.7035ZM30.385 50.7037L30.5003 50.7037C30.5237 50.7413 30.5259 50.7902 30.5023 50.8311C30.4787 50.872 30.4351 50.8932 30.3911 50.8922L30.3344 50.7926C30.3639 50.7732 30.383 50.7417 30.3851 50.7041ZM30.743 50.7037L30.8584 50.7037C30.8603 50.7413 30.8795 50.7728 30.9092 50.7922L30.8524 50.8918C30.8081 50.8918 30.7646 50.8726 30.7411 50.8308C30.7173 50.7902 30.7196 50.7413 30.7431 50.7035ZM31.0872 50.7037L31.2007 50.7037C31.224 50.7413 31.2259 50.7902 31.2026 50.8311C31.1787 50.872 31.1372 50.8932 31.0931 50.8922L31.0346 50.7926C31.0641 50.7732 31.0852 50.7417 31.0873 50.7041ZM31.4431 50.7037L31.5585 50.7037C31.5605 50.7413 31.5797 50.7728 31.6094 50.7922L31.5525 50.8918C31.5084 50.8918 31.4648 50.8726 31.4411 50.8308C31.4178 50.7902 31.42 50.7413 31.4431 50.7035ZM31.7872 50.7037L31.9007 50.7037C31.9242 50.7413 31.9282 50.7902 31.9048 50.8311C31.8811 50.872 31.8374 50.8932 31.7933 50.8922L31.7346 50.7926C31.7642 50.7732 31.7853 50.7417 31.7874 50.7041ZM32.1452 50.7037L32.2585 50.7037C32.2605 50.7413 32.2821 50.7728 32.3116 50.7922L32.2527 50.8918C32.2086 50.8918 32.1649 50.8726 32.1414 50.8308C32.1175 50.7902 32.1217 50.7413 32.1454 50.7035ZM32.4874 50.7037L32.6029 50.7037C32.6264 50.7413 32.6284 50.7902 32.6049 50.8311C32.5813 50.872 32.5377 50.8932 32.4935 50.8922L32.4367 50.7926C32.4663 50.7732 32.4856 50.7417 32.4875 50.7041ZM32.8455 50.7037L32.9588 50.7037C32.9608 50.7413 32.9821 50.7728 33.0117 50.7922L32.9552 50.8918C32.9108 50.8918 32.8672 50.8726 32.8436 50.8308C32.8198 50.7902 32.8221 50.7413 32.8456 50.7035ZM33.1876 50.7037L33.3032 50.7037C33.3263 50.7413 33.3286 50.7902 33.3053 50.8311C33.2815 50.872 33.2378 50.8932 33.1936 50.8922L33.1368 50.7926C33.1665 50.7732 33.1857 50.7417 33.1876 50.7041ZM33.5456 50.7037L33.661 50.7037C33.6631 50.7413 33.6822 50.7728 33.712 50.7922L33.655 50.8918C33.611 50.8918 33.5675 50.8726 33.5436 50.8308C33.5199 50.7902 33.5221 50.7413 33.5456 50.7035ZM33.8878 50.7037L34.0031 50.7037C34.0268 50.7413 34.0288 50.7902 34.0051 50.8311C33.9816 50.872 33.938 50.8932 33.8937 50.8922L33.8371 50.7926C33.8667 50.7732 33.8859 50.7417 33.8879 50.7041ZM34.2457 50.7037L34.3612 50.7037C34.3631 50.7413 34.3824 50.7728 34.4119 50.7922L34.3553 50.8918C34.3111 50.8918 34.2676 50.8726 34.2437 50.8308C34.22 50.7902 34.2223 50.7413 34.2458 50.7035ZM34.5902 50.7037L34.7034 50.7037C34.7269 50.7413 34.7291 50.7902 34.7053 50.8311C34.6818 50.872 34.6402 50.8932 34.5958 50.8922L34.5373 50.7926C34.5669 50.7732 34.5882 50.7417 34.5903 50.7041ZM51.2455 50.7037L51.3608 50.7037C51.3628 50.7413 51.3821 50.7728 51.4117 50.7922L51.355 50.8918C51.3109 50.8918 51.267 50.8726 51.2437 50.8308C51.2198 50.7902 51.222 50.7413 51.2456 50.7035ZM51.5895 50.7037L51.703 50.7037C51.7265 50.7413 51.7286 50.7902 51.7053 50.8311C51.6815 50.872 51.6377 50.8932 51.5935 50.8922L51.5367 50.7926C51.5664 50.7732 51.5876 50.7417 51.5897 50.7041ZM51.9456 50.7037L52.0609 50.7037C52.063 50.7413 52.0823 50.7728 52.1119 50.7922L52.0551 50.8918C52.011 50.8918 51.9673 50.8726 51.9436 50.8308C51.92 50.7902 51.9221 50.7413 51.9456 50.7035ZM52.2898 50.7037L52.4031 50.7037C52.4266 50.7413 52.4306 50.7902 52.4072 50.8311C52.3838 50.872 52.34 50.8932 52.2957 50.8922L52.2373 50.7926C52.2668 50.7732 52.2879 50.7417 52.2899 50.7041ZM52.6478 50.7037L52.7611 50.7037C52.7631 50.7413 52.7844 50.7728 52.8139 50.7922L52.7553 50.8918C52.7111 50.8918 52.6676 50.8726 52.6439 50.8308C52.6201 50.7902 52.6243 50.7413 52.6479 50.7035ZM52.9899 50.7037L53.1053 50.7037C53.1288 50.7413 53.131 50.7902 53.1073 50.8311C53.0838 50.872 53.0401 50.8932 52.9961 50.8922L52.9393 50.7926C52.9687 50.7732 52.9879 50.7417 52.9901 50.7041ZM53.3478 50.7037L53.4614 50.7037C53.4634 50.7413 53.4845 50.7728 53.5142 50.7922L53.4576 50.8918C53.4133 50.8918 53.3697 50.8726 53.346 50.8308C53.3223 50.7902 53.3246 50.7413 53.348 50.7035ZM53.6902 50.7037L53.8056 50.7037C53.829 50.7413 53.831 50.7902 53.8076 50.8311C53.7839 50.872 53.7404 50.8932 53.6963 50.8922L53.6394 50.7926C53.669 50.7732 53.6882 50.7417 53.6902 50.7041ZM54.0479 50.7037L54.1635 50.7037C54.1656 50.7413 54.1847 50.7728 54.2143 50.7922L54.1575 50.8918C54.1136 50.8918 54.0698 50.8726 54.0459 50.8308C54.0224 50.7902 54.0245 50.7413 54.0479 50.7035ZM54.3902 50.7037L54.5056 50.7037C54.5291 50.7413 54.5313 50.7902 54.5077 50.8311C54.4841 50.872 54.4404 50.8932 54.3962 50.8922L54.3395 50.7926C54.3694 50.7732 54.3883 50.7417 54.3904 50.7041ZM54.7481 50.7037L54.8634 50.7037C54.8656 50.7413 54.8848 50.7728 54.9144 50.7922L54.8578 50.8918C54.8138 50.8918 54.7699 50.8726 54.7462 50.8308C54.7226 50.7902 54.7247 50.7413 54.7483 50.7035ZM55.0923 50.7037L55.2059 50.7037C55.2294 50.7413 55.2316 50.7902 55.208 50.8311C55.1844 50.872 55.1405 50.8932 55.0964 50.8922L55.0397 50.7926C55.0694 50.7732 55.0904 50.7417 55.0924 50.7041ZM55.4485 50.7037L55.5637 50.7037C55.5657 50.7413 55.585 50.7728 55.6145 50.7922L55.558 50.8918C55.5138 50.8918 55.4699 50.8726 55.4465 50.8308C55.4228 50.7902 55.4249 50.7413 55.4485 50.7035ZM55.7925 50.7037L55.9063 50.7037C55.9294 50.7413 55.9334 50.7902 55.9101 50.8311C55.8864 50.872 55.8427 50.8932 55.7985 50.8922L55.7398 50.7926C55.7696 50.7732 55.7908 50.7417 55.7926 50.7041ZM56.1506 50.7037L56.2638 50.7037C56.266 50.7413 56.2871 50.7728 56.3167 50.7922L56.2582 50.8918C56.2139 50.8918 56.1701 50.8726 56.1465 50.8308C56.1228 50.7902 56.1269 50.7413 56.1507 50.7035ZM56.4927 50.7037L56.6081 50.7037C56.6315 50.7413 56.6337 50.7902 56.6101 50.8311C56.5862 50.872 56.5428 50.8932 56.4987 50.8922L56.442 50.7926C56.4718 50.7732 56.4909 50.7417 56.4929 50.7041ZM56.8506 50.7037L56.964 50.7037C56.966 50.7413 56.9873 50.7728 57.0169 50.7922L56.9605 50.8918C56.916 50.8918 56.8724 50.8726 56.8487 50.8308C56.8251 50.7902 56.8273 50.7413 56.8507 50.7035ZM57.1929 50.7037L57.3083 50.7037C57.3319 50.7413 57.334 50.7902 57.3104 50.8311C57.2867 50.872 57.243 50.8932 57.1989 50.8922L57.1422 50.7926C57.1718 50.7732 57.191 50.7417 57.1929 50.7041ZM57.551 50.7037L57.6662 50.7037C57.6682 50.7413 57.6876 50.7728 57.717 50.7922L57.6603 50.8918C57.6161 50.8918 57.5725 50.8726 57.5489 50.8308C57.5253 50.7902 57.5274 50.7413 57.551 50.7035ZM57.893 50.7037L58.0085 50.7037C58.0317 50.7413 58.0341 50.7902 58.0106 50.8311C57.9869 50.872 57.943 50.8932 57.899 50.8922L57.8422 50.7926C57.8718 50.7732 57.8912 50.7417 57.8932 50.7041ZM58.2509 50.7037L58.3665 50.7037C58.3685 50.7413 58.3878 50.7728 58.4173 50.7922L58.3605 50.8918C58.3165 50.8918 58.2725 50.8726 58.249 50.8308C58.2254 50.7902 58.2274 50.7413 58.2511 50.7035ZM58.5953 50.7037L58.7086 50.7037C58.7319 50.7413 58.734 50.7902 58.7105 50.8311C58.6871 50.872 58.6434 50.8932 58.5993 50.8922L58.5426 50.7926C58.5721 50.7732 58.5934 50.7417 58.5954 50.7041ZM58.9512 50.7037L59.0666 50.7037C59.0686 50.7413 59.088 50.7728 59.1174 50.7922L59.0607 50.8918C59.0166 50.8918 58.9728 50.8726 58.9492 50.8308C58.9257 50.7902 58.9278 50.7413 58.9512 50.7035ZM59.2954 50.7037L59.4089 50.7037C59.4322 50.7413 59.4363 50.7902 59.413 50.8311C59.3893 50.872 59.3455 50.8932 59.3013 50.8922L59.2427 50.7926C59.2723 50.7732 59.2937 50.7417 59.2956 50.7041ZM59.6532 50.7037L59.7667 50.7037C59.769 50.7413 59.7902 50.7728 59.8196 50.7922L59.7607 50.8918C59.7168 50.8918 59.673 50.8726 59.6493 50.8308C59.6259 50.7902 59.6299 50.7413 59.6533 50.7035ZM59.9957 50.7037L60.1109 50.7037C60.1343 50.7413 60.1365 50.7902 60.113 50.8311C60.0893 50.872 60.0456 50.8932 60.0017 50.8922L59.9448 50.7926C59.9745 50.7732 59.9935 50.7417 59.9957 50.7041ZM60.3534 50.7037L60.4669 50.7037C60.469 50.7413 60.4901 50.7728 60.5198 50.7922L60.4631 50.8918C60.4191 50.8918 60.3752 50.8726 60.3515 50.8308C60.328 50.7902 60.33 50.7413 60.3535 50.7035ZM60.6957 50.7037L60.8111 50.7037C60.8347 50.7413 60.8367 50.7902 60.8131 50.8311C60.7895 50.872 60.7459 50.8932 60.7019 50.8922L60.6448 50.7926C60.6746 50.7732 60.6938 50.7417 60.6957 50.7041ZM61.0537 50.7037L61.169 50.7037C61.1711 50.7413 61.1903 50.7728 61.2197 50.7922L61.1632 50.8918C61.119 50.8918 61.0754 50.8726 61.0517 50.8308C61.0282 50.7902 61.0304 50.7413 61.0537 50.7035ZM61.3959 50.7037L61.5112 50.7037C61.5348 50.7413 61.5368 50.7902 61.5134 50.8311C61.4897 50.872 61.4461 50.8932 61.402 50.8922L61.345 50.7926C61.3748 50.7732 61.3939 50.7417 61.3959 50.7041ZM61.754 50.7037L61.8692 50.7037C61.8712 50.7413 61.8905 50.7728 61.9198 50.7922L61.8633 50.8918C61.8192 50.8918 61.7755 50.8726 61.752 50.8308C61.7281 50.7902 61.7305 50.7413 61.754 50.7035ZM62.098 50.7037L62.2114 50.7037C62.235 50.7413 62.2371 50.7902 62.2134 50.8311C62.1899 50.872 62.1483 50.8932 62.1038 50.8922L62.0451 50.7926C62.0749 50.7732 62.0961 50.7417 62.0981 50.7041ZM62.454 50.7037L62.5693 50.7037C62.5712 50.7413 62.5907 50.7728 62.6202 50.7922L62.5636 50.8918C62.5193 50.8918 62.4755 50.8726 62.4522 50.8308C62.4282 50.7902 62.4305 50.7413 62.4541 50.7035ZM62.7982 50.7037L62.9117 50.7037C62.9352 50.7413 62.9392 50.7902 62.9158 50.8311C62.8919 50.872 62.8484 50.8932 62.8041 50.8922L62.7457 50.7926C62.7753 50.7732 62.7963 50.7417 62.7985 50.7041ZM63.1561 50.7037L63.2696 50.7037C63.2716 50.7413 63.2928 50.7728 63.3225 50.7922L63.2638 50.8918C63.2197 50.8918 63.1758 50.8726 63.1522 50.8308C63.1285 50.7902 63.1325 50.7413 63.1564 50.7035ZM63.4983 50.7037L63.6139 50.7037C63.6372 50.7413 63.6392 50.7902 63.6159 50.8311C63.5922 50.872 63.5484 50.8932 63.5045 50.8922L63.4477 50.7926C63.4773 50.7732 63.4964 50.7417 63.4983 50.7041ZM63.8563 50.7037L63.9697 50.7037C63.9718 50.7413 63.9928 50.7728 64.0225 50.7922L63.9659 50.8918C63.9218 50.8918 63.878 50.8726 63.8543 50.8308C63.8305 50.7902 63.8328 50.7413 63.8564 50.7035ZM64.1986 50.7037L64.314 50.7037C64.3375 50.7413 64.3396 50.7902 64.316 50.8311C64.2924 50.872 64.2486 50.8932 64.2043 50.8922L64.1478 50.7926C64.1771 50.7732 64.1965 50.7417 64.1986 50.7041ZM64.5563 50.7037L64.6717 50.7037C64.6738 50.7413 64.6932 50.7728 64.7227 50.7922L64.666 50.8918C64.6218 50.8918 64.5781 50.8726 64.5544 50.8308C64.5309 50.7902 64.5328 50.7413 64.5564 50.7035ZM64.8989 50.7037L65.0142 50.7037C65.0376 50.7413 65.0396 50.7902 65.0161 50.8311C64.9925 50.872 64.9487 50.8932 64.9047 50.8922L64.8482 50.7926C64.8774 50.7732 64.8969 50.7417 64.8989 50.7041ZM65.2567 50.7037L65.372 50.7037C65.374 50.7413 65.3934 50.7728 65.423 50.7922L65.3661 50.8918C65.322 50.8918 65.2781 50.8726 65.2546 50.8308C65.2311 50.7902 65.2331 50.7413 65.2567 50.7035ZM65.6009 50.7037L65.7141 50.7037C65.7377 50.7413 65.7396 50.7902 65.7163 50.8311C65.6926 50.872 65.6507 50.8932 65.6067 50.8922L65.5481 50.7926C65.5775 50.7732 65.599 50.7417 65.601 50.7041ZM65.9566 50.7037L66.0723 50.7037C66.0743 50.7413 66.0934 50.7728 66.1229 50.7922L66.0661 50.8918C66.0222 50.8918 65.9784 50.8726 65.9548 50.8308C65.9313 50.7902 65.9333 50.7413 65.9568 50.7035ZM66.3008 50.7037L66.4143 50.7037C66.4379 50.7413 66.442 50.7902 66.4186 50.8311C66.395 50.872 66.3511 50.8932 66.307 50.8922L66.2482 50.7926C66.278 50.7732 66.2989 50.7417 66.3011 50.7041ZM66.6587 50.7037L66.7722 50.7037C66.7743 50.7413 66.7956 50.7728 66.8251 50.7922L66.7665 50.8918C66.7224 50.8918 66.6789 50.8726 66.655 50.8308C66.6315 50.7902 66.6355 50.7413 66.659 50.7035ZM67.0012 50.7037L67.1164 50.7037C67.1403 50.7413 67.1422 50.7902 67.1185 50.8311C67.0949 50.872 67.0513 50.8932 67.0073 50.8922L66.9503 50.7926C66.9801 50.7732 66.9994 50.7417 67.0012 50.7041ZM67.3592 50.7037L67.4726 50.7037C67.4745 50.7413 67.4958 50.7728 67.5252 50.7922L67.4688 50.8918C67.4243 50.8918 67.3807 50.8726 67.3573 50.8308C67.3335 50.7902 67.3357 50.7413 67.3593 50.7035ZM67.7014 50.7037L67.8165 50.7037C67.84 50.7413 67.8423 50.7902 67.8187 50.8311C67.795 50.872 67.7514 50.8932 67.7072 50.8922L67.6504 50.7926C67.6801 50.7732 67.6993 50.7417 67.7016 50.7041ZM68.0592 50.7037L68.1746 50.7037C68.1767 50.7413 68.1959 50.7728 68.2254 50.7922L68.1688 50.8918C68.1246 50.8918 68.0809 50.8726 68.0573 50.8308C68.0337 50.7902 68.0358 50.7413 68.0594 50.7035ZM68.4015 50.7037L68.5168 50.7037C68.5404 50.7413 68.5426 50.7902 68.5188 50.8311C68.4954 50.872 68.4516 50.8932 68.4075 50.8922L68.3507 50.7926C68.3804 50.7732 68.3996 50.7417 68.4015 50.7041ZM68.7594 50.7037L68.8749 50.7037C68.8768 50.7413 68.8962 50.7728 68.9257 50.7922L68.869 50.8918C68.8248 50.8918 68.7812 50.8726 68.7573 50.8308C68.7337 50.7902 68.736 50.7413 68.7594 50.7035ZM69.1038 50.7037L69.2172 50.7037C69.2405 50.7413 69.2427 50.7902 69.219 50.8311C69.1955 50.872 69.1536 50.8932 69.1096 50.8922L69.0509 50.7926C69.0806 50.7732 69.1017 50.7417 69.1039 50.7041ZM69.4596 50.7037L69.5751 50.7037C69.5772 50.7413 69.5964 50.7728 69.626 50.7922L69.5691 50.8918C69.5251 50.8918 69.4811 50.8726 69.4577 50.8308C69.4341 50.7902 69.436 50.7413 69.4598 50.7035ZM69.8039 50.7037L69.9173 50.7037C69.9406 50.7413 69.9447 50.7902 69.9214 50.8311C69.8977 50.872 69.854 50.8932 69.8098 50.8922L69.7512 50.7926C69.7806 50.7732 69.802 50.7417 69.8041 50.7041ZM70.1617 50.7037L70.2751 50.7037C70.2773 50.7413 70.2983 50.7728 70.328 50.7922L70.2694 50.8918C70.2254 50.8918 70.1816 50.8726 70.1579 50.8308C70.1343 50.7902 70.1382 50.7413 70.162 50.7035ZM70.504 50.7037L70.6194 50.7037C70.6427 50.7413 70.6449 50.7902 70.6215 50.8311C70.5978 50.872 70.554 50.8932 70.5099 50.8922L70.4531 50.7926C70.4829 50.7732 70.502 50.7417 70.504 50.7041ZM70.8618 50.7037L70.9754 50.7037C70.9775 50.7413 70.9986 50.7728 71.0281 50.7922L70.9713 50.8918C70.9273 50.8918 70.8838 50.8726 70.8601 50.8308C70.8363 50.7902 70.8384 50.7413 70.8619 50.7035ZM71.2041 50.7037L71.3196 50.7037C71.3431 50.7413 71.3451 50.7902 71.3216 50.8311C71.2979 50.872 71.2543 50.8932 71.2103 50.8922L71.1534 50.7926C71.1831 50.7732 71.2021 50.7417 71.2041 50.7041ZM71.5621 50.7037L71.6774 50.7037C71.6795 50.7413 71.699 50.7728 71.7282 50.7922L71.6716 50.8918C71.6275 50.8918 71.5835 50.8726 71.5602 50.8308C71.5368 50.7902 71.5387 50.7413 71.5621 50.7035ZM71.9044 50.7037L72.0197 50.7037C72.0432 50.7413 72.0452 50.7902 72.0217 50.8311C71.9982 50.872 71.9545 50.8932 71.9103 50.8922L71.8535 50.7926C71.8832 50.7732 71.9026 50.7417 71.9044 50.7041ZM72.2624 50.7037L72.3775 50.7037C72.3796 50.7413 72.3987 50.7728 72.4285 50.7922L72.3718 50.8918C72.3278 50.8918 72.2837 50.8726 72.2601 50.8308C72.2365 50.7902 72.2388 50.7413 72.2624 50.7035ZM72.6064 50.7037L72.72 50.7037C72.7434 50.7413 72.7454 50.7902 72.722 50.8311C72.6982 50.872 72.6564 50.8932 72.6124 50.8922L72.5537 50.7926C72.5834 50.7732 72.6045 50.7417 72.6065 50.7041ZM72.9624 50.7037L73.0776 50.7037C73.0797 50.7413 73.099 50.7728 73.1285 50.7922L73.072 50.8918C73.0278 50.8918 72.9841 50.8726 72.9604 50.8308C72.9367 50.7902 72.9388 50.7413 72.9624 50.7035ZM73.3066 50.7037L73.4201 50.7037C73.4436 50.7413 73.4478 50.7902 73.424 50.8311C73.4004 50.872 73.3567 50.8932 73.3126 50.8922L73.254 50.7926C73.2835 50.7732 73.3047 50.7417 73.3067 50.7041ZM73.6646 50.7037L73.7779 50.7037C73.7798 50.7413 73.8012 50.7728 73.8308 50.7922L73.7724 50.8918C73.728 50.8918 73.6844 50.8726 73.6605 50.8308C73.637 50.7902 73.6411 50.7413 73.6647 50.7035ZM74.0068 50.7037L74.122 50.7037C74.1457 50.7413 74.1477 50.7902 74.124 50.8311C74.1008 50.872 74.0569 50.8932 74.0127 50.8922L73.9561 50.7926C73.9855 50.7732 74.0048 50.7417 74.0068 50.7041ZM74.3646 50.7037L74.4781 50.7037C74.4801 50.7413 74.5013 50.7728 74.5309 50.7922L74.4743 50.8918C74.43 50.8918 74.3865 50.8726 74.3627 50.8308C74.3391 50.7902 74.3413 50.7413 74.3648 50.7035ZM74.707 50.7037L74.8224 50.7037C74.8458 50.7413 74.8478 50.7902 74.8243 50.8311C74.8007 50.872 74.757 50.8932 74.713 50.8922L74.6563 50.7926C74.6857 50.7732 74.705 50.7417 74.707 50.7041ZM75.0647 50.7037L75.1804 50.7037C75.1824 50.7413 75.2015 50.7728 75.2311 50.7922L75.1744 50.8918C75.1302 50.8918 75.0866 50.8726 75.0628 50.8308C75.0393 50.7902 75.0412 50.7413 75.0647 50.7035ZM75.407 50.7037L75.5226 50.7037C75.546 50.7413 75.5482 50.7902 75.5246 50.8311C75.501 50.872 75.457 50.8932 75.4131 50.8922L75.3564 50.7926C75.3859 50.7732 75.4051 50.7417 75.407 50.7041ZM75.7649 50.7037L75.8805 50.7037C75.8826 50.7413 75.9018 50.7728 75.9313 50.7922L75.8746 50.8918C75.8306 50.8918 75.7866 50.8726 75.7628 50.8308C75.7395 50.7902 75.7416 50.7413 75.7651 50.7035ZM76.1092 50.7037L76.2225 50.7037C76.2462 50.7413 76.2483 50.7902 76.2246 50.8311C76.2011 50.872 76.1593 50.8932 76.1151 50.8922L76.0565 50.7926C76.0861 50.7732 76.1073 50.7417 76.1095 50.7041ZM76.4652 50.7037L76.5805 50.7037C76.5825 50.7413 76.602 50.7728 76.6313 50.7922L76.5746 50.8918C76.5305 50.8918 76.4868 50.8726 76.4633 50.8308C76.4396 50.7902 76.4416 50.7413 76.4652 50.7035ZM76.8094 50.7037L76.9228 50.7037C76.9463 50.7413 76.9503 50.7902 76.927 50.8311C76.9033 50.872 76.8596 50.8932 76.8154 50.8922L76.7568 50.7926C76.7864 50.7732 76.8076 50.7417 76.8095 50.7041ZM77.1674 50.7037L77.2809 50.7037C77.2829 50.7413 77.304 50.7728 77.3336 50.7922L77.2747 50.8918C77.2307 50.8918 77.187 50.8726 77.1637 50.8308C77.1399 50.7902 77.1438 50.7413 77.1675 50.7035ZM77.5094 50.7037L77.6249 50.7037C77.6484 50.7413 77.6507 50.7902 77.627 50.8311C77.6031 50.872 77.5596 50.8932 77.5156 50.8922L77.4588 50.7926C77.4886 50.7732 77.5076 50.7417 77.5096 50.7041ZM77.8674 50.7037L77.9811 50.7037C77.9831 50.7413 78.0043 50.7728 78.0339 50.7922L77.9771 50.8918C77.933 50.8918 77.8892 50.8726 77.8655 50.8308C77.842 50.7902 77.8443 50.7413 77.8676 50.7035ZM78.2099 50.7037L78.325 50.7037C78.3487 50.7413 78.3508 50.7902 78.327 50.8311C78.3034 50.872 78.2599 50.8932 78.2158 50.8922L78.159 50.7926C78.1888 50.7732 78.2079 50.7417 78.21 50.7041ZM78.5677 50.7037L78.683 50.7037C78.6851 50.7413 78.7043 50.7728 78.7338 50.7922L78.6771 50.8918C78.633 50.8918 78.5894 50.8726 78.5658 50.8308C78.5421 50.7902 78.5443 50.7413 78.5677 50.7035ZM78.91 50.7037L79.0253 50.7037C79.0489 50.7413 79.0509 50.7902 79.0274 50.8311C79.0037 50.872 78.9599 50.8932 78.9159 50.8922L78.8592 50.7926C78.8886 50.7732 78.9081 50.7417 78.9102 50.7041ZM79.268 50.7037L79.3831 50.7037C79.3852 50.7413 79.4046 50.7728 79.4341 50.7922L79.3774 50.8918C79.3332 50.8918 79.2896 50.8726 79.266 50.8308C79.2423 50.7902 79.2443 50.7413 79.2682 50.7035ZM79.612 50.7037L79.7255 50.7037C79.7488 50.7413 79.751 50.7902 79.7276 50.8311C79.7041 50.872 79.662 50.8932 79.618 50.8922L79.5593 50.7926C79.5889 50.7732 79.6101 50.7417 79.6123 50.7041ZM6.4013 50.7992C6.41682 50.8097 6.43354 50.8117 6.45211 50.8117C6.47068 50.8117 6.48934 50.8117 6.50496 50.7992L6.56164 50.8969C6.54095 50.9367 6.49938 50.9642 6.45212 50.9642C6.40484 50.9642 6.36326 50.9367 6.3426 50.8969L6.40131 50.7992ZM7.10145 50.7992C7.11696 50.8097 7.13372 50.8117 7.15227 50.8117C7.17093 50.8117 7.18959 50.8117 7.20509 50.7992L7.26181 50.8969C7.24112 50.9367 7.19952 50.9642 7.15229 50.9642C7.10502 50.9642 7.06537 50.9367 7.04473 50.8969L7.10141 50.7992ZM7.80162 50.7992C7.81715 50.8097 7.83581 50.8117 7.85448 50.8117C7.87304 50.8117 7.88976 50.8117 7.9053 50.7992L7.96198 50.8969C7.94129 50.9367 7.90164 50.9642 7.85442 50.9642C7.80714 50.9642 7.76556 50.9367 7.74489 50.8969L7.80158 50.7992ZM8.50179 50.7992C8.51731 50.8097 8.53599 50.8117 8.55465 50.8117C8.57319 50.8117 8.58994 50.8117 8.60544 50.7992L8.66215 50.8969C8.64146 50.9367 8.6018 50.9642 8.55459 50.9642C8.50732 50.9642 8.46574 50.9367 8.44507 50.8969L8.50176 50.7992ZM9.20391 50.7992C9.21945 50.8097 9.23617 50.8117 9.25473 50.8117C9.27328 50.8117 9.29005 50.8117 9.30556 50.7992L9.36416 50.8969C9.34348 50.9367 9.3019 50.9642 9.25466 50.9642C9.20739 50.9642 9.16581 50.9367 9.14515 50.8969L9.20377 50.7992ZM9.9041 50.7992C9.91956 50.8097 9.93628 50.8117 9.95487 50.8117C9.97346 50.8117 9.99206 50.8117 10.0077 50.7992L10.0646 50.8969C10.0438 50.9367 10.0021 50.9642 9.95487 50.9642C9.90765 50.9642 9.868 50.9367 9.84736 50.8969L9.90405 50.7992ZM10.6043 50.7992C10.6197 50.8097 10.6366 50.8117 10.655 50.8117C10.6737 50.8117 10.6925 50.8117 10.7079 50.7992L10.7646 50.8969C10.744 50.9367 10.7023 50.9642 10.6551 50.9642C10.6078 50.9642 10.5682 50.9367 10.5475 50.8969ZM11.3044 50.7992C11.3202 50.8097 11.3386 50.8117 11.3573 50.8117C11.3759 50.8117 11.3926 50.8117 11.408 50.7992L11.4649 50.8969C11.4441 50.9367 11.4043 50.9642 11.3572 50.9642C11.3099 50.9642 11.2686 50.9367 11.2476 50.8969ZM12.0047 50.7992C12.0201 50.8097 12.0387 50.8117 12.0575 50.8117C12.076 50.8117 12.0929 50.8117 12.1081 50.7992L12.1669 50.8969C12.1461 50.9367 12.1045 50.9642 12.0574 50.9642C12.0102 50.9642 11.9685 50.9367 11.948 50.8969L12.0046 50.7992ZM12.7066 50.7992C12.7223 50.8097 12.7388 50.8117 12.7574 50.8117C12.7762 50.8117 12.7929 50.8117 12.8082 50.7992L12.8669 50.8969C12.8463 50.9367 12.8048 50.9642 12.7574 50.9642C12.7103 50.9642 12.6687 50.9367 12.6481 50.8969L12.7065 50.7992ZM13.4068 50.7992C13.4225 50.8097 13.4391 50.8117 13.4578 50.8117C13.4761 50.8117 13.495 50.8117 13.5105 50.7992L13.5672 50.8969C13.5466 50.9367 13.5051 50.9642 13.4578 50.9642C13.4104 50.9642 13.371 50.9367 13.3502 50.8969ZM14.1071 50.7992C14.1226 50.8097 14.1392 50.8117 14.1578 50.8117C14.1765 50.8117 14.1949 50.8117 14.2108 50.7992L14.2672 50.8969C14.2466 50.9367 14.2052 50.9642 14.1579 50.9642C14.1106 50.9642 14.071 50.9367 14.0503 50.8969L14.107 50.7992ZM14.8071 50.7992C14.8229 50.8097 14.8414 50.8117 14.8601 50.8117C14.8786 50.8117 14.8952 50.8117 14.9109 50.7992L14.9675 50.8969C14.9469 50.9367 14.9073 50.9642 14.8601 50.9642C14.8126 50.9642 14.771 50.9367 14.7506 50.8969ZM15.5075 50.7992C15.523 50.8097 15.5417 50.8117 15.5605 50.8117C15.5786 50.8117 15.5955 50.8117 15.6112 50.7992L15.67 50.8969C15.6492 50.9367 15.6075 50.9642 15.5605 50.9642C15.513 50.9642 15.4714 50.9367 15.4508 50.8969ZM16.2096 50.7992C16.225 50.8097 16.2419 50.8117 16.2602 50.8117C16.2789 50.8117 16.2956 50.8117 16.3112 50.7992L16.3699 50.8969C16.349 50.9367 16.3073 50.9642 16.2602 50.9642C16.2131 50.9642 16.1714 50.9367 16.1507 50.8969L16.2093 50.7992ZM16.9097 50.7992C16.9253 50.8097 16.9421 50.8117 16.9604 50.8117C16.9791 50.8117 16.9978 50.8117 17.0133 50.7992L17.0701 50.8969C17.0494 50.9367 17.0078 50.9642 16.9604 50.9642C16.9132 50.9642 16.8738 50.9367 16.8529 50.8969ZM17.61 50.7992C17.6253 50.8097 17.6421 50.8117 17.6607 50.8117C17.6793 50.8117 17.6979 50.8117 17.7134 50.7992L17.7703 50.8969C17.7495 50.9367 17.7079 50.9642 17.6607 50.9642C17.6135 50.9642 17.5739 50.9367 17.5532 50.8969L17.6098 50.7992ZM18.3101 50.7992C18.3256 50.8097 18.3442 50.8117 18.3629 50.8117C18.3815 50.8117 18.3982 50.8117 18.4136 50.7992L18.4705 50.8969C18.4497 50.9367 18.41 50.9642 18.3629 50.9642C18.3157 50.9642 18.2739 50.9367 18.2531 50.8969ZM19.0103 50.7992C19.0257 50.8097 19.0444 50.8117 19.063 50.8117C19.0816 50.8117 19.0983 50.8117 19.1138 50.7992L19.1726 50.8969C19.1519 50.9367 19.1103 50.9642 19.0629 50.9642C19.0156 50.9642 18.9741 50.9367 18.9534 50.8969L19.0101 50.7992ZM19.7123 50.7992C19.7277 50.8097 19.7444 50.8117 19.7632 50.8117C19.7817 50.8117 19.7985 50.8117 19.8141 50.7992L19.8725 50.8969C19.8521 50.9367 19.8102 50.9642 19.7632 50.9642C19.7159 50.9642 19.6742 50.9367 19.6538 50.8969L19.7122 50.7992ZM20.4127 50.7992C20.428 50.8097 20.4449 50.8117 20.4633 50.8117C20.482 50.8117 20.5006 50.8117 20.5163 50.7992L20.5729 50.8969C20.5522 50.9367 20.5106 50.9642 20.4633 50.9642C20.4163 50.9642 20.3765 50.9367 20.3558 50.8969ZM21.1127 50.7992C21.1281 50.8097 21.1448 50.8117 21.1636 50.8117C21.1821 50.8117 21.2006 50.8117 21.2165 50.7992L21.2731 50.8969C21.2523 50.9367 21.2109 50.9642 21.1636 50.9642C21.1161 50.9642 21.0766 50.9367 21.0559 50.8969ZM21.8128 50.7992C21.8283 50.8097 21.8471 50.8117 21.8657 50.8117C21.8842 50.8117 21.9012 50.8117 21.9164 50.7992L21.9733 50.8969C21.9526 50.9367 21.9126 50.9642 21.8657 50.9642C21.8183 50.9642 21.7768 50.9367 21.7562 50.8969L21.8126 50.7992ZM22.5128 50.7992C22.5285 50.8097 22.5473 50.8117 22.5658 50.8117C22.5843 50.8117 22.6013 50.8117 22.6167 50.7992L22.6752 50.8969C22.6546 50.9367 22.613 50.9642 22.5657 50.9642C22.5185 50.9642 22.4768 50.9367 22.4561 50.8969ZM23.215 50.7992C23.2308 50.8097 23.2472 50.8117 23.266 50.8117C23.2847 50.8117 23.3011 50.8117 23.3169 50.7992L23.3753 50.8969C23.3547 50.9367 23.3131 50.9642 23.2658 50.9642C23.2184 50.9642 23.177 50.9367 23.1564 50.8969ZM23.9153 50.7992C23.9308 50.8097 23.9476 50.8117 23.966 50.8117C23.9849 50.8117 24.0032 50.8117 24.019 50.7992L24.0755 50.8969C24.0549 50.9367 24.0134 50.9642 23.9661 50.9642C23.9188 50.9642 23.8792 50.9367 23.8587 50.8969L23.9152 50.7992ZM24.6155 50.7992C24.6308 50.8097 24.6479 50.8117 24.6664 50.8117C24.6847 50.8117 24.7035 50.8117 24.7191 50.7992L24.7758 50.8969C24.7552 50.9367 24.7136 50.9642 24.6664 50.9642C24.6191 50.9642 24.5792 50.9367 24.5587 50.8969ZM25.3157 50.7992C25.3312 50.8097 25.3498 50.8117 25.3685 50.8117C25.3871 50.8117 25.4037 50.8117 25.4194 50.7992L25.4758 50.8969C25.4552 50.9367 25.4157 50.9642 25.3685 50.9642C25.321 50.9642 25.2796 50.9367 25.2588 50.8969L25.3156 50.7992ZM26.0158 50.7992C26.0315 50.8097 26.0501 50.8117 26.0688 50.8117C26.0871 50.8117 26.1038 50.8117 26.1194 50.7992L26.1782 50.8969C26.1575 50.9367 26.1159 50.9642 26.0688 50.9642C26.0213 50.9642 25.9799 50.9367 25.959 50.8969ZM26.7179 50.7992C26.7335 50.8097 26.7503 50.8117 26.7687 50.8117C26.7873 50.8117 26.804 50.8117 26.8197 50.7992L26.8783 50.8969C26.8577 50.9367 26.816 50.9642 26.7686 50.9642C26.7216 50.9642 26.6797 50.9367 26.6592 50.8969L26.7178 50.7992ZM27.4184 50.7992C27.4336 50.8097 27.4502 50.8117 27.4691 50.8117C27.4874 50.8117 27.5061 50.8117 27.5218 50.7992L27.5786 50.8969C27.5577 50.9367 27.5163 50.9642 27.4691 50.9642C27.4219 50.9642 27.3821 50.9367 27.3614 50.8969L27.4182 50.7992ZM28.1182 50.7992C28.1339 50.8097 28.1505 50.8117 28.169 50.8117C28.1876 50.8117 28.2064 50.8117 28.2218 50.7992L28.2788 50.8969C28.2581 50.9367 28.2164 50.9642 28.169 50.9642C28.122 50.9642 28.0823 50.9367 28.0615 50.8969ZM28.8184 50.7992C28.8339 50.8097 28.8526 50.8117 28.8712 50.8117C28.8898 50.8117 28.9068 50.8117 28.9219 50.7992L28.9788 50.8969C28.9581 50.9367 28.9184 50.9642 28.8711 50.9642C28.8238 50.9642 28.7823 50.9367 28.7617 50.8969ZM29.5186 50.7992C29.5342 50.8097 29.5526 50.8117 29.5715 50.8117C29.5901 50.8117 29.6067 50.8117 29.6223 50.7992L29.6808 50.8969C29.6601 50.9367 29.6186 50.9642 29.5712 50.9642C29.5241 50.9642 29.4825 50.9367 29.4619 50.8969ZM30.2207 50.7992C30.2363 50.8097 30.2529 50.8117 30.2715 50.8117C30.2902 50.8117 30.3069 50.8117 30.3225 50.7992L30.3811 50.8969C30.3604 50.9367 30.3189 50.9642 30.2715 50.9642C30.2242 50.9642 30.1826 50.9367 30.1622 50.8969L30.2208 50.7992ZM30.9208 50.7992C30.9363 50.8097 30.9532 50.8117 30.9717 50.8117C30.9905 50.8117 31.009 50.8117 31.0246 50.7992L31.0811 50.8969C31.0605 50.9367 31.0188 50.9642 30.9717 50.9642C30.9245 50.9642 30.8847 50.9367 30.8641 50.8969ZM31.6211 50.7992C31.6366 50.8097 31.6536 50.8117 31.6719 50.8117C31.6906 50.8117 31.7092 50.8117 31.7248 50.7992L31.7814 50.8969C31.7607 50.9367 31.7192 50.9642 31.6719 50.9642C31.6248 50.9642 31.5851 50.9367 31.5645 50.8969ZM32.3212 50.7992C32.3367 50.8097 32.3555 50.8117 32.3742 50.8117C32.3928 50.8117 32.4093 50.8117 32.4249 50.7992L32.4816 50.8969C32.4608 50.9367 32.4213 50.9642 32.3741 50.9642C32.3268 50.9642 32.2854 50.9367 32.2645 50.8969ZM33.0214 50.7992C33.037 50.8097 33.0557 50.8117 33.0743 50.8117C33.0928 50.8117 33.1095 50.8117 33.125 50.7992L33.1838 50.8969C33.1628 50.9367 33.1213 50.9642 33.0743 50.9642C33.0269 50.9642 32.9854 50.9367 32.9645 50.8969L33.0213 50.7992ZM33.7236 50.7992C33.7391 50.8097 33.7558 50.8117 33.7744 50.8117C33.7929 50.8117 33.8096 50.8117 33.8251 50.7992L33.8839 50.8969C33.8631 50.9367 33.8214 50.9642 33.7744 50.9642C33.7271 50.9642 33.6855 50.9367 33.6647 50.8969L33.7233 50.7992ZM34.4237 50.7992C34.4392 50.8097 34.4561 50.8117 34.4745 50.8117C34.493 50.8117 34.5118 50.8117 34.5273 50.7992L34.584 50.8969C34.5635 50.9367 34.5219 50.9642 34.4745 50.9642C34.4274 50.9642 34.3876 50.9367 34.367 50.8969ZM51.4233 50.7992C51.4388 50.8097 51.4557 50.8117 51.4743 50.8117C51.4928 50.8117 51.5114 50.8117 51.5269 50.7992L51.5838 50.8969C51.5629 50.9367 51.5214 50.9642 51.4743 50.9642C51.427 50.9642 51.3855 50.9367 51.3647 50.8969ZM52.1235 50.7992C52.139 50.8097 52.1558 50.8117 52.1745 50.8117C52.1928 50.8117 52.2117 50.8117 52.2273 50.7992L52.284 50.8969C52.2631 50.9367 52.2216 50.9642 52.1745 50.9642C52.1273 50.9642 52.0875 50.9367 52.0668 50.8969ZM52.8236 50.7992C52.8392 50.8097 52.8579 50.8117 52.8767 50.8117C52.8951 50.8117 52.9119 50.8117 52.9274 50.7992L52.9841 50.8969C52.9635 50.9367 52.9237 50.9642 52.8765 50.9642C52.8295 50.9642 52.7877 50.9367 52.7667 50.8969ZM53.5238 50.7992C53.5395 50.8097 53.558 50.8117 53.5767 50.8117C53.5954 50.8117 53.6121 50.8117 53.6276 50.7992L53.684 50.8969C53.6637 50.9367 53.624 50.9642 53.5767 50.9642C53.5293 50.9642 53.4878 50.9367 53.4671 50.8969ZM54.2259 50.7992C54.2415 50.8097 54.2583 50.8117 54.2769 50.8117C54.2954 50.8117 54.3121 50.8117 54.3276 50.7992L54.3863 50.8969C54.3658 50.9367 54.3241 50.9642 54.2769 50.9642C54.2295 50.9642 54.1879 50.9367 54.1674 50.8969L54.226 50.7992ZM54.9262 50.7992C54.9417 50.8097 54.9585 50.8117 54.9771 50.8117C54.9955 50.8117 55.0141 50.8117 55.0299 50.7992L55.0867 50.8969C55.066 50.9367 55.0244 50.9642 54.9771 50.9642C54.9297 50.9642 54.8899 50.9367 54.8695 50.8969ZM55.6266 50.7992C55.6421 50.8097 55.6586 50.8117 55.6772 50.8117C55.6958 50.8117 55.7143 50.8117 55.7301 50.7992L55.7867 50.8969C55.766 50.9367 55.7244 50.9642 55.6772 50.9642C55.6298 50.9642 55.5903 50.9367 55.5695 50.8969L55.6264 50.7992ZM56.3265 50.7992C56.342 50.8097 56.3608 50.8117 56.3793 50.8117C56.3979 50.8117 56.4147 50.8117 56.4301 50.7992L56.4869 50.8969C56.4664 50.9367 56.4263 50.9642 56.3791 50.9642C56.3321 50.9642 56.2904 50.9367 56.2699 50.8969ZM57.0269 50.7992C57.0422 50.8097 57.0609 50.8117 57.0794 50.8117C57.0981 50.8117 57.1148 50.8117 57.1303 50.7992L57.1891 50.8969C57.168 50.9367 57.1267 50.9642 57.0794 50.9642C57.0323 50.9642 56.9905 50.9367 56.97 50.8969L57.0267 50.7992ZM57.7289 50.7992C57.7444 50.8097 57.761 50.8117 57.7795 50.8117C57.7983 50.8117 57.8149 50.8117 57.8305 50.7992L57.8892 50.8969C57.8682 50.9367 57.8269 50.9642 57.7795 50.9642C57.7323 50.9642 57.6908 50.9367 57.67 50.8969L57.7287 50.7992ZM58.429 50.7992C58.4445 50.8097 58.4614 50.8117 58.4798 50.8117C58.4983 50.8117 58.5173 50.8117 58.5326 50.7992L58.5894 50.8969C58.5687 50.9367 58.5269 50.9642 58.4798 50.9642C58.4325 50.9642 58.393 50.9367 58.3721 50.8969ZM59.1291 50.7992C59.1446 50.8097 59.1613 50.8117 59.18 50.8117C59.1984 50.8117 59.2173 50.8117 59.2328 50.7992L59.2896 50.8969C59.2688 50.9367 59.2271 50.9642 59.18 50.9642C59.1328 50.9642 59.093 50.9367 59.0723 50.8969L59.129 50.7992ZM59.8293 50.7992C59.845 50.8097 59.8634 50.8117 59.8821 50.8117C59.9008 50.8117 59.9175 50.8117 59.9331 50.7992L59.9896 50.8969C59.9691 50.9367 59.9293 50.9642 59.8821 50.9642C59.8349 50.9642 59.7934 50.9367 59.7728 50.8969ZM60.5295 50.7992C60.545 50.8097 60.5637 50.8117 60.5824 50.8117C60.6012 50.8117 60.6177 50.8117 60.633 50.7992L60.6917 50.8969C60.6711 50.9367 60.6296 50.9642 60.5823 50.9642C60.5351 50.9642 60.4935 50.9367 60.4729 50.8969L60.5294 50.7992ZM61.2317 50.7992C61.247 50.8097 61.2639 50.8117 61.2826 50.8117C61.301 50.8117 61.3177 50.8117 61.3334 50.7992L61.392 50.8969C61.3713 50.9367 61.3298 50.9642 61.2826 50.9642C61.2351 50.9642 61.1936 50.9367 61.173 50.8969ZM61.9318 50.7992C61.9474 50.8097 61.964 50.8117 61.9828 50.8117C62.001 50.8117 62.0198 50.8117 62.0355 50.7992L62.0921 50.8969C62.0714 50.9367 62.03 50.9642 61.9828 50.9642C61.9356 50.9642 61.8958 50.9367 61.8751 50.8969ZM62.6319 50.7992C62.6475 50.8097 62.6643 50.8117 62.6828 50.8117C62.7014 50.8117 62.72 50.8117 62.7355 50.7992L62.7923 50.8969C62.7717 50.9367 62.7301 50.9642 62.6828 50.9642C62.6355 50.9642 62.5958 50.9367 62.5751 50.8969ZM63.332 50.7992C63.3476 50.8097 63.3662 50.8117 63.3849 50.8117C63.4036 50.8117 63.4203 50.8117 63.4357 50.7992L63.4924 50.8969C63.4717 50.9367 63.432 50.9642 63.3849 50.9642C63.3375 50.9642 63.2959 50.9367 63.2754 50.8969ZM64.0324 50.7992C64.0476 50.8097 64.0665 50.8117 64.0852 50.8117C64.1037 50.8117 64.1203 50.8117 64.136 50.7992L64.1946 50.8969C64.1739 50.9367 64.1324 50.9642 64.0851 50.9642C64.0378 50.9642 63.996 50.9367 63.9755 50.8969ZM64.7345 50.7992C64.7499 50.8097 64.7667 50.8117 64.7851 50.8117C64.8039 50.8117 64.8204 50.8117 64.836 50.7992L64.8949 50.8969C64.8743 50.9367 64.8325 50.9642 64.7851 50.9642C64.7379 50.9642 64.6964 50.9367 64.6758 50.8969ZM65.4344 50.7992C65.4502 50.8097 65.467 50.8117 65.4852 50.8117C65.504 50.8117 65.5228 50.8117 65.5381 50.7992L65.595 50.8969C65.5744 50.9367 65.5325 50.9642 65.4852 50.9642C65.438 50.9642 65.3985 50.9367 65.3777 50.8969ZM66.1349 50.7992C66.1504 50.8097 66.1669 50.8117 66.1857 50.8117C66.2041 50.8117 66.2229 50.8117 66.2385 50.7992L66.2952 50.8969C66.2744 50.9367 66.2329 50.9642 66.1857 50.9642C66.1383 50.9642 66.0988 50.9367 66.0781 50.8969ZM66.835 50.7992C66.8506 50.8097 66.8689 50.8117 66.8877 50.8117C66.9065 50.8117 66.9231 50.8117 66.9385 50.7992L66.9951 50.8969C66.9746 50.9367 66.935 50.9642 66.8877 50.9642C66.8403 50.9642 66.7989 50.9367 66.7783 50.8969L66.8348 50.7992ZM67.5351 50.7992C67.5507 50.8097 67.5693 50.8117 67.588 50.8117C67.6064 50.8117 67.6233 50.8117 67.6389 50.7992L67.6973 50.8969C67.6767 50.9367 67.6351 50.9642 67.5878 50.9642C67.5408 50.9642 67.4991 50.9367 67.4783 50.8969ZM68.2373 50.7992C68.2527 50.8097 68.2696 50.8117 68.2881 50.8117C68.3066 50.8117 68.3232 50.8117 68.339 50.7992L68.3974 50.8969C68.3767 50.9367 68.3352 50.9642 68.288 50.9642C68.2409 50.9642 68.1992 50.9367 68.1786 50.8969ZM68.9373 50.7992C68.9528 50.8097 68.9696 50.8117 68.988 50.8117C69.0067 50.8117 69.0255 50.8117 69.041 50.7992L69.0976 50.8969C69.077 50.9367 69.0355 50.9642 68.9882 50.9642C68.941 50.9642 68.9013 50.9367 68.8806 50.8969L68.9372 50.7992ZM69.6375 50.7992C69.6532 50.8097 69.6697 50.8117 69.6883 50.8117C69.707 50.8117 69.7256 50.8117 69.7413 50.7992L69.7979 50.8969C69.7772 50.9367 69.7357 50.9642 69.6883 50.9642C69.6412 50.9642 69.6017 50.9367 69.5807 50.8969ZM70.3376 50.7992C70.3531 50.8097 70.3719 50.8117 70.3906 50.8117C70.4091 50.8117 70.4258 50.8117 70.4414 50.7992L70.4981 50.8969C70.4774 50.9367 70.4378 50.9642 70.3905 50.9642C70.3432 50.9642 70.3015 50.9367 70.2812 50.8969L70.3375 50.7992ZM71.0378 50.7992C71.0534 50.8097 71.0722 50.8117 71.0906 50.8117C71.1095 50.8117 71.1262 50.8117 71.1415 50.7992L71.2002 50.8969C71.1796 50.9367 71.1379 50.9642 71.0906 50.9642C71.0436 50.9642 71.0018 50.9367 70.9813 50.8969L71.0379 50.7992ZM71.74 50.7992C71.7557 50.8097 71.7723 50.8117 71.7908 50.8117C71.8097 50.8117 71.8261 50.8117 71.8415 50.7992L71.9003 50.8969C71.8796 50.9367 71.838 50.9642 71.7907 50.9642C71.7435 50.9642 71.7021 50.9367 71.6813 50.8969L71.7399 50.7992ZM72.4403 50.7992C72.4556 50.8097 72.4725 50.8117 72.4912 50.8117C72.5097 50.8117 72.5283 50.8117 72.5438 50.7992L72.6007 50.8969C72.5798 50.9367 72.5382 50.9642 72.4912 50.9642C72.4438 50.9642 72.4041 50.9367 72.3834 50.8969ZM73.1405 50.7992C73.1559 50.8097 73.1726 50.8117 73.1913 50.8117C73.2098 50.8117 73.2284 50.8117 73.244 50.7992L73.3006 50.8969C73.2799 50.9367 73.2385 50.9642 73.1913 50.9642C73.1439 50.9642 73.1042 50.9367 73.0836 50.8969ZM73.8406 50.7992C73.8561 50.8097 73.8747 50.8117 73.8935 50.8117C73.9119 50.8117 73.9286 50.8117 73.9442 50.7992L74.001 50.8969C73.9803 50.9367 73.9404 50.9642 73.8934 50.9642C73.8461 50.9642 73.8044 50.9367 73.7836 50.8969ZM74.5407 50.7992C74.5562 50.8097 74.5751 50.8117 74.5935 50.8117C74.612 50.8117 74.629 50.8117 74.6443 50.7992L74.7032 50.8969C74.6823 50.9367 74.6408 50.9642 74.5935 50.9642C74.5465 50.9642 74.5046 50.9367 74.4839 50.8969ZM75.2427 50.7992C75.2584 50.8097 75.2751 50.8117 75.2936 50.8117C75.3121 50.8117 75.329 50.8117 75.3446 50.7992L75.403 50.8969C75.3823 50.9367 75.3409 50.9642 75.2936 50.9642C75.2463 50.9642 75.2048 50.9367 75.184 50.8969L75.2426 50.7992ZM75.9429 50.7992C75.9587 50.8097 75.9752 50.8117 75.9938 50.8117C76.0124 50.8117 76.031 50.8117 76.0468 50.7992L76.1034 50.8969C76.0828 50.9367 76.0412 50.9642 75.9938 50.9642C75.9465 50.9642 75.9071 50.9367 75.8864 50.8969ZM76.6431 50.7992C76.6589 50.8097 76.6754 50.8117 76.694 50.8117C76.7125 50.8117 76.7311 50.8117 76.7468 50.7992L76.8036 50.8969C76.7828 50.9367 76.7412 50.9642 76.694 50.9642C76.6467 50.9642 76.6071 50.9367 76.5865 50.8969ZM77.3433 50.7992C77.359 50.8097 77.3776 50.8117 77.3961 50.8117C77.4147 50.8117 77.4315 50.8117 77.447 50.7992L77.5037 50.8969C77.4832 50.9367 77.4434 50.9642 77.3959 50.9642C77.3488 50.9642 77.3073 50.9367 77.2868 50.8969ZM78.0436 50.7992C78.059 50.8097 78.0776 50.8117 78.0963 50.8117C78.1152 50.8117 78.1317 50.8117 78.1473 50.7992L78.2059 50.8969C78.1853 50.9367 78.1436 50.9642 78.0963 50.9642C78.0492 50.9642 78.0076 50.9367 77.9871 50.8969ZM78.7458 50.7992C78.761 50.8097 78.7779 50.8117 78.7964 50.8117C78.8151 50.8117 78.8317 50.8117 78.8473 50.7992L78.906 50.8969C78.885 50.9367 78.8435 50.9642 78.7964 50.9642C78.7493 50.9642 78.7076 50.9367 78.687 50.8969L78.7456 50.7992ZM79.4459 50.7992C79.4612 50.8097 79.4782 50.8117 79.4966 50.8117C79.5153 50.8117 79.534 50.8117 79.5495 50.7992L79.6062 50.8969C79.5854 50.9367 79.5439 50.9642 79.4966 50.9642C79.4493 50.9642 79.4097 50.9367 79.3891 50.8969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3" draw:id="shape-23" draw:name="HausDerKulturenDerWelt" draw:layer="" svg:width="72.89868230609pt" svg:height="21.91961245777pt" svg:x="-0.00000000000pt" svg:y="473.79200000000pt" svg:viewBox="0 0 73 22" svg:d="M40.4447 0.000167074C39.0571 0.0101424 37.6349 0.13982 36.2445 0.421819C31.5828 1.36755 26.5744 3.46007 20.6826 6.4704C14.8771 9.43664 7.71622 14.2028 1.85574 19.0929L0 19.0929L0 21.9196L72.8987 21.9196L72.8987 19.0929L59.8183 19.0929C58.9967 16.0976 58.2944 13.6299 56.7907 10.4803C55.1843 7.11608 51.7562 3.52072 48.8723 1.86751C46.8287 0.696038 43.7317 -0.0125014 40.4447 0.000167074ZM16.8689 12.9674L16.5067 13.4814C16.4512 13.6888 16.4544 13.8682 16.6017 13.978C17.2242 13.8312 17.4916 13.8802 17.4027 14.1248L17.1545 14.1058C17.1545 14.1058 17.4222 16.457 17.4984 16.5122C17.5747 16.5668 17.7648 16.989 17.7648 16.989L17.8564 19.0926L6.73476 19.0926C8.89991 17.034 11.2079 14.9779 16.8689 12.9669Z" calligra:nodeTypes="ccccccccccccccccccccccc"/>
      <draw:path draw:style-name="gr3" xml:id="shape-24" draw:id="shape-24" draw:name="Philharmonie" draw:layer="" svg:width="113.32007943426pt" svg:height="33.18457330477pt" svg:x="71.86150000000pt" svg:y="465.03900000000pt" svg:viewBox="0 0 113 33" svg:d="M39.3278 0.00439887C32.8115 5.69463 25.9193 10.5005 16.6118 9.64638C11.6788 12.904 7.31767 17.2152 0 16.0846L0.688887 33.1846L64.173 33.1846L64.1768 33.1846L69.7665 33.1846L69.7665 33.1846L112.349 33.1846L113.32 20.3486C112.007 19.391 111.436 17.8511 110.572 16.5417C108.553 17.0477 106.747 17.7207 103.777 17.4791L96.9934 15.9061L97.964 14.0027L93.275 15.4317L91.6095 15.4196L86.5467 13.906L86.9712 16.0648C83.78 17.1202 81.1836 16.5728 78.7885 15.479C76.3419 17.2162 73.8724 18.8795 71.1308 19.6507L71.8155 23.8207L69.8328 23.8207L69.8173 26.1601L64.2436 26.1601L64.3453 14.7261C49.0912 15.9469 45.7346 6.42222 39.328 0Z" calligra:nodeTypes="ccccccccccccccccccccccccccc"/>
      <draw:path draw:style-name="gr3" xml:id="shape-25" draw:id="shape-25" draw:name="NeueSynagoge" draw:layer="" svg:width="49.24770980354pt" svg:height="55.59559412065pt" svg:x="318.13800000000pt" svg:y="439.64600000000pt" svg:viewBox="0 0 49 56" svg:d="M24.5999 5.68434e-14C24.4707 0.501048 24.297 0.560891 24.297 0.621247C24.297 0.672136 24.4215 0.723024 24.5384 1.04259L24.2999 1.46681L23.7098 1.46681L24.0047 1.98954L23.6884 2.54777L24.3211 2.54777L24.5813 3.00749C24.5593 3.0177 24.3512 3.1093 24.3508 3.16069C24.3503 3.21463 24.5089 3.24516 24.5089 3.24516C24.4835 3.58642 24.4541 3.93837 24.3426 4.27961C24.232 4.32441 24.0193 4.36003 24.1066 4.55593C23.7356 4.74921 23.4817 5.14127 23.4817 5.5959C23.4817 6.18773 23.9124 6.67848 24.4713 6.75617L24.4794 7.28978C24.4794 7.28978 24.3218 7.33761 24.321 7.39653C24.3202 7.45457 24.4794 7.51143 24.4794 7.51143L24.3452 8.43365C24.3452 8.43365 24.0206 8.43262 24.0206 8.74293C24.0206 9.05315 24.3238 9.05489 24.3238 9.05489C24.3238 9.05489 23.5913 9.50567 23.412 9.67339C23.2328 9.841 23.2245 10.1824 23.2245 10.1824C14.8994 12.1567 11.183 20.1988 13.378 26.4292L13.378 27.0503L12.7693 27.3596L12.7693 28.2902L12.4663 28.602L12.1632 28.602L11.8575 28.9113L11.2489 28.9113L11.2489 35.1179L11.5546 35.4271L11.5546 41.3243L10.946 42.8762L10.946 44.1158L9.12244 44.1158L9.12244 43.1851L8.51373 43.1851L8.51373 41.3243L8.21073 41.0125L8.21073 38.2212L8.51373 37.9092L8.51373 34.809L8.81675 34.4966L8.81675 33.8756L8.51373 33.5663L8.51373 33.2568L7.90503 32.636C8.43463 29.6631 6.66697 28.2171 5.3201 27.8933C5.3201 27.8028 5.3201 27.6744 5.3201 27.6744C5.19882 27.6122 5.07531 27.5561 5.01442 27.3625L5.01442 27.1874C5.01442 27.1874 5.17798 27.163 5.17798 27.1162C5.17798 27.0693 5.01442 27.0478 5.01442 27.0478L5.01442 26.8729C5.19184 26.8086 5.3201 26.635 5.3201 26.4322C5.3201 26.2296 5.19169 26.0582 5.01442 25.9943L5.01442 25.8792C5.01442 25.8792 5.16992 25.8612 5.16992 25.808C5.16992 25.7563 5.01442 25.743 5.01442 25.743L5.01442 25.6413C5.01442 25.6413 5.11629 25.6148 5.11629 25.5844C5.11629 25.5536 5.01442 25.5294 5.01442 25.5294L5.01442 25.1816C5.10557 25.1339 5.19492 25.0604 5.21284 24.93L5.25571 24.6181C5.18432 24.6821 5.08439 24.7865 5.0385 24.93C4.99563 24.7254 4.92653 24.6798 4.85884 24.6292C4.76649 24.6993 4.7095 24.8053 4.68722 24.9438C4.65643 24.8192 4.55642 24.7086 4.462 24.6181L4.50755 24.9438C4.5303 25.0984 4.61867 25.1537 4.71136 25.1927L4.71136 25.5294C4.71136 25.5294 4.60679 25.5476 4.60679 25.5844C4.60679 25.6179 4.71136 25.6413 4.71136 25.6413L4.71136 25.743C4.71136 25.743 4.55852 25.7542 4.55852 25.808C4.55852 25.8632 4.71136 25.8792 4.71136 25.8792L4.71136 25.9943C4.53408 26.0585 4.40835 26.2296 4.40835 26.4322C4.40835 26.635 4.53391 26.809 4.71136 26.8729L4.71136 27.0478C4.71136 27.0478 4.5612 27.0653 4.5612 27.1162C4.5612 27.1671 4.71136 27.1874 4.71136 27.1874L4.71136 27.3625C4.6598 27.5308 4.5386 27.6086 4.40835 27.6744L4.40835 27.8524C3.07519 28.0699 1.26584 29.5065 1.82341 32.636L1.21741 33.2568L1.21741 33.5663L0.911699 33.8756L0.911699 34.4966L1.21741 34.809L1.21741 37.9092L1.52039 38.2212L1.52039 41.0125L1.21741 41.3243L1.21741 43.1851L0.608696 43.1851L0.608696 45.6673L0 45.6673L0.608696 47.219L0.608696 55.5956L24.6214 55.5956L24.6263 55.5956L48.6391 55.5956L48.6391 47.219L49.2477 45.6673L48.6391 45.6673L48.6391 43.1851L48.0305 43.1851L48.0305 41.3243L47.7275 41.0125L47.7275 38.2212L48.0305 37.9092L48.0305 34.809L48.3361 34.4966L48.3361 33.8756L48.0305 33.5663L48.0305 33.2568L47.4244 32.636C47.982 29.5065 46.1725 28.0699 44.8393 27.8524L44.8393 27.6744C44.7092 27.6082 44.5881 27.5308 44.5365 27.3625L44.5365 27.1874C44.5365 27.1874 44.6867 27.1671 44.6867 27.1162C44.6867 27.0643 44.5365 27.0478 44.5365 27.0478L44.5365 26.8729C44.714 26.8086 44.8393 26.635 44.8393 26.4322C44.8393 26.2296 44.7138 26.0582 44.5365 25.9943L44.5365 25.8792C44.5365 25.8792 44.6894 25.8632 44.6894 25.808C44.6894 25.7532 44.5365 25.743 44.5365 25.743L44.5365 25.6413C44.5365 25.6413 44.6411 25.6168 44.6411 25.5844C44.6411 25.5476 44.5365 25.5294 44.5365 25.5294L44.5365 25.1927C44.6293 25.154 44.7176 25.098 44.7402 24.9438L44.7859 24.6181C44.6915 24.7086 44.5915 24.8192 44.5605 24.9438C44.5384 24.8053 44.4813 24.6997 44.3889 24.6292C44.3213 24.6798 44.2521 24.7256 44.2093 24.93C44.1634 24.7865 44.0635 24.6826 43.9921 24.6181L44.0351 24.93C44.053 25.0604 44.1424 25.1339 44.2335 25.1816L44.2335 25.5294C44.2335 25.5294 44.1314 25.5526 44.1314 25.5844C44.1314 25.6148 44.2335 25.6413 44.2335 25.6413L44.2335 25.743C44.2335 25.743 44.0781 25.7563 44.0781 25.808C44.0781 25.8612 44.2335 25.8792 44.2335 25.8792L44.2335 25.9943C44.0561 26.0585 43.9277 26.2296 43.9277 26.4322C43.9277 26.635 44.056 26.809 44.2335 26.8729L44.2335 27.0478C44.2335 27.0478 44.0697 27.0693 44.0697 27.1162C44.0697 27.163 44.2335 27.1874 44.2335 27.1874L44.2335 27.3625C44.1725 27.5561 44.0488 27.6129 43.9277 27.6744C43.9277 27.6744 43.9277 27.8029 43.9277 27.8933C42.5807 28.2171 40.813 29.6631 41.3428 32.636L40.7341 33.2568L40.7341 33.5663L40.4312 33.8756L40.4312 34.4966L40.7341 34.809L40.7341 37.9092L41.037 38.2212L41.037 41.0125L40.7341 41.3243L40.7341 43.1851L40.1254 43.1851L40.1254 44.1158L38.3019 44.1158L38.3019 42.8762L37.6931 41.3243L37.6931 35.4271L37.999 35.1179L37.999 28.9113L37.3903 28.9113L37.0846 28.602L36.7814 28.602L36.4788 28.2902L36.4788 27.3596L35.8699 27.0503L35.8699 26.4292C38.0645 20.1988 34.3484 12.1567 26.0234 10.1824C26.0234 10.1824 26.0144 9.841 25.8358 9.67339C25.6564 9.50567 24.9241 9.05489 24.9241 9.05489C24.9241 9.05489 25.227 9.05489 25.227 8.74293C25.227 8.43262 24.9026 8.43365 24.9026 8.43365L24.7685 7.51143C24.7685 7.51143 24.9275 7.45546 24.9266 7.39653C24.9259 7.33751 24.7685 7.28978 24.7685 7.28978L24.7763 6.75617C25.3355 6.6788 25.766 6.18773 25.766 5.5959C25.766 5.14127 25.5123 4.74921 25.1411 4.55593C25.2284 4.35992 25.0158 4.3243 24.9053 4.27961C24.7939 3.93837 24.7643 3.58642 24.7389 3.24516C24.7389 3.24516 24.8975 3.21463 24.897 3.16069C24.8967 3.10876 24.6888 3.01708 24.6664 3.00749L24.9266 2.54777L25.5167 2.54777L25.2216 2.02506L25.5378 1.46681L24.9053 1.46681L24.6636 1.03709C24.7807 0.722412 24.9053 0.672033 24.9053 0.621247C24.9053 0.561197 24.7288 0.501048 24.5995 0ZM24.6032 1.25063L24.7264 1.46681L24.6244 1.46681L24.4823 1.46681ZM23.981 1.62548L24.209 1.62548L24.1472 1.73774L24.0964 1.8283L23.981 1.6258ZM24.3913 1.62548L24.6244 1.62548L24.8175 1.62548L24.9247 1.81978L25.0428 2.02506L24.9461 2.19472L24.8364 2.38627L24.6032 2.38627L24.4128 2.38627L24.3027 2.19472L24.1874 1.98954L24.2813 1.81978ZM24.9972 1.62548L25.268 1.62548L25.1312 1.86636L25.0615 1.73774ZM24.0964 2.14822L24.1686 2.27409L24.2303 2.38627L23.9622 2.38627L24.0963 2.14822ZM25.1312 2.1869L25.2466 2.38667L25.0187 2.38667L25.0832 2.27453L25.1312 2.18699ZM24.5037 2.5482L24.6032 2.5482L24.7478 2.5482L24.6244 2.76437Z" calligra:nodeTypes="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6" draw:id="shape-26" draw:name="Jungfernbruecke" draw:layer="" svg:width="57.26935157548pt" svg:height="19.31925544268pt" svg:x="419.16200000000pt" svg:y="480.86000000000pt" svg:viewBox="0 0 57 19" svg:d="M18.9643 0L18.1139 0.124056L17.9928 0.249247L18.1139 0.249247L18.478 0.746815L18.476 1.17411C16.3944 3.70469 14.3283 6.01711 12.306 7.93571C12.2792 7.90491 12.2496 7.87924 12.2203 7.85459L12.1826 7.85459L12.1768 7.85459L12.1403 7.85459C12.0697 7.91518 11.9932 7.97546 11.9712 8.1139L12.0085 8.13033L12.0188 8.16217C12.0295 8.17243 12.0358 8.18065 12.0399 8.18885C11.972 8.25253 11.9035 8.31518 11.8356 8.37782L8.17014 8.59861L8.17114 8.54008L8.13259 8.52982L8.12557 8.499C8.09774 8.47949 8.06082 8.46306 8.11486 8.41275L8.12489 8.38091L8.16234 8.36445C8.1403 8.22594 8.06491 8.16565 7.99423 8.10515L7.9568 8.10515L7.95078 8.10515L7.91434 8.10515C7.84366 8.16575 7.76716 8.22594 7.74513 8.36445L7.78257 8.38091L7.79258 8.41275C7.84664 8.4641 7.8097 8.47949 7.78189 8.499L7.77587 8.52982L7.73623 8.54008L7.73823 8.62224L3.94433 8.80565L3.94535 8.74816L3.90679 8.73789L3.89878 8.70706C3.87096 8.68757 3.834 8.67113 3.88807 8.61978L3.89808 8.58793L3.93553 8.57152C3.91351 8.43297 3.83811 8.3727 3.7674 8.3122L3.72995 8.3122L3.72395 8.3122L3.6875 8.3122C3.61683 8.37279 3.54037 8.43297 3.51832 8.57152L3.55575 8.58793L3.56579 8.61978C3.61983 8.67113 3.5829 8.68654 3.55507 8.70706L3.54906 8.73789L3.50942 8.74816L3.51141 8.82517L3.51041 8.82517L3.49439 8.83544L0.0570682 10.6134L0.0110133 10.6384L0.0100118 10.6908L0.00100118 11.4199C0.000650778 11.4199 0.000280333 11.4199 0 11.4199L0 11.5495L0 19.2984L2.31082 19.3193C2.78275 15.5809 6.75618 12.8144 9.74658 12.8341C12.7011 12.8538 15.6485 14.2229 17.0944 18.0834L17.3944 18.0834L17.3944 19.3193L21.3103 19.3193L21.3103 11.4776C21.3103 11.4776 27.3819 11.3505 28.6348 11.3282C29.8842 11.351 35.959 11.4776 35.959 11.4776L35.959 19.3193L39.875 19.3193L39.875 18.0834L40.1748 18.0834C41.621 14.2229 44.5683 12.8538 47.5228 12.8341C50.5131 12.8148 54.4867 15.5809 54.9585 19.3193L57.2694 19.2984L57.2694 11.5495L57.2694 11.4199C57.269 11.4199 57.2684 11.4199 57.2682 11.4199L57.2593 10.6908L57.2583 10.6384L57.2121 10.6134L53.7749 8.83544L53.7589 8.82517L53.7579 8.82517L53.7599 8.74816L53.7202 8.73789L53.7142 8.70706C53.6864 8.68757 53.6493 8.67113 53.7033 8.61978L53.7136 8.58793L53.7507 8.57152C53.7288 8.43297 53.6524 8.3727 53.5818 8.3122L53.5451 8.3122L53.5393 8.3122L53.5016 8.3122C53.4311 8.37279 53.3556 8.43297 53.3337 8.57152L53.371 8.58793L53.381 8.61978C53.4352 8.67113 53.3984 8.68654 53.3704 8.70706L53.3633 8.73789L53.3248 8.74816L53.3258 8.80565L49.532 8.62224L49.5338 8.54008L49.4944 8.52982L49.4883 8.499C49.4606 8.47949 49.4233 8.46306 49.4773 8.41275L49.4875 8.38091L49.525 8.36445C49.5029 8.22594 49.4265 8.16565 49.3557 8.10515L49.3195 8.10515L49.3134 8.10515L49.276 8.10515C49.2054 8.16575 49.1298 8.22594 49.1078 8.36445L49.145 8.38091L49.1553 8.41275C49.2094 8.4641 49.1723 8.47949 49.1444 8.499L49.1375 8.52982L49.0989 8.54008L49.0999 8.59861L45.4346 8.37782C45.3667 8.31518 45.2982 8.25243 45.2301 8.18885C45.2342 8.1786 45.2406 8.17243 45.2516 8.16217L45.2615 8.13033L45.299 8.1139C45.277 7.97546 45.2004 7.91507 45.1298 7.85459L45.0934 7.85459L45.0876 7.85459L45.0499 7.85459C45.0207 7.87924 44.9911 7.90491 44.9642 7.93571C42.9421 6.01711 40.8758 3.70469 38.7942 1.17411L38.7922 0.746815L39.1563 0.249247L39.2773 0.249247L39.1563 0.124056L38.3059 0L37.4557 0.124056L37.3349 0.249247L37.4557 0.249247L37.8208 0.746815L37.8218 1.30816C36.0957 3.72009 34.191 5.90488 32.0388 7.77428L28.6912 7.77428L28.6912 7.87974L29.4064 7.87974L29.4064 8.30051L28.6912 8.30051L28.6912 8.40597L29.4064 8.40597L29.4064 8.85188L28.6912 8.85084L28.6912 8.95632L29.4064 8.95734L29.4064 9.51213L28.6912 9.51213L28.6912 9.61759L29.4064 9.6186L29.4064 9.81404C29.2411 9.92711 29.0744 10.0387 28.9063 10.148L28.3708 10.148C28.2029 10.0387 28.0362 9.92711 27.8711 9.81404L27.8711 9.6186L28.5862 9.61759L28.5862 9.51213L27.8711 9.51213L27.8711 8.95734L28.5862 8.95632L28.5862 8.85084L27.8711 8.85188L27.8711 8.40597L28.5862 8.40597L28.5862 8.30051L27.8711 8.30051L27.8711 7.87974L28.5862 7.87974L28.5862 7.77428L25.2388 7.77428C23.0861 5.90488 21.1817 3.72009 19.4553 1.30816L19.4563 0.746815L19.8215 0.249247L19.9427 0.249247L19.8215 0.124056L18.9713 0ZM18.4749 1.3366L18.4708 2.0067L18.4098 2.0067C18.4089 2.00588 18.408 2.0067 18.407 2.0067L18.406 2.0067L18.3949 2.0067C18.3596 1.90505 18.2649 1.83089 18.1532 1.83089C18.114 1.83089 18.0779 1.84115 18.045 1.85656C18.1882 1.68455 18.3316 1.51116 18.4754 1.33691ZM38.7881 1.3366C38.9317 1.51087 39.075 1.68424 39.2185 1.85626C39.1855 1.83981 39.1493 1.83058 39.1104 1.83058C38.9987 1.83058 38.9039 1.9045 38.8685 2.00639L38.8578 2.00639L38.8567 2.00639C38.8558 2.00722 38.8547 2.00639 38.8536 2.00639L38.7925 2.00639L38.7886 1.33629ZM19.448 1.48613C21.1319 3.82341 22.9862 5.94679 25.0742 7.77428L24.513 7.77428C22.6419 6.37378 20.9484 4.70519 19.447 2.7458L19.448 1.48501ZM37.8149 1.48613L37.8158 2.74693C36.3145 4.7063 34.6211 6.3749 32.7498 7.7754L32.1884 7.7754C34.2767 5.94791 36.131 3.82454 37.8148 1.48725ZM17.9061 2.02088C17.9033 2.03114 17.9002 2.04141 17.8992 2.05272C16.3578 4.32211 14.5666 6.42842 12.3953 8.28826L12.3599 8.278L12.3517 8.24721C12.3239 8.22768 12.2871 8.21126 12.3411 8.16094L12.351 8.1291L12.3886 8.11265C12.3837 8.07876 12.3748 8.05002 12.3639 8.02433C14.1847 6.298 16.0382 4.25259 17.9065 2.01933ZM39.3567 2.02088C41.2252 4.25412 43.0787 6.29955 44.8995 8.0259C44.8887 8.05156 44.88 8.0803 44.8747 8.1142L44.912 8.13061L44.922 8.16248C44.9761 8.21381 44.9392 8.22922 44.9113 8.24873L44.9035 8.27955L44.868 8.28981C42.6968 6.42997 40.9051 4.32365 39.364 2.05425C39.3619 2.04295 39.3589 2.03269 39.357 2.02242ZM18.4192 2.18356L18.4695 2.18356L18.4675 2.57235C18.162 3.45565 17.7341 4.26635 17.2831 5.06463C17.4154 4.75971 17.5483 4.45459 17.6945 4.10347C17.8999 3.60908 18.0989 3.111 18.2396 2.73051C18.3097 2.54032 18.3648 2.37968 18.399 2.2615C18.4072 2.23274 18.4135 2.20706 18.4193 2.18344ZM38.7934 2.18356L38.844 2.18356C38.8499 2.20717 38.8559 2.23284 38.8642 2.26161C38.8981 2.37979 38.9536 2.54043 39.0238 2.73061C39.1639 3.1111 39.3632 3.60919 39.5688 4.10356C39.7148 4.45468 39.8478 4.7598 39.98 5.06472C39.5291 4.26645 39.1012 3.45575 38.7956 2.57246L38.7936 2.18367ZM17.9203 2.20614C17.9612 2.2955 18.0492 2.35895 18.1525 2.35895C18.1953 2.35895 18.2359 2.34765 18.2712 2.32919C18.2395 2.42981 18.1954 2.55387 18.144 2.69374C18.0046 3.07166 17.804 3.56768 17.5988 4.06126C17.3938 4.55491 17.1837 5.04623 17.0217 5.41336C16.9713 5.52716 16.9281 5.62359 16.889 5.70996C16.7146 5.8254 16.5416 5.95324 16.3694 6.09765C15.9725 6.43109 15.6502 6.86118 15.3426 7.31245L15.2964 6.96985C15.2936 6.94725 15.2737 6.93185 15.2517 6.93491L15.2355 6.93491C15.2135 6.93491 15.1983 6.95855 15.2013 6.98114L15.2507 7.34694C14.9938 7.41986 14.7692 7.57248 14.605 7.77858L14.3457 7.5534C14.3289 7.53898 14.3034 7.54005 14.2891 7.5534L14.2783 7.56569C14.2639 7.58315 14.2667 7.60883 14.2833 7.62423L14.5468 7.85378C14.4726 7.96251 14.4147 8.08349 14.3753 8.213C14.1291 8.22842 13.8168 8.24688 13.5008 8.26639C12.9983 8.29721 12.6828 8.31774 12.4995 8.32904C14.6312 6.49621 16.3979 4.42676 17.9199 2.20007ZM39.3427 2.20614C40.8647 4.43281 42.6317 6.50229 44.7633 8.3351C44.5798 8.32379 44.2642 8.30327 43.762 8.27245C43.4457 8.25295 43.1337 8.23344 42.8874 8.21907C42.8478 8.08955 42.7901 7.96857 42.7159 7.85982L42.9794 7.63029C42.9962 7.61591 42.9989 7.58922 42.9845 7.57177L42.9738 7.55943C42.9593 7.54197 42.9337 7.53992 42.9168 7.55943L42.6577 7.78464C42.4934 7.57852 42.269 7.42635 42.012 7.35301L42.0612 6.9872C42.0642 6.96462 42.049 6.94409 42.027 6.94098L42.011 6.94098C41.9889 6.94098 41.9688 6.95331 41.9659 6.97591L41.9199 7.3185C41.6123 6.86724 41.2901 6.43716 40.893 6.1037C40.7212 5.9593 40.5481 5.83145 40.3736 5.71601C40.3341 5.62976 40.291 5.53322 40.2408 5.41943C40.0789 5.05229 39.8687 4.56099 39.6636 4.06732C39.4585 3.57376 39.2581 3.07773 39.1187 2.69978C39.067 2.55994 39.0234 2.43617 38.9913 2.33523C39.0266 2.35372 39.0673 2.36502 39.1102 2.36502C39.2132 2.36502 39.3013 2.30237 39.3424 2.2122ZM18.4652 2.87839L18.4525 4.95987C17.9897 5.12202 17.5471 5.30892 17.1159 5.56608C17.6118 4.70136 18.1042 3.83193 18.4652 2.87839ZM38.7976 2.87839C39.1587 3.83193 39.651 4.70136 40.1469 5.56608C39.7157 5.30892 39.2729 5.12202 38.8107 4.95987L38.7979 2.87839ZM19.447 2.9164C20.903 4.7977 22.537 6.41107 24.3365 7.77449L23.542 7.7755C23.3729 7.38168 23.1662 7.04235 22.9274 6.79034C22.279 6.1067 21.2643 5.27494 19.8529 5.16576C19.9017 5.03177 19.9746 4.95358 20.0575 4.89669L19.4451 4.85461L19.4469 2.91598ZM37.8158 2.9164L37.8177 4.855L37.2053 4.89712C37.2882 4.95358 37.3609 5.03216 37.41 5.16618C35.9985 5.27534 34.9837 6.10708 34.3356 6.79074C34.0965 7.04277 33.8898 7.38208 33.721 7.7759L32.9263 7.7749C34.726 6.41148 36.3599 4.79811 37.8157 2.91678ZM19.8003 5.41192C21.158 5.49204 22.0123 6.11284 22.7098 6.90237C22.9454 7.18059 23.1362 7.47029 23.2871 7.7755L19.6496 7.78579L19.6496 7.74161L19.4652 7.69949L19.4793 5.7379L19.793 5.69579C19.7891 5.58816 19.7922 5.49665 19.7999 5.41582ZM37.4626 5.41192C37.4704 5.49306 37.4735 5.58425 37.4694 5.69187L37.7833 5.734L37.7972 7.69561L37.6127 7.73773L37.6127 7.78189L33.9755 7.7716C34.1263 7.4664 34.317 7.17669 34.5525 6.89848C35.2501 6.10893 36.1044 5.48802 37.4621 5.40804ZM18.4942 5.97974L18.4942 8.01611L16.7549 8.06645C16.7539 8.05618 16.7519 8.05207 16.7508 8.04489C16.605 7.27548 17.4694 6.09344 18.4943 5.97996ZM38.7688 5.97974C39.7942 6.09322 40.6583 7.27526 40.5121 8.04468C40.5111 8.05495 40.5091 8.05905 40.5081 8.06624L38.769 8.01592L38.769 5.97953ZM15.134 7.62401C15.0059 7.81596 14.8783 8.00862 14.7464 8.19626C14.7349 8.19677 14.7283 8.19656 14.7151 8.19728C14.6881 8.19728 14.6394 8.19728 14.605 8.20756C14.7038 7.95224 14.8936 7.74522 15.134 7.62762ZM42.1292 7.62401C42.3694 7.74161 42.559 7.94866 42.6581 8.20394C42.6235 8.20394 42.575 8.20394 42.5477 8.19369C42.5347 8.19298 42.5279 8.19318 42.5166 8.19266C42.3848 8.00503 42.2568 7.81238 42.1292 7.62043ZM27.761 7.87553L27.761 8.29627L25.8525 8.29627C25.6847 8.15826 25.5187 8.01837 25.3538 7.87668L27.761 7.87668ZM29.5019 7.87553L31.9093 7.87553C31.7443 8.01726 31.5783 8.15714 31.4103 8.29516L29.5019 8.29516L29.5019 7.8744ZM25.1962 7.87553C25.36 8.01726 25.5254 8.15692 25.692 8.29516L25.2415 8.29618C25.044 8.15919 24.8488 8.0192 24.6554 7.87668L25.1962 7.87668ZM32.0666 7.87553L32.6074 7.87553C32.414 8.0181 32.219 8.15807 32.0217 8.29506L31.5708 8.294C31.7374 8.15579 31.9028 8.01611 32.0666 7.8744ZM24.2637 7.87553L24.2637 8.29618L23.7357 8.29618C23.6906 8.15076 23.641 8.01016 23.5868 7.87545L24.2637 7.8744ZM24.3664 7.87553L24.4769 7.87553C24.6679 8.01818 24.8601 8.15794 25.055 8.29506L24.3664 8.29506L24.3664 7.8744ZM32.7863 7.87553L32.8966 7.87553L32.8966 8.29618L32.2081 8.29618C32.4028 8.1591 32.5952 8.01931 32.7863 7.87668ZM32.9994 7.87553L33.6762 7.87656C33.622 8.0113 33.5725 8.15189 33.5272 8.2973L32.9994 8.2973L32.9994 7.87668ZM23.3374 7.87656C23.4001 8.01335 23.4554 8.15344 23.5033 8.2973L20.7609 8.2973L20.7609 7.87668L23.3374 7.87668ZM33.9256 7.87656L36.502 7.87656L36.502 8.29721L33.7596 8.29721C33.8076 8.15334 33.8629 8.01324 33.9256 7.87645ZM20.6582 7.87656L20.6582 8.29721L19.6483 8.29721L19.6494 7.87668L20.6581 7.87668ZM36.6047 7.87656L37.6133 7.87656L37.6143 8.29711L36.6046 8.29711L36.6046 7.87645ZM18.4942 8.18424L18.4942 8.50272L16.9179 8.54894C16.8684 8.45032 16.8283 8.34559 16.797 8.23365L18.4942 8.18436ZM38.7688 8.18424L40.4662 8.23354C40.4346 8.34546 40.3946 8.45055 40.3452 8.54883L38.7688 8.50261L38.7688 8.18415ZM14.608 8.3731C14.5856 8.40083 14.5632 8.42755 14.5395 8.45424C14.5425 8.42755 14.5477 8.40185 14.5525 8.3762C14.5696 8.37526 14.5905 8.3762 14.608 8.3762ZM42.6548 8.3731C42.6725 8.3731 42.6934 8.3731 42.7104 8.3731C42.7154 8.39879 42.7196 8.42444 42.7233 8.45113C42.6999 8.42444 42.6772 8.39671 42.6548 8.37ZM14.3349 8.38954C14.328 8.43164 14.3228 8.47273 14.3199 8.51585C14.318 8.51575 14.317 8.51585 14.3151 8.51585L13.9466 8.53742C13.9244 8.53742 13.9079 8.55897 13.9093 8.58157L13.9103 8.59698C13.9112 8.61956 13.9298 8.63703 13.9519 8.63498L14.3171 8.61442C14.3174 8.63601 14.3181 8.65759 14.3192 8.67811C14.3102 8.68838 14.3007 8.69455 14.2912 8.70379L12.2654 8.82026L12.2654 8.52807C12.2694 8.52807 12.2734 8.51778 12.277 8.51677C12.3451 8.51677 12.8914 8.4798 13.5107 8.44079C13.8087 8.4223 14.0954 8.40484 14.3351 8.39046ZM42.9279 8.38954C43.1678 8.40391 43.4544 8.42138 43.7525 8.43986C44.3716 8.47786 44.9178 8.51175 44.9862 8.51585C44.9902 8.51585 44.9941 8.52613 44.9979 8.52715L44.9979 8.81933L42.972 8.70287C42.9628 8.6926 42.9532 8.68643 42.944 8.67718C42.9451 8.65561 42.9461 8.63508 42.9461 8.61352L43.3111 8.63406C43.3335 8.63406 43.3515 8.61866 43.3529 8.59605L43.3539 8.58065C43.3549 8.55806 43.3384 8.53753 43.3165 8.53651L42.9481 8.51493C42.9461 8.51483 42.9451 8.51595 42.9431 8.51493C42.9403 8.4718 42.935 8.4307 42.928 8.3886ZM27.761 8.38954L27.761 8.83544L26.5454 8.83544C26.3563 8.6892 26.168 8.54142 25.9823 8.39065L27.761 8.39065ZM29.5019 8.38954L31.2807 8.38954C31.095 8.54029 30.907 8.68807 30.7175 8.8343L29.5019 8.8343L29.5019 8.3884ZM25.8195 8.38954C26.0032 8.54008 26.1888 8.68932 26.3764 8.83534L26.067 8.83534C25.84 8.69053 25.6153 8.54244 25.3933 8.39055ZM31.4435 8.38954L31.8698 8.39055C31.6477 8.54244 31.4226 8.69053 31.1961 8.83534L30.8867 8.83534C31.074 8.68932 31.2596 8.54008 31.4435 8.38954ZM25.2069 8.39055C25.4256 8.54224 25.6466 8.69063 25.8697 8.83534L24.3664 8.83534L24.3664 8.38943L25.2069 8.38943ZM32.056 8.39055L32.8966 8.39055L32.8966 8.83647L31.3932 8.83647C31.6163 8.69176 31.8374 8.54338 32.056 8.39169ZM24.2637 8.39055L24.2637 8.83647L23.8793 8.83647C23.8462 8.6848 23.81 8.53587 23.7679 8.39158ZM32.9994 8.39055L33.4951 8.39158C33.4531 8.53587 33.4164 8.6848 33.3838 8.83647L32.9994 8.83647ZM23.5365 8.39158C23.5808 8.53628 23.6182 8.6848 23.6489 8.83751L20.7609 8.83751L20.7609 8.39148L23.5365 8.39148ZM33.7264 8.39158L36.502 8.39158L36.502 8.83758L33.614 8.83758C33.6446 8.6849 33.6821 8.5364 33.7264 8.39169ZM20.6582 8.39158L20.6582 8.83758L19.6462 8.83758L19.6472 8.39158L20.6581 8.39158ZM36.6047 8.39158L37.6155 8.39158L37.6165 8.83758L36.6046 8.83758L36.6046 8.39158ZM12.0939 8.51677L12.0939 8.52705C11.9651 8.63425 11.8354 8.74015 11.704 8.84563L11.4406 8.85998C11.5583 8.75493 11.6768 8.64844 11.795 8.54049L12.0939 8.52201ZM45.1691 8.51677L45.4679 8.53526C45.5859 8.64319 45.7045 8.74968 45.8221 8.85475L45.5589 8.84038C45.4275 8.7349 45.2977 8.62901 45.1691 8.52182L45.1691 8.51153ZM11.6291 8.54553C11.5098 8.65378 11.3902 8.75985 11.2714 8.86513L8.03755 9.05297L8.03755 8.76304ZM45.6338 8.54553L49.2253 8.76304L49.2253 9.05297L45.9915 8.86513C45.8726 8.75985 45.753 8.65378 45.6338 8.54553ZM18.4942 8.59686L18.4942 9.36679C17.6965 9.32983 17.2323 9.0628 16.9756 8.64186L18.4942 8.59668ZM38.7688 8.59686L40.2873 8.64205C40.0305 9.06302 39.5664 9.3295 38.7688 9.36699L38.7688 8.59709ZM12.0939 8.65851L12.0939 8.81767L11.8838 8.82998C11.9541 8.77249 12.0245 8.71621 12.0939 8.6587ZM45.1691 8.65851C45.2385 8.716 45.3086 8.7727 45.379 8.8298L45.1691 8.81747L45.1691 8.65828ZM7.86622 8.77158L7.86622 9.06261L3.80998 9.29767L3.80998 8.96709ZM49.3967 8.77158L53.4531 8.96709L53.4531 9.29767L49.3967 9.06261ZM14.1111 8.84345C13.6635 9.19827 13.1494 9.45143 12.776 9.60023L12.2652 9.63001L12.2652 8.95005L14.1111 8.84356ZM43.1516 8.84345L44.9979 8.94995L44.9979 9.62991L44.487 9.60012C44.1138 9.45132 43.5993 9.19817 43.1516 8.84334ZM27.761 8.93485L27.761 9.48963L27.4323 9.48963C27.1787 9.30919 26.9286 9.12422 26.6815 8.93597L27.761 8.93597ZM29.5019 8.93485L30.5815 8.93485C30.3343 9.12311 30.0842 9.30804 29.8307 9.48849L29.5019 9.48849L29.5019 8.93373ZM26.5122 8.93485C26.7577 9.12362 27.005 9.30857 27.2567 9.48953L27.1536 9.48953C26.8423 9.31124 26.5359 9.12639 26.2329 8.93589ZM30.7507 8.93485L31.0302 8.93589C30.7268 9.12639 30.4205 9.31124 30.1092 9.48953L30.0063 9.48953C30.258 9.30857 30.5052 9.12362 30.7507 8.93485ZM26.0326 8.93589C26.3315 9.12649 26.635 9.31082 26.9417 9.48953L24.3664 9.48953L24.3664 8.93475L26.0326 8.93475ZM31.2302 8.93589L32.8966 8.93589L32.8966 9.49064L30.3212 9.49064C30.628 9.31197 30.9315 9.1276 31.2302 8.937ZM23.9016 8.93589L24.2637 8.93589L24.2637 9.49064L23.9908 9.49064C23.9679 9.30292 23.938 9.11734 23.9016 8.93589ZM32.9994 8.93589L33.3613 8.93589C33.3247 9.11734 33.2951 9.30292 33.2724 9.49064L32.9994 9.49064ZM23.6693 8.93589C23.7012 9.11467 23.7235 9.29953 23.739 9.49055L20.7609 9.49055L20.7609 8.93597L23.6693 8.93597ZM33.5937 8.93589L36.502 8.93589L36.502 9.49045L33.5241 9.49045C33.5394 9.29941 33.5617 9.11457 33.5937 8.93577ZM20.6582 8.93589L20.6582 9.49045L19.6452 9.49045L19.6462 8.93568L20.6581 8.93466ZM36.6047 8.93589L37.6167 8.93691L37.6177 9.49168L36.6046 9.49168L36.6046 8.93711ZM12.0939 8.9523L12.0939 9.63227L10.7306 9.71135C11.0595 9.47155 11.3798 9.22538 11.6932 8.97552L12.0939 8.9519ZM45.1691 8.9523L45.5697 8.97594C45.883 9.22582 46.2034 9.47197 46.5323 9.71175L45.1691 9.63268L45.1691 8.95273ZM3.63865 8.96772L3.63865 9.30045L2.82697 9.34771L3.55297 8.97204L3.63868 8.97204ZM53.6244 8.96772L53.71 8.96772L54.436 9.34338L53.6244 9.29615L53.6244 8.9634ZM11.5123 8.9862C11.1944 9.23677 10.8685 9.48172 10.5347 9.72205L10.4157 9.73234C10.6998 9.49774 10.9834 9.25404 11.2692 9.00191L11.5123 8.98856ZM45.7506 8.9862L45.9936 8.99955C46.2794 9.25166 46.5631 9.49537 46.847 9.72992L46.7283 9.71962C46.3947 9.47936 46.0684 9.23442 45.7506 8.98384ZM11.1 9.00881C10.812 9.26112 10.5252 9.50513 10.2392 9.73916L9.9703 9.75461C9.76534 9.75461 9.61741 9.76484 9.61167 9.76484C9.53578 9.76484 9.46055 9.77517 9.39428 9.79261L8.03755 9.87059L8.03755 9.18975L11.1 9.0128ZM46.1627 9.00881L49.2253 9.18574L49.2253 9.86656L47.8687 9.78861C47.8023 9.76796 47.7272 9.75782 47.6513 9.76085C47.6454 9.76123 47.4978 9.76085 47.2926 9.75062L47.0238 9.73516C46.7375 9.50113 46.451 9.25711 46.1627 9.00478ZM7.86622 9.19547L7.86622 9.87659L3.80998 10.1116L3.80998 9.43058ZM49.3967 9.19547L53.4531 9.43058L53.4531 10.1116L49.3967 9.87659ZM3.63865 9.44053L3.63865 10.1214L1.03873 10.272L2.53143 9.4998L2.53143 9.4998L3.63865 9.43612ZM53.6244 9.44053L54.7315 9.5042L54.7315 9.5042L56.2241 10.2764L53.6244 10.1257L53.6244 9.44494ZM27.3392 9.58658L27.4033 9.58658C27.4821 9.64203 27.5606 9.69861 27.6399 9.75344C27.5393 9.69903 27.4388 9.64275 27.3392 9.58658ZM27.5819 9.58658L27.761 9.58658L27.761 9.71175C27.7011 9.67068 27.6416 9.62859 27.5819 9.58658ZM29.5019 9.58658L29.6808 9.58658C29.6214 9.62868 29.5621 9.67078 29.5019 9.71175ZM29.8597 9.58658L29.9241 9.58658C29.8241 9.64307 29.7238 9.69871 29.6231 9.75344C29.7022 9.69903 29.7811 9.64233 29.8597 9.58658ZM27.1236 9.58658C27.3343 9.70682 27.5466 9.82437 27.761 9.9391L27.761 10.1147L24.3664 10.1147L24.3664 9.58985L27.1236 9.58985ZM30.1391 9.58658L32.8966 9.58658L32.8966 10.1116L29.5019 10.1116L29.5019 9.93585C29.7162 9.82106 29.9287 9.70355 30.1391 9.5833ZM24.0024 9.58658L24.2637 9.58658L24.2637 10.1116L24.0399 10.1116C24.0337 9.93595 24.0209 9.76026 24.0025 9.58658ZM32.9994 9.58658L33.2606 9.58658C33.2423 9.76026 33.2291 9.93595 33.2231 10.1116L32.9994 10.1116ZM23.7474 9.58761C23.7586 9.75714 23.764 9.93133 23.7636 10.1116L20.7609 10.1116L20.7609 9.59089L23.7474 9.59089ZM33.5153 9.58761L36.502 9.58761L36.502 10.1083L33.4994 10.1083C33.4991 9.92819 33.5046 9.75383 33.5155 9.58432ZM20.6582 9.58761L20.6582 10.1083L19.6431 10.1083L19.6441 9.58985L20.6581 9.58985ZM36.6047 9.58761L37.6188 9.58761L37.6198 10.1059L36.6046 10.1059L36.6046 9.58534ZM9.19297 9.93359C9.17795 9.96337 9.16934 9.99728 9.16944 10.0352L9.15663 10.6436C8.78382 10.6684 8.41098 10.6931 8.03763 10.7198L8.03763 10.0004L9.19305 9.93458ZM48.07 9.93359L49.2253 9.99915L49.2253 10.7188C48.8519 10.6931 48.4792 10.6674 48.1063 10.6428L48.0935 10.0342C48.0935 9.9963 48.0846 9.96337 48.0701 9.93261ZM27.8636 9.98696C27.9402 10.0281 28.017 10.068 28.0941 10.1079L27.8636 10.1079ZM29.3994 9.98696L29.3994 10.1079L29.1689 10.1079C29.2461 10.0677 29.3227 10.0278 29.3994 9.98696ZM7.86622 10.0105L7.86622 10.731C6.51815 10.8255 5.1658 10.9292 3.80998 11.0419L3.80998 10.2444ZM49.3967 10.0105L53.4531 10.2444L53.4531 11.0419C52.0974 10.9292 50.7449 10.8253 49.3967 10.731ZM3.63865 10.2545L3.63865 11.0561C2.48515 11.1526 1.32899 11.2554 0.16921 11.367L0.17622 10.7102L0.730913 10.4235L3.63816 10.2545ZM53.6244 10.2545L56.5315 10.4235L57.0861 10.7102L57.0932 11.367C55.9335 11.2554 54.7772 11.1526 53.6239 11.0561L53.6239 10.254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7" draw:id="shape-27" draw:name="Weltzeituhr" draw:layer="" svg:width="17.64474858150pt" svg:height="27.38805674513pt" svg:x="603.38700000000pt" svg:y="471.88400000000pt" svg:viewBox="0 0 18 27" svg:d="M7.39602 0C6.13453 0.0102073 4.97908 0.243238 4.02886 0.668368C3.84009 0.753088 3.65989 0.845261 3.4879 0.944473C3.40057 0.929163 3.31756 0.916915 3.23871 0.907728C3.1153 0.894459 3.00296 0.889355 2.90108 0.894459C2.88133 0.884253 2.86104 0.876085 2.8436 0.86894C2.79524 0.847506 2.75659 0.833215 2.72206 0.82403C2.70484 0.82403 2.68887 0.813821 2.66874 0.813821C2.64857 0.814537 2.61443 0.82403 2.59237 0.851589C2.57029 0.882211 2.57653 0.914874 2.58287 0.934267C2.58499 0.944473 2.58711 0.944473 2.58923 0.948558C2.48963 0.986326 2.40963 1.04349 2.35893 1.12484C2.29145 1.23273 2.28459 1.36798 2.32176 1.51321C2.34214 1.59285 2.37614 1.67745 2.42165 1.76646C1.95262 2.25816 1.6342 2.83985 1.51133 3.49495C1.40029 3.655 1.33103 3.82902 1.31077 4.01583C1.28036 4.2956 1.36378 4.5759 1.537 4.84863C1.55 4.90885 1.56488 4.96797 1.58093 5.02748C1.5654 5.08565 1.55104 5.1426 1.53837 5.20048C1.53832 5.20068 1.53843 5.2009 1.53837 5.20111C1.36415 5.47486 1.28032 5.75657 1.31078 6.03725C1.33105 6.22436 1.40064 6.39809 1.51202 6.55824C1.58743 6.96031 1.73663 7.33472 1.94897 7.67768C1.88032 7.73994 1.83687 7.8276 1.83687 7.9257C1.83687 8.11333 1.99451 8.2657 2.18869 8.2657C2.25163 8.2657 2.31044 8.24937 2.36159 8.22181C2.38145 8.24326 2.40122 8.26468 2.42168 8.28612C2.37617 8.37492 2.34227 8.46016 2.3218 8.54007C2.28451 8.68542 2.29147 8.81986 2.35895 8.92786C2.40954 9.00848 2.48925 9.06677 2.58859 9.10463C2.58647 9.10463 2.58436 9.11487 2.5833 9.11895C2.57696 9.1373 2.57136 9.17099 2.59384 9.20161C2.61592 9.23223 2.64929 9.23732 2.66945 9.23835C2.68963 9.23907 2.70622 9.23835 2.72354 9.22813C2.75807 9.21795 2.79672 9.20467 2.84508 9.18426C2.86229 9.17404 2.88173 9.16691 2.90118 9.15771C3.00329 9.15771 3.11582 9.15751 3.2395 9.14445C3.31839 9.13422 3.40134 9.12301 3.48868 9.10771C3.66083 9.20775 3.84139 9.2999 4.03034 9.38441C5.23025 9.92149 6.7562 10.1574 8.4111 10.0079L8.4111 12.2003C8.3319 12.2003 8.25254 12.2001 8.17339 12.2003C5.41817 12.2106 2.69205 12.2944 0 12.4829L0 15.1971L0.389663 15.4849L0.389663 17.2958L0 17.5534L0 20.3283C2.38119 20.4988 4.81907 20.5871 7.30492 20.6061L7.30492 27.3123C8.33625 27.4121 9.34846 27.4145 10.3405 27.3123L10.3405 20.5963C12.737 20.5628 15.1741 20.4698 17.6447 20.3283L17.6447 17.3126L17.1154 17.0996L17.1154 15.2739L17.6447 14.9555L17.6447 12.4829C14.8135 12.3174 12.0053 12.2184 9.22557 12.2023L9.22557 10.0086C10.8804 10.1581 12.4059 9.92178 13.6058 9.38441C13.7945 9.2997 13.9753 9.20721 14.1473 9.10771C14.2346 9.12301 14.3176 9.13526 14.3965 9.14445C14.52 9.15771 14.6327 9.16281 14.7347 9.15771C14.7543 9.16792 14.7737 9.17608 14.7908 9.18426C14.8393 9.20571 14.878 9.21998 14.9125 9.22813C14.9296 9.22813 14.9464 9.23835 14.9666 9.23835C14.9867 9.23774 15.0201 9.22813 15.0419 9.20161C15.0643 9.17099 15.0587 9.1373 15.0526 9.11895C15.0505 9.11895 15.0494 9.10871 15.0474 9.10463C15.1468 9.06688 15.2265 9.00869 15.2771 8.92786C15.3315 8.8411 15.3465 8.73636 15.3305 8.62295C15.4457 8.54742 15.5214 8.41985 15.5214 8.2751C15.5214 8.18324 15.4909 8.0983 15.439 8.029C15.7852 7.5957 16.0218 7.10238 16.124 6.55845C16.2351 6.39829 16.3047 6.22457 16.325 6.03747C16.3558 5.75677 16.2718 5.47506 16.0974 5.2013C16.0974 5.20111 16.0976 5.2009 16.0974 5.20068C16.0848 5.14249 16.0704 5.08544 16.0549 5.02768C16.0709 4.96846 16.0858 4.90875 16.0989 4.84884C16.2722 4.5761 16.3557 4.29582 16.3252 4.01603C16.3047 3.82924 16.2356 3.6552 16.1245 3.49518C16.0037 2.85027 15.6928 2.27692 15.2359 1.79014C15.3325 1.69521 15.3918 1.56446 15.3918 1.42074C15.3918 1.20035 15.2521 1.01163 15.0535 0.932532C15.0597 0.914158 15.0648 0.881496 15.0428 0.851895C15.0208 0.821272 14.9868 0.815149 14.9666 0.814128C14.9464 0.813517 14.9304 0.814128 14.9132 0.824336C14.8786 0.834542 14.84 0.84781 14.7916 0.869247C14.7741 0.879455 14.7542 0.885577 14.7342 0.894765C14.6323 0.894765 14.52 0.895069 14.3966 0.908035C14.3178 0.918244 14.2348 0.929471 14.1473 0.944781C13.9755 0.845771 13.7952 0.75319 13.6066 0.668675C12.6256 0.229866 11.4262 -0.00888027 10.1173 0.000306217C9.69424 0.000306217 9.25986 0.0319488 8.81776 0.0880884C8.3759 0.0319488 7.94174 0.00336838 7.5191 0.000306217C7.47825 -5.68434e-14 7.43758 0.000102073 7.3969 0.000306217ZM7.39602 0.16648C7.43624 0.166274 7.47637 0.166175 7.51691 0.16648C7.72836 0.16648 7.94282 0.176688 8.15978 0.190978C6.95658 0.415025 5.84545 0.818519 4.88718 1.34562C4.88403 1.34562 4.88085 1.34562 4.87662 1.34562C4.4491 1.19025 4.06316 1.07289 3.72722 0.997044C3.83892 0.937839 3.95403 0.881802 4.07294 0.828623C5.00579 0.411247 6.14698 0.176992 7.39557 0.170664ZM10.1177 0.16648C11.4135 0.156273 12.598 0.39359 13.5611 0.824438C13.6799 0.877516 13.7949 0.933858 13.9069 0.992845C13.5708 1.06841 13.1849 1.18607 12.7573 1.34144C12.7542 1.34144 12.7511 1.34144 12.7468 1.34144C11.7885 0.814333 10.6774 0.410839 9.47421 0.186793C9.69122 0.172502 9.90547 0.164337 10.1174 0.162296ZM8.81686 0.255282C8.99114 0.277739 9.16647 0.304277 9.34295 0.334899C10.517 0.541597 11.6044 0.921099 12.5473 1.41901C12.0547 1.6062 11.5129 1.84099 10.9367 2.11556C10.2633 2.12575 9.55143 2.17168 8.81686 2.25978C8.45158 2.2159 8.09184 2.18221 7.73975 2.15871C7.6672 2.11789 7.58313 2.09441 7.49326 2.09441C7.42314 2.09441 7.35635 2.10871 7.29605 2.13421C7.09377 2.12403 6.8939 2.11891 6.69772 2.11586C6.12162 1.84128 5.57968 1.60652 5.08705 1.4193C6.03008 0.921405 7.11757 0.541902 8.29147 0.335204C8.46771 0.304583 8.64283 0.278045 8.81686 0.255589ZM3.20901 1.05349C3.21324 1.05399 3.21748 1.05429 3.22252 1.05349C3.24482 1.05349 3.26763 1.0637 3.29078 1.0637C3.28126 1.0739 3.2709 1.07594 3.26107 1.08311C3.25474 1.08311 3.24682 1.07289 3.24016 1.07085C3.22928 1.06065 3.2197 1.0596 3.20912 1.05349ZM14.4252 1.05349C14.4147 1.0637 14.4051 1.06472 14.3943 1.07085C14.388 1.07085 14.3802 1.08106 14.3734 1.08311C14.3639 1.07289 14.3537 1.07085 14.3436 1.0637C14.3666 1.0637 14.3898 1.05349 14.4118 1.05349C14.4162 1.053 14.4213 1.05266 14.4254 1.05349ZM2.90782 1.06675C2.97413 1.09942 3.03684 1.12902 3.12259 1.17443C3.10577 1.18568 3.0892 1.19794 3.07262 1.21017C3.00631 1.15505 2.95891 1.11218 2.90785 1.06716ZM2.69036 1.07697C2.69141 1.07697 2.69247 1.07697 2.69458 1.07697C2.75521 1.13616 2.84096 1.21089 2.9492 1.30008C2.80099 1.41247 2.66203 1.53148 2.5332 1.65654C2.5031 1.59223 2.4808 1.53281 2.46698 1.47902C2.43592 1.35798 2.44564 1.26959 2.48652 1.20425C2.52317 1.14607 2.58823 1.10075 2.69046 1.07236ZM3.53047 1.10654C3.86499 1.17086 4.26579 1.2858 4.71699 1.44536C4.57508 1.52701 4.43693 1.61151 4.30236 1.69859C3.95906 1.48925 3.66059 1.31214 3.417 1.17384C3.45428 1.15035 3.49219 1.12892 3.53047 1.10646ZM14.1039 1.10654C14.1421 1.12902 14.1802 1.15046 14.2175 1.17395C13.974 1.31225 13.6754 1.48933 13.3321 1.6987C13.1975 1.61193 13.0593 1.5272 12.9174 1.44545C13.3687 1.2859 13.7693 1.17138 14.1039 1.10666ZM3.27655 1.26326C3.51644 1.3982 3.81659 1.57498 4.16662 1.788C4.10516 1.82884 4.04468 1.8717 3.98495 1.91396C3.6699 1.68104 3.4032 1.47842 3.19819 1.31541C3.22396 1.29805 3.25027 1.28071 3.27658 1.26334ZM14.318 1.2857C14.3055 1.32959 14.2989 1.37553 14.2987 1.4235C14.1163 1.56517 13.8989 1.72943 13.6494 1.91367C13.5897 1.87078 13.5293 1.82892 13.4679 1.78769C13.7996 1.58581 14.0847 1.41778 14.318 1.2857ZM3.07258 1.40451C3.27637 1.56754 3.54343 1.77067 3.85934 2.00438C3.64746 2.16056 3.44682 2.32338 3.25899 2.49198C3.22804 2.5022 3.19753 2.51036 3.1671 2.51954C2.96498 2.30153 2.80183 2.10043 2.68291 1.9216C2.65514 1.87977 2.62958 1.83894 2.60654 1.79965C2.74893 1.66032 2.90436 1.52824 3.07253 1.40462ZM4.9142 1.51619C5.35287 1.67868 5.83484 1.8809 6.34789 2.11799C5.9037 2.11799 5.47815 2.14044 5.07559 2.17618C4.91656 2.07614 4.76112 1.97989 4.61504 1.88967C4.55822 1.85495 4.50626 1.82229 4.45158 1.78964C4.60132 1.69471 4.75542 1.60416 4.9142 1.51619ZM12.7203 1.51619C12.879 1.60396 13.0331 1.69531 13.1827 1.78964C13.1283 1.82333 13.0762 1.85495 13.0194 1.88967C12.8733 1.97947 12.718 2.07646 12.5588 2.17618C12.1562 2.14044 11.7307 2.12005 11.2865 2.11799C11.7995 1.8809 12.2814 1.67868 12.7203 1.51619ZM14.3254 1.58967C14.3966 1.80117 14.6017 1.95459 14.844 1.95459C14.8746 1.95459 14.9042 1.95459 14.9332 1.94437C14.816 2.11668 14.6596 2.30856 14.4673 2.51619C14.437 2.50598 14.4064 2.49781 14.3755 2.48861C14.1875 2.32 13.987 2.15721 13.775 2.00102C13.9815 1.84832 14.1646 1.71053 14.3254 1.58663ZM4.31385 1.87811C4.3866 1.92302 4.4574 1.96591 4.534 2.01325C4.63127 2.07349 4.73178 2.13606 4.83519 2.20057C4.70171 2.21485 4.57124 2.23119 4.44349 2.24957C4.42638 2.2373 4.40833 2.22406 4.39142 2.21181C4.29533 2.14238 4.20622 2.07614 4.11727 2.01074C4.18168 1.96581 4.24738 1.92191 4.3138 1.87822ZM13.3207 1.87811C13.387 1.92202 13.4527 1.96591 13.5172 2.01062C13.4284 2.07593 13.3391 2.14189 13.243 2.21171C13.2261 2.22397 13.2081 2.23722 13.1909 2.24947C13.0631 2.23109 12.9327 2.21475 12.7993 2.20047C12.9026 2.13616 13.0031 2.07329 13.1004 2.01315C13.1769 1.96622 13.2479 1.92233 13.3207 1.87802ZM2.49858 1.90875C2.51718 1.93937 2.53629 1.97102 2.55731 2.00163C2.67263 2.17517 2.82458 2.36409 3.00908 2.56692C2.80627 2.63326 2.61883 2.70635 2.44791 2.78626C2.38169 2.7148 2.28596 2.66939 2.17913 2.66939C1.97981 2.66939 1.81852 2.82598 1.81852 3.01856C1.81852 3.06555 1.82802 3.11047 1.84556 3.15108C1.79529 3.19189 1.74775 3.23271 1.70374 3.27581C1.84656 2.76973 2.11866 2.30989 2.4986 1.90835ZM15.1359 1.90875C15.5158 2.31031 15.7879 2.77014 15.9308 3.2762C15.8334 3.18128 15.7202 3.09218 15.5922 3.00919C15.3295 2.83854 15.0038 2.69072 14.6254 2.56733C14.8098 2.3645 14.9615 2.17557 15.077 2.00205C15.0981 1.9704 15.1172 1.93876 15.1359 1.90916ZM3.99105 2.10064C4.06984 2.15882 4.15171 2.21864 4.23618 2.28008C4.06859 2.30664 3.90599 2.33725 3.74995 2.37094C3.69713 2.38216 3.64539 2.3944 3.59394 2.40562C3.72121 2.30131 3.85381 2.19936 3.99105 2.10024ZM13.6434 2.10064C13.7806 2.19966 13.9133 2.30173 14.0406 2.40606C13.9891 2.39381 13.9373 2.38258 13.8846 2.37132C13.7284 2.33767 13.5659 2.30805 13.3982 2.2805C13.4826 2.21924 13.5648 2.15893 13.6434 2.10107ZM6.36006 2.27488C6.46727 2.27427 6.57552 2.27488 6.68486 2.27488C6.79584 2.32796 6.90851 2.38379 7.02185 2.44004C7.01055 2.47881 7.00379 2.51863 7.00295 2.56079C6.67315 2.63019 6.35178 2.70635 6.0413 2.78861C5.78217 2.62233 5.53363 2.46402 5.29709 2.31471C5.6366 2.28918 5.99169 2.27591 6.36004 2.27387ZM11.1129 2.27488C11.1669 2.27469 11.2208 2.27458 11.2743 2.27488C11.6427 2.27488 11.9978 2.29123 12.3374 2.31572C12.1009 2.46505 11.8522 2.62336 11.5932 2.78964C11.2248 2.69165 10.8417 2.60263 10.4466 2.52331C10.6167 2.43759 10.7846 2.35501 10.9496 2.27591C11.0042 2.2752 11.0588 2.27591 11.1129 2.27591ZM7.03941 2.28509C7.06001 2.28581 7.08093 2.28509 7.10151 2.28509C7.09624 2.29529 7.09095 2.29836 7.08599 2.3055C7.07046 2.29529 7.05483 2.28918 7.03941 2.28204ZM10.5951 2.28509C10.4682 2.34734 10.339 2.41277 10.2095 2.47903C9.96854 2.4341 9.72343 2.39124 9.47464 2.35368C9.85663 2.32 10.2309 2.29653 10.5951 2.28529ZM7.91734 2.33306C7.9979 2.34327 8.07855 2.34632 8.15978 2.35349C8.08807 2.36471 8.01684 2.37595 7.9457 2.38716C7.93725 2.36879 7.92797 2.35042 7.91732 2.33306ZM5.05263 2.33306C5.30485 2.49161 5.57022 2.66019 5.84952 2.83893C5.7107 2.87772 5.57382 2.91652 5.43958 2.95715C5.15171 2.75411 4.8793 2.56046 4.62786 2.37941C4.76612 2.36204 4.90787 2.34674 5.05263 2.33348ZM12.5818 2.33306C12.7267 2.34632 12.8683 2.36165 13.0067 2.37899C12.755 2.56009 12.4828 2.75372 12.1948 2.95671C12.0607 2.9159 11.9237 2.87711 11.785 2.83854C12.0642 2.65981 12.3296 2.49116 12.5818 2.33266ZM4.4165 2.40861C4.67749 2.59735 4.95861 2.79809 5.26266 3.01297C4.85908 3.14066 4.47794 3.27875 4.1234 3.42493C4.00781 3.3249 3.89754 3.22763 3.7925 3.13178C3.61219 2.96723 3.44789 2.80862 3.30085 2.65725C3.31036 2.64702 3.31933 2.64093 3.32853 2.63274C3.47155 2.59296 3.62079 2.55619 3.77691 2.52241C3.97968 2.47954 4.19346 2.44075 4.41646 2.40891ZM13.2178 2.40861C13.441 2.44126 13.6546 2.47903 13.8574 2.52211C14.0135 2.55577 14.1626 2.59252 14.3059 2.63246C14.3154 2.64267 14.3242 2.64877 14.3336 2.65695C14.1866 2.80832 14.0222 2.96693 13.8419 3.13145C13.7367 3.22741 13.6265 3.325 13.5111 3.42462C13.1564 3.27844 12.7753 3.14035 12.3717 3.01265C12.6757 2.7978 12.9569 2.59702 13.2178 2.40829ZM8.81686 2.4188C8.90993 2.43004 9.00337 2.44228 9.09713 2.45453C9.39728 2.49537 9.69233 2.54129 9.98171 2.59296C9.60262 2.79045 9.2128 3.00287 8.81686 3.22866C8.52304 3.06113 8.23296 2.90131 7.94773 2.74889C7.97139 2.69378 7.98418 2.63256 7.98418 2.56886C7.98418 2.55865 7.98354 2.54845 7.98313 2.53721C8.16595 2.50761 8.35065 2.48006 8.53756 2.45453C8.63111 2.44228 8.72431 2.43004 8.81714 2.4188ZM10.2187 2.63693C10.6307 2.71552 11.0304 2.80425 11.4142 2.90253C10.9432 3.20567 10.4413 3.53211 9.91488 3.87905C9.82449 3.82393 9.73334 3.7681 9.64145 3.71259C9.41467 3.57559 9.18961 3.44259 8.96614 3.31377C9.39326 3.07156 9.81249 2.84546 10.2187 2.63693ZM7.0266 2.71552C7.09027 2.90599 7.27515 3.0439 7.49326 3.0439C7.64376 3.0439 7.77862 2.97856 7.86872 2.87478C8.13149 3.0148 8.39796 3.16076 8.66832 3.31408C8.44482 3.4429 8.21978 3.5759 7.99298 3.71288C7.92742 3.75268 7.86269 3.79248 7.79784 3.8317C7.8106 3.79495 7.81737 3.75616 7.81737 3.71482C7.81737 3.51232 7.64734 3.34798 7.43782 3.34798C7.31351 3.34798 7.20318 3.40615 7.13395 3.49555C6.81903 3.28989 6.5129 3.09117 6.22021 2.90284C6.48191 2.83545 6.75127 2.77352 7.02655 2.71552ZM3.00234 2.73289C2.37217 3.35634 1.90696 4.05115 1.65917 4.77464C1.65845 4.77361 1.6581 4.77464 1.65705 4.77464C1.58809 4.43871 1.57014 4.10065 1.60773 3.76484C1.61405 3.70359 1.62367 3.64285 1.63402 3.58275C1.71069 3.47566 1.81098 3.37328 1.93317 3.276C1.99758 3.33419 2.08399 3.36992 2.179 3.36992C2.37831 3.36992 2.5403 3.21334 2.5403 3.02073C2.5403 2.98703 2.53502 2.95338 2.52542 2.92272C2.67151 2.85536 2.83062 2.79361 3.00217 2.73603ZM14.6321 2.73289C14.9825 2.85047 15.2823 2.98828 15.5214 3.14341C15.7288 3.27794 15.8887 3.42381 16.0002 3.57946C16.0107 3.63968 16.0196 3.70043 16.0265 3.76155C16.064 4.09738 16.0461 4.43544 15.9774 4.77137C15.9767 4.77239 15.9764 4.77137 15.9752 4.77137C15.7275 4.04789 15.2621 3.35307 14.6319 2.72961ZM3.19144 2.76045C3.34098 2.91447 3.50745 3.07503 3.68985 3.2415C3.7793 3.32317 3.87316 3.40656 3.97011 3.49077C3.74368 3.58773 3.52859 3.68775 3.32652 3.79106C2.67486 4.12423 2.15524 4.48719 1.80436 4.86486C1.80225 4.86486 1.8012 4.86486 1.79908 4.87507C1.7885 4.8759 1.7788 4.87507 1.76941 4.88527C2.01597 4.14088 2.507 3.41829 3.1916 2.76923ZM14.4429 2.76045C15.1388 3.42015 15.635 4.15576 15.8773 4.91315C15.8768 4.91388 15.8763 4.91315 15.8752 4.91315C15.8606 4.89683 15.8457 4.87945 15.83 4.86314C15.5498 4.5615 15.1622 4.26938 14.6854 3.99429C14.6982 3.95652 14.7057 3.91672 14.7057 3.87488C14.7057 3.66246 14.527 3.48974 14.3072 3.48974C14.1803 3.48974 14.0674 3.54793 13.9945 3.63723C13.8874 3.58723 13.7773 3.5372 13.6644 3.48904C13.7612 3.4043 13.855 3.32145 13.9445 3.23977C14.127 3.07329 14.2934 2.91273 14.4427 2.75871ZM6.02712 2.95426C6.35818 3.1669 6.70719 3.39421 7.06847 3.63051C7.06212 3.65806 7.05789 3.68564 7.05789 3.71523C7.05789 3.90488 7.20728 4.06103 7.39829 4.08013C7.33831 4.11789 7.27857 4.15568 7.21931 4.19302C6.64106 3.79759 6.09769 3.42198 5.60193 3.07371C5.74116 3.03288 5.88265 2.99306 6.0267 2.95417ZM11.6072 2.95426C11.7514 2.99306 11.8927 3.03288 12.0321 3.07381C11.5363 3.42207 10.9929 3.79771 10.4147 4.19312C10.2957 4.11759 10.1754 4.04175 10.0534 3.96601C10.6001 3.60611 11.1218 3.26591 11.6072 2.95426ZM5.42272 3.1273C5.92972 3.48433 6.48767 3.8717 7.084 4.28C6.7779 4.47699 6.48271 4.67419 6.19797 4.87008L5.99537 4.87008C5.34203 4.41023 4.75499 3.9601 4.25644 3.53914C4.61908 3.39268 5.00909 3.25436 5.42272 3.1273ZM12.2117 3.1273C12.6253 3.25436 13.0154 3.39268 13.3779 3.53914C12.8794 3.9601 12.2924 4.41023 11.6389 4.87008L11.4364 4.87008C11.1517 4.67419 10.8564 4.47699 10.5504 4.28C11.1468 3.8717 11.7048 3.48433 12.2117 3.1273ZM8.81686 3.39941C9.06338 3.54068 9.31255 3.68736 9.56311 3.83872C9.63547 3.88263 9.70702 3.92652 9.77856 3.9699C9.64767 4.05665 9.51507 4.14495 9.38144 4.23366C9.22086 4.12718 9.02697 4.06453 8.81753 4.06453C8.6085 4.06453 8.41425 4.12678 8.25366 4.23304C8.12024 4.14425 7.98663 4.05624 7.8559 3.9699C7.92739 3.92601 7.99895 3.8821 8.07131 3.83872C8.32171 3.68747 8.57051 3.54058 8.81686 3.39941ZM4.10114 3.60315C4.57318 4.00511 5.12517 4.43239 5.73878 4.87008L2.00827 4.87008C2.33915 4.54793 2.8074 4.22948 3.38527 3.93407C3.60817 3.82004 3.84742 3.70962 4.10114 3.60315ZM13.5331 3.60315C13.6676 3.6593 13.7976 3.71747 13.9237 3.77607C13.9142 3.80873 13.9096 3.84138 13.9096 3.87711C13.9096 4.08952 14.0875 4.26152 14.3072 4.26152C14.4272 4.26152 14.5348 4.21048 14.6079 4.12903C15.0231 4.36788 15.3674 4.61794 15.6269 4.87058L11.8956 4.87058C12.5093 4.43289 13.0612 4.00561 13.5331 3.60367ZM1.45654 3.99859C1.45339 4.09861 1.45558 4.19893 1.46184 4.29886C1.4462 4.21109 1.44239 4.12391 1.45128 4.03847C1.45232 4.02523 1.45445 4.01193 1.45654 3.99868ZM16.1778 3.99859C16.1799 4.01183 16.1821 4.02513 16.1832 4.03838C16.1926 4.12412 16.1884 4.21088 16.1726 4.29876C16.1778 4.19873 16.181 4.0988 16.1778 3.99848ZM7.7168 4.05573C7.85262 4.14558 7.99113 4.23763 8.13008 4.32989C8.0307 4.42075 7.95067 4.53079 7.89642 4.65429C7.71231 4.52944 7.53 4.40565 7.35209 4.28417C7.47229 4.20764 7.59376 4.13191 7.7168 4.05573ZM9.91765 4.05573C10.0407 4.13228 10.1622 4.20784 10.2824 4.28417C10.1045 4.40565 9.9227 4.52944 9.73872 4.65429C9.68453 4.53068 9.60371 4.42085 9.50435 4.32989C9.64345 4.23702 9.78169 4.14547 9.91765 4.05573ZM7.21706 4.37103C7.42223 4.51118 7.63365 4.6547 7.8471 4.79923C7.84077 4.82271 7.8359 4.84618 7.83158 4.87068L6.46 4.87068C6.70471 4.70472 6.9571 4.53793 7.21705 4.37135ZM10.4173 4.37103C10.6772 4.53763 10.9297 4.70441 11.1742 4.87038L9.80283 4.87038C9.79862 4.84587 9.79334 4.8224 9.78733 4.79893C10.0007 4.65439 10.2122 4.51089 10.4174 4.37073ZM1.91982 5.10269L5.86435 5.10269C5.20059 5.5714 4.60571 6.0299 4.1018 6.45913C3.8481 6.35247 3.60888 6.24152 3.38596 6.1275C2.75463 5.80475 2.25314 5.45506 1.91982 5.10269ZM6.32966 5.10269L7.82077 5.10269C7.825 5.15782 7.83387 5.2114 7.84707 5.26325C7.63367 5.4077 7.42218 5.55068 7.21701 5.69083C6.9106 5.49433 6.61481 5.29805 6.32965 5.10269ZM9.81357 5.10269L11.3048 5.10269C11.0196 5.29805 10.7239 5.49433 10.4173 5.69083C10.2122 5.55068 10.0006 5.4077 9.78732 5.26325C9.80062 5.21118 9.80925 5.15751 9.81357 5.10269ZM11.7701 5.10269L15.7145 5.10269C15.3812 5.45506 14.8798 5.80475 14.2485 6.1275C14.0254 6.24152 13.7862 6.35247 13.5325 6.45913C13.0288 6.0299 12.4337 5.5714 11.7701 5.10269ZM6.09533 5.12107C6.41121 5.34001 6.74119 5.56111 7.084 5.78168C6.48774 6.18986 5.92967 6.57672 5.42272 6.93376C5.00909 6.80648 4.619 6.66837 4.25644 6.5219C4.7805 6.07931 5.40146 5.6055 6.09533 5.12107ZM11.5398 5.12107C12.2334 5.60531 12.854 6.07942 13.3779 6.5219C13.0155 6.66837 12.6253 6.80648 12.2117 6.93376C11.7048 6.57672 11.1468 6.18986 10.5504 5.78168C10.8934 5.561 11.2239 5.34014 11.5398 5.12107ZM1.75843 5.14556C1.77353 5.16292 1.78915 5.18026 1.805 5.19762C2.15589 5.57519 2.67485 5.93744 3.32649 6.2707C3.52874 6.374 3.74408 6.47444 3.97076 6.57151C3.87371 6.65624 3.77943 6.73912 3.68982 6.82088C3.50716 6.98755 3.34055 7.14853 3.19073 7.30267C3.02383 7.14435 2.86867 6.98204 2.72546 6.81569C2.82811 6.71973 2.89225 6.58529 2.89225 6.43637C2.89225 6.14505 2.64744 5.90835 2.34592 5.90835C2.26346 5.90835 2.18509 5.92672 2.11497 5.95835C1.9641 5.69328 1.84377 5.4228 1.75638 5.14965C1.75714 5.14864 1.75744 5.14965 1.75849 5.14965ZM15.876 5.14556C15.8768 5.14658 15.8771 5.14556 15.878 5.14556C15.6359 5.90284 15.1398 6.63917 14.4435 7.29899C14.294 7.14486 14.1272 6.98389 13.9446 6.81721C13.855 6.73555 13.7608 6.65223 13.6637 6.56785C13.8907 6.47088 14.1055 6.37042 14.308 6.26706C14.9596 5.93377 15.4787 5.5715 15.8295 5.19395C15.8456 5.1766 15.861 5.15924 15.8762 5.14187ZM1.65846 5.28724C1.74495 5.53956 1.85827 5.78851 1.99544 6.03195C1.87611 6.12893 1.79963 6.27367 1.79963 6.43597C1.79963 6.58172 1.86076 6.7138 1.95968 6.80945C1.82475 6.70564 1.71512 6.59621 1.6328 6.48108C1.62224 6.42188 1.61389 6.36145 1.60713 6.30093C1.56945 5.96418 1.58803 5.62477 1.65785 5.28786C1.65789 5.28766 1.65845 5.28744 1.6585 5.28724ZM15.9761 5.28724C15.9764 5.28744 15.9766 5.28766 15.9769 5.28786C16.0463 5.62477 16.0647 5.96418 16.0272 6.30093C16.0208 6.36116 16.0118 6.42169 16.0015 6.48108C15.89 6.63705 15.7297 6.783 15.5221 6.91774C15.2831 7.07298 14.9825 7.2114 14.6321 7.32899C15.2626 6.70543 15.7279 6.01071 15.9761 5.28724ZM7.89574 5.40736C7.95011 5.53131 8.03099 5.64185 8.13076 5.73299C7.99156 5.82587 7.85277 5.91683 7.7168 6.00655C7.59333 5.92997 7.47204 5.85334 7.35144 5.77677C7.52921 5.65542 7.71145 5.53179 7.89574 5.40736ZM9.73872 5.40736C9.9229 5.53179 10.1053 5.65542 10.2831 5.77677C10.1624 5.85334 10.0411 5.93007 9.91765 6.00655C9.78142 5.91672 9.64313 5.82495 9.50366 5.73238C9.60315 5.64152 9.68444 5.53119 9.73872 5.40736ZM1.46195 5.75258C1.45563 5.85997 1.45352 5.96745 1.45774 6.07515C1.45457 6.05779 1.45245 6.04043 1.45034 6.02307C1.44081 5.93427 1.44504 5.84426 1.46185 5.75279ZM16.1725 5.75258C16.1896 5.84444 16.1935 5.93407 16.1838 6.02287C16.1818 6.04022 16.1797 6.05759 16.1766 6.07492C16.1807 5.96725 16.1786 5.85976 16.1723 5.75238ZM8.25299 5.82811C8.30241 5.86077 8.35511 5.88937 8.41033 5.91283L8.41033 6.42452C8.29801 6.35819 8.1851 6.29111 8.07197 6.22284C7.99933 6.17893 7.92768 6.13506 7.8559 6.09096C7.98652 6.00521 8.11972 5.91651 8.25299 5.82792ZM9.38213 5.82811C9.51543 5.91691 9.64788 6.00493 9.77856 6.09118C9.70674 6.13506 9.6351 6.17893 9.56242 6.22305C9.44944 6.29142 9.337 6.35847 9.22479 6.42474L9.22479 5.91365C9.28002 5.89017 9.33268 5.86057 9.38213 5.82792ZM7.21907 5.86791C7.3381 5.94346 7.45849 6.02003 7.58037 6.09575C7.03378 6.45578 6.51241 6.79566 6.02712 7.10748C5.88338 7.06871 5.74196 7.02891 5.60303 6.98807C6.0986 6.6396 6.64094 6.26345 7.21907 5.86791ZM10.4154 5.86791C10.9934 6.26345 11.5358 6.6396 12.0314 6.98807C11.8924 7.02891 11.7511 7.06871 11.6072 7.10748C11.1219 6.79566 10.6007 6.45578 10.054 6.09575C10.176 6.0202 10.2964 5.94387 10.4154 5.86791ZM7.71881 6.1819C7.80963 6.23805 7.9007 6.29328 7.99298 6.34899C8.1327 6.43371 8.27173 6.51527 8.41033 6.59641L8.41033 6.89079C8.07187 7.07902 7.73887 7.25753 7.41423 7.42412C7.00252 7.34553 6.60319 7.25673 6.21961 7.15843C6.69079 6.85518 7.19234 6.52896 7.71881 6.1819ZM9.91557 6.1819C10.4422 6.52896 10.9436 6.85518 11.415 7.15843C11.0312 7.25641 10.6319 7.34583 10.22 7.42412C10.1351 7.38022 10.0491 7.3353 9.9629 7.29019C9.97646 7.25244 9.98369 7.21162 9.98369 7.16945C9.98369 6.96692 9.81376 6.80262 9.60425 6.80262C9.48557 6.80262 9.37942 6.85568 9.30982 6.93847C9.28153 6.92315 9.25311 6.9068 9.22472 6.89047L9.22472 6.59611C9.36318 6.51546 9.50183 6.43302 9.64139 6.34868C9.73371 6.29255 9.82468 6.23754 9.91547 6.18159ZM4.1234 6.63489C4.47785 6.78107 4.85858 6.91917 5.262 7.04677C4.95802 7.26164 4.67744 7.46311 4.4165 7.65183C4.19348 7.61919 3.97977 7.58142 3.77695 7.53763C3.62062 7.50394 3.47041 7.46718 3.3272 7.428C3.31769 7.41778 3.30924 7.41167 3.30017 7.4035C3.44732 7.25202 3.61143 7.09349 3.79181 6.92899C3.89709 6.83301 4.00752 6.73502 4.12338 6.63521ZM13.5111 6.63489C13.6267 6.73492 13.7373 6.83249 13.8427 6.92865C14.023 7.0932 14.1871 7.25171 14.3342 7.4032C14.3246 7.41341 14.3163 7.41952 14.3072 7.42769C14.1638 7.46751 14.0137 7.50425 13.8574 7.53732C13.6545 7.58121 13.441 7.61898 13.2178 7.65154C12.957 7.46281 12.6763 7.2613 12.3725 7.04644C12.7758 6.91886 13.1565 6.78076 13.511 6.63459ZM1.70168 6.78503C1.79948 6.88 1.91353 6.9699 2.04206 7.05331C2.30508 7.22406 2.63053 7.37177 3.00911 7.49526C2.82443 7.69799 2.67198 7.88763 2.55666 8.06114C2.53597 8.0928 2.51695 8.12341 2.49857 8.15301C2.49013 8.14282 2.48292 8.13565 2.47491 8.12752C2.51612 8.07138 2.54039 8.00391 2.54039 7.93041C2.54039 7.74271 2.38274 7.5903 2.18852 7.5903C2.14787 7.5903 2.10869 7.6005 2.07237 7.60969C1.90894 7.35206 1.78355 7.07667 1.70161 6.78596ZM15.9328 6.78503C15.8156 7.20098 15.6106 7.58539 15.3305 7.93195C15.2604 7.886 15.1765 7.85843 15.0853 7.85843C15.0373 7.85843 14.9912 7.86864 14.9481 7.87988C14.8556 7.758 14.7476 7.62959 14.6254 7.49546C15.0039 7.37198 15.3295 7.22426 15.5922 7.0535C15.7209 6.9698 15.8349 6.88069 15.9328 6.78525ZM2.60526 6.89997C2.72922 7.04604 2.86132 7.18926 3.00234 7.32878C2.65189 7.21119 2.3514 7.07279 2.11228 6.91754C2.10384 6.90733 2.09519 6.90632 2.08663 6.90018C2.16382 6.94 2.25204 6.96347 2.34593 6.96347C2.43993 6.96347 2.52801 6.94 2.60526 6.89916ZM8.41033 7.05983L8.41033 7.58856C8.15395 7.55285 7.90103 7.51199 7.65264 7.46781C7.90098 7.33847 8.15416 7.2017 8.41033 7.05983ZM9.22479 7.06055C9.23005 7.06055 9.23429 7.07075 9.23967 7.07075C9.23017 7.10238 9.22479 7.13608 9.22479 7.17076C9.22479 7.36626 9.38334 7.52538 9.58269 7.5363C9.46433 7.55468 9.34485 7.57203 9.22479 7.58938L9.22479 7.17097L9.22479 7.06206ZM5.44094 7.10238C5.57496 7.14322 5.71094 7.18302 5.84952 7.2212C5.57073 7.39963 5.30575 7.56803 5.05399 7.72635C4.90915 7.7131 4.76681 7.69778 4.62853 7.68044C4.88015 7.49935 5.15291 7.30543 5.44094 7.10219ZM12.1935 7.10238C12.4815 7.30562 12.7542 7.49956 13.006 7.68063C12.8676 7.69799 12.7254 7.7133 12.5804 7.72658C12.3287 7.56824 12.0637 7.39982 11.785 7.2214C11.9234 7.18262 12.0595 7.14383 12.1935 7.10259ZM6.04133 7.27275C6.40984 7.37074 6.79344 7.45903 7.18866 7.53835C7.01754 7.62408 6.84865 7.70768 6.68284 7.7871C6.19844 7.7973 5.73486 7.77688 5.29712 7.74627C5.5335 7.59703 5.78223 7.43862 6.04133 7.27243ZM11.5932 7.27275C11.8522 7.43891 12.101 7.59735 12.3374 7.74657C11.8995 7.77923 11.436 7.79251 10.9515 7.78739C10.7859 7.70777 10.6167 7.6248 10.4459 7.53865C10.8412 7.45903 11.2246 7.37064 11.5932 7.27305ZM9.88392 7.41627C9.91646 7.43361 9.94934 7.45098 9.98171 7.46831C9.90547 7.4816 9.82907 7.49486 9.75216 7.5081C9.80283 7.48772 9.84715 7.45506 9.88392 7.41627ZM3.1658 7.54424C3.19663 7.55447 3.22748 7.5616 3.25894 7.57081C3.44693 7.73963 3.6474 7.90283 3.8593 8.05911C3.5443 8.29256 3.27742 8.49558 3.07391 8.65828C2.90517 8.53435 2.74945 8.40216 2.60654 8.26274C2.62936 8.22395 2.65451 8.18313 2.68218 8.14139C2.80097 7.96265 2.96371 7.76187 3.16573 7.54407ZM14.4687 7.54424C14.6013 7.68726 14.7164 7.82343 14.8137 7.95031C14.7141 8.02788 14.6502 8.14628 14.6502 8.27928C14.6502 8.37116 14.6814 8.45607 14.7334 8.52538C14.6773 8.57132 14.6198 8.61519 14.5604 8.65848C14.357 8.49579 14.0903 8.29275 13.775 8.05931C13.9871 7.90305 14.1875 7.73985 14.3755 7.571C14.4069 7.56078 14.4378 7.55365 14.4688 7.54446ZM7.4257 7.5851C7.66793 7.63102 7.91432 7.67286 8.16451 7.71104C7.78045 7.74573 7.40391 7.76821 7.03809 7.78047C7.16571 7.71718 7.29532 7.65183 7.4257 7.58528ZM10.2089 7.5851C10.3391 7.65143 10.4688 7.71728 10.5964 7.78025C10.2305 7.76903 9.85397 7.74555 9.46991 7.71083C9.7201 7.67308 9.96656 7.63021 10.2089 7.5849ZM3.5953 7.65757C3.64608 7.6698 3.69771 7.68104 3.74995 7.69227C3.90614 7.72595 4.06841 7.75555 4.23618 7.78311C4.15146 7.84436 4.06932 7.90458 3.99037 7.96265C3.85368 7.86365 3.7221 7.76179 3.5953 7.65777ZM14.0392 7.65757C13.9125 7.76157 13.7807 7.86355 13.644 7.96245C13.5653 7.90426 13.4827 7.84455 13.3982 7.7829C13.5661 7.75637 13.7281 7.72574 13.8846 7.69206C13.9367 7.68082 13.9884 7.66961 14.0392 7.65735ZM4.44484 7.81425C4.57269 7.83261 4.7036 7.84895 4.83721 7.86324C4.7335 7.92753 4.63225 7.99032 4.53467 8.05054C4.4582 8.09749 4.38719 8.14036 4.31451 8.18498C4.2482 8.14107 4.18233 8.09719 4.11798 8.05257C4.2068 7.98725 4.29621 7.92182 4.39216 7.8521C4.40918 7.83986 4.42754 7.82661 4.44486 7.81435ZM13.1896 7.81425C13.2069 7.8265 13.2253 7.83976 13.2423 7.85203C13.3382 7.92141 13.4278 7.98715 13.5165 8.05249C13.452 8.09739 13.3862 8.14128 13.32 8.18486C13.2475 8.13996 13.1761 8.09811 13.0997 8.05045C13.0022 7.99023 12.9008 7.92797 12.7974 7.86313C12.931 7.84885 13.0618 7.83251 13.1896 7.81413ZM8.41033 7.84384L8.41033 9.74461C8.37062 9.73443 8.33123 9.73136 8.29147 9.72422C7.11777 9.51743 6.03014 9.13791 5.08705 8.64C5.57976 8.45279 6.12226 8.21877 6.6984 7.94418C7.24642 7.93398 7.81992 7.90336 8.41033 7.84414ZM9.22479 7.84455C9.81483 7.90377 10.3883 7.93746 10.9361 7.94458C11.5121 8.21916 12.0546 8.45322 12.5473 8.64041C11.6043 9.13832 10.5168 9.51781 9.34295 9.72461C9.30355 9.73484 9.26406 9.73791 9.22479 9.74403L9.22479 7.84466ZM5.07491 7.8864C5.47732 7.92213 5.90243 7.94253 6.34654 7.94561C5.83417 8.18232 5.35244 8.3843 4.9142 8.54681C4.75554 8.45902 4.60114 8.36769 4.45158 8.27327C4.50639 8.23958 4.55881 8.20793 4.61569 8.17323C4.76155 8.0834 4.91626 7.98622 5.07491 7.88661ZM12.5595 7.8864C12.7184 7.98645 12.8728 8.08279 13.0187 8.17303C13.0756 8.20773 13.1282 8.23938 13.1827 8.27306C13.0332 8.36697 12.8789 8.45861 12.7203 8.54663C12.282 8.38412 11.8002 8.1821 11.2878 7.94541C11.732 7.94541 12.1571 7.92191 12.5595 7.88621ZM3.98495 8.15007C4.04462 8.19292 4.10523 8.23377 4.16662 8.27542C3.81688 8.48813 3.517 8.66532 3.27722 8.80017C3.25114 8.78279 3.22515 8.76544 3.19959 8.74811C3.40439 8.5853 3.67052 8.3828 3.98496 8.15017ZM13.6493 8.15007C13.9639 8.3827 14.2303 8.58518 14.4348 8.748C14.4093 8.76535 14.3833 8.78269 14.3573 8.80005C14.1175 8.66522 13.8176 8.48803 13.4679 8.27532C13.5292 8.23447 13.5899 8.19261 13.6494 8.14997ZM4.30236 8.36554C4.43699 8.4523 4.57561 8.53691 4.71769 8.61879C4.26715 8.7782 3.86621 8.89211 3.53184 8.95683C3.4934 8.93437 3.45516 8.91294 3.41766 8.88948C3.66104 8.75115 3.95942 8.57459 4.30236 8.36543ZM13.3321 8.36554C13.675 8.57469 13.9733 8.75125 14.2169 8.88958C14.1794 8.91305 14.141 8.93449 14.1026 8.95692C13.7681 8.89263 13.3673 8.7783 12.9167 8.61888C13.0588 8.53724 13.1975 8.45271 13.3321 8.36564ZM2.53302 8.4033C2.66191 8.52856 2.80068 8.64724 2.94901 8.75964C2.84075 8.84845 2.75504 8.92325 2.69441 8.98224C2.6923 8.98224 2.69124 8.98224 2.68912 8.98224C2.58724 8.95368 2.52177 8.90877 2.4852 8.85037C2.44432 8.78506 2.43524 8.69656 2.4663 8.57558C2.48001 8.5215 2.50262 8.4625 2.53251 8.39869ZM14.8475 8.63114C14.9157 8.67399 14.9975 8.69953 15.0853 8.69953C15.1196 8.69953 15.1531 8.69953 15.1853 8.68827C15.1895 8.75666 15.1769 8.81118 15.1489 8.85539C15.1121 8.91355 15.0471 8.95878 14.9447 8.98727C14.9436 8.98727 14.9415 8.98727 14.9395 8.98727C14.8789 8.92805 14.7933 8.85374 14.685 8.76463C14.7403 8.72278 14.7942 8.67991 14.847 8.63611ZM4.88786 8.71482C5.84614 9.24172 6.95692 9.64481 8.15978 9.86888C6.6139 9.97371 5.19401 9.73615 4.07409 9.2351C3.9554 9.18201 3.84061 9.12556 3.72899 9.06667C4.06462 8.99113 4.45009 8.87375 4.87706 8.71879C4.88024 8.71879 4.88448 8.71879 4.88786 8.71879ZM12.7465 8.71482C12.7498 8.71482 12.7539 8.71482 12.7573 8.71482C13.1842 8.86977 13.5695 8.98705 13.9054 9.06269C13.7938 9.12189 13.679 9.17793 13.5604 9.23111C12.4403 9.73218 11.0204 9.96954 9.4746 9.86483C10.6775 9.64083 11.7882 9.23774 12.7465 8.71084ZM3.07328 8.84997C3.08998 8.86221 3.10633 8.87345 3.12323 8.88467C3.03708 8.93061 2.97435 8.96123 2.90781 8.99369C2.95913 8.94775 3.00654 8.90488 3.07325 8.84945ZM14.5611 8.84997C14.6278 8.90509 14.6755 8.94899 14.7266 8.9942C14.66 8.96155 14.5974 8.93091 14.5112 8.88517C14.5281 8.87396 14.5445 8.86172 14.5611 8.85049ZM3.26236 8.97787C3.27186 8.98809 3.28223 8.99013 3.29203 8.99726C3.26828 8.99726 3.24472 9.00746 3.22181 9.00746C3.21759 9.00787 3.21441 9.00829 3.21028 9.00746C3.22087 8.99726 3.22961 8.99726 3.24007 8.99113C3.24747 8.99113 3.25517 8.9809 3.26236 8.97887ZM14.372 8.97787C14.3795 8.97787 14.3872 8.98809 14.3943 8.99013C14.4047 9.00032 14.4137 9.00134 14.4239 9.00646C14.4197 9.00613 14.4166 9.00562 14.4124 9.00646C14.3897 9.00646 14.366 8.99622 14.3421 8.99622C14.3517 8.98603 14.3619 8.98399 14.3718 8.9768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8" draw:id="shape-28" draw:name="AlteNationalgalerie" draw:layer="" svg:width="65.49938619020pt" svg:height="35.80275913724pt" svg:x="362.02400000000pt" svg:y="459.95200000000pt" svg:viewBox="0 0 65 36" svg:d="M32.6334 0C32.5503 0 32.4554 0.038136 32.4316 0.0834868C32.3912 0.160789 32.4313 0.475874 32.5623 0.466598C32.6091 0.466598 32.3063 0.578533 32.2539 0.665626C32.2014 0.753234 32.2239 0.972879 32.2239 0.972879L32.1677 0.743341L31.9136 0.476082C31.9621 0.476082 32.0667 0.203356 31.9699 0.0741073C31.881 -0.0445262 31.622 0.00298902 31.622 0.0844143C31.5116 0.260767 31.5701 0.386513 31.6312 0.513081C31.6313 0.513081 31.3976 0.607908 31.3096 0.713966C31.2171 0.825796 31.2911 1.662 31.2911 1.662L31.4892 1.64346C31.37 2.05902 31.4312 2.42873 31.4951 2.79826L31.0595 2.79826L31.0595 3.01055L31.2689 3.01055L31.2689 3.31959L17.6871 6.13721L17.6871 5.93425L17.5861 5.93425C17.5568 5.72163 17.517 5.45457 17.386 5.36933C17.2505 5.28069 17.1514 5.241 17.0346 5.43015C17.0346 5.43015 16.9148 5.53578 16.9245 5.45488C16.9859 4.92972 16.5229 4.41036 15.9428 4.55436C15.9428 4.55436 15.7535 4.48529 15.6457 4.48631C15.6096 4.48642 15.5843 4.49664 15.5763 4.51415C15.5472 4.59145 15.7114 5.74244 15.6101 5.93425L15.3635 5.93425L15.5746 6.36469L15.5746 6.57524L14.156 6.87097L14.156 7.29952L14.156 7.72981L14.3671 7.94216L15.6326 9.65623L15.6326 10.9438L15.4232 10.9438L15.21 10.9438L15.21 11.5864L15.4232 11.8008L15.4232 12.2294L15.6326 12.2294L15.6326 22.7316L15.4232 22.9441L15.4232 23.1602L15.21 23.3745L15.21 23.5867L14.7895 23.5867L14.7895 24.0153L15.21 24.4458L15.21 25.8902L11.2004 27.6576L11.2004 27.5364L11.2884 27.3771L10.9875 27.2293L10.6677 27.2293L10.6677 27.0111C10.7634 26.9904 10.8949 26.9397 10.922 26.8899C10.949 26.8402 10.8879 26.796 10.8566 26.7645C10.9352 26.7378 11.031 26.7192 11.0922 26.6719C11.1533 26.6244 11.1254 26.6069 11.0922 26.5811L10.5631 26.5811L10.0324 26.5811C9.99896 26.6078 9.97117 26.6244 10.0324 26.6719C10.0934 26.7192 10.1908 26.7378 10.2697 26.7645C10.2384 26.7955 10.1775 26.8398 10.2041 26.8899C10.2313 26.9401 10.3612 26.9907 10.4567 27.0111L10.4567 27.2293L10.1444 27.2293L9.82852 27.3771L9.92942 27.5364L9.92942 27.6598L9.92942 27.7368L9.92942 28.0878L8.45083 27.445L8.45083 26.8818L8.53872 26.7226L8.23776 26.5745L7.91813 26.5745L7.91813 26.3565C8.01365 26.336 8.14518 26.2857 8.17235 26.2352C8.19917 26.1856 8.1382 26.1413 8.10692 26.1101C8.18566 26.0831 8.28133 26.0647 8.34244 26.0173C8.40349 25.9699 8.37576 25.9523 8.34244 25.9265L7.81343 25.9265L7.28256 25.9265C7.24924 25.9534 7.2215 25.9699 7.28256 26.0173C7.34363 26.0647 7.44121 26.0831 7.51995 26.1101C7.48865 26.1409 7.42778 26.1852 7.45451 26.2352C7.48165 26.2858 7.61133 26.3361 7.70686 26.3565L7.70686 26.5745L7.39469 26.5745L7.07876 26.7226L7.17969 26.8818L7.17969 27.445L4.49541 27.445L4.53098 27.3801L4.23001 27.232L3.9104 27.232L3.9104 27.0141C4.00589 26.9934 4.13745 26.9431 4.1646 26.8928C4.1914 26.8432 4.13046 26.7988 4.09915 26.7674C4.17791 26.7408 4.27358 26.7223 4.33468 26.6747C4.39574 26.6275 4.36802 26.6098 4.33468 26.5841L3.80567 26.5841L3.27479 26.5841C3.24147 26.6108 3.21373 26.6275 3.27479 26.6747C3.33587 26.7223 3.43346 26.7408 3.51221 26.7674C3.4809 26.7984 3.41998 26.8428 3.44679 26.8928C3.47392 26.9432 3.60358 26.9935 3.69914 27.0141L3.69914 27.232L3.38697 27.232L3.07107 27.3801L3.1122 27.445L1.6897 27.445L1.6897 26.8948L1.77759 26.7356L1.47663 26.588L1.15703 26.588L1.15703 26.3699C1.25252 26.3493 1.38407 26.2985 1.41122 26.2484C1.43805 26.1993 1.37708 26.1546 1.3458 26.1232C1.42454 26.0966 1.52019 26.0779 1.58132 26.0307C1.64238 25.9831 1.61464 25.9657 1.58132 25.9398L1.05231 25.9398L0.521425 25.9398C0.488097 25.9668 0.460356 25.9831 0.521425 26.0307C0.582493 26.0779 0.680064 26.0966 0.758824 26.1232C0.727526 26.1542 0.666559 26.1998 0.693386 26.2484C0.720516 26.2989 0.850205 26.3496 0.945729 26.3699L0.945729 26.588L0.633566 26.588L0.317651 26.7356L0.418553 26.8948L0.420585 28.516L0.209364 29.159L0 29.159L0 29.5874L0.209364 29.5874L0.209364 34.5174L0 34.5174L0 35.8028L32.7496 35.8028L65.4994 35.8028L65.4994 34.5174L65.288 34.5174L65.288 29.5874L65.4994 29.5874L65.4994 29.159L65.288 29.159L65.0769 28.516L65.0769 26.8948L65.1627 26.7356L64.8617 26.588L64.5422 26.588L64.5422 26.3699C64.6377 26.3493 64.7692 26.2985 64.7964 26.2484C64.8232 26.1993 64.7623 26.1546 64.7309 26.1232C64.8096 26.0966 64.9054 26.0779 64.9666 26.0307C65.0277 25.9831 64.9997 25.9657 64.9666 25.9398L64.4375 25.9398L63.9067 25.9398C63.8733 25.9668 63.8456 25.9831 63.9067 26.0307C63.9677 26.0779 64.0653 26.0966 64.144 26.1232C64.1127 26.1542 64.0518 26.1998 64.0785 26.2484C64.1059 26.2989 64.2354 26.3496 64.3309 26.3699L64.3309 26.588L64.0188 26.588L63.7028 26.7356L63.8037 26.8948L63.8037 27.445L62.3589 27.445L62.3943 27.3801L62.0932 27.232L61.7738 27.232L61.7738 27.0141C61.8693 26.9934 62.0007 26.9431 62.0277 26.8928C62.0548 26.8432 61.9937 26.7988 61.9625 26.7674C62.0411 26.7408 62.1367 26.7223 62.198 26.6747C62.259 26.6275 62.2314 26.6098 62.198 26.5841L61.669 26.5841L61.1381 26.5841C61.1048 26.6108 61.0772 26.6275 61.1381 26.6747C61.1993 26.7223 61.2967 26.7408 61.3755 26.7674C61.3442 26.7984 61.2833 26.8428 61.3101 26.8928C61.3371 26.9432 61.4668 26.9935 61.5625 27.0141L61.5625 27.232L61.2502 27.232L60.9343 27.3801L60.9755 27.445L58.3157 27.445L58.3157 26.8948L58.4071 26.7356L58.1062 26.588L57.7864 26.588L57.7864 26.3699C57.8818 26.3493 58.0135 26.2985 58.0405 26.2484C58.0673 26.1993 58.0066 26.1546 57.9753 26.1232C58.054 26.0966 58.1498 26.0779 58.2108 26.0307C58.2718 25.9831 58.2441 25.9657 58.2108 25.9398L57.6818 25.9398L57.151 25.9398C57.1176 25.9668 57.09 25.9831 57.151 26.0307C57.212 26.0779 57.3095 26.0966 57.3883 26.1232C57.3568 26.1542 57.296 26.1998 57.3229 26.2484C57.35 26.2989 57.4798 26.3496 57.5751 26.3699L57.5751 26.588L57.2631 26.588L56.947 26.7356L57.0482 26.8948L57.0482 27.445L55.5677 28.0878L55.5677 27.7519L55.5677 27.6593L55.5677 27.5514L55.6555 27.3917L55.3546 27.244L55.0349 27.244L55.0349 27.0257C55.1303 27.0063 55.2619 26.9548 55.289 26.9046C55.3158 26.8551 55.2551 26.8109 55.2235 26.7795C55.3023 26.7527 55.3981 26.7341 55.4591 26.6868C55.5201 26.6393 55.4926 26.6218 55.4591 26.5959L54.9302 26.5959L54.3993 26.5959C54.366 26.6229 54.3382 26.6393 54.3993 26.6868C54.4605 26.7341 54.5579 26.7527 54.6366 26.7795C54.6053 26.8105 54.5447 26.8547 54.5711 26.9046C54.5986 26.9551 54.7283 27.0057 54.8238 27.0257L54.8238 27.244L54.5114 27.244L54.1955 27.3917L54.2964 27.5514L54.2964 27.6574L50.2868 25.89L50.2868 24.4454L50.7093 24.015L50.7093 23.5864L50.2868 23.5864L50.2868 23.3741L50.0756 23.16L50.0756 22.9438L49.8645 22.7313L49.8645 12.229L50.0756 12.229L50.0756 11.8004L50.2868 11.586L50.2868 10.9434L50.0756 10.9434L49.8645 10.9434L49.8645 9.65592L51.1319 7.94184L51.3412 7.72954L51.3412 7.29921L51.3412 6.87063L49.9242 6.57494L49.9242 6.36437L50.1354 5.93394L49.8868 5.93394C49.7854 5.74213 49.9518 4.59145 49.9223 4.51385C49.9142 4.49324 49.8873 4.48603 49.8514 4.48603C49.7436 4.4855 49.5539 4.55403 49.5539 4.55403C48.9741 4.41006 48.5113 4.92943 48.5727 5.45457C48.5819 5.536 48.4624 5.42983 48.4624 5.42983C48.3456 5.24091 48.2486 5.28089 48.1129 5.369C47.9819 5.45457 47.94 5.72129 47.9111 5.93394L47.8103 5.93394L47.8103 6.13688L34.2278 3.31925C34.2278 3.17766 34.2278 3.01025 34.2278 3.01025L34.4409 3.01025L34.4409 2.79794L34.0486 2.79794L33.9961 2.69364C33.9503 2.32298 33.8961 1.96111 33.9961 1.44227C34.3209 1.49584 34.2525 1.33289 34.0784 1.10852C34.0996 0.767046 33.9652 0.620378 33.7868 0.532048C33.8577 0.182949 33.7847 0.063594 33.5888 0.05607C33.3922 0.0457632 33.3402 0.354045 33.4765 0.503703L33.2409 0.619244C33.2117 0.688301 33.1243 0.712007 33.1849 0.848574L33.0711 0.810437C33.0711 0.810437 33.0996 0.573379 33.0428 0.512874C32.9859 0.452065 32.7904 0.476803 32.7904 0.476803C32.8861 0.288494 32.8118 0.105338 32.7513 0.0367959C32.7285 0.0110284 32.6831 -0.00030921 32.6335 0.00072149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29" draw:id="shape-29" draw:layer="" svg:width="612.00000000000pt" svg:height="81.60000000000pt" svg:x="34.00000000000pt" svg:y="25.50000000000pt" presentation:class="title" presentation:placeholder="true" draw:text-style-name="P1">
        <draw:text-box/>
      </draw:frame>
      <draw:frame draw:style-name="gr2" xml:id="shape-30" draw:id="shape-30" draw:layer="" svg:width="544.00000000000pt" svg:height="311.10000000000pt" svg:x="68.00000000000pt" svg:y="122.40000000000pt" presentation:class="outline" presentation:placeholder="true" draw:text-style-name="P2">
        <draw:text-box/>
      </draw:frame>
    </style:master-page>
    <style:master-page style:name="Default4" draw:style-name="dp1" style:display-name="Standard" style:page-layout-name="pm1">
      <draw:layer-set>
        <draw:layer draw:name=""/>
      </draw:layer-set>
      <draw:path draw:style-name="gr8" xml:id="shape-31" draw:id="shape-31" draw:name="rect3764" draw:layer="" svg:width="681.40826771135pt" svg:height="156.74242040065pt" svg:x="0.00000000000pt" svg:y="353.26500000000pt" svg:viewBox="0 0 681 157" svg:d="M135.574 0L130.657 1.14578L126.166 17.6447L126.166 21.8679L126.166 51.4287L126.166 72.5761L117.446 72.5761L113.12 72.5761L113.12 76.799L108.761 76.799L108.761 81.0219L104.401 81.0219L104.401 123.252L87.0279 123.252L87.0279 114.805L65.2629 114.805L65.2629 119.029L56.5763 119.029L56.5763 123.252L26.1248 127.476L26.1248 97.9141L17.4383 97.9141L13.0788 97.9141L0.0327788 106.359L0.0327788 129.833L0 129.833L0 156.742L681.408 156.742L681.408 129.833L680.851 129.833L680.851 102.104L672.556 102.104L672.556 106.359L668.393 102.104L660.102 102.104L655.938 106.359L655.938 119.029L643.712 119.029L643.712 106.359L639.353 106.359L639.353 102.137L613.26 102.137L613.26 106.359L600.216 106.359L600.216 114.805L595.854 114.805L595.854 81.0219L579.76 81.2513L580.254 90.1882L578.483 89.468L571.564 89.2061L561.075 89.468L548.031 89.468L548.031 97.9141L543.671 97.9141L543.671 93.6911L521.939 93.6911L521.939 97.9141L513.22 97.9141L513.22 123.252L495.848 123.252L495.848 114.805L478.438 119.029L472.31 119.029C470.837 119.029 472.516 94.3129 471.654 94.3129C467.307 94.3129 456.708 93.6911 456.708 93.6911L456.708 102.137L452.349 106.359L452.349 114.805L452.349 119.029L430.584 119.029L426.254 114.805L417.536 114.805L413.211 114.805L404.492 114.805L404.492 110.583L404.492 72.5761L374.072 72.5761L373.253 110.123L369.713 110.583L361.026 110.583L361.026 85.2449L361.026 76.799L356.666 76.799L356.666 68.3532L352.307 68.3532L339.262 72.5761L339.262 76.799L334.934 76.799L334.934 81.0219L330.576 81.0219L330.576 85.2449L326.216 85.2449L326.216 106.359L291.437 106.359L291.437 68.3532L291.437 64.1302L287.075 55.6842L274.032 55.6842L274.032 59.9072L269.672 59.9072L269.672 64.1302L265.346 64.1302L265.609 68.3532L265.346 68.3532L265.346 106.359L243.58 106.359L234.892 106.359L217.488 106.359L217.488 106.359L204.442 110.583L195.755 110.583L195.755 123.252L187.037 123.252L183.725 116.048L180.645 123.252L165.304 123.252L165.304 30.3136C164.609 20.7026 165.429 11.5904 160.944 0.752929ZM417.536 114.805L417.536 102.137L413.211 102.137L412.39 114.674Z" calligra:nodeTypes="ccccccccccccccccccccccccccccccccccccccccccccccccccccccccccccccccccccccccccccccccccccccccccccccccccccccccccccccccccccccccccccc"/>
      <draw:frame draw:style-name="gr2" xml:id="shape-32" draw:id="shape-32" draw:layer="" svg:width="612.00000000000pt" svg:height="81.60000000000pt" svg:x="34.00000000000pt" svg:y="25.50000000000pt" presentation:class="title" presentation:placeholder="true" draw:text-style-name="P1">
        <draw:text-box/>
      </draw:frame>
      <draw:frame draw:style-name="gr2" xml:id="shape-33" draw:id="shape-33" draw:layer="" svg:width="544.00000000000pt" svg:height="311.10000000000pt" svg:x="68.00000000000pt" svg:y="122.40000000000pt" presentation:class="outline" presentation:placeholder="true" draw:text-style-name="P2">
        <draw:text-box/>
      </draw:frame>
    </style:master-page>
    <style:master-page style:name="Default5" draw:style-name="dp1" style:display-name="Standard" style:page-layout-name="pm1">
      <draw:layer-set>
        <draw:layer draw:name=""/>
      </draw:layer-set>
      <draw:path draw:style-name="gr1" xml:id="shape-34" draw:id="shape-34" draw:name="path2177" draw:layer="" svg:width="680.31206859661pt" svg:height="148.25179617517pt" svg:x="-0.00000000000pt" svg:y="361.31900000000pt" svg:viewBox="0 0 680 148" svg:d="M0 148.252C0.0449414 123.036 0.131315 115.02 0.285561 114.998C0.466021 114.972 1.0611 114.874 1.60795 114.778C2.3431 114.648 2.58252 114.698 2.52666 114.967C2.48508 115.168 2.68997 115.47 2.98195 115.641C3.28204 115.813 3.47334 116.163 3.42205 116.445C3.32233 116.992 4.25973 117.168 4.55094 116.657C4.64018 116.502 4.58814 116.374 4.43521 116.374C4.28234 116.374 4.15723 116.245 4.15723 116.088C4.15723 115.932 4.5786 115.805 5.09361 115.805C5.90375 115.805 6.008 115.877 5.86693 116.362C5.73508 116.811 5.86823 116.965 6.56266 117.159C7.16326 117.329 7.467 117.61 7.57295 118.095C7.77991 119.045 8.46753 118.986 8.57127 118.009C8.61688 117.578 8.79422 117.226 8.96498 117.226C9.17572 117.226 9.27568 117.887 9.27568 119.286C9.27568 121.157 9.32397 121.348 9.80068 121.348C10.1483 121.348 10.3546 121.127 10.411 120.695C10.4749 120.209 10.6183 120.085 10.9794 120.21C11.2453 120.302 11.5359 120.248 11.6254 120.091C11.7327 119.903 12.0091 119.915 12.4359 120.124C12.7925 120.302 13.141 120.384 13.2107 120.308C13.4255 120.075 13.4446 118.26 13.2404 117.485C13.0598 116.801 13.0985 116.759 13.8009 116.87C14.2695 116.944 14.6806 116.826 14.8861 116.558C15.1789 116.177 15.2749 116.191 15.7243 116.675C16.3666 117.373 16.3748 117.781 15.7428 117.604C15.1163 117.426 14.7717 118.611 15.2875 119.166C15.5771 119.481 15.737 119.483 16.1822 119.18C16.6002 118.902 16.8631 118.892 17.3309 119.14C18.4786 119.762 21.8331 120.016 23.3188 119.596C24.064 119.386 24.2538 119.182 24.3242 118.526C24.3717 118.078 24.2005 117.292 23.9434 116.773C23.5199 115.919 23.5143 115.786 23.8825 115.324C24.1059 115.038 24.3621 114.584 24.4517 114.313C24.6518 113.703 25.0475 113.667 25.2511 114.241C25.3341 114.475 25.5238 114.667 25.6728 114.667C26.0202 114.667 26.027 113.621 25.681 113.387C25.2261 113.085 25.3959 112.678 25.9776 112.678C26.4849 112.678 26.5245 112.561 26.4037 111.398C26.2454 109.88 25.8409 109.267 24.9928 109.267C24.6497 109.267 24.3686 109.139 24.3686 108.983C24.3686 108.828 24.5962 108.699 24.8746 108.699C25.1528 108.699 25.6092 108.383 25.8886 107.999C26.3348 107.387 26.4555 107.348 26.8819 107.683C27.3076 108.02 27.3214 108.128 26.9936 108.556C26.6668 108.983 26.6765 109.091 27.069 109.4C27.5958 109.818 27.6582 111.183 27.1999 112.273C26.9152 112.948 26.9492 113.089 27.5198 113.589C28.0564 114.061 28.3906 114.12 29.6102 113.96C30.4086 113.856 31.3381 113.578 31.6755 113.342C32.5807 112.714 32.6704 113.096 31.8621 114.136L31.1529 115.046L32.4938 115.763C33.7342 116.424 33.8671 116.442 34.2633 116.013C34.5979 115.653 34.6242 115.461 34.3832 115.147C34.2132 114.924 34.0946 114.501 34.1193 114.208C34.2383 112.781 34.0712 112.109 33.596 112.109C32.9442 112.109 31.4557 111.284 31.4557 110.927C31.4557 110.749 31.8474 110.71 32.4738 110.825C33.4348 110.999 33.5077 110.96 33.7727 110.138C34.0751 109.2 34.3406 109.095 35.176 109.578C35.5508 109.794 35.7948 109.797 35.9879 109.589C36.3597 109.188 38.5184 109.522 39.2537 110.093C39.6133 110.375 39.7808 110.735 39.6954 111.043C39.6195 111.315 39.6835 111.543 39.8378 111.543C39.9916 111.543 40.1179 111.361 40.1179 111.148C40.1179 110.668 41.5949 110.385 42.3943 110.71C43.1549 111.018 43.7197 110.36 43.1396 109.839C42.9213 109.641 42.7428 109.226 42.7428 108.912C42.7428 108.431 42.6204 108.37 41.9553 108.513C41.3621 108.642 41.1678 108.578 41.1678 108.261C41.1678 107.967 40.9319 107.859 40.4064 107.901C39.4635 107.977 38.7545 107.38 38.8585 106.592C38.9211 106.114 39.0918 106.016 39.724 106.09C40.157 106.14 40.7182 106.384 40.9709 106.632C41.5681 107.217 41.5681 106.841 40.9709 106.169C40.5431 105.687 40.0593 105.498 38.2118 105.095C37.27 104.89 37.0634 104.493 37.5972 103.915C37.9503 103.534 38.1183 103.512 38.5435 103.802C39.3628 104.355 39.5931 104.223 39.4223 103.3C39.3043 102.661 39.3618 102.445 39.6507 102.445C40.2147 102.445 41.0496 103.557 40.9544 104.182C40.8925 104.589 41.0306 104.719 41.5142 104.719C41.9358 104.719 42.2037 104.915 42.2937 105.287C42.478 106.049 43.2676 106.029 43.2676 105.26C43.2676 104.904 43.0567 104.609 42.7428 104.518C42.454 104.435 42.2178 104.266 42.2178 104.143C42.2178 104.016 42.1496 103.722 42.0662 103.485C41.9638 103.197 42.1047 103.03 42.5048 102.966C42.8784 102.905 43.3188 102.436 43.7046 101.684C44.2619 100.594 44.2782 100.454 43.8961 100.041C43.5437 99.6581 43.5331 99.5152 43.8292 99.1292C44.0597 98.8285 44.2144 97.5995 44.2788 95.5575L44.3775 92.4452L45.1351 92.1591C45.5517 92.0014 45.9073 91.7575 45.9253 91.6167C45.9434 91.4753 45.987 91.0083 46.0223 90.5785C46.0576 90.1485 46.2141 88.291 46.3703 86.4495C46.526 84.6088 46.5853 82.4797 46.502 81.7168C46.352 80.3439 46.6099 76.9776 46.846 77.2329C46.9133 77.3058 47.0143 79.5233 47.0707 82.1605C47.127 84.7971 47.1801 87.002 47.1889 87.0604C47.1977 87.1186 47.3872 87.002 47.6105 86.8018C47.883 86.5569 47.964 86.1821 47.8574 85.6568C47.7655 85.2034 47.823 84.7939 47.9949 84.6792C48.1962 84.5443 48.2335 83.8986 48.111 82.6623C47.9859 81.3961 48.0202 80.8435 48.2244 80.8435C48.3857 80.8435 48.5173 80.5858 48.5173 80.2711C48.5173 79.9561 48.665 79.4407 48.8453 79.1251C49.1159 78.6527 49.1043 78.5044 48.7799 78.2808C48.475 78.0707 48.549 78.0085 49.1079 78.0051C49.5048 78.0026 49.8159 77.905 49.7986 77.7879C49.7814 77.6704 49.7832 77.3827 49.8025 77.1481C49.8339 76.7692 49.866 76.7692 50.0921 77.1481C50.3096 77.5124 50.3471 77.5022 50.3505 77.077C50.3524 76.8034 50.5246 76.5797 50.7329 76.5797C51.281 76.5797 51.4989 76.0503 51.1421 75.5847C50.7258 75.0415 51.0333 74.59 51.8198 74.59C52.4493 74.59 52.455 74.571 52.0365 73.8793C51.6843 73.2971 51.6737 73.1689 51.9777 73.1689C52.1818 73.1689 52.8391 72.6588 53.4382 72.0353C54.0371 71.4118 54.5994 71.0282 54.6879 71.1827C54.9556 71.6521 55.5482 71.4961 55.5095 70.966C55.4839 70.6143 55.6656 70.4684 56.1293 70.4684C56.6679 70.4684 56.7981 70.6214 56.8559 71.3211C56.9663 72.6618 57.4869 74.59 57.7384 74.59C57.8641 74.59 57.9666 74.4136 57.9666 74.1983C57.9666 73.9831 58.1534 73.6392 58.3815 73.434C58.6229 73.217 58.7482 72.7873 58.6808 72.4062C58.5417 71.6184 59.1865 70.8715 59.4252 71.5441C59.5087 71.7801 59.5503 72.1464 59.518 72.3577C59.4427 72.848 59.8126 73.8168 60.1787 74.0881C60.3681 74.2287 60.3528 74.2983 60.1322 74.3012C59.9518 74.3039 59.8042 74.5617 59.8042 74.8742C59.8042 75.1867 59.8933 75.4425 60.0026 75.4425C60.1116 75.4425 60.3656 75.8584 60.5666 76.3665C61.0926 77.6954 61.4217 78.1017 61.6492 77.7031C61.7628 77.5045 61.8978 77.6506 61.997 78.0801C62.2231 79.0551 63.1013 79.3514 66.7598 79.6868C71.0441 80.0793 74.5209 80.5374 74.8403 80.751C75.0146 80.8677 75.0418 83.6472 74.9202 88.9155C74.7632 95.7393 74.7931 96.9853 75.1247 97.471C75.468 97.9736 75.4674 98.0947 75.1201 98.5119C74.5668 99.1769 74.7588 100.564 75.4224 100.699C75.7111 100.756 76.0462 100.989 76.1666 101.216C76.2873 101.442 76.6417 101.737 76.9544 101.865C77.4774 102.088 77.4846 102.121 77.0462 102.313C76.7129 102.458 76.4528 102.339 76.1783 101.913C75.6656 101.121 75.0371 101.139 74.9978 101.948C74.7891 106.243 74.8199 107.877 75.1075 107.771C75.281 107.708 75.4604 107.384 75.5064 107.042C75.5597 106.649 75.7775 106.424 76.1051 106.424C76.6307 106.424 76.7038 106.299 76.9806 104.933C77.1086 104.299 77.2829 104.152 77.8992 104.152C78.3175 104.152 78.7033 104.01 78.7563 103.836C78.8097 103.665 79.0039 104.162 79.1882 104.941L79.5232 106.355L80.8634 106.495C82.3168 106.646 82.9037 107.178 82.9037 108.346C82.9037 108.898 83.0023 108.987 83.4406 108.838C84.026 108.635 84.7407 109.116 84.7407 109.708C84.7407 109.915 84.5048 110.162 84.2157 110.262C83.4511 110.526 83.5738 110.97 84.4127 110.977L85.1347 110.984L84.4782 111.548C83.9221 112.021 83.8823 112.149 84.2157 112.388C84.4321 112.543 85.0337 112.671 85.5521 112.674C86.3041 112.678 86.554 112.535 86.7931 111.968C87.0176 111.435 87.305 111.249 87.9511 111.224C89.507 111.167 90.2021 111.015 91.0071 110.567C92.2295 109.882 92.5615 110.003 92.9101 111.26C93.1628 112.176 93.322 112.37 93.7103 112.237C93.976 112.145 94.8568 112.399 95.6674 112.802C96.4783 113.204 97.2913 113.53 97.4747 113.53C97.9226 113.53 98.1029 114.114 97.9396 115.035C97.728 116.236 98.0084 116.747 98.6678 116.366C99.1378 116.091 99.1911 115.881 99.0393 114.907C98.8892 113.948 98.9474 113.702 99.4084 113.351C99.7097 113.125 100.054 112.527 100.174 112.027C100.448 110.882 101.004 110.859 101.529 111.968C101.752 112.436 101.957 112.869 101.987 112.926C102.065 113.077 103.373 113.061 103.515 112.908C103.672 112.741 104.664 79.317 105.084 60.0942C105.168 56.2641 105.301 52.6507 105.379 52.0645C105.536 50.9108 106 50.5945 106.006 51.638C106.009 51.99 106.121 52.4674 106.258 52.6992C106.453 53.0342 106.584 52.9174 106.889 52.1309C107.101 51.5863 107.521 50.9798 107.82 50.7829C108.12 50.5863 108.365 50.1706 108.365 49.8593C108.365 49.3325 108.543 49.2933 110.925 49.2961C114.626 49.3008 115.452 49.4894 115.452 50.3322C115.452 50.8011 115.663 51.0989 116.125 51.2901C117.06 51.6747 119.056 51.637 119.288 51.2302C119.469 50.9133 119.602 46.7753 120.065 27.0515C120.17 22.5568 120.343 18.8794 120.448 18.8794C120.714 18.8794 121.061 20.5622 121.005 21.5798L120.958 22.4326L121.36 21.6561C121.72 20.9625 121.903 20.8831 123.082 20.9118C124.123 20.9375 124.534 20.8065 125.046 20.2859C125.522 19.8029 125.607 19.569 125.368 19.4086C125.176 19.2809 124.95 19.3618 124.826 19.603C124.708 19.8304 124.345 20.0165 124.021 20.0165C123.696 20.0165 123.31 20.1484 123.16 20.3098C123.012 20.4714 122.698 20.5244 122.464 20.4272C122.083 20.269 122.053 19.4852 122.174 12.8145C122.332 3.95024 122.329 3.75837 122.005 3.40733C121.584 2.95112 121.712 2.75745 122.556 2.57445C123.184 2.43864 123.46 2.14789 123.804 1.26275C124.13 0.416543 124.395 0.124767 124.835 0.122641C125.161 0.121348 125.428 0.279624 125.431 0.475044C125.433 0.713867 125.498 0.73037 125.627 0.525401C125.993 -0.0534002 126.79 -0.16525 127.616 0.246049C128.071 0.472956 128.847 0.766007 129.336 0.897268C130.439 1.19188 130.996 2.356 130.152 2.5954C129.48 2.78542 129.466 3.2464 130.132 3.2464C131.061 3.2464 131.539 4.07573 131.346 5.35804C131.251 5.99445 131.18 6.70701 131.189 6.94152C131.197 7.176 131.198 7.85443 131.191 8.44916C131.181 9.23206 131.344 9.68915 131.779 10.1053C132.112 10.4212 132.259 10.6145 132.108 10.535C131.48 10.2039 131.215 10.9134 131.063 13.3463C130.736 18.5884 130.886 20.1454 131.742 20.388C132.25 20.5314 132.333 20.2904 132.601 17.8848C132.654 17.4157 132.714 19.0383 132.736 21.4903C132.761 24.29 132.663 26.2461 132.474 26.7486C132.042 27.8976 131.575 50.0336 131.973 50.5519C132.135 50.7618 133.582 51.153 135.195 51.4218C136.806 51.6905 138.294 51.9809 138.501 52.0669C138.823 52.2011 138.863 54.7179 138.778 69.7571C138.697 84.5418 138.739 87.3674 139.051 87.7755C139.255 88.0421 139.596 88.1867 139.811 88.0987C140.027 88.0089 140.349 88.1712 140.538 88.4623C140.725 88.7516 142.293 89.662 144.02 90.4865C146.807 91.818 147.175 92.0751 147.307 92.7906C147.428 93.4535 147.608 93.6126 148.317 93.6869L149.181 93.7766L149.209 107.849C149.224 115.585 149.253 122.069 149.274 122.255C149.295 122.438 149.755 122.632 150.297 122.68C151.199 122.761 151.296 122.853 151.434 123.763C151.693 125.466 151.908 124.129 152.045 119.964C152.116 117.796 152.208 115.988 152.251 115.943C152.294 115.898 153.335 115.776 154.562 115.668C155.789 115.556 157.442 115.382 158.236 115.281L159.68 115.093L159.812 111.368C159.9 108.873 160.057 107.497 160.292 107.193C160.509 106.909 161.155 106.706 161.998 106.653C163.318 106.569 163.358 106.541 163.438 105.645C163.502 104.919 163.831 104.446 164.971 103.441C165.768 102.737 166.501 102.155 166.596 102.147C166.69 102.138 167.298 102.072 167.95 101.998C169.481 101.825 169.726 101.829 170.907 102.045C172.433 102.324 172.674 101.927 172.674 99.1582C172.674 97.0361 172.734 96.7477 173.255 96.3512C173.578 96.107 174.297 95.9082 174.854 95.9082C175.731 95.9082 175.908 95.7968 176.153 95.0937C176.552 93.9527 177.312 93.5333 178.865 93.6013C179.811 93.6426 180.302 93.5293 180.545 93.2127C180.828 92.8443 181.238 92.7988 182.885 92.9555C183.981 93.0608 185.174 93.2709 185.536 93.4237C185.896 93.5755 186.676 93.7492 187.268 93.8083L188.341 93.9166L188.512 90.2934C188.606 88.3007 188.683 84.3447 188.684 81.5018C188.684 78.6586 188.797 76.0139 188.933 75.624C189.101 75.1474 189.419 74.8852 189.908 74.8239C190.872 74.7021 190.99 74.1483 191.021 69.5406L191.048 65.7696L191.9 65.3687C192.369 65.1484 192.967 64.8962 193.226 64.8087C193.609 64.679 193.665 64.4633 193.523 63.6509C193.411 62.9956 193.452 62.6524 193.642 62.6524C193.803 62.6524 193.934 62.9772 193.934 63.3742C193.934 64.7232 194.935 66.1992 198.242 69.7339C200.06 71.6745 201.547 73.4012 201.548 73.5711C201.548 73.8721 203.493 74.8746 204.077 74.8746C204.238 74.8746 204.519 74.6797 204.702 74.4411C204.997 74.0541 205.086 74.0593 205.526 74.4887C205.814 74.7711 206.854 75.0964 208.048 75.2773L210.078 75.5851L209.972 90.0106L209.869 104.435L210.631 104.465C211.048 104.482 211.725 104.471 212.132 104.442C212.542 104.412 213.108 104.619 213.393 104.896C213.776 105.269 214.519 105.448 216.197 105.561C218.765 105.738 219.134 105.896 219.134 106.834C219.134 107.99 219.586 108.104 224.212 108.106C227.703 108.107 228.635 108.028 228.745 107.716C228.822 107.501 228.978 106.451 229.094 105.384L229.302 103.44L229.34 105.145C229.373 106.604 229.805 108.275 229.928 107.421C229.993 106.968 230.063 106.071 230.113 105.074C230.185 103.593 230.683 104.012 230.683 105.554C230.683 107.7 231.013 108.382 232.031 108.352C232.629 108.333 232.993 108.507 233.259 108.938C233.559 109.429 233.894 109.553 234.932 109.553C237.208 109.553 237.245 109.616 237.245 113.683C237.245 116.961 237.282 117.226 237.739 117.226C238.01 117.226 238.38 117.031 238.565 116.79C238.862 116.403 238.959 116.414 239.449 116.9C239.752 117.2 240.261 117.529 240.579 117.635C240.895 117.737 241.222 118.056 241.305 118.337C241.421 118.731 241.837 118.896 243.077 119.036C243.968 119.134 244.791 119.114 244.908 118.991C245.025 118.864 245.248 112.436 245.403 104.705C245.638 93.0842 245.752 90.5761 246.068 90.2239C246.391 89.8649 247.727 89.7892 254.449 89.7464C258.848 89.7181 263.077 89.6106 263.848 89.5062C264.984 89.352 265.514 89.4384 266.667 89.9686C267.449 90.3265 268.175 90.7548 268.286 90.9187C268.396 91.0836 268.407 97.2617 268.31 104.649C268.19 113.812 268.22 118.079 268.406 118.079C268.584 118.079 268.742 113.998 268.869 106.068C268.988 98.6798 269.165 93.9238 269.329 93.7057C269.475 93.5101 270.049 93.3502 270.604 93.3502C271.768 93.3502 272.155 92.8256 272.155 91.2572C272.155 89.6694 272.643 89.3712 275.258 89.3663C277.962 89.3623 278.649 89.1983 278.85 88.5139C279.043 87.8529 281.247 87.5411 285.016 87.6407C289.895 87.769 290.127 87.7989 290.216 88.2974C290.372 89.1717 291.446 89.6016 293.962 89.7956C295.323 89.9005 296.66 90.0549 296.936 90.1381C297.422 90.2852 297.433 90.6286 297.28 100.911C297.194 106.75 297.213 111.591 297.324 111.662C297.502 111.78 297.909 106.44 298.27 99.3189C298.67 91.3688 299.172 87.9394 300.047 87.1525C300.24 86.9804 302.139 86.8278 304.575 86.7897C306.884 86.7533 308.919 86.6661 309.101 86.5957C309.32 86.5109 309.43 85.837 309.43 84.6032C309.43 82.3788 309.737 82.4133 309.788 84.6427C309.806 85.4977 309.919 86.3031 310.038 86.4341C310.157 86.5642 312.104 86.8623 314.368 87.0966L318.483 87.5232L318.849 88.6602C319.051 89.2857 319.287 91.2024 319.375 92.9209L319.533 96.044L320.978 96.2581C321.772 96.3761 322.697 96.5417 323.032 96.6273L323.643 96.7826L323.576 114.377C323.506 132.815 323.509 132.869 324.619 132.853C324.853 132.849 325.341 132.602 325.703 132.302L326.359 131.755L326.544 119.333C326.645 112.5 326.788 106.738 326.864 106.523C326.953 106.275 327.445 106.139 328.288 106.139C329.064 106.139 329.693 105.985 329.876 105.75C330.071 105.495 330.207 103.533 330.261 100.202C330.307 97.3683 330.426 94.9613 330.525 94.8545C330.624 94.7471 330.693 97.1115 330.678 100.108C330.662 103.106 330.725 105.691 330.817 105.849C330.908 106.009 331.56 106.139 332.264 106.139C332.971 106.139 333.628 106.283 333.725 106.453C333.823 106.626 333.889 107.876 333.87 109.226C333.831 112.187 334.016 112.653 334.968 111.98C335.536 111.578 335.862 111.552 337.13 111.803C337.953 111.968 338.758 112.01 338.923 111.895C339.405 111.56 340.502 111.603 340.928 111.975C341.145 112.163 341.997 112.39 342.823 112.477C343.65 112.564 344.445 112.717 344.593 112.816C344.766 112.93 344.863 115.502 344.863 119.943L344.863 126.892L346.013 126.892C346.644 126.892 347.276 126.732 347.416 126.535C347.879 125.891 348.801 119.606 348.801 117.112C348.801 114.692 348.808 114.668 349.46 114.668C350.116 114.668 350.117 114.67 349.95 116.728C349.858 117.861 349.681 118.913 349.556 119.06C349.083 119.616 349.321 120.944 350.005 121.58C350.716 122.242 350.848 122.997 350.519 124.5C350.278 125.605 350.867 126.322 352.014 126.322C352.463 126.322 353.053 126.541 353.328 126.812C353.707 127.183 354.342 127.307 355.976 127.333C357.16 127.352 358.403 127.524 358.736 127.719C359.068 127.914 359.512 128 359.721 127.914C359.931 127.827 360.303 128.008 360.548 128.317C360.939 128.813 361.324 128.881 363.755 128.877C367.295 128.873 367.65 128.764 367.831 127.638C367.908 127.15 368.059 123.682 368.164 119.932L368.356 113.118L369.144 112.855C369.577 112.711 370.302 112.422 370.758 112.21C371.213 111.999 371.886 111.825 372.253 111.825C372.842 111.825 372.937 111.675 373.098 110.532C373.223 109.625 373.462 109.106 373.885 108.803C374.22 108.564 374.532 108.033 374.576 107.621C374.666 106.782 375.269 106.499 377.085 106.453L378.199 106.424L378.255 99.248C378.287 95.3006 378.316 91.2145 378.321 90.1681C378.325 89.1217 378.449 88.1489 378.594 88.0056C378.825 87.7755 380.538 87.3975 383.845 86.8455C384.83 86.6807 384.9 86.6053 385.024 85.5556C385.096 84.9426 385.289 84.3937 385.451 84.3358C385.881 84.183 386.116 85.0598 385.81 85.6779C385.666 85.9687 385.549 86.2643 385.549 86.3341C385.549 86.6983 387.351 86.8631 393.637 87.0726C397.536 87.2026 400.658 87.4255 400.804 87.5838C400.969 87.7626 401.083 94.1144 401.116 104.884L401.168 121.905L403.161 121.887C404.257 121.878 405.33 121.795 405.548 121.705C405.855 121.576 405.983 120.761 406.126 118.047C406.225 116.123 406.371 114.48 406.449 114.397C406.527 114.311 407.654 114.171 408.95 114.086C410.596 113.976 411.378 113.805 411.543 113.518C411.743 113.17 411.896 113.186 412.582 113.626C413.182 114.009 414.21 114.191 416.596 114.334L419.804 114.525L419.964 118.22C420.052 120.254 420.141 121.958 420.161 122.01C420.181 122.063 420.58 122.075 421.051 122.041C422.836 121.905 424.922 122.071 424.922 122.343C424.922 122.499 424.42 122.642 423.807 122.662L422.69 122.697L423.873 122.925C424.522 123.051 425.54 123.163 426.139 123.174C426.987 123.191 427.317 123.346 427.644 123.887C427.916 124.338 428.36 124.611 428.921 124.671L429.779 124.76L429.849 130.372C429.893 133.793 430.021 135.986 430.177 135.986C430.318 135.986 430.434 135.607 430.434 135.144C430.434 134.134 431.027 133.713 432.452 133.707C433.979 133.704 434.575 133.439 434.747 132.699C434.832 132.326 435.138 131.887 435.423 131.72C435.962 131.408 436.152 130.586 435.685 130.586C435.539 130.586 435.421 130.329 435.421 130.017C435.421 129.704 435.596 129.448 435.811 129.448C436.225 129.448 436.278 129.263 436.74 126.18C437.156 123.394 437.789 119.719 437.938 119.239C438.322 118.005 438.908 121.084 440.261 131.48C440.409 132.623 440.526 132.817 441.138 132.945C441.529 133.025 442.049 132.975 442.291 132.833C442.535 132.692 443.159 132.575 443.674 132.575C444.485 132.575 444.61 132.666 444.61 133.254C444.61 133.805 444.782 133.968 445.52 134.117C446.023 134.22 446.534 134.499 446.657 134.74C446.846 135.106 446.959 135.054 447.337 134.425C447.698 133.836 447.728 133.587 447.48 133.267C447.237 132.949 447.248 132.755 447.53 132.385C447.812 132.019 447.819 131.888 447.562 131.794C447.379 131.729 447.232 131.436 447.232 131.144C447.232 130.851 447.039 130.497 446.803 130.353C446.566 130.21 446.456 129.944 446.559 129.765C446.661 129.587 446.841 129.504 446.958 129.583C447.075 129.661 447.466 129.473 447.83 129.165C448.189 128.86 448.792 128.48 449.17 128.324C449.605 128.145 449.858 127.826 449.858 127.457C449.858 127.136 450.005 126.815 450.185 126.744C451.173 126.353 456.275 125.813 459.389 125.768C459.938 125.761 460.325 125.64 460.247 125.505C460.081 125.215 460.83 122.695 461.144 122.486C461.259 122.408 461.669 122.523 462.055 122.74C462.885 123.206 464.741 123.034 465.382 122.429C465.669 122.162 466.327 122.048 467.355 122.087C468.812 122.144 469.537 121.903 470.594 121.018C470.811 120.835 471.666 120.708 472.493 120.733C473.873 120.774 474.091 120.876 475.12 121.944C476.235 123.106 476.25 123.111 478.749 123.284C480.129 123.378 481.446 123.535 481.672 123.63C481.961 123.749 482.142 124.358 482.269 125.628C482.455 127.52 482.71 127.871 483.194 126.892C483.349 126.576 483.423 126.322 483.359 126.322C483.295 126.322 483.404 125.587 483.603 124.687C483.802 123.789 483.983 121.71 484.005 120.068C484.026 118.426 484.12 116.701 484.212 116.231C484.36 115.465 484.491 115.37 485.492 115.292C486.54 115.21 486.606 115.153 486.606 114.34C486.606 113.717 486.752 113.436 487.132 113.328C487.462 113.237 487.656 112.941 487.656 112.538C487.656 111.602 488.265 111.199 489.547 111.298L490.674 111.389L490.753 109.48C490.817 107.88 490.919 107.517 491.383 107.249C492.101 106.833 492.464 107.455 492.643 109.41L492.774 110.831L494.684 111.014C496.911 111.23 497.368 111.547 497.368 112.855C497.368 113.382 497.485 113.816 497.629 113.816C497.774 113.816 497.892 113.624 497.892 113.388C497.892 113.073 498.201 112.962 499.075 112.962C500.079 112.962 500.254 113.046 500.254 113.53C500.254 114.566 501.848 115.805 503.185 115.805C503.698 115.805 503.713 115.668 503.626 111.586C503.563 108.635 503.432 107.229 503.192 106.913C502.904 106.536 502.917 106.346 503.27 105.763C503.939 104.655 504.22 100.407 504.174 92.0711L504.132 84.3962L505.245 81.8379C505.859 80.4313 506.83 78.2065 507.402 76.8946C508.188 75.0918 508.405 74.2993 508.284 73.6507C508.18 73.0916 508.258 72.6335 508.507 72.3375C508.8 71.9886 508.929 70.5566 509.064 66.2014C509.16 63.0769 509.301 60.4072 509.376 60.2688C509.716 59.6588 510.211 61.541 510.227 63.505C510.235 64.6773 510.359 66.1482 510.503 66.7736C510.647 67.3989 510.807 68.9712 510.858 70.2677C510.911 71.5641 511.014 72.6907 511.088 72.7706C511.21 72.9025 516.561 73.4725 518.499 73.5597L519.286 73.5951L519.355 71.6057C519.392 70.5114 519.531 69.3603 519.662 69.0477C519.795 68.7349 519.972 67.2324 520.057 65.7086C520.204 63.1075 520.565 61.5154 521.006 61.5154C521.412 61.5154 521.498 62.4984 521.379 65.8C521.306 67.8508 521.373 69.6996 521.548 70.4139C521.711 71.0693 521.827 71.9894 521.809 72.4583C521.79 72.9275 521.767 73.695 521.756 74.1639C521.745 74.6889 522.6 76.9283 523.984 79.9907L526.229 84.9651L526.02 92.2131C525.893 96.6081 525.907 99.9646 526.057 100.741C526.193 101.443 526.327 106.431 526.355 111.825C526.423 125.181 526.392 124.617 527.029 124.617C527.589 124.617 527.761 123.886 527.245 123.7C527.075 123.639 527.025 123.434 527.133 123.244C527.399 122.778 527.815 123.104 527.815 123.774C527.815 124.407 529.161 124.933 529.335 124.37C529.399 124.165 529.79 124.366 530.344 124.893C530.839 125.366 531.48 125.753 531.763 125.753C532.046 125.753 532.279 125.87 532.279 126.011C532.279 126.401 533.02 126.209 533.597 125.671C533.878 125.411 534.289 125.274 534.509 125.365C534.987 125.565 535.663 125.013 535.951 124.193C536.114 123.733 536.414 123.595 537.348 123.55C538.047 123.516 539.026 123.199 539.723 122.776C540.376 122.381 541.21 122.059 541.581 122.059C542.154 122.059 542.254 122.186 542.254 122.91C542.254 123.379 542.372 123.763 542.516 123.763C542.661 123.763 542.781 123.605 542.783 123.408C542.783 123.163 542.847 123.15 542.979 123.365C543.086 123.538 543.434 123.829 543.756 124.011C544.248 124.29 544.318 124.275 544.188 123.915C543.985 123.339 544.776 123.033 545.283 123.49C545.61 123.785 545.745 123.754 546.04 123.315C546.238 123.024 546.36 122.551 546.308 122.266C546.257 121.981 546.388 121.674 546.598 121.586C546.903 121.462 546.983 120.699 547 117.834C547.012 115.856 547.16 113.666 547.329 112.964C547.621 111.734 547.681 111.676 548.863 111.447C550.023 111.215 550.095 111.149 550.218 110.164C550.291 109.593 550.365 108.484 550.385 107.702C550.426 106.025 550.714 105.584 551.442 106.075C552.328 106.675 553.964 106.508 554.663 105.755C555.239 105.127 555.374 105.102 556.629 105.38C557.366 105.544 557.922 105.77 557.859 105.879C557.507 106.492 559.786 106.602 560.51 106.007C561.098 105.527 562.91 105.461 564.435 105.864C566.286 106.355 570.632 106.505 571.721 106.114C572.483 105.844 572.789 105.839 573.023 106.091C573.402 106.502 575.689 106.546 575.456 106.139C575.093 105.503 578.539 106.111 579.172 106.799C579.271 106.905 579.602 106.994 579.911 106.994C580.778 106.994 581.101 107.552 581.101 109.06C581.101 110.318 581.148 110.427 581.632 110.26C582.459 109.976 583.698 110.389 584.028 111.055C584.215 111.433 584.316 113.157 584.299 115.655C584.283 117.994 584.385 119.822 584.545 120.071C584.75 120.391 584.85 120.408 584.95 120.139C585.112 119.707 586.076 119.682 586.614 120.097C586.91 120.327 586.781 120.358 586.089 120.229C585.203 120.062 585.19 120.072 585.744 120.492C586.422 121.006 588.451 121.286 588.451 120.865C588.451 120.706 588.625 120.65 588.839 120.738C589.07 120.833 589.346 120.668 589.511 120.334C589.664 120.024 589.899 119.841 590.031 119.93C590.298 120.11 591.6 119.279 591.6 118.932C591.6 118.81 591.452 118.717 591.271 118.724C590.359 118.759 589.763 118.62 589.763 118.362C589.763 118.205 590.04 118.079 590.378 118.079C590.717 118.079 591.209 117.82 591.473 117.504C591.918 116.975 592.034 116.331 592.206 113.444C592.242 112.851 592.421 112.266 592.604 112.142C593.003 111.874 593.263 109.034 593.043 107.365C592.919 106.427 592.795 106.207 592.47 106.342C592.023 106.527 592.024 106.521 592.762 104.955C593.225 103.969 593.229 103.853 592.818 102.916C592.579 102.371 592.311 101.528 592.222 101.048C592.068 100.216 592.231 100.016 592.967 100.133C593.07 100.15 593.222 99.7497 593.308 99.2439C593.511 98.0479 593.579 84.802 593.412 79.138C593.341 76.715 593.38 73.1729 593.501 71.2671C593.766 67.046 593.423 61.0051 592.902 60.6556C592.601 60.4535 592.604 60.2924 592.924 59.6431C593.134 59.2184 593.27 58.6426 593.226 58.3635C593.092 57.5048 594.116 57.1407 597.034 57.0062C597.779 56.9717 597.896 56.8522 598.049 55.9727C598.233 54.9103 598.34 54.8593 600.179 54.9636C601.242 55.0238 601.283 54.9931 601.555 53.9359C601.709 53.3365 601.836 52.5675 601.837 52.2271C601.837 51.5226 602.975 50.43 603.711 50.43C604.106 50.43 604.2 50.2136 604.2 49.3162C604.2 47.7754 604.417 47.3033 605.127 47.3033C605.465 47.3033 606.043 47.1786 606.412 47.0263C607.05 46.7639 607.086 46.638 607.089 44.6813C607.089 43.5439 607.167 42.1285 607.258 41.5359C607.414 40.5066 607.435 40.4876 607.72 41.1096C607.945 41.597 608.245 41.7608 608.914 41.7608C609.681 41.7608 609.836 41.6423 610.014 40.9194C610.154 40.3504 610.118 40.0069 609.903 39.8578C609.409 39.519 608.015 39.5887 607.664 39.9701C607.42 40.2352 607.35 40.0045 607.35 38.931C607.35 37.6121 607.371 37.572 607.828 38.0216C608.145 38.3317 608.772 38.4921 609.667 38.4921C610.928 38.4921 611.027 38.4422 611.063 37.7813C611.084 37.3905 611.114 36.9109 611.127 36.7156C611.146 36.4603 610.6 36.3603 609.187 36.3603L607.218 36.3603L607.135 35.4365C607.056 34.5542 607.4 34.1942 607.742 34.7968C607.977 35.2087 609.898 35.1493 610.034 34.7257C610.098 34.5303 610.074 34.0508 609.984 33.6599C609.837 33.0262 609.678 32.9468 608.518 32.9258L607.219 32.9025L607.137 31.2323C606.996 28.3039 607.031 28.2594 609.446 28.2594C611.282 28.2594 611.566 28.329 611.821 28.8451C612.215 29.647 613.18 29.4648 613.415 28.5436C613.515 28.1527 613.61 26.1703 613.627 24.1378C613.657 20.4358 613.876 19.2956 614.44 19.9048C614.617 20.096 614.745 21.8697 614.777 24.532C614.834 29.1431 614.904 29.3823 616.208 29.3919C616.611 29.3951 616.799 29.5673 616.799 29.9344C616.799 30.4976 616.315 30.8173 615.463 30.8173C614.955 30.8173 614.855 31.0679 614.956 32.0965C615.043 32.975 615.505 33.4125 616.25 33.3187C616.779 33.2525 616.931 33.3586 616.931 33.7928C616.931 34.2243 616.675 34.4073 615.813 34.5915C614.891 34.789 614.7 34.9426 614.7 35.4802C614.7 36.4632 615.564 37.1972 616.254 36.7977C616.734 36.5202 616.839 36.5769 617.072 37.241C617.218 37.66 617.631 38.3784 617.987 38.8376C618.831 39.9215 618.809 40.4225 617.915 40.5337C616.987 40.6495 616.797 41.7017 617.546 42.5703C617.897 42.9769 618.136 43.781 618.258 44.9687C618.384 46.184 618.582 46.8353 618.876 47.0055C619.114 47.1431 620.243 47.3969 621.392 47.5695C622.539 47.7422 623.599 48.0156 623.748 48.1769C623.899 48.3415 623.992 49.4935 623.96 50.8004C623.877 54.1683 623.928 54.3091 625.32 54.5352C626.6 54.7429 626.773 54.9157 627.02 56.2164C627.181 57.0725 627.195 57.0784 629.013 57.1118C630.018 57.1299 631.043 57.2444 631.288 57.3656C631.533 57.4871 631.882 57.4886 632.06 57.3696C632.565 57.0318 638.4 56.9674 638.763 57.2959C638.939 57.454 639.317 57.5031 639.606 57.4049C640.333 57.1543 649.109 57.0622 649.246 57.3037C649.308 57.4124 649.623 57.4276 649.942 57.3371C650.265 57.2467 650.894 57.146 651.34 57.1138C651.787 57.0813 652.291 56.9631 652.459 56.851C652.627 56.7388 652.97 56.7135 653.221 56.7945C654.122 57.0852 657.403 57.0437 660.064 56.7076C662.423 56.4106 662.858 56.4229 663.393 56.8015C663.73 57.0413 664.044 57.1233 664.091 56.9839C664.138 56.8443 665.536 56.6409 667.197 56.532C668.856 56.4229 670.285 56.2889 670.37 56.2345C670.455 56.1798 671.781 56.0065 673.311 55.8496C675.194 55.656 676.413 55.3781 677.086 54.987C677.635 54.6698 678.25 54.41 678.459 54.41C678.665 54.41 679.044 54.2055 679.299 53.9558C679.553 53.7059 679.889 53.5854 680.041 53.6882C680.202 53.7956 680.286 82.3724 680.312 148.252L0 148.252M405.204 129.666C405.243 128.22 405.363 126.911 405.471 126.753C405.579 126.591 405.685 125.869 405.707 125.144C405.742 123.956 405.692 123.836 405.228 123.966C404.943 124.047 404.704 124.321 404.695 124.578C404.488 130.761 404.51 132.291 404.809 132.291C405.04 132.291 405.156 131.524 405.204 129.666M530.441 125.47C530.441 125.313 530.264 125.186 530.047 125.186C529.832 125.186 529.654 125.313 529.654 125.47C529.654 125.624 529.832 125.753 530.047 125.753C530.264 125.753 530.441 125.624 530.441 125.47M538.615 124.899C539.36 124.899 539.768 124.525 539.512 124.072C539.429 123.928 538.801 124.012 538.059 124.266C537.011 124.632 536.813 124.795 537.051 125.107C537.257 125.374 537.433 125.402 537.622 125.198C537.773 125.033 538.219 124.899 538.615 124.899M41.6927 121.063C41.6927 120.828 41.5009 120.638 41.2668 120.638C40.9179 120.638 40.9 120.714 41.1678 121.063C41.5792 121.599 41.6927 121.599 41.6927 121.063M5.0103 120.234C5.0464 120.091 4.92827 119.921 4.74783 119.855C4.56734 119.791 4.41973 119.949 4.41973 120.211C4.41973 120.692 4.8903 120.711 5.0103 120.234L5.0103 120.234M40.1178 119.5C40.1178 119.344 39.9995 119.214 39.8554 119.214C39.7111 119.214 39.5929 119.344 39.5929 119.5C39.5929 119.657 39.7111 119.784 39.8554 119.784C39.9995 119.784 40.1178 119.657 40.1178 119.5M37.3617 115.946C37.3617 115.791 36.9187 115.623 36.3772 115.574C35.4543 115.491 35.149 115.73 35.5805 116.198C35.8539 116.494 37.3617 116.281 37.3617 115.946M41.5893 115.288C41.617 114.69 41.5092 114.384 41.2732 114.384C40.8639 114.384 40.5029 115.615 40.7734 116.087C41.0957 116.652 41.5464 116.21 41.5893 115.288M39.0651 115.668C39.2433 115.433 39.3143 115.031 39.2228 114.776C39.0709 114.346 39.013 114.35 38.5373 114.816C38.2516 115.094 38.0179 115.496 38.0179 115.708C38.0179 116.218 38.6612 116.194 39.0651 115.668M43.0051 115.22C43.0051 115.071 42.828 114.952 42.6114 114.952C42.2056 114.952 42.0899 115.288 42.3856 115.607C42.5952 115.834 43.0051 115.578 43.0051 115.22M36.8975 113.248C36.9856 113.248 37.2744 113.457 37.5388 113.719C38.2136 114.379 39.3303 113.834 39.3303 112.843C39.3303 111.938 38.9642 111.71 38.2203 112.155C37.8922 112.35 37.4174 112.476 37.165 112.434C36.9122 112.392 36.7055 112.486 36.7055 112.639C36.7055 112.797 36.4534 112.963 36.1449 113.013C35.8368 113.063 35.4089 113.391 35.1947 113.744C34.824 114.351 34.8482 114.403 35.6898 114.788L36.574 115.193L36.6558 114.218C36.7005 113.684 36.8092 113.248 36.8975 113.248M75.2911 114.684C75.2911 114.536 75.1728 114.337 75.0284 114.241C74.884 114.144 74.7658 114.264 74.7658 114.508C74.7658 114.753 74.884 114.952 75.0284 114.952C75.1728 114.952 75.2911 114.832 75.2911 114.684M75.2911 112.678C75.2911 112.365 75.1728 112.11 75.0284 112.11C74.884 112.11 74.7658 112.365 74.7658 112.678C74.7658 112.989 74.884 113.248 75.0284 113.248C75.1728 113.248 75.2911 112.989 75.2911 112.678M41.2334 112.532C41.1365 112.119 40.5738 112.191 40.4377 112.634C40.3609 112.883 40.4905 112.98 40.8094 112.914C41.0786 112.858 41.2694 112.686 41.2334 112.532M75.4017 109.964C75.5872 109.165 75.3885 108.6 75.0104 108.853C74.6978 109.063 74.6886 110.69 75.0001 110.69C75.1287 110.69 75.3093 110.363 75.4016 109.964L75.4017 109.964M633.072 98.4667C633.072 98.3098 632.896 98.1822 632.679 98.1822C632.463 98.1822 632.286 98.3098 632.286 98.4667C632.286 98.6225 632.463 98.7501 632.679 98.7501C632.896 98.7501 633.072 98.6225 633.072 98.4667M630.753 97.3587C630.802 97.2189 632.141 97.0305 633.731 96.941C635.317 96.8513 637.443 96.5789 638.454 96.3364C639.465 96.094 641.592 95.8467 643.179 95.7862C644.768 95.7264 646.249 95.5972 646.473 95.4995C646.696 95.4016 647.089 94.9427 647.341 94.4788C647.755 93.7234 647.812 92.4603 647.904 82.2203C647.986 73.2594 648.081 70.7536 648.348 70.5697C648.706 70.3247 649.478 70.2716 653.458 70.2172C654.782 70.1992 655.955 70.0831 656.071 69.9593C656.186 69.8356 656.252 68.6171 656.219 67.252C656.177 65.5767 656.266 64.6231 656.492 64.3182C656.721 64.0104 657.657 63.7615 659.423 63.5368C660.849 63.3556 662.108 63.1462 662.219 63.0715C662.614 62.8075 662.154 61.8639 661.464 61.5205C661.058 61.3183 659.746 61.1822 658.336 61.1962C656.357 61.2155 655.907 61.1424 655.907 60.7992C655.907 60.2468 655.738 60.2677 654.886 60.9265C654.423 61.2821 654.045 61.3888 653.807 61.2296C653.606 61.0945 653.337 61.0543 653.208 61.1401C653.003 61.2779 651.81 61.2805 646.197 61.1558C645.402 61.1381 644.34 61.143 643.835 61.166C643.331 61.1894 642.326 61.2087 641.605 61.2092C640.88 61.2095 639.524 61.232 638.586 61.2589C637.648 61.286 636.345 61.2887 635.699 61.2642C634.074 61.2049 630.074 61.4254 628.449 61.664L627.108 61.8613L626.94 64.0047C626.726 66.7514 626.72 95.2674 626.933 96.4244C627.074 97.1786 627.226 97.3125 628.049 97.4071C629.923 97.6222 630.667 97.6091 630.753 97.3579L630.753 97.3587L630.753 97.3587M609.93 44.3551C610.042 43.298 609.672 42.8912 608.967 43.2985C608.507 43.5659 608.359 44.4325 608.632 45.2623C608.649 45.3121 608.928 45.3121 609.253 45.2623C609.684 45.196 609.869 44.9494 609.93 44.3551M611.024 41.0666C611.024 40.607 610.904 40.1517 610.761 40.0551C610.605 39.9505 610.498 40.2891 610.498 40.8912C610.498 41.4475 610.617 41.9026 610.761 41.9026C610.904 41.9026 611.024 41.5264 611.024 41.0666M612.907 40.2955C613.561 39.6538 613.511 38.8773 612.799 38.6764C612.026 38.4569 611.842 38.727 612.002 39.8419C612.153 40.8986 612.244 40.9445 612.907 40.2955M616.011 39.172C616.011 38.9542 615.775 38.7761 615.484 38.7761C614.992 38.7761 614.772 39.3297 615.118 39.7039C615.372 39.9805 616.011 39.6008 616.011 39.172M613.334 36.4451C613.507 36.2577 613.649 35.8101 613.649 35.4505C613.649 34.8033 613.596 34.7779 612.023 34.6685C611.779 34.6514 611.493 34.5455 611.389 34.4329C611.056 34.0739 610.498 34.2131 610.498 34.6546C610.498 34.8936 610.732 35.081 611.032 35.081C611.515 35.081 611.638 35.259 611.961 36.431C612.085 36.8832 612.923 36.8915 613.334 36.4451L613.334 36.4451M613.067 33.0202C613.329 32.6736 613.477 31.8885 613.417 31.1728C613.4 30.9747 613.039 30.8172 612.597 30.8172C611.862 30.8172 611.813 30.8856 611.813 31.907C611.813 32.5062 611.891 33.0819 611.988 33.186C612.262 33.4858 612.771 33.4074 613.067 33.0202M611.287 30.9342C611.287 29.3981 610.844 29.176 608.597 29.5784C607.776 29.7251 607.612 29.8692 607.612 30.4374C607.612 31.2794 608.333 31.6228 610.041 31.5941C611.151 31.5756 611.287 31.5038 611.287 30.9342M121.49 23.5693C121.49 23.3531 121.372 23.0972 121.226 23.0009C121.077 22.9008 120.965 23.1453 120.965 23.5693C120.965 23.9931 121.077 24.2379 121.226 24.1377C121.372 24.0411 121.49 23.7854 121.49 23.5693M124.111 22.5408C124.111 22.3845 123.994 22.3358 123.851 22.4324C123.706 22.529 123.589 22.7359 123.589 22.8922C123.589 23.0488 123.706 23.0972 123.851 23.0009C123.994 22.9042 124.111 22.6973 124.111 22.5408M124.982 18.1869C125.283 17.9403 125.355 17.7285 125.18 17.6106C124.755 17.3278 124.846 16.5692 125.351 16.1702C125.733 15.8667 125.747 15.7457 125.445 15.35C125.116 14.9217 125.048 14.9244 124.576 15.3865C124.086 15.8649 124.049 15.8645 123.721 15.3765C123.487 15.0314 123.318 14.9691 123.194 15.1853C123.094 15.3606 123.222 15.7551 123.477 16.0616C123.835 16.489 123.871 16.6971 123.634 16.9532C123.226 17.3959 123.245 17.6139 123.738 18.1485C124.233 18.6865 124.368 18.6908 124.982 18.187L124.982 18.1869M126.739 17.8845C126.739 17.65 126.56 17.458 126.343 17.458C126.127 17.458 125.95 17.65 125.95 17.8845C125.95 18.119 126.127 18.3108 126.343 18.3108C126.56 18.3108 126.739 18.119 126.739 17.8845M129.494 15.7527C129.283 15.3836 128.575 15.3836 128.575 15.7527C128.575 15.909 128.82 16.0369 129.116 16.0369C129.413 16.0369 129.583 15.909 129.494 15.7527M125.835 14.3043C126.145 13.7593 125.386 12.626 124.708 12.626C124.357 12.626 124.152 12.751 124.242 12.9103C124.332 13.0666 124.279 13.1946 124.127 13.1946C123.688 13.1946 123.93 13.8714 124.507 14.2503C125.169 14.6854 125.607 14.7033 125.835 14.3043L125.835 14.3043M125.603 11.9928C126.823 12.142 127.261 11.8582 127.252 10.9206C127.248 10.5869 127.189 10.6022 126.98 10.9919C126.64 11.6213 126.057 11.6329 125.839 11.0143C125.629 10.4231 126.156 10.0418 126.904 10.2448C127.215 10.3292 127.541 10.2735 127.627 10.1211C127.714 9.96889 127.462 9.75671 127.065 9.64965C126.668 9.54266 126.136 9.25243 125.883 9.00477C125.453 8.58427 125.451 8.51971 125.858 8.03206C126.202 7.61889 126.217 7.51051 125.925 7.51358C125.104 7.52229 124.388 7.87179 124.559 8.18154C124.658 8.35923 124.536 8.32643 124.287 8.10875C123.663 7.55998 123.541 7.79665 123.41 9.79341C123.295 11.5446 123.662 12.6591 124.171 12.1067C124.303 11.9642 124.947 11.9128 125.603 11.9928L125.603 11.9928L125.603 11.9928M127.921 8.07819C127.712 7.71397 127.527 7.71397 127.527 8.07819C127.527 8.23455 127.652 8.36247 127.804 8.36247C127.958 8.36247 128.008 8.23455 127.921 8.07819M129.242 6.6381C129.484 6.2148 129.204 5.98469 128.701 6.19353C128.469 6.28992 128.353 6.49758 128.443 6.65499C128.655 7.02779 129.025 7.02001 129.242 6.63805L129.242 6.6381M124.311 4.66452C124.127 4.34483 123.939 4.23412 123.885 4.41315C123.831 4.5891 123.947 4.84423 124.144 4.98008C124.663 5.33468 124.68 5.30215 124.311 4.66452M125.688 3.65613C125.688 3.04489 125.159 2.86873 124.488 3.25712C123.922 3.58404 123.905 3.65284 124.293 3.96193C124.814 4.37358 125.688 4.18191 125.688 3.65613M127.264 3.81462C127.583 3.59179 127.546 3.53825 127.067 3.53474C126.742 3.53213 126.476 3.65827 126.476 3.81462C126.476 4.17075 126.755 4.17075 127.264 3.81462M532.541 123.61C532.541 123.173 532.631 122.931 532.738 123.074C532.846 123.215 533.03 123.407 533.143 123.502C533.258 123.596 533.17 123.837 532.947 124.036C532.598 124.35 532.541 124.29 532.541 123.61M588.45 118.345C588.45 118.18 588.333 118.125 588.189 118.22C588.044 118.316 587.926 118.272 587.926 118.126C587.926 117.978 588.103 117.781 588.321 117.693C588.585 117.58 588.711 117.707 588.711 118.088C588.711 118.396 588.652 118.648 588.58 118.648C588.508 118.648 588.45 118.513 588.45 118.345M241.969 117.439C241.969 117.4 241.794 116.29 241.579 114.97C241.186 112.558 241.198 112.197 241.663 112.507C241.996 112.731 242.839 116.851 242.627 117.224C242.487 117.471 241.969 117.641 241.969 117.439M584.922 114.691C584.837 114.543 584.88 114.349 585.016 114.255C585.153 114.165 585.333 114.21 585.417 114.36C585.502 114.506 585.459 114.702 585.323 114.796C585.186 114.887 585.006 114.841 584.922 114.691M584.933 113.036C584.647 112.728 584.77 112.419 585.3 112.11C585.74 111.855 585.824 111.894 585.824 112.353C585.824 112.901 585.228 113.357 584.933 113.036M23.8435 110.246C23.8435 110.002 23.9615 109.883 24.1059 109.977C24.4455 110.206 24.4455 110.69 24.1059 110.69C23.9615 110.69 23.8435 110.49 23.8435 110.246M29.618 109.854C29.618 109.704 29.7363 109.507 29.8806 109.41C30.025 109.31 30.1433 109.433 30.1433 109.676C30.1433 109.921 30.025 110.119 29.8806 110.119C29.7363 110.119 29.618 109.999 29.618 109.854M28.3141 108.355C28.3222 107.996 29.0932 106.715 29.0932 107.059C29.0932 107.152 29.1614 107.425 29.2448 107.657C29.3366 107.919 29.181 108.213 28.8512 108.402C28.4302 108.647 28.3077 108.635 28.3141 108.355M25.6892 106.613C25.684 106.291 25.9803 105.969 26.4682 105.771C26.9016 105.593 27.2556 105.348 27.2556 105.224C27.2556 105.104 27.4329 105.005 27.6497 105.005C28.2633 105.005 28.112 105.768 27.4524 105.996C27.1278 106.108 26.7602 106.183 26.6356 106.161C26.5112 106.137 26.2491 106.347 26.0534 106.628C25.7127 107.114 25.6972 107.114 25.6892 106.613L25.6892 106.613M35.1304 104.772C35.1304 104.626 35.4303 104.439 35.797 104.363C36.2176 104.275 36.4281 104.343 36.367 104.544C36.2471 104.939 35.1304 105.145 35.1304 104.772M25.9434 104.026C25.9434 103.801 26.049 103.545 26.1785 103.458C26.4486 103.278 26.7744 104.009 26.5377 104.265C26.2561 104.57 25.9434 104.444 25.9434 104.026M28.3057 103.988C28.3057 103.724 28.4843 103.577 28.7433 103.633C29.4018 103.772 29.4922 104.435 28.8526 104.435C28.5301 104.435 28.3057 104.25 28.3057 103.988M42.1962 101.805C42.1845 101.766 42.151 101.383 42.1219 100.953C42.0537 99.9496 42.7997 99.8848 43.2097 100.86C43.4424 101.411 43.4207 101.577 43.099 101.712C42.686 101.881 42.2334 101.929 42.1962 101.805M330.493 93.4921C330.489 92.8669 330.541 92.5776 330.607 92.849C330.672 93.1204 330.674 93.6328 330.611 93.9859C330.549 94.3401 330.495 94.1176 330.492 93.4921L330.493 93.4921M229.468 91.6557C229.564 90.4112 229.71 86.3501 229.792 82.6306C229.954 75.2213 230.414 72.8249 230.458 79.1458C230.492 83.8816 230.484 85.1284 230.405 87.7358C230.371 88.8696 230.428 90.539 230.533 91.4464C230.733 93.1748 230.479 93.9182 229.694 93.9182C229.355 93.9182 229.32 93.5738 229.468 91.6557L229.468 91.6557M46.7008 75.893C46.6894 75.5932 46.7513 75.4255 46.8386 75.5197C46.9257 75.6143 46.935 75.8595 46.8594 76.0645C46.7755 76.2914 46.7133 76.2242 46.7008 75.893L46.7008 75.893M193.41 59.7929C193.41 59.2856 193.518 58.9968 193.671 59.099C194.012 59.3279 194.012 60.6624 193.671 60.6624C193.527 60.6624 193.41 60.271 193.41 59.7929M120.176 16.2738C120.176 15.4661 120.219 14.8587 120.272 14.9237C120.497 15.1983 120.616 17.7424 120.407 17.7424C120.28 17.7424 120.176 17.0815 120.176 16.2738M120.104 14.1598C119.999 14.0459 119.927 13.2382 119.943 12.3656L119.974 10.7785L120.212 12.3252C120.461 13.9443 120.428 14.5084 120.104 14.1598L120.104 14.1598M133.078 13.1946C133.078 12.8038 133.138 12.6437 133.21 12.8394C133.284 13.0346 133.284 13.3543 133.21 13.5499C133.138 13.7452 133.078 13.5853 133.078 13.1946M133.037 11.648C133.037 11.1489 133.194 11.0752 133.421 11.4694C133.503 11.6149 133.451 11.8145 133.304 11.9124C133.156 12.0108 133.037 11.8919 133.037 11.648M119.617 7.86501C119.599 7.27878 119.55 6.2555 119.51 5.59112C119.469 4.9267 119.543 4.38309 119.674 4.38309C119.804 4.38309 119.914 5.11857 119.917 6.01747C119.918 6.91637 119.991 7.93965 120.078 8.29135C120.174 8.67509 120.12 8.93092 119.943 8.93092C119.782 8.93092 119.636 8.45127 119.617 7.86501M120.706 2.197C120.709 1.20968 120.781 0.948498 120.965 1.25645C121.297 1.81578 121.297 3.16488 120.965 3.38826C120.803 3.49619 120.704 3.03686 120.706 2.197M132.009 2.55921C131.997 2.25961 132.059 2.09167 132.148 2.18615C132.235 2.28062 132.244 2.52574 132.169 2.73092C132.085 2.95769 132.022 2.89033 132.009 2.55921L132.009 2.5592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35" draw:id="shape-35" draw:layer="" svg:width="612.00000000000pt" svg:height="81.60000000000pt" svg:x="34.00000000000pt" svg:y="25.50000000000pt" presentation:class="title" presentation:placeholder="true" draw:text-style-name="P1">
        <draw:text-box/>
      </draw:frame>
      <draw:frame draw:style-name="gr2" xml:id="shape-36" draw:id="shape-36" draw:layer="" svg:width="544.00000000000pt" svg:height="311.10000000000pt" svg:x="68.00000000000pt" svg:y="122.40000000000pt" presentation:class="outline" presentation:placeholder="true" draw: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16T14:43:17</dc:date>
    <meta:creation-date>2010-08-12T22:22:19</meta:creation-date>
    <dc:creator>Joshua L. Blocher</dc:creator>
    <meta:user-defined meta:name="initial">JLB</meta:user-defined>
  </office:meta>
</office:document-meta>
</file>